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text-properties officeooo:rsid="0103ba70" officeooo:paragraph-rsid="0026b597"/>
    </style:style>
    <style:style style:name="P45" style:family="paragraph" style:parent-style-name="Standard">
      <style:text-properties officeooo:rsid="0103ba70" officeooo:paragraph-rsid="00272da6"/>
    </style:style>
    <style:style style:name="P46" style:family="paragraph" style:parent-style-name="Standard">
      <style:text-properties officeooo:rsid="0103ba70" officeooo:paragraph-rsid="00490514"/>
    </style:style>
    <style:style style:name="P47" style:family="paragraph" style:parent-style-name="Standard">
      <style:text-properties officeooo:rsid="0103ba70" officeooo:paragraph-rsid="0051d571"/>
    </style:style>
    <style:style style:name="P48" style:family="paragraph" style:parent-style-name="Standard">
      <style:text-properties officeooo:rsid="0103ba70" officeooo:paragraph-rsid="0053a1b3"/>
    </style:style>
    <style:style style:name="P49" style:family="paragraph" style:parent-style-name="Standard">
      <style:text-properties officeooo:rsid="0103ba70" officeooo:paragraph-rsid="005fc6ef"/>
    </style:style>
    <style:style style:name="P50" style:family="paragraph" style:parent-style-name="Standard">
      <style:text-properties officeooo:rsid="0103ba70" officeooo:paragraph-rsid="0067e248"/>
    </style:style>
    <style:style style:name="P51" style:family="paragraph" style:parent-style-name="Standard">
      <style:text-properties officeooo:rsid="0103ba70" officeooo:paragraph-rsid="006cc756"/>
    </style:style>
    <style:style style:name="P52" style:family="paragraph" style:parent-style-name="Standard">
      <style:text-properties officeooo:rsid="0103ba70" officeooo:paragraph-rsid="006ecd82"/>
    </style:style>
    <style:style style:name="P53" style:family="paragraph" style:parent-style-name="Standard">
      <style:text-properties officeooo:rsid="0103ba70" officeooo:paragraph-rsid="0078fc16"/>
    </style:style>
    <style:style style:name="P54" style:family="paragraph" style:parent-style-name="Standard">
      <style:text-properties officeooo:rsid="0103ba70" officeooo:paragraph-rsid="007e7cc1"/>
    </style:style>
    <style:style style:name="P55" style:family="paragraph" style:parent-style-name="Standard">
      <style:text-properties officeooo:rsid="0103ba70" officeooo:paragraph-rsid="0083578d"/>
    </style:style>
    <style:style style:name="P56" style:family="paragraph" style:parent-style-name="Standard">
      <style:text-properties officeooo:rsid="0103ba70" officeooo:paragraph-rsid="0087d185"/>
    </style:style>
    <style:style style:name="P57" style:family="paragraph" style:parent-style-name="Standard">
      <style:text-properties officeooo:rsid="0103ba70" officeooo:paragraph-rsid="008c37e8"/>
    </style:style>
    <style:style style:name="P58" style:family="paragraph" style:parent-style-name="Standard">
      <style:text-properties officeooo:rsid="0103ba70" officeooo:paragraph-rsid="00964fe4"/>
    </style:style>
    <style:style style:name="P59" style:family="paragraph" style:parent-style-name="Standard">
      <style:text-properties officeooo:rsid="0103ba70" officeooo:paragraph-rsid="009e01e9"/>
    </style:style>
    <style:style style:name="P60" style:family="paragraph" style:parent-style-name="Standard">
      <style:text-properties officeooo:rsid="0103ba70" officeooo:paragraph-rsid="009fa0eb"/>
    </style:style>
    <style:style style:name="P61" style:family="paragraph" style:parent-style-name="Standard">
      <style:text-properties officeooo:rsid="0103ba70" officeooo:paragraph-rsid="00a18b49"/>
    </style:style>
    <style:style style:name="P62" style:family="paragraph" style:parent-style-name="Standard">
      <style:text-properties officeooo:rsid="0103ba70" officeooo:paragraph-rsid="00a621ab"/>
    </style:style>
    <style:style style:name="P63" style:family="paragraph" style:parent-style-name="Standard">
      <style:text-properties officeooo:rsid="0103ba70" officeooo:paragraph-rsid="00b1b7d9"/>
    </style:style>
    <style:style style:name="P64" style:family="paragraph" style:parent-style-name="Standard">
      <style:text-properties officeooo:rsid="0103ba70" officeooo:paragraph-rsid="00d3a383"/>
    </style:style>
    <style:style style:name="P65" style:family="paragraph" style:parent-style-name="Standard">
      <style:text-properties officeooo:rsid="0103ba70" officeooo:paragraph-rsid="00d823ce"/>
    </style:style>
    <style:style style:name="P66" style:family="paragraph" style:parent-style-name="Standard">
      <style:text-properties officeooo:rsid="0103ba70" officeooo:paragraph-rsid="00d83d57"/>
    </style:style>
    <style:style style:name="P67" style:family="paragraph" style:parent-style-name="Standard">
      <style:text-properties officeooo:rsid="0103ba70" officeooo:paragraph-rsid="00f2f124"/>
    </style:style>
    <style:style style:name="P68" style:family="paragraph" style:parent-style-name="Standard">
      <style:text-properties officeooo:rsid="0103ba70" officeooo:paragraph-rsid="00f7637d"/>
    </style:style>
    <style:style style:name="P69" style:family="paragraph" style:parent-style-name="Standard">
      <style:text-properties officeooo:rsid="0103ba70" officeooo:paragraph-rsid="0108b8e9"/>
    </style:style>
    <style:style style:name="P70" style:family="paragraph" style:parent-style-name="Standard">
      <style:text-properties officeooo:rsid="0103ba70" officeooo:paragraph-rsid="010b0562"/>
    </style:style>
    <style:style style:name="P71" style:family="paragraph" style:parent-style-name="Standard">
      <style:text-properties officeooo:rsid="0103ba70" officeooo:paragraph-rsid="010fdc29"/>
    </style:style>
    <style:style style:name="P72" style:family="paragraph" style:parent-style-name="Standard">
      <style:text-properties officeooo:rsid="0103ba70" officeooo:paragraph-rsid="011b3c62"/>
    </style:style>
    <style:style style:name="P73" style:family="paragraph" style:parent-style-name="Standard">
      <style:text-properties officeooo:rsid="0103ba70" officeooo:paragraph-rsid="011d3de9"/>
    </style:style>
    <style:style style:name="P74" style:family="paragraph" style:parent-style-name="Standard">
      <style:text-properties officeooo:rsid="0103ba70" officeooo:paragraph-rsid="012b4856"/>
    </style:style>
    <style:style style:name="P75" style:family="paragraph" style:parent-style-name="Standard">
      <style:text-properties officeooo:rsid="0103ba70" officeooo:paragraph-rsid="01355a2b"/>
    </style:style>
    <style:style style:name="P76" style:family="paragraph" style:parent-style-name="Standard">
      <style:text-properties officeooo:rsid="0103ba70" officeooo:paragraph-rsid="0139a139"/>
    </style:style>
    <style:style style:name="P77" style:family="paragraph" style:parent-style-name="Standard">
      <style:text-properties officeooo:rsid="0103ba70" officeooo:paragraph-rsid="013b0ce7"/>
    </style:style>
    <style:style style:name="P78" style:family="paragraph" style:parent-style-name="Standard">
      <style:text-properties officeooo:rsid="0103ba70" officeooo:paragraph-rsid="015b0446"/>
    </style:style>
    <style:style style:name="P79" style:family="paragraph" style:parent-style-name="Standard">
      <style:text-properties officeooo:rsid="0103ba70" officeooo:paragraph-rsid="015da402"/>
    </style:style>
    <style:style style:name="P80" style:family="paragraph" style:parent-style-name="Standard">
      <style:text-properties officeooo:rsid="00272da6" officeooo:paragraph-rsid="00272da6"/>
    </style:style>
    <style:style style:name="P81" style:family="paragraph" style:parent-style-name="Standard">
      <style:text-properties officeooo:rsid="00272da6" officeooo:paragraph-rsid="00490514"/>
    </style:style>
    <style:style style:name="P82" style:family="paragraph" style:parent-style-name="Standard">
      <style:text-properties officeooo:rsid="00272da6" officeooo:paragraph-rsid="0051d571"/>
    </style:style>
    <style:style style:name="P83" style:family="paragraph" style:parent-style-name="Standard">
      <style:text-properties officeooo:rsid="00272da6" officeooo:paragraph-rsid="0053a1b3"/>
    </style:style>
    <style:style style:name="P84" style:family="paragraph" style:parent-style-name="Standard">
      <style:text-properties officeooo:rsid="00272da6" officeooo:paragraph-rsid="005aa5a7"/>
    </style:style>
    <style:style style:name="P85" style:family="paragraph" style:parent-style-name="Standard">
      <style:text-properties officeooo:rsid="00272da6" officeooo:paragraph-rsid="005fc6ef"/>
    </style:style>
    <style:style style:name="P86" style:family="paragraph" style:parent-style-name="Standard">
      <style:text-properties officeooo:rsid="00272da6" officeooo:paragraph-rsid="0067e248"/>
    </style:style>
    <style:style style:name="P87" style:family="paragraph" style:parent-style-name="Standard">
      <style:paragraph-properties fo:text-align="justify" style:justify-single-word="false"/>
      <style:text-properties officeooo:rsid="00272da6" officeooo:paragraph-rsid="0067e248"/>
    </style:style>
    <style:style style:name="P88" style:family="paragraph" style:parent-style-name="Standard">
      <style:paragraph-properties fo:text-align="justify" style:justify-single-word="false"/>
      <style:text-properties officeooo:rsid="00272da6" officeooo:paragraph-rsid="00964fe4"/>
    </style:style>
    <style:style style:name="P89" style:family="paragraph" style:parent-style-name="Standard">
      <style:paragraph-properties fo:text-align="justify" style:justify-single-word="false"/>
      <style:text-properties officeooo:rsid="00272da6" officeooo:paragraph-rsid="00a6388c"/>
    </style:style>
    <style:style style:name="P90" style:family="paragraph" style:parent-style-name="Standard">
      <style:paragraph-properties fo:text-align="justify" style:justify-single-word="false"/>
      <style:text-properties officeooo:rsid="00272da6" officeooo:paragraph-rsid="010e0880"/>
    </style:style>
    <style:style style:name="P91" style:family="paragraph" style:parent-style-name="Standard">
      <style:paragraph-properties fo:text-align="justify" style:justify-single-word="false"/>
      <style:text-properties officeooo:rsid="00272da6" officeooo:paragraph-rsid="011b7554"/>
    </style:style>
    <style:style style:name="P92" style:family="paragraph" style:parent-style-name="Standard">
      <style:paragraph-properties fo:text-align="justify" style:justify-single-word="false"/>
      <style:text-properties officeooo:rsid="00272da6" officeooo:paragraph-rsid="011d3de9"/>
    </style:style>
    <style:style style:name="P93" style:family="paragraph" style:parent-style-name="Standard">
      <style:paragraph-properties fo:text-align="justify" style:justify-single-word="false"/>
      <style:text-properties officeooo:rsid="00272da6" officeooo:paragraph-rsid="0129def4"/>
    </style:style>
    <style:style style:name="P94" style:family="paragraph" style:parent-style-name="Standard">
      <style:paragraph-properties fo:text-align="justify" style:justify-single-word="false"/>
      <style:text-properties officeooo:rsid="00272da6" officeooo:paragraph-rsid="01355a2b"/>
    </style:style>
    <style:style style:name="P95" style:family="paragraph" style:parent-style-name="Standard">
      <style:paragraph-properties fo:text-align="justify" style:justify-single-word="false"/>
      <style:text-properties officeooo:rsid="00272da6" officeooo:paragraph-rsid="0139a139"/>
    </style:style>
    <style:style style:name="P96" style:family="paragraph" style:parent-style-name="Standard">
      <style:paragraph-properties fo:text-align="justify" style:justify-single-word="false"/>
      <style:text-properties officeooo:rsid="00272da6" officeooo:paragraph-rsid="013b0ce7"/>
    </style:style>
    <style:style style:name="P97" style:family="paragraph" style:parent-style-name="Standard">
      <style:paragraph-properties fo:text-align="justify" style:justify-single-word="false"/>
      <style:text-properties officeooo:rsid="00272da6" officeooo:paragraph-rsid="015b0446"/>
    </style:style>
    <style:style style:name="P98" style:family="paragraph" style:parent-style-name="Standard">
      <style:paragraph-properties fo:text-align="justify" style:justify-single-word="false"/>
      <style:text-properties officeooo:rsid="00272da6" officeooo:paragraph-rsid="015da402"/>
    </style:style>
    <style:style style:name="P99" style:family="paragraph" style:parent-style-name="Standard">
      <style:text-properties officeooo:rsid="00272da6" officeooo:paragraph-rsid="006cc756"/>
    </style:style>
    <style:style style:name="P100" style:family="paragraph" style:parent-style-name="Standard">
      <style:text-properties officeooo:rsid="00272da6" officeooo:paragraph-rsid="006ecd82"/>
    </style:style>
    <style:style style:name="P101" style:family="paragraph" style:parent-style-name="Standard">
      <style:text-properties officeooo:rsid="00272da6" officeooo:paragraph-rsid="0078fc16"/>
    </style:style>
    <style:style style:name="P102" style:family="paragraph" style:parent-style-name="Standard">
      <style:text-properties officeooo:rsid="00272da6" officeooo:paragraph-rsid="0108b8e9"/>
    </style:style>
    <style:style style:name="P103" style:family="paragraph" style:parent-style-name="Standard">
      <style:text-properties officeooo:rsid="00272da6" officeooo:paragraph-rsid="010b0562"/>
    </style:style>
    <style:style style:name="P104" style:family="paragraph" style:parent-style-name="Standard">
      <style:text-properties officeooo:paragraph-rsid="0042eb09"/>
    </style:style>
    <style:style style:name="P105" style:family="paragraph" style:parent-style-name="Standard">
      <style:text-properties officeooo:paragraph-rsid="00490514"/>
    </style:style>
    <style:style style:name="P106" style:family="paragraph" style:parent-style-name="Standard">
      <style:paragraph-properties fo:text-align="justify" style:justify-single-word="false"/>
      <style:text-properties officeooo:rsid="0042eb09" officeooo:paragraph-rsid="0042eb09"/>
    </style:style>
    <style:style style:name="P107" style:family="paragraph" style:parent-style-name="Standard">
      <style:paragraph-properties fo:text-align="justify" style:justify-single-word="false"/>
      <style:text-properties officeooo:rsid="0042eb09" officeooo:paragraph-rsid="0051d571"/>
    </style:style>
    <style:style style:name="P108" style:family="paragraph" style:parent-style-name="Standard">
      <style:text-properties officeooo:rsid="004b1f7f" officeooo:paragraph-rsid="004b1f7f"/>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text-properties fo:color="#000000" style:font-name="Consolas" fo:font-size="10pt" style:font-size-asian="10pt"/>
    </style:style>
    <style:style style:name="P112"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3"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4"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5" style:family="paragraph" style:parent-style-name="Standard">
      <style:text-properties fo:color="#000000" style:font-name="Consolas" fo:font-size="10pt" officeooo:paragraph-rsid="014b74a5" style:font-size-asian="10pt"/>
    </style:style>
    <style:style style:name="P116" style:family="paragraph" style:parent-style-name="Standard">
      <style:text-properties fo:color="#000000" style:font-name="Consolas" fo:font-size="10pt" officeooo:paragraph-rsid="015b0446" style:font-size-asian="10pt"/>
    </style:style>
    <style:style style:name="P11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20"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21" style:family="paragraph" style:parent-style-name="Standard">
      <style:text-properties officeooo:paragraph-rsid="0051d571"/>
    </style:style>
    <style:style style:name="P12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6" style:family="paragraph" style:parent-style-name="Standard">
      <style:paragraph-properties fo:text-align="justify" style:justify-single-word="false"/>
      <style:text-properties fo:color="#3f7f5f" style:font-name="Consolas" fo:font-size="10pt" style:text-underline-style="none" style:font-size-asian="10pt"/>
    </style:style>
    <style:style style:name="P127" style:family="paragraph" style:parent-style-name="Standard">
      <style:text-properties officeooo:paragraph-rsid="0053a1b3"/>
    </style:style>
    <style:style style:name="P128" style:family="paragraph" style:parent-style-name="Standard">
      <style:paragraph-properties fo:text-align="justify" style:justify-single-word="false"/>
      <style:text-properties officeooo:rsid="00570fd3" officeooo:paragraph-rsid="00570fd3"/>
    </style:style>
    <style:style style:name="P129" style:family="paragraph" style:parent-style-name="Standard">
      <style:text-properties officeooo:paragraph-rsid="005fc6ef"/>
    </style:style>
    <style:style style:name="P130" style:family="paragraph" style:parent-style-name="Standard">
      <style:text-properties officeooo:rsid="00631401" officeooo:paragraph-rsid="00631401"/>
    </style:style>
    <style:style style:name="P131" style:family="paragraph" style:parent-style-name="Standard">
      <style:text-properties officeooo:rsid="00631401" officeooo:paragraph-rsid="0067e248"/>
    </style:style>
    <style:style style:name="P132" style:family="paragraph" style:parent-style-name="Standard">
      <style:text-properties officeooo:rsid="00631401" officeooo:paragraph-rsid="006cc756"/>
    </style:style>
    <style:style style:name="P133" style:family="paragraph" style:parent-style-name="Standard">
      <style:text-properties officeooo:rsid="00631401" officeooo:paragraph-rsid="006ecd82"/>
    </style:style>
    <style:style style:name="P134" style:family="paragraph" style:parent-style-name="Standard">
      <style:text-properties officeooo:rsid="00631401" officeooo:paragraph-rsid="0078fc16"/>
    </style:style>
    <style:style style:name="P135" style:family="paragraph" style:parent-style-name="Standard">
      <style:text-properties officeooo:rsid="00631401" officeooo:paragraph-rsid="010b0562"/>
    </style:style>
    <style:style style:name="P136" style:family="paragraph" style:parent-style-name="Standard">
      <style:text-properties officeooo:rsid="00631401" officeooo:paragraph-rsid="0108b8e9"/>
    </style:style>
    <style:style style:name="P137" style:family="paragraph" style:parent-style-name="Standard">
      <style:text-properties officeooo:paragraph-rsid="0067e248"/>
    </style:style>
    <style:style style:name="P138" style:family="paragraph" style:parent-style-name="Standard">
      <style:text-properties officeooo:paragraph-rsid="006cc756"/>
    </style:style>
    <style:style style:name="P139" style:family="paragraph" style:parent-style-name="Standard">
      <style:paragraph-properties fo:text-align="justify" style:justify-single-word="false"/>
      <style:text-properties officeooo:rsid="006d183d" officeooo:paragraph-rsid="006d183d"/>
    </style:style>
    <style:style style:name="P140" style:family="paragraph" style:parent-style-name="Standard">
      <style:paragraph-properties fo:text-align="justify" style:justify-single-word="false"/>
      <style:text-properties officeooo:rsid="006d183d" officeooo:paragraph-rsid="006ecd82"/>
    </style:style>
    <style:style style:name="P141" style:family="paragraph" style:parent-style-name="Standard">
      <style:text-properties officeooo:paragraph-rsid="006ecd82"/>
    </style:style>
    <style:style style:name="P142" style:family="paragraph" style:parent-style-name="Standard">
      <style:text-properties officeooo:rsid="00684807" officeooo:paragraph-rsid="00736b32"/>
    </style:style>
    <style:style style:name="P143" style:family="paragraph" style:parent-style-name="Standard">
      <style:text-properties officeooo:paragraph-rsid="0078fc16"/>
    </style:style>
    <style:style style:name="P144" style:family="paragraph" style:parent-style-name="Standard">
      <style:paragraph-properties fo:text-align="justify" style:justify-single-word="false"/>
      <style:text-properties officeooo:rsid="007ddfe8" officeooo:paragraph-rsid="007e7cc1"/>
    </style:style>
    <style:style style:name="P145" style:family="paragraph" style:parent-style-name="Standard">
      <style:paragraph-properties fo:text-align="justify" style:justify-single-word="false"/>
      <style:text-properties officeooo:rsid="007ddfe8" officeooo:paragraph-rsid="0083578d"/>
    </style:style>
    <style:style style:name="P146" style:family="paragraph" style:parent-style-name="Standard">
      <style:paragraph-properties fo:text-align="justify" style:justify-single-word="false"/>
      <style:text-properties officeooo:rsid="007ddfe8" officeooo:paragraph-rsid="0087d185"/>
    </style:style>
    <style:style style:name="P147" style:family="paragraph" style:parent-style-name="Standard">
      <style:paragraph-properties fo:text-align="justify" style:justify-single-word="false"/>
      <style:text-properties officeooo:rsid="007ddfe8" officeooo:paragraph-rsid="008c37e8"/>
    </style:style>
    <style:style style:name="P148" style:family="paragraph" style:parent-style-name="Standard">
      <style:paragraph-properties fo:text-align="justify" style:justify-single-word="false"/>
      <style:text-properties officeooo:rsid="007ddfe8" officeooo:paragraph-rsid="00964fe4"/>
    </style:style>
    <style:style style:name="P149" style:family="paragraph" style:parent-style-name="Standard">
      <style:paragraph-properties fo:text-align="justify" style:justify-single-word="false"/>
      <style:text-properties officeooo:rsid="007ddfe8" officeooo:paragraph-rsid="009e01e9"/>
    </style:style>
    <style:style style:name="P150" style:family="paragraph" style:parent-style-name="Standard">
      <style:paragraph-properties fo:text-align="justify" style:justify-single-word="false"/>
      <style:text-properties officeooo:rsid="007ddfe8" officeooo:paragraph-rsid="009fa0eb"/>
    </style:style>
    <style:style style:name="P151" style:family="paragraph" style:parent-style-name="Standard">
      <style:paragraph-properties fo:text-align="justify" style:justify-single-word="false"/>
      <style:text-properties officeooo:rsid="007ddfe8" officeooo:paragraph-rsid="00a18b49"/>
    </style:style>
    <style:style style:name="P152" style:family="paragraph" style:parent-style-name="Standard">
      <style:paragraph-properties fo:text-align="justify" style:justify-single-word="false"/>
      <style:text-properties officeooo:rsid="007ddfe8" officeooo:paragraph-rsid="00b1b7d9"/>
    </style:style>
    <style:style style:name="P153" style:family="paragraph" style:parent-style-name="Standard">
      <style:paragraph-properties fo:text-align="justify" style:justify-single-word="false"/>
      <style:text-properties officeooo:rsid="007ddfe8" officeooo:paragraph-rsid="00d3a383"/>
    </style:style>
    <style:style style:name="P154" style:family="paragraph" style:parent-style-name="Standard">
      <style:paragraph-properties fo:text-align="justify" style:justify-single-word="false"/>
      <style:text-properties officeooo:rsid="007ddfe8" officeooo:paragraph-rsid="00d823ce"/>
    </style:style>
    <style:style style:name="P155" style:family="paragraph" style:parent-style-name="Standard">
      <style:paragraph-properties fo:text-align="justify" style:justify-single-word="false"/>
      <style:text-properties officeooo:rsid="007ddfe8" officeooo:paragraph-rsid="011b3c62"/>
    </style:style>
    <style:style style:name="P156" style:family="paragraph" style:parent-style-name="Standard">
      <style:paragraph-properties fo:text-align="justify" style:justify-single-word="false"/>
      <style:text-properties officeooo:rsid="007ddfe8" officeooo:paragraph-rsid="011d3de9"/>
    </style:style>
    <style:style style:name="P157" style:family="paragraph" style:parent-style-name="Standard">
      <style:paragraph-properties fo:text-align="justify" style:justify-single-word="false"/>
      <style:text-properties officeooo:rsid="007ddfe8" officeooo:paragraph-rsid="0129def4"/>
    </style:style>
    <style:style style:name="P158" style:family="paragraph" style:parent-style-name="Standard">
      <style:paragraph-properties fo:text-align="justify" style:justify-single-word="false"/>
      <style:text-properties officeooo:rsid="007ddfe8" officeooo:paragraph-rsid="01355a2b"/>
    </style:style>
    <style:style style:name="P159" style:family="paragraph" style:parent-style-name="Standard">
      <style:paragraph-properties fo:text-align="justify" style:justify-single-word="false"/>
      <style:text-properties officeooo:rsid="007ddfe8" officeooo:paragraph-rsid="0139a139"/>
    </style:style>
    <style:style style:name="P160" style:family="paragraph" style:parent-style-name="Standard">
      <style:paragraph-properties fo:text-align="justify" style:justify-single-word="false"/>
      <style:text-properties officeooo:rsid="007ddfe8" officeooo:paragraph-rsid="013b0ce7"/>
    </style:style>
    <style:style style:name="P161" style:family="paragraph" style:parent-style-name="Standard">
      <style:paragraph-properties fo:text-align="justify" style:justify-single-word="false"/>
      <style:text-properties officeooo:rsid="007ddfe8" officeooo:paragraph-rsid="015b0446"/>
    </style:style>
    <style:style style:name="P162" style:family="paragraph" style:parent-style-name="Standard">
      <style:paragraph-properties fo:text-align="justify" style:justify-single-word="false"/>
      <style:text-properties officeooo:rsid="007ddfe8" officeooo:paragraph-rsid="015da402"/>
    </style:style>
    <style:style style:name="P163" style:family="paragraph" style:parent-style-name="Standard">
      <style:text-properties officeooo:rsid="007e7cc1" officeooo:paragraph-rsid="007f9b52"/>
    </style:style>
    <style:style style:name="P164" style:family="paragraph" style:parent-style-name="Standard">
      <style:text-properties officeooo:rsid="007e7cc1" officeooo:paragraph-rsid="0087d185"/>
    </style:style>
    <style:style style:name="P165" style:family="paragraph" style:parent-style-name="Standard">
      <style:text-properties officeooo:rsid="007e7cc1" officeooo:paragraph-rsid="008c37e8"/>
    </style:style>
    <style:style style:name="P166" style:family="paragraph" style:parent-style-name="Standard">
      <style:paragraph-properties fo:text-align="justify" style:justify-single-word="false"/>
    </style:style>
    <style:style style:name="P167" style:family="paragraph" style:parent-style-name="Standard">
      <style:paragraph-properties fo:text-align="justify" style:justify-single-word="false"/>
      <style:text-properties officeooo:paragraph-rsid="007eeebb"/>
    </style:style>
    <style:style style:name="P168" style:family="paragraph" style:parent-style-name="Standard">
      <style:paragraph-properties fo:text-align="justify" style:justify-single-word="false"/>
      <style:text-properties officeooo:paragraph-rsid="0083578d"/>
    </style:style>
    <style:style style:name="P169" style:family="paragraph" style:parent-style-name="Standard">
      <style:paragraph-properties fo:text-align="justify" style:justify-single-word="false"/>
      <style:text-properties officeooo:paragraph-rsid="0087d185"/>
    </style:style>
    <style:style style:name="P170" style:family="paragraph" style:parent-style-name="Standard">
      <style:paragraph-properties fo:text-align="justify" style:justify-single-word="false"/>
      <style:text-properties officeooo:paragraph-rsid="008c37e8"/>
    </style:style>
    <style:style style:name="P171" style:family="paragraph" style:parent-style-name="Standard">
      <style:paragraph-properties fo:text-align="justify" style:justify-single-word="false"/>
      <style:text-properties officeooo:paragraph-rsid="00964fe4"/>
    </style:style>
    <style:style style:name="P172" style:family="paragraph" style:parent-style-name="Standard">
      <style:paragraph-properties fo:text-align="justify" style:justify-single-word="false"/>
      <style:text-properties officeooo:paragraph-rsid="009e01e9"/>
    </style:style>
    <style:style style:name="P173" style:family="paragraph" style:parent-style-name="Standard">
      <style:paragraph-properties fo:text-align="justify" style:justify-single-word="false"/>
      <style:text-properties officeooo:paragraph-rsid="009fa0eb"/>
    </style:style>
    <style:style style:name="P174" style:family="paragraph" style:parent-style-name="Standard">
      <style:paragraph-properties fo:text-align="justify" style:justify-single-word="false"/>
      <style:text-properties officeooo:paragraph-rsid="00a18b49"/>
    </style:style>
    <style:style style:name="P175" style:family="paragraph" style:parent-style-name="Standard">
      <style:paragraph-properties fo:text-align="justify" style:justify-single-word="false"/>
      <style:text-properties officeooo:paragraph-rsid="00b1b7d9"/>
    </style:style>
    <style:style style:name="P176" style:family="paragraph" style:parent-style-name="Standard">
      <style:paragraph-properties fo:text-align="justify" style:justify-single-word="false"/>
      <style:text-properties officeooo:paragraph-rsid="00cc1c4c"/>
    </style:style>
    <style:style style:name="P177" style:family="paragraph" style:parent-style-name="Standard">
      <style:paragraph-properties fo:text-align="justify" style:justify-single-word="false"/>
      <style:text-properties officeooo:paragraph-rsid="00d3a383"/>
    </style:style>
    <style:style style:name="P178" style:family="paragraph" style:parent-style-name="Standard">
      <style:paragraph-properties fo:text-align="justify" style:justify-single-word="false"/>
      <style:text-properties officeooo:paragraph-rsid="00d823ce"/>
    </style:style>
    <style:style style:name="P179" style:family="paragraph" style:parent-style-name="Standard">
      <style:paragraph-properties fo:text-align="justify" style:justify-single-word="false"/>
      <style:text-properties officeooo:paragraph-rsid="00d83d57"/>
    </style:style>
    <style:style style:name="P180" style:family="paragraph" style:parent-style-name="Standard">
      <style:paragraph-properties fo:text-align="justify" style:justify-single-word="false"/>
      <style:text-properties officeooo:paragraph-rsid="00f09877"/>
    </style:style>
    <style:style style:name="P181" style:family="paragraph" style:parent-style-name="Standard">
      <style:paragraph-properties fo:text-align="justify" style:justify-single-word="false"/>
      <style:text-properties officeooo:paragraph-rsid="00f24af6"/>
    </style:style>
    <style:style style:name="P182" style:family="paragraph" style:parent-style-name="Standard">
      <style:paragraph-properties fo:text-align="justify" style:justify-single-word="false"/>
      <style:text-properties officeooo:paragraph-rsid="00f6c32b"/>
    </style:style>
    <style:style style:name="P183" style:family="paragraph" style:parent-style-name="Standard">
      <style:paragraph-properties fo:text-align="justify" style:justify-single-word="false"/>
      <style:text-properties officeooo:paragraph-rsid="011b3c62"/>
    </style:style>
    <style:style style:name="P184" style:family="paragraph" style:parent-style-name="Standard">
      <style:paragraph-properties fo:text-align="justify" style:justify-single-word="false"/>
      <style:text-properties officeooo:paragraph-rsid="011b7554"/>
    </style:style>
    <style:style style:name="P185" style:family="paragraph" style:parent-style-name="Standard">
      <style:paragraph-properties fo:text-align="justify" style:justify-single-word="false"/>
      <style:text-properties officeooo:paragraph-rsid="011d3de9"/>
    </style:style>
    <style:style style:name="P186" style:family="paragraph" style:parent-style-name="Standard">
      <style:paragraph-properties fo:text-align="justify" style:justify-single-word="false"/>
      <style:text-properties officeooo:paragraph-rsid="0129def4"/>
    </style:style>
    <style:style style:name="P187" style:family="paragraph" style:parent-style-name="Standard">
      <style:paragraph-properties fo:text-align="justify" style:justify-single-word="false"/>
      <style:text-properties officeooo:paragraph-rsid="01355a2b"/>
    </style:style>
    <style:style style:name="P188" style:family="paragraph" style:parent-style-name="Standard">
      <style:paragraph-properties fo:text-align="justify" style:justify-single-word="false"/>
      <style:text-properties officeooo:paragraph-rsid="0139a139"/>
    </style:style>
    <style:style style:name="P189" style:family="paragraph" style:parent-style-name="Standard">
      <style:paragraph-properties fo:text-align="justify" style:justify-single-word="false"/>
      <style:text-properties officeooo:paragraph-rsid="013b0ce7"/>
    </style:style>
    <style:style style:name="P190" style:family="paragraph" style:parent-style-name="Standard">
      <style:paragraph-properties fo:text-align="justify" style:justify-single-word="false"/>
      <style:text-properties officeooo:paragraph-rsid="015b0446"/>
    </style:style>
    <style:style style:name="P191" style:family="paragraph" style:parent-style-name="Standard">
      <style:paragraph-properties fo:text-align="justify" style:justify-single-word="false"/>
      <style:text-properties officeooo:paragraph-rsid="015da402"/>
    </style:style>
    <style:style style:name="P192" style:family="paragraph" style:parent-style-name="Standard">
      <style:paragraph-properties fo:text-align="justify" style:justify-single-word="false"/>
      <style:text-properties officeooo:rsid="007eeebb" officeooo:paragraph-rsid="007eeebb"/>
    </style:style>
    <style:style style:name="P193" style:family="paragraph" style:parent-style-name="Standard">
      <style:paragraph-properties fo:text-align="justify" style:justify-single-word="false"/>
      <style:text-properties officeooo:rsid="007eeebb" officeooo:paragraph-rsid="0083578d"/>
    </style:style>
    <style:style style:name="P194" style:family="paragraph" style:parent-style-name="Standard">
      <style:paragraph-properties fo:text-align="justify" style:justify-single-word="false"/>
      <style:text-properties officeooo:rsid="007eeebb" officeooo:paragraph-rsid="0087d185"/>
    </style:style>
    <style:style style:name="P195" style:family="paragraph" style:parent-style-name="Standard">
      <style:paragraph-properties fo:text-align="justify" style:justify-single-word="false"/>
      <style:text-properties officeooo:rsid="007eeebb" officeooo:paragraph-rsid="008c37e8"/>
    </style:style>
    <style:style style:name="P196" style:family="paragraph" style:parent-style-name="Standard">
      <style:paragraph-properties fo:text-align="justify" style:justify-single-word="false"/>
      <style:text-properties officeooo:rsid="007eeebb" officeooo:paragraph-rsid="00964fe4"/>
    </style:style>
    <style:style style:name="P197" style:family="paragraph" style:parent-style-name="Standard">
      <style:paragraph-properties fo:text-align="justify" style:justify-single-word="false"/>
      <style:text-properties officeooo:rsid="007eeebb" officeooo:paragraph-rsid="009e01e9"/>
    </style:style>
    <style:style style:name="P198" style:family="paragraph" style:parent-style-name="Standard">
      <style:paragraph-properties fo:text-align="justify" style:justify-single-word="false"/>
      <style:text-properties officeooo:rsid="007eeebb" officeooo:paragraph-rsid="009fa0eb"/>
    </style:style>
    <style:style style:name="P199" style:family="paragraph" style:parent-style-name="Standard">
      <style:paragraph-properties fo:text-align="justify" style:justify-single-word="false"/>
      <style:text-properties officeooo:rsid="007eeebb" officeooo:paragraph-rsid="00a18b49"/>
    </style:style>
    <style:style style:name="P200" style:family="paragraph" style:parent-style-name="Standard">
      <style:paragraph-properties fo:text-align="justify" style:justify-single-word="false"/>
      <style:text-properties officeooo:rsid="007eeebb" officeooo:paragraph-rsid="00b1b7d9"/>
    </style:style>
    <style:style style:name="P201" style:family="paragraph" style:parent-style-name="Standard">
      <style:paragraph-properties fo:text-align="justify" style:justify-single-word="false"/>
      <style:text-properties officeooo:rsid="007eeebb" officeooo:paragraph-rsid="00cc1c4c"/>
    </style:style>
    <style:style style:name="P202" style:family="paragraph" style:parent-style-name="Standard">
      <style:paragraph-properties fo:text-align="justify" style:justify-single-word="false"/>
      <style:text-properties officeooo:rsid="007eeebb" officeooo:paragraph-rsid="00d3a383"/>
    </style:style>
    <style:style style:name="P203" style:family="paragraph" style:parent-style-name="Standard">
      <style:paragraph-properties fo:text-align="justify" style:justify-single-word="false"/>
      <style:text-properties officeooo:rsid="007eeebb" officeooo:paragraph-rsid="00f24af6"/>
    </style:style>
    <style:style style:name="P204" style:family="paragraph" style:parent-style-name="Standard">
      <style:paragraph-properties fo:text-align="justify" style:justify-single-word="false"/>
      <style:text-properties officeooo:rsid="007eeebb" officeooo:paragraph-rsid="00f6c32b"/>
    </style:style>
    <style:style style:name="P205"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7"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8"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9" style:family="paragraph" style:parent-style-name="Standard">
      <style:paragraph-properties fo:text-align="start" style:justify-single-word="false"/>
      <style:text-properties fo:color="#408080" style:font-name="Consolas" fo:font-size="10pt" officeooo:paragraph-rsid="00b1b7d9" style:font-size-asian="10pt"/>
    </style:style>
    <style:style style:name="P210" style:family="paragraph" style:parent-style-name="Standard">
      <style:text-properties fo:color="#408080" style:font-name="Consolas" fo:font-size="10pt" officeooo:paragraph-rsid="014b74a5" style:font-size-asian="10pt"/>
    </style:style>
    <style:style style:name="P211" style:family="paragraph" style:parent-style-name="Standard">
      <style:paragraph-properties fo:text-align="justify" style:justify-single-word="false"/>
      <style:text-properties officeooo:rsid="00799b55" officeooo:paragraph-rsid="0087d185"/>
    </style:style>
    <style:style style:name="P212" style:family="paragraph" style:parent-style-name="Standard">
      <style:paragraph-properties fo:text-align="justify" style:justify-single-word="false"/>
      <style:text-properties officeooo:rsid="00799b55" officeooo:paragraph-rsid="008c37e8"/>
    </style:style>
    <style:style style:name="P213" style:family="paragraph" style:parent-style-name="Standard">
      <style:paragraph-properties fo:text-align="justify" style:justify-single-word="false"/>
      <style:text-properties officeooo:rsid="00799b55" officeooo:paragraph-rsid="00964fe4"/>
    </style:style>
    <style:style style:name="P214" style:family="paragraph" style:parent-style-name="Standard">
      <style:paragraph-properties fo:text-align="justify" style:justify-single-word="false"/>
      <style:text-properties officeooo:rsid="00799b55" officeooo:paragraph-rsid="009fa0eb"/>
    </style:style>
    <style:style style:name="P215" style:family="paragraph" style:parent-style-name="Standard">
      <style:paragraph-properties fo:text-align="justify" style:justify-single-word="false"/>
      <style:text-properties officeooo:rsid="00799b55" officeooo:paragraph-rsid="00a18b49"/>
    </style:style>
    <style:style style:name="P216" style:family="paragraph" style:parent-style-name="Standard">
      <style:text-properties officeooo:rsid="00799b55" officeooo:paragraph-rsid="010b0562"/>
    </style:style>
    <style:style style:name="P217" style:family="paragraph" style:parent-style-name="Standard">
      <style:text-properties officeooo:paragraph-rsid="0087d185"/>
    </style:style>
    <style:style style:name="P218" style:family="paragraph" style:parent-style-name="Standard">
      <style:paragraph-properties fo:text-align="start" style:justify-single-word="false"/>
      <style:text-properties officeooo:paragraph-rsid="0087d185"/>
    </style:style>
    <style:style style:name="P219" style:family="paragraph" style:parent-style-name="Standard">
      <style:paragraph-properties fo:text-align="start" style:justify-single-word="false"/>
      <style:text-properties officeooo:paragraph-rsid="008c37e8"/>
    </style:style>
    <style:style style:name="P220" style:family="paragraph" style:parent-style-name="Standard">
      <style:paragraph-properties fo:text-align="start" style:justify-single-word="false"/>
      <style:text-properties officeooo:paragraph-rsid="00b556d5"/>
    </style:style>
    <style:style style:name="P221" style:family="paragraph" style:parent-style-name="Standard">
      <style:paragraph-properties fo:text-align="start" style:justify-single-word="false"/>
      <style:text-properties officeooo:paragraph-rsid="015da402"/>
    </style:style>
    <style:style style:name="P222" style:family="paragraph" style:parent-style-name="Standard">
      <style:paragraph-properties fo:text-align="justify" style:justify-single-word="false"/>
      <style:text-properties officeooo:rsid="008afe7f" officeooo:paragraph-rsid="008afe7f"/>
    </style:style>
    <style:style style:name="P22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2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2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2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3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3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3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3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3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3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3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4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4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4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4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4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4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4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47" style:family="paragraph" style:parent-style-name="Standard">
      <style:text-properties officeooo:paragraph-rsid="008c37e8"/>
    </style:style>
    <style:style style:name="P248" style:family="paragraph" style:parent-style-name="Standard">
      <style:paragraph-properties fo:text-align="justify" style:justify-single-word="false"/>
      <style:text-properties officeooo:rsid="00a257b5" officeooo:paragraph-rsid="009fa0eb"/>
    </style:style>
    <style:style style:name="P249" style:family="paragraph" style:parent-style-name="Standard">
      <style:paragraph-properties fo:text-align="justify" style:justify-single-word="false"/>
      <style:text-properties officeooo:rsid="00a257b5" officeooo:paragraph-rsid="00a257b5"/>
    </style:style>
    <style:style style:name="P250" style:family="paragraph" style:parent-style-name="Standard">
      <style:paragraph-properties fo:text-align="justify" style:justify-single-word="false"/>
      <style:text-properties officeooo:rsid="00a257b5" officeooo:paragraph-rsid="00b1b7d9"/>
    </style:style>
    <style:style style:name="P251" style:family="paragraph" style:parent-style-name="Standard">
      <style:paragraph-properties fo:text-align="justify" style:justify-single-word="false"/>
      <style:text-properties officeooo:rsid="00a257b5" officeooo:paragraph-rsid="00cc1c4c"/>
    </style:style>
    <style:style style:name="P252" style:family="paragraph" style:parent-style-name="Standard">
      <style:paragraph-properties fo:text-align="justify" style:justify-single-word="false"/>
      <style:text-properties officeooo:rsid="00a257b5" officeooo:paragraph-rsid="00d3a383"/>
    </style:style>
    <style:style style:name="P253" style:family="paragraph" style:parent-style-name="Standard">
      <style:paragraph-properties fo:text-align="justify" style:justify-single-word="false"/>
      <style:text-properties officeooo:rsid="00a257b5" officeooo:paragraph-rsid="00d83d57"/>
    </style:style>
    <style:style style:name="P254" style:family="paragraph" style:parent-style-name="Standard">
      <style:paragraph-properties fo:text-align="justify" style:justify-single-word="false"/>
      <style:text-properties officeooo:rsid="00a257b5" officeooo:paragraph-rsid="00f24af6"/>
    </style:style>
    <style:style style:name="P255" style:family="paragraph" style:parent-style-name="Standard">
      <style:paragraph-properties fo:text-align="justify" style:justify-single-word="false"/>
      <style:text-properties officeooo:rsid="00a257b5" officeooo:paragraph-rsid="00f6c32b"/>
    </style:style>
    <style:style style:name="P256" style:family="paragraph" style:parent-style-name="Standard">
      <style:text-properties officeooo:paragraph-rsid="00a621ab"/>
    </style:style>
    <style:style style:name="P257" style:family="paragraph" style:parent-style-name="Standard">
      <style:text-properties officeooo:paragraph-rsid="00b1b7d9"/>
    </style:style>
    <style:style style:name="P258" style:family="paragraph" style:parent-style-name="Standard">
      <style:text-properties officeooo:paragraph-rsid="00d3a383"/>
    </style:style>
    <style:style style:name="P259" style:family="paragraph" style:parent-style-name="Standard">
      <style:text-properties officeooo:paragraph-rsid="00f2f124"/>
    </style:style>
    <style:style style:name="P260"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1"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2"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3"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4"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5" style:family="paragraph" style:parent-style-name="Standard">
      <style:text-properties officeooo:paragraph-rsid="00f7637d"/>
    </style:style>
    <style:style style:name="P266" style:family="paragraph" style:parent-style-name="Standard">
      <style:text-properties officeooo:paragraph-rsid="010b0562"/>
    </style:style>
    <style:style style:name="P267" style:family="paragraph" style:parent-style-name="Standard">
      <style:text-properties officeooo:rsid="010fdc29" officeooo:paragraph-rsid="010fdc29"/>
    </style:style>
    <style:style style:name="P268" style:family="paragraph" style:parent-style-name="Standard">
      <style:paragraph-properties fo:text-align="justify" style:justify-single-word="false"/>
      <style:text-properties officeooo:rsid="011b7554" officeooo:paragraph-rsid="011b7554"/>
    </style:style>
    <style:style style:name="P269" style:family="paragraph" style:parent-style-name="Standard">
      <style:paragraph-properties fo:text-align="justify" style:justify-single-word="false"/>
      <style:text-properties officeooo:rsid="011b7554" officeooo:paragraph-rsid="011d3de9"/>
    </style:style>
    <style:style style:name="P270" style:family="paragraph" style:parent-style-name="Standard">
      <style:paragraph-properties fo:text-align="justify" style:justify-single-word="false"/>
      <style:text-properties officeooo:rsid="011b7554" officeooo:paragraph-rsid="0129def4"/>
    </style:style>
    <style:style style:name="P271" style:family="paragraph" style:parent-style-name="Standard">
      <style:paragraph-properties fo:text-align="justify" style:justify-single-word="false"/>
      <style:text-properties officeooo:rsid="011b7554" officeooo:paragraph-rsid="01355a2b"/>
    </style:style>
    <style:style style:name="P272" style:family="paragraph" style:parent-style-name="Standard">
      <style:paragraph-properties fo:text-align="justify" style:justify-single-word="false"/>
      <style:text-properties officeooo:rsid="011b7554" officeooo:paragraph-rsid="0139a139"/>
    </style:style>
    <style:style style:name="P273" style:family="paragraph" style:parent-style-name="Standard">
      <style:paragraph-properties fo:text-align="justify" style:justify-single-word="false"/>
      <style:text-properties officeooo:rsid="011b7554" officeooo:paragraph-rsid="013b5d51"/>
    </style:style>
    <style:style style:name="P274" style:family="paragraph" style:parent-style-name="Standard">
      <style:paragraph-properties fo:text-align="justify" style:justify-single-word="false"/>
      <style:text-properties officeooo:rsid="011b7554" officeooo:paragraph-rsid="015b0446"/>
    </style:style>
    <style:style style:name="P275" style:family="paragraph" style:parent-style-name="Standard">
      <style:paragraph-properties fo:text-align="start" style:justify-single-word="false"/>
      <style:text-properties officeooo:rsid="011b7554" officeooo:paragraph-rsid="015da402"/>
    </style:style>
    <style:style style:name="P276" style:family="paragraph" style:parent-style-name="Standard">
      <style:paragraph-properties fo:text-align="justify" style:justify-single-word="false"/>
      <style:text-properties officeooo:rsid="011d3de9" officeooo:paragraph-rsid="011d3de9"/>
    </style:style>
    <style:style style:name="P277" style:family="paragraph" style:parent-style-name="Standard">
      <style:paragraph-properties fo:text-align="justify" style:justify-single-word="false"/>
      <style:text-properties officeooo:rsid="011d3de9" officeooo:paragraph-rsid="0129def4"/>
    </style:style>
    <style:style style:name="P278" style:family="paragraph" style:parent-style-name="Standard">
      <style:text-properties officeooo:rsid="01211eb1" officeooo:paragraph-rsid="01211eb1"/>
    </style:style>
    <style:style style:name="P279" style:family="paragraph" style:parent-style-name="Standard">
      <style:text-properties officeooo:rsid="01211eb1" officeooo:paragraph-rsid="012b4856"/>
    </style:style>
    <style:style style:name="P280" style:family="paragraph" style:parent-style-name="Standard">
      <style:paragraph-properties fo:text-align="justify" style:justify-single-word="false"/>
      <style:text-properties style:text-underline-style="none"/>
    </style:style>
    <style:style style:name="P281" style:family="paragraph" style:parent-style-name="Standard">
      <style:paragraph-properties fo:text-align="justify" style:justify-single-word="false"/>
      <style:text-properties style:text-underline-style="none" officeooo:paragraph-rsid="012b4856"/>
    </style:style>
    <style:style style:name="P282" style:family="paragraph" style:parent-style-name="Standard">
      <style:text-properties officeooo:rsid="00964fe4" officeooo:paragraph-rsid="013b0ce7"/>
    </style:style>
    <style:style style:name="P283" style:family="paragraph" style:parent-style-name="Standard">
      <style:text-properties officeooo:rsid="00964fe4" officeooo:paragraph-rsid="015b0446"/>
    </style:style>
    <style:style style:name="P284" style:family="paragraph" style:parent-style-name="Standard">
      <style:paragraph-properties fo:text-align="justify" style:justify-single-word="false"/>
      <style:text-properties officeooo:rsid="013b5d51" officeooo:paragraph-rsid="013b5d51"/>
    </style:style>
    <style:style style:name="P285" style:family="paragraph" style:parent-style-name="Standard">
      <style:paragraph-properties fo:text-align="justify" style:justify-single-word="false"/>
      <style:text-properties officeooo:rsid="013b5d51" officeooo:paragraph-rsid="015b0446"/>
    </style:style>
    <style:style style:name="P286" style:family="paragraph" style:parent-style-name="Standard">
      <style:paragraph-properties fo:text-align="justify" style:justify-single-word="false"/>
      <style:text-properties officeooo:rsid="013b5d51" officeooo:paragraph-rsid="015da402"/>
    </style:style>
    <style:style style:name="P287" style:family="paragraph" style:parent-style-name="Standard">
      <style:text-properties officeooo:paragraph-rsid="014b74a5"/>
    </style:style>
    <style:style style:name="P28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28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29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9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9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93" style:family="paragraph" style:parent-style-name="Footer">
      <style:text-properties style:font-name="Calibri" fo:font-size="11pt" fo:language="ca" fo:country="ES" officeooo:paragraph-rsid="001dc238" style:font-size-asian="11pt" style:font-size-complex="11pt"/>
    </style:style>
    <style:style style:name="P294"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95"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96"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9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98" style:family="paragraph" style:parent-style-name="Standard">
      <style:paragraph-properties fo:margin-top="0.499cm" fo:margin-bottom="0.199cm" loext:contextual-spacing="false" fo:text-align="end" style:justify-single-word="false"/>
      <style:text-properties officeooo:paragraph-rsid="001bba47"/>
    </style:style>
    <style:style style:name="P29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0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0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0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0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30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05" style:family="paragraph" style:parent-style-name="Standard">
      <style:paragraph-properties fo:margin-left="0cm" fo:margin-right="0cm" fo:text-align="start" style:justify-single-word="false" fo:text-indent="0cm" style:auto-text-indent="false"/>
    </style:style>
    <style:style style:name="P306" style:family="paragraph" style:parent-style-name="Standard">
      <style:paragraph-properties fo:margin-left="0cm" fo:margin-right="0cm" fo:text-align="start" style:justify-single-word="false" fo:text-indent="0cm" style:auto-text-indent="false"/>
      <style:text-properties officeooo:paragraph-rsid="00bc906c"/>
    </style:style>
    <style:style style:name="P307" style:family="paragraph" style:parent-style-name="Standard">
      <style:paragraph-properties fo:margin-left="0cm" fo:margin-right="0cm" fo:text-align="start" style:justify-single-word="false" fo:text-indent="0cm" style:auto-text-indent="false"/>
      <style:text-properties officeooo:paragraph-rsid="00bd84ae"/>
    </style:style>
    <style:style style:name="P308" style:family="paragraph" style:parent-style-name="Standard">
      <style:paragraph-properties fo:margin-left="0cm" fo:margin-right="0cm" fo:text-align="start" style:justify-single-word="false" fo:text-indent="0cm" style:auto-text-indent="false"/>
      <style:text-properties officeooo:paragraph-rsid="00d3a383"/>
    </style:style>
    <style:style style:name="P30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10" style:family="paragraph" style:parent-style-name="Standard">
      <style:paragraph-properties fo:margin-left="0cm" fo:margin-right="0cm" fo:text-align="start" style:justify-single-word="false" fo:text-indent="0cm" style:auto-text-indent="false"/>
      <style:text-properties officeooo:paragraph-rsid="015b0446"/>
    </style:style>
    <style:style style:name="P31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18"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36" style:family="paragraph" style:parent-style-name="Standard">
      <style:paragraph-properties fo:margin-left="0cm" fo:margin-right="0cm" fo:text-align="start" style:justify-single-word="false" fo:text-indent="0cm" style:auto-text-indent="false"/>
      <style:text-properties style:text-underline-style="none"/>
    </style:style>
    <style:style style:name="P33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3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39" style:family="paragraph" style:parent-style-name="Text_20_body">
      <style:paragraph-properties fo:text-align="justify" style:justify-single-word="false"/>
      <style:text-properties officeooo:rsid="00511cfb" officeooo:paragraph-rsid="00511cfb"/>
    </style:style>
    <style:style style:name="P340" style:family="paragraph" style:parent-style-name="Contents_20_1">
      <style:paragraph-properties>
        <style:tab-stops>
          <style:tab-stop style:position="17cm" style:type="right" style:leader-style="dotted" style:leader-text="."/>
        </style:tab-stops>
      </style:paragraph-properties>
    </style:style>
    <style:style style:name="P341" style:family="paragraph" style:parent-style-name="Contents_20_2">
      <style:paragraph-properties>
        <style:tab-stops>
          <style:tab-stop style:position="17cm" style:type="right" style:leader-style="dotted" style:leader-text="."/>
        </style:tab-stops>
      </style:paragraph-properties>
    </style:style>
    <style:style style:name="P342" style:family="paragraph" style:parent-style-name="Heading_20_1" style:master-page-name="Cos">
      <style:paragraph-properties fo:text-align="center" style:justify-single-word="false" style:page-number="auto"/>
    </style:style>
    <style:style style:name="P343" style:family="paragraph" style:parent-style-name="Heading_20_1">
      <style:paragraph-properties fo:break-before="page"/>
      <style:text-properties officeooo:rsid="002e6a31" officeooo:paragraph-rsid="002e6a31"/>
    </style:style>
    <style:style style:name="P344" style:family="paragraph" style:parent-style-name="Heading_20_2">
      <style:text-properties officeooo:rsid="00469a69" officeooo:paragraph-rsid="002e6a31"/>
    </style:style>
    <style:style style:name="P345" style:family="paragraph" style:parent-style-name="Heading_20_2">
      <style:text-properties officeooo:rsid="00469a69" officeooo:paragraph-rsid="00490514"/>
    </style:style>
    <style:style style:name="P346" style:family="paragraph" style:parent-style-name="Heading_20_2">
      <style:text-properties officeooo:rsid="00469a69" officeooo:paragraph-rsid="0051d571"/>
    </style:style>
    <style:style style:name="P347" style:family="paragraph" style:parent-style-name="Heading_20_2">
      <style:text-properties officeooo:rsid="00469a69" officeooo:paragraph-rsid="0053a1b3"/>
    </style:style>
    <style:style style:name="P348" style:family="paragraph" style:parent-style-name="Heading_20_2">
      <style:text-properties officeooo:rsid="00469a69" officeooo:paragraph-rsid="005fc6ef"/>
    </style:style>
    <style:style style:name="P349" style:family="paragraph" style:parent-style-name="Heading_20_2">
      <style:text-properties officeooo:rsid="00469a69" officeooo:paragraph-rsid="0067e248"/>
    </style:style>
    <style:style style:name="P350" style:family="paragraph" style:parent-style-name="Heading_20_2">
      <style:text-properties officeooo:rsid="00469a69" officeooo:paragraph-rsid="006cc756"/>
    </style:style>
    <style:style style:name="P351" style:family="paragraph" style:parent-style-name="Heading_20_2">
      <style:text-properties officeooo:rsid="00469a69" officeooo:paragraph-rsid="006ecd82"/>
    </style:style>
    <style:style style:name="P352" style:family="paragraph" style:parent-style-name="Heading_20_2">
      <style:text-properties officeooo:rsid="00469a69" officeooo:paragraph-rsid="0078fc16"/>
    </style:style>
    <style:style style:name="P353" style:family="paragraph" style:parent-style-name="Heading_20_2">
      <style:paragraph-properties fo:text-align="justify" style:justify-single-word="false"/>
      <style:text-properties officeooo:rsid="00469a69" officeooo:paragraph-rsid="007ddfe8"/>
    </style:style>
    <style:style style:name="P354" style:family="paragraph" style:parent-style-name="Heading_20_2">
      <style:paragraph-properties fo:text-align="justify" style:justify-single-word="false"/>
      <style:text-properties officeooo:rsid="00469a69" officeooo:paragraph-rsid="0083578d"/>
    </style:style>
    <style:style style:name="P355" style:family="paragraph" style:parent-style-name="Heading_20_2">
      <style:text-properties officeooo:rsid="00469a69" officeooo:paragraph-rsid="0108b8e9"/>
    </style:style>
    <style:style style:name="P356" style:family="paragraph" style:parent-style-name="Heading_20_2">
      <style:paragraph-properties fo:text-align="justify" style:justify-single-word="false"/>
      <style:text-properties officeooo:paragraph-rsid="0087d185"/>
    </style:style>
    <style:style style:name="P357" style:family="paragraph" style:parent-style-name="Heading_20_2">
      <style:paragraph-properties fo:text-align="justify" style:justify-single-word="false"/>
      <style:text-properties officeooo:paragraph-rsid="008c37e8"/>
    </style:style>
    <style:style style:name="P358" style:family="paragraph" style:parent-style-name="Heading_20_2">
      <style:paragraph-properties fo:text-align="justify" style:justify-single-word="false"/>
      <style:text-properties officeooo:paragraph-rsid="00964fe4"/>
    </style:style>
    <style:style style:name="P359" style:family="paragraph" style:parent-style-name="Heading_20_2">
      <style:paragraph-properties fo:text-align="justify" style:justify-single-word="false"/>
      <style:text-properties officeooo:paragraph-rsid="009e01e9"/>
    </style:style>
    <style:style style:name="P360" style:family="paragraph" style:parent-style-name="Heading_20_2">
      <style:paragraph-properties fo:text-align="justify" style:justify-single-word="false"/>
      <style:text-properties officeooo:paragraph-rsid="009fa0eb"/>
    </style:style>
    <style:style style:name="P361" style:family="paragraph" style:parent-style-name="Heading_20_2">
      <style:paragraph-properties fo:text-align="justify" style:justify-single-word="false"/>
      <style:text-properties officeooo:paragraph-rsid="00a18b49"/>
    </style:style>
    <style:style style:name="P362" style:family="paragraph" style:parent-style-name="Heading_20_2">
      <style:paragraph-properties fo:text-align="justify" style:justify-single-word="false"/>
      <style:text-properties officeooo:paragraph-rsid="00b1b7d9"/>
    </style:style>
    <style:style style:name="P363" style:family="paragraph" style:parent-style-name="Heading_20_2">
      <style:paragraph-properties fo:text-align="justify" style:justify-single-word="false"/>
      <style:text-properties officeooo:paragraph-rsid="00c0adb5"/>
    </style:style>
    <style:style style:name="P364" style:family="paragraph" style:parent-style-name="Heading_20_2">
      <style:paragraph-properties fo:text-align="justify" style:justify-single-word="false"/>
      <style:text-properties officeooo:paragraph-rsid="00cc1c4c"/>
    </style:style>
    <style:style style:name="P365" style:family="paragraph" style:parent-style-name="Heading_20_2">
      <style:paragraph-properties fo:text-align="justify" style:justify-single-word="false"/>
      <style:text-properties officeooo:paragraph-rsid="00d823ce"/>
    </style:style>
    <style:style style:name="P366" style:family="paragraph" style:parent-style-name="Heading_20_2">
      <style:paragraph-properties fo:text-align="justify" style:justify-single-word="false"/>
      <style:text-properties officeooo:paragraph-rsid="00d83d57"/>
    </style:style>
    <style:style style:name="P367" style:family="paragraph" style:parent-style-name="Heading_20_2">
      <style:paragraph-properties fo:text-align="justify" style:justify-single-word="false"/>
      <style:text-properties officeooo:paragraph-rsid="00f24af6"/>
    </style:style>
    <style:style style:name="P368" style:family="paragraph" style:parent-style-name="Heading_20_2">
      <style:paragraph-properties fo:text-align="justify" style:justify-single-word="false"/>
      <style:text-properties officeooo:paragraph-rsid="00f6c32b"/>
    </style:style>
    <style:style style:name="P369" style:family="paragraph" style:parent-style-name="Heading_20_2">
      <style:paragraph-properties fo:text-align="justify" style:justify-single-word="false"/>
      <style:text-properties officeooo:paragraph-rsid="011b3c62"/>
    </style:style>
    <style:style style:name="P370" style:family="paragraph" style:parent-style-name="Heading_20_2">
      <style:paragraph-properties fo:text-align="justify" style:justify-single-word="false"/>
      <style:text-properties officeooo:paragraph-rsid="011d3de9"/>
    </style:style>
    <style:style style:name="P371" style:family="paragraph" style:parent-style-name="Heading_20_2">
      <style:paragraph-properties fo:text-align="justify" style:justify-single-word="false"/>
      <style:text-properties officeooo:paragraph-rsid="0129def4"/>
    </style:style>
    <style:style style:name="P372" style:family="paragraph" style:parent-style-name="Heading_20_2">
      <style:paragraph-properties fo:text-align="justify" style:justify-single-word="false"/>
      <style:text-properties officeooo:paragraph-rsid="01355a2b"/>
    </style:style>
    <style:style style:name="P373" style:family="paragraph" style:parent-style-name="Heading_20_2">
      <style:paragraph-properties fo:text-align="justify" style:justify-single-word="false"/>
      <style:text-properties officeooo:paragraph-rsid="0139a139"/>
    </style:style>
    <style:style style:name="P374" style:family="paragraph" style:parent-style-name="Heading_20_2">
      <style:paragraph-properties fo:text-align="justify" style:justify-single-word="false"/>
      <style:text-properties officeooo:paragraph-rsid="013b0ce7"/>
    </style:style>
    <style:style style:name="P375" style:family="paragraph" style:parent-style-name="Heading_20_2">
      <style:paragraph-properties fo:text-align="justify" style:justify-single-word="false"/>
      <style:text-properties officeooo:paragraph-rsid="015b0446"/>
    </style:style>
    <style:style style:name="P376" style:family="paragraph" style:parent-style-name="Heading_20_2">
      <style:paragraph-properties fo:text-align="justify" style:justify-single-word="false"/>
      <style:text-properties officeooo:paragraph-rsid="015da402"/>
    </style:style>
    <style:style style:name="P377" style:family="paragraph" style:parent-style-name="Heading_20_2">
      <style:paragraph-properties fo:text-align="justify" style:justify-single-word="false"/>
      <style:text-properties officeooo:paragraph-rsid="01645a86"/>
    </style:style>
    <style:style style:name="P378" style:family="paragraph" style:parent-style-name="Heading_20_2">
      <style:text-properties officeooo:paragraph-rsid="010b0562"/>
    </style:style>
    <style:style style:name="P379" style:family="paragraph" style:parent-style-name="Standard" style:list-style-name="L1">
      <style:text-properties officeooo:paragraph-rsid="0042eb09"/>
    </style:style>
    <style:style style:name="P380" style:family="paragraph" style:parent-style-name="Standard" style:list-style-name="L1">
      <style:text-properties officeooo:paragraph-rsid="0051d571"/>
    </style:style>
    <style:style style:name="P381" style:family="paragraph" style:parent-style-name="Standard" style:list-style-name="L2">
      <style:text-properties officeooo:rsid="00272da6" officeooo:paragraph-rsid="00272da6"/>
    </style:style>
    <style:style style:name="P382" style:family="paragraph" style:parent-style-name="Standard" style:list-style-name="L6">
      <style:text-properties officeooo:rsid="00272da6" officeooo:paragraph-rsid="0051d571"/>
    </style:style>
    <style:style style:name="P383" style:family="paragraph" style:parent-style-name="Standard" style:list-style-name="L8">
      <style:text-properties officeooo:rsid="00272da6" officeooo:paragraph-rsid="0053a1b3"/>
    </style:style>
    <style:style style:name="P384" style:family="paragraph" style:parent-style-name="Standard" style:list-style-name="L10">
      <style:text-properties officeooo:rsid="00272da6" officeooo:paragraph-rsid="005fc6ef"/>
    </style:style>
    <style:style style:name="P385" style:family="paragraph" style:parent-style-name="Standard" style:list-style-name="L11">
      <style:paragraph-properties fo:text-align="justify" style:justify-single-word="false"/>
      <style:text-properties officeooo:rsid="00272da6" officeooo:paragraph-rsid="005fc6ef"/>
    </style:style>
    <style:style style:name="P386" style:family="paragraph" style:parent-style-name="Standard" style:list-style-name="L13">
      <style:paragraph-properties fo:text-align="justify" style:justify-single-word="false"/>
      <style:text-properties officeooo:rsid="00272da6" officeooo:paragraph-rsid="0067e248"/>
    </style:style>
    <style:style style:name="P387" style:family="paragraph" style:parent-style-name="Standard" style:list-style-name="L21">
      <style:paragraph-properties fo:text-align="justify" style:justify-single-word="false"/>
      <style:text-properties officeooo:rsid="00272da6" officeooo:paragraph-rsid="0078fc16"/>
    </style:style>
    <style:style style:name="P388" style:family="paragraph" style:parent-style-name="Standard">
      <style:paragraph-properties fo:text-align="justify" style:justify-single-word="false"/>
      <style:text-properties officeooo:rsid="00272da6" officeooo:paragraph-rsid="01645a86"/>
    </style:style>
    <style:style style:name="P389" style:family="paragraph" style:parent-style-name="Standard" style:list-style-name="L3">
      <style:paragraph-properties fo:text-align="justify" style:justify-single-word="false"/>
      <style:text-properties officeooo:rsid="0042eb09" officeooo:paragraph-rsid="0042eb09"/>
    </style:style>
    <style:style style:name="P390" style:family="paragraph" style:parent-style-name="Standard" style:list-style-name="L7">
      <style:paragraph-properties fo:text-align="justify" style:justify-single-word="false"/>
      <style:text-properties officeooo:rsid="0042eb09" officeooo:paragraph-rsid="0051d571"/>
    </style:style>
    <style:style style:name="P391" style:family="paragraph" style:parent-style-name="Standard" style:list-style-name="L1">
      <style:text-properties officeooo:rsid="00490514" officeooo:paragraph-rsid="005003b0"/>
    </style:style>
    <style:style style:name="P392" style:family="paragraph" style:parent-style-name="Standard" style:list-style-name="L1">
      <style:text-properties officeooo:rsid="00490514" officeooo:paragraph-rsid="00490514"/>
    </style:style>
    <style:style style:name="P393" style:family="paragraph" style:parent-style-name="Standard" style:list-style-name="L4">
      <style:text-properties officeooo:rsid="004b4673" officeooo:paragraph-rsid="004b4673"/>
    </style:style>
    <style:style style:name="P394" style:family="paragraph" style:parent-style-name="Standard" style:list-style-name="L1">
      <style:text-properties officeooo:rsid="0103ba70" officeooo:paragraph-rsid="0053a1b3"/>
    </style:style>
    <style:style style:name="P395" style:family="paragraph" style:parent-style-name="Standard" style:list-style-name="L60">
      <style:text-properties officeooo:rsid="0103ba70" officeooo:paragraph-rsid="01109b75"/>
    </style:style>
    <style:style style:name="P396" style:family="paragraph" style:parent-style-name="Standard" style:list-style-name="L60">
      <style:text-properties officeooo:rsid="0103ba70" officeooo:paragraph-rsid="0111991b"/>
    </style:style>
    <style:style style:name="P397" style:family="paragraph" style:parent-style-name="Standard">
      <style:paragraph-properties fo:text-align="justify" style:justify-single-word="false"/>
      <style:text-properties officeooo:rsid="0103ba70" officeooo:paragraph-rsid="01645a86"/>
    </style:style>
    <style:style style:name="P398" style:family="paragraph" style:parent-style-name="Standard">
      <style:text-properties officeooo:rsid="0103ba70" officeooo:paragraph-rsid="01645a86"/>
    </style:style>
    <style:style style:name="P399" style:family="paragraph" style:parent-style-name="Standard" style:list-style-name="L9">
      <style:paragraph-properties fo:text-align="justify" style:justify-single-word="false"/>
      <style:text-properties officeooo:rsid="00570fd3" officeooo:paragraph-rsid="00570fd3"/>
    </style:style>
    <style:style style:name="P400" style:family="paragraph" style:parent-style-name="Standard" style:list-style-name="L1">
      <style:text-properties officeooo:rsid="005fc6ef" officeooo:paragraph-rsid="007dfd8c"/>
    </style:style>
    <style:style style:name="P401" style:family="paragraph" style:parent-style-name="Standard" style:list-style-name="L1">
      <style:text-properties officeooo:rsid="005fc6ef" officeooo:paragraph-rsid="0067e248"/>
    </style:style>
    <style:style style:name="P402" style:family="paragraph" style:parent-style-name="Standard" style:list-style-name="L1">
      <style:text-properties officeooo:rsid="005fc6ef" officeooo:paragraph-rsid="0078fc16"/>
    </style:style>
    <style:style style:name="P403" style:family="paragraph" style:parent-style-name="Standard" style:list-style-name="L1">
      <style:text-properties officeooo:rsid="005fc6ef" officeooo:paragraph-rsid="0108b8e9"/>
    </style:style>
    <style:style style:name="P404" style:family="paragraph" style:parent-style-name="Standard" style:list-style-name="L14">
      <style:text-properties officeooo:rsid="005fc6ef" officeooo:paragraph-rsid="006cc756"/>
    </style:style>
    <style:style style:name="P405" style:family="paragraph" style:parent-style-name="Standard" style:list-style-name="L14">
      <style:text-properties officeooo:rsid="005fc6ef" officeooo:paragraph-rsid="00709e6b"/>
    </style:style>
    <style:style style:name="P406" style:family="paragraph" style:parent-style-name="Standard" style:list-style-name="L61">
      <style:text-properties officeooo:rsid="005fc6ef" officeooo:paragraph-rsid="0111991b"/>
    </style:style>
    <style:style style:name="P407" style:family="paragraph" style:parent-style-name="Standard" style:list-style-name="L61">
      <style:text-properties officeooo:rsid="005fc6ef" officeooo:paragraph-rsid="01147293"/>
    </style:style>
    <style:style style:name="P408" style:family="paragraph" style:parent-style-name="Standard" style:list-style-name="L1">
      <style:text-properties officeooo:rsid="00631401" officeooo:paragraph-rsid="007dfd8c"/>
    </style:style>
    <style:style style:name="P409" style:family="paragraph" style:parent-style-name="Standard" style:list-style-name="L12">
      <style:text-properties officeooo:rsid="00684807" officeooo:paragraph-rsid="00684807"/>
    </style:style>
    <style:style style:name="P410" style:family="paragraph" style:parent-style-name="Standard" style:list-style-name="L15">
      <style:text-properties officeooo:rsid="00684807" officeooo:paragraph-rsid="006cc756"/>
    </style:style>
    <style:style style:name="P411" style:family="paragraph" style:parent-style-name="Standard" style:list-style-name="L12">
      <style:text-properties officeooo:rsid="006ae1bd" officeooo:paragraph-rsid="006ae1bd"/>
    </style:style>
    <style:style style:name="P412" style:family="paragraph" style:parent-style-name="Standard" style:list-style-name="L16">
      <style:text-properties officeooo:rsid="006d183d" officeooo:paragraph-rsid="006d183d"/>
    </style:style>
    <style:style style:name="P413" style:family="paragraph" style:parent-style-name="Standard" style:list-style-name="L17">
      <style:paragraph-properties fo:text-align="justify" style:justify-single-word="false"/>
      <style:text-properties officeooo:rsid="006d183d" officeooo:paragraph-rsid="006d183d"/>
    </style:style>
    <style:style style:name="P414" style:family="paragraph" style:parent-style-name="Standard" style:list-style-name="L19">
      <style:paragraph-properties fo:text-align="justify" style:justify-single-word="false"/>
      <style:text-properties officeooo:rsid="006d183d" officeooo:paragraph-rsid="006ecd82"/>
    </style:style>
    <style:style style:name="P415" style:family="paragraph" style:parent-style-name="Standard" style:list-style-name="L43">
      <style:paragraph-properties fo:text-align="justify" style:justify-single-word="false"/>
      <style:text-properties officeooo:rsid="006d183d" officeooo:paragraph-rsid="00b556d5"/>
    </style:style>
    <style:style style:name="P416" style:family="paragraph" style:parent-style-name="Standard" style:list-style-name="L42">
      <style:paragraph-properties fo:text-align="justify" style:justify-single-word="false"/>
      <style:text-properties officeooo:rsid="006d183d" officeooo:paragraph-rsid="00d83d57"/>
    </style:style>
    <style:style style:name="P417" style:family="paragraph" style:parent-style-name="Standard" style:list-style-name="L57">
      <style:paragraph-properties fo:text-align="justify" style:justify-single-word="false"/>
      <style:text-properties officeooo:rsid="006d183d" officeooo:paragraph-rsid="00f6c32b"/>
    </style:style>
    <style:style style:name="P418" style:family="paragraph" style:parent-style-name="Standard" style:list-style-name="L18">
      <style:text-properties officeooo:rsid="00736b32" officeooo:paragraph-rsid="00736b32"/>
    </style:style>
    <style:style style:name="P419" style:family="paragraph" style:parent-style-name="Standard" style:list-style-name="L18">
      <style:text-properties officeooo:rsid="00736b32" officeooo:paragraph-rsid="007f9b52"/>
    </style:style>
    <style:style style:name="P420" style:family="paragraph" style:parent-style-name="Standard" style:list-style-name="L28">
      <style:text-properties officeooo:rsid="00736b32" officeooo:paragraph-rsid="008c37e8"/>
    </style:style>
    <style:style style:name="P421" style:family="paragraph" style:parent-style-name="Standard" style:list-style-name="L20">
      <style:text-properties officeooo:rsid="00799b55" officeooo:paragraph-rsid="00799b55"/>
    </style:style>
    <style:style style:name="P422" style:family="paragraph" style:parent-style-name="Standard" style:list-style-name="L20">
      <style:paragraph-properties fo:text-align="justify" style:justify-single-word="false"/>
      <style:text-properties officeooo:rsid="00799b55" officeooo:paragraph-rsid="007e7cc1"/>
    </style:style>
    <style:style style:name="P423" style:family="paragraph" style:parent-style-name="Standard" style:list-style-name="L23">
      <style:paragraph-properties fo:text-align="justify" style:justify-single-word="false"/>
      <style:text-properties officeooo:rsid="00799b55" officeooo:paragraph-rsid="00866800"/>
    </style:style>
    <style:style style:name="P424" style:family="paragraph" style:parent-style-name="Standard" style:list-style-name="L24">
      <style:paragraph-properties fo:text-align="justify" style:justify-single-word="false"/>
      <style:text-properties officeooo:rsid="00799b55" officeooo:paragraph-rsid="0083578d"/>
    </style:style>
    <style:style style:name="P425" style:family="paragraph" style:parent-style-name="Standard" style:list-style-name="L26">
      <style:paragraph-properties fo:text-align="justify" style:justify-single-word="false"/>
      <style:text-properties officeooo:rsid="00799b55" officeooo:paragraph-rsid="0087d185"/>
    </style:style>
    <style:style style:name="P426" style:family="paragraph" style:parent-style-name="Standard" style:list-style-name="L29">
      <style:paragraph-properties fo:text-align="justify" style:justify-single-word="false"/>
      <style:text-properties officeooo:rsid="00799b55" officeooo:paragraph-rsid="008c37e8"/>
    </style:style>
    <style:style style:name="P427" style:family="paragraph" style:parent-style-name="Standard" style:list-style-name="L31">
      <style:paragraph-properties fo:text-align="justify" style:justify-single-word="false"/>
      <style:text-properties officeooo:rsid="00799b55" officeooo:paragraph-rsid="00964fe4"/>
    </style:style>
    <style:style style:name="P428" style:family="paragraph" style:parent-style-name="Standard" style:list-style-name="L33">
      <style:paragraph-properties fo:text-align="justify" style:justify-single-word="false"/>
      <style:text-properties officeooo:rsid="00799b55" officeooo:paragraph-rsid="009e01e9"/>
    </style:style>
    <style:style style:name="P429" style:family="paragraph" style:parent-style-name="Standard" style:list-style-name="L35">
      <style:paragraph-properties fo:text-align="justify" style:justify-single-word="false"/>
      <style:text-properties officeooo:rsid="00799b55" officeooo:paragraph-rsid="009fa0eb"/>
    </style:style>
    <style:style style:name="P430" style:family="paragraph" style:parent-style-name="Standard" style:list-style-name="L38">
      <style:paragraph-properties fo:text-align="justify" style:justify-single-word="false"/>
      <style:text-properties officeooo:rsid="00799b55" officeooo:paragraph-rsid="00a18b49"/>
    </style:style>
    <style:style style:name="P431" style:family="paragraph" style:parent-style-name="Standard" style:list-style-name="L43">
      <style:paragraph-properties fo:text-align="justify" style:justify-single-word="false"/>
      <style:text-properties officeooo:rsid="00799b55" officeooo:paragraph-rsid="00b1b7d9"/>
    </style:style>
    <style:style style:name="P432" style:family="paragraph" style:parent-style-name="Standard" style:list-style-name="L58">
      <style:text-properties officeooo:rsid="00799b55" officeooo:paragraph-rsid="0108b8e9"/>
    </style:style>
    <style:style style:name="P433" style:family="paragraph" style:parent-style-name="Standard" style:list-style-name="L62">
      <style:text-properties officeooo:rsid="00799b55" officeooo:paragraph-rsid="010b0562"/>
    </style:style>
    <style:style style:name="P434" style:family="paragraph" style:parent-style-name="Standard" style:list-style-name="L22">
      <style:paragraph-properties fo:text-align="justify" style:justify-single-word="false"/>
      <style:text-properties officeooo:rsid="007ddfe8" officeooo:paragraph-rsid="007ddfe8"/>
    </style:style>
    <style:style style:name="P435" style:family="paragraph" style:parent-style-name="Standard" style:list-style-name="L22">
      <style:paragraph-properties fo:text-align="justify" style:justify-single-word="false"/>
      <style:text-properties officeooo:rsid="007ddfe8" officeooo:paragraph-rsid="007e7cc1"/>
    </style:style>
    <style:style style:name="P436" style:family="paragraph" style:parent-style-name="Standard" style:list-style-name="L22">
      <style:paragraph-properties fo:text-align="justify" style:justify-single-word="false"/>
      <style:text-properties officeooo:rsid="007ddfe8" officeooo:paragraph-rsid="00847eb0"/>
    </style:style>
    <style:style style:name="P437" style:family="paragraph" style:parent-style-name="Standard" style:list-style-name="L22">
      <style:paragraph-properties fo:text-align="justify" style:justify-single-word="false"/>
      <style:text-properties officeooo:rsid="007ddfe8" officeooo:paragraph-rsid="0088989a"/>
    </style:style>
    <style:style style:name="P438" style:family="paragraph" style:parent-style-name="Standard" style:list-style-name="L22">
      <style:paragraph-properties fo:text-align="justify" style:justify-single-word="false"/>
      <style:text-properties officeooo:rsid="007ddfe8" officeooo:paragraph-rsid="008c37e8"/>
    </style:style>
    <style:style style:name="P439" style:family="paragraph" style:parent-style-name="Standard" style:list-style-name="L22">
      <style:paragraph-properties fo:text-align="justify" style:justify-single-word="false"/>
      <style:text-properties officeooo:rsid="007ddfe8" officeooo:paragraph-rsid="008f574f"/>
    </style:style>
    <style:style style:name="P440" style:family="paragraph" style:parent-style-name="Standard" style:list-style-name="L22">
      <style:paragraph-properties fo:text-align="justify" style:justify-single-word="false"/>
      <style:text-properties officeooo:rsid="007ddfe8" officeooo:paragraph-rsid="009246f4"/>
    </style:style>
    <style:style style:name="P441" style:family="paragraph" style:parent-style-name="Standard" style:list-style-name="L22">
      <style:paragraph-properties fo:text-align="justify" style:justify-single-word="false"/>
      <style:text-properties officeooo:rsid="007ddfe8" officeooo:paragraph-rsid="0093ceaf"/>
    </style:style>
    <style:style style:name="P442" style:family="paragraph" style:parent-style-name="Standard" style:list-style-name="L22">
      <style:paragraph-properties fo:text-align="justify" style:justify-single-word="false"/>
      <style:text-properties officeooo:rsid="007ddfe8" officeooo:paragraph-rsid="009a3c41"/>
    </style:style>
    <style:style style:name="P443" style:family="paragraph" style:parent-style-name="Standard" style:list-style-name="L22">
      <style:paragraph-properties fo:text-align="justify" style:justify-single-word="false"/>
      <style:text-properties officeooo:rsid="007ddfe8" officeooo:paragraph-rsid="009d0b72"/>
    </style:style>
    <style:style style:name="P444" style:family="paragraph" style:parent-style-name="Standard" style:list-style-name="L22">
      <style:paragraph-properties fo:text-align="justify" style:justify-single-word="false"/>
      <style:text-properties officeooo:rsid="007ddfe8" officeooo:paragraph-rsid="009e01e9"/>
    </style:style>
    <style:style style:name="P445" style:family="paragraph" style:parent-style-name="Standard" style:list-style-name="L22">
      <style:paragraph-properties fo:text-align="justify" style:justify-single-word="false"/>
      <style:text-properties officeooo:rsid="007ddfe8" officeooo:paragraph-rsid="009fa0eb"/>
    </style:style>
    <style:style style:name="P446" style:family="paragraph" style:parent-style-name="Standard" style:list-style-name="L22">
      <style:paragraph-properties fo:text-align="justify" style:justify-single-word="false"/>
      <style:text-properties officeooo:rsid="007ddfe8" officeooo:paragraph-rsid="00a257b5"/>
    </style:style>
    <style:style style:name="P447" style:family="paragraph" style:parent-style-name="Standard" style:list-style-name="L22">
      <style:paragraph-properties fo:text-align="justify" style:justify-single-word="false"/>
      <style:text-properties officeooo:rsid="007ddfe8" officeooo:paragraph-rsid="00a4587a"/>
    </style:style>
    <style:style style:name="P448" style:family="paragraph" style:parent-style-name="Standard" style:list-style-name="L22">
      <style:paragraph-properties fo:text-align="justify" style:justify-single-word="false"/>
      <style:text-properties officeooo:rsid="007ddfe8" officeooo:paragraph-rsid="00aa1124"/>
    </style:style>
    <style:style style:name="P449" style:family="paragraph" style:parent-style-name="Standard" style:list-style-name="L22">
      <style:paragraph-properties fo:text-align="justify" style:justify-single-word="false"/>
      <style:text-properties officeooo:rsid="007ddfe8" officeooo:paragraph-rsid="00d823ce"/>
    </style:style>
    <style:style style:name="P450" style:family="paragraph" style:parent-style-name="Standard" style:list-style-name="L39">
      <style:paragraph-properties fo:text-align="justify" style:justify-single-word="false"/>
      <style:text-properties officeooo:rsid="007ddfe8" officeooo:paragraph-rsid="00b1b7d9"/>
    </style:style>
    <style:style style:name="P451" style:family="paragraph" style:parent-style-name="Standard" style:list-style-name="L45">
      <style:paragraph-properties fo:text-align="justify" style:justify-single-word="false"/>
      <style:text-properties officeooo:rsid="007ddfe8" officeooo:paragraph-rsid="00d3a383"/>
    </style:style>
    <style:style style:name="P452" style:family="paragraph" style:parent-style-name="Standard" style:list-style-name="L64">
      <style:paragraph-properties fo:text-align="justify" style:justify-single-word="false"/>
      <style:text-properties officeooo:rsid="007ddfe8" officeooo:paragraph-rsid="01355a2b"/>
    </style:style>
    <style:style style:name="P453" style:family="paragraph" style:parent-style-name="Standard" style:list-style-name="L64">
      <style:paragraph-properties fo:text-align="justify" style:justify-single-word="false"/>
      <style:text-properties officeooo:rsid="007ddfe8" officeooo:paragraph-rsid="0139a139"/>
    </style:style>
    <style:style style:name="P454" style:family="paragraph" style:parent-style-name="Standard" style:list-style-name="L64">
      <style:paragraph-properties fo:text-align="justify" style:justify-single-word="false"/>
      <style:text-properties officeooo:rsid="007ddfe8" officeooo:paragraph-rsid="013c628d"/>
    </style:style>
    <style:style style:name="P455" style:family="paragraph" style:parent-style-name="Standard" style:list-style-name="L80">
      <style:paragraph-properties fo:text-align="justify" style:justify-single-word="false"/>
      <style:text-properties officeooo:rsid="007ddfe8" officeooo:paragraph-rsid="015b0446"/>
    </style:style>
    <style:style style:name="P456" style:family="paragraph" style:parent-style-name="Standard">
      <style:paragraph-properties fo:text-align="justify" style:justify-single-word="false"/>
      <style:text-properties officeooo:rsid="007ddfe8" officeooo:paragraph-rsid="01645a86"/>
    </style:style>
    <style:style style:name="P457" style:family="paragraph" style:parent-style-name="Standard" style:list-style-name="L25">
      <style:text-properties officeooo:paragraph-rsid="0087d185"/>
    </style:style>
    <style:style style:name="P458" style:family="paragraph" style:parent-style-name="Standard" style:list-style-name="L27">
      <style:paragraph-properties fo:text-align="justify" style:justify-single-word="false"/>
      <style:text-properties officeooo:rsid="008afe7f" officeooo:paragraph-rsid="008afe7f"/>
    </style:style>
    <style:style style:name="P45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6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6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6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6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6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6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6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6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6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6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7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2"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73"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7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77"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78" style:family="paragraph" style:parent-style-name="Standard" style:list-style-name="L28">
      <style:paragraph-properties fo:text-align="start" style:justify-single-word="false"/>
      <style:text-properties officeooo:paragraph-rsid="008c37e8"/>
    </style:style>
    <style:style style:name="P479" style:family="paragraph" style:parent-style-name="Standard" style:list-style-name="L28">
      <style:paragraph-properties fo:text-align="start" style:justify-single-word="false"/>
      <style:text-properties officeooo:paragraph-rsid="00a621ab"/>
    </style:style>
    <style:style style:name="P480" style:family="paragraph" style:parent-style-name="Standard" style:list-style-name="L41">
      <style:paragraph-properties fo:text-align="start" style:justify-single-word="false"/>
      <style:text-properties officeooo:paragraph-rsid="00b1b7d9"/>
    </style:style>
    <style:style style:name="P481" style:family="paragraph" style:parent-style-name="Standard" style:list-style-name="L47">
      <style:paragraph-properties fo:text-align="start" style:justify-single-word="false"/>
      <style:text-properties officeooo:paragraph-rsid="00d3a383"/>
    </style:style>
    <style:style style:name="P482" style:family="paragraph" style:parent-style-name="Standard" style:list-style-name="L56">
      <style:paragraph-properties fo:text-align="start" style:justify-single-word="false"/>
      <style:text-properties officeooo:paragraph-rsid="00f2f124"/>
    </style:style>
    <style:style style:name="P483" style:family="paragraph" style:parent-style-name="Standard" style:list-style-name="L56">
      <style:paragraph-properties fo:text-align="start" style:justify-single-word="false"/>
      <style:text-properties officeooo:paragraph-rsid="00f7637d"/>
    </style:style>
    <style:style style:name="P484" style:family="paragraph" style:parent-style-name="Standard" style:list-style-name="L77">
      <style:paragraph-properties fo:text-align="start" style:justify-single-word="false"/>
      <style:text-properties officeooo:paragraph-rsid="015b0446"/>
    </style:style>
    <style:style style:name="P485" style:family="paragraph" style:parent-style-name="Standard" style:list-style-name="L77">
      <style:paragraph-properties fo:text-align="start" style:justify-single-word="false"/>
      <style:text-properties officeooo:paragraph-rsid="015da402"/>
    </style:style>
    <style:style style:name="P486" style:family="paragraph" style:parent-style-name="Standard" style:list-style-name="L83">
      <style:paragraph-properties fo:text-align="start" style:justify-single-word="false"/>
      <style:text-properties officeooo:paragraph-rsid="015da402"/>
    </style:style>
    <style:style style:name="P487" style:family="paragraph" style:parent-style-name="Standard" style:list-style-name="L86">
      <style:paragraph-properties fo:text-align="start" style:justify-single-word="false"/>
      <style:text-properties officeooo:paragraph-rsid="01645a86"/>
    </style:style>
    <style:style style:name="P488" style:family="paragraph" style:parent-style-name="Standard">
      <style:paragraph-properties fo:text-align="start" style:justify-single-word="false"/>
      <style:text-properties officeooo:paragraph-rsid="01645a86"/>
    </style:style>
    <style:style style:name="P489" style:family="paragraph" style:parent-style-name="Standard" style:list-style-name="L30">
      <style:text-properties officeooo:rsid="00964fe4" officeooo:paragraph-rsid="00964fe4"/>
    </style:style>
    <style:style style:name="P490" style:family="paragraph" style:parent-style-name="Standard" style:list-style-name="L32">
      <style:text-properties officeooo:rsid="00964fe4" officeooo:paragraph-rsid="009e01e9"/>
    </style:style>
    <style:style style:name="P491" style:family="paragraph" style:parent-style-name="Standard" style:list-style-name="L34">
      <style:text-properties officeooo:rsid="00964fe4" officeooo:paragraph-rsid="009fa0eb"/>
    </style:style>
    <style:style style:name="P492" style:family="paragraph" style:parent-style-name="Standard" style:list-style-name="L37">
      <style:text-properties officeooo:rsid="00964fe4" officeooo:paragraph-rsid="00a621ab"/>
    </style:style>
    <style:style style:name="P493" style:family="paragraph" style:parent-style-name="Standard" style:list-style-name="L40">
      <style:text-properties officeooo:rsid="00964fe4" officeooo:paragraph-rsid="00b1b7d9"/>
    </style:style>
    <style:style style:name="P494" style:family="paragraph" style:parent-style-name="Standard" style:list-style-name="L46">
      <style:text-properties officeooo:rsid="00964fe4" officeooo:paragraph-rsid="00d3a383"/>
    </style:style>
    <style:style style:name="P495" style:family="paragraph" style:parent-style-name="Standard" style:list-style-name="L51">
      <style:text-properties officeooo:rsid="00964fe4" officeooo:paragraph-rsid="00d823ce"/>
    </style:style>
    <style:style style:name="P496" style:family="paragraph" style:parent-style-name="Standard" style:list-style-name="L54">
      <style:text-properties officeooo:rsid="00964fe4" officeooo:paragraph-rsid="00d83d57"/>
    </style:style>
    <style:style style:name="P497" style:family="paragraph" style:parent-style-name="Standard" style:list-style-name="L65">
      <style:text-properties officeooo:rsid="00964fe4" officeooo:paragraph-rsid="011b3c62"/>
    </style:style>
    <style:style style:name="P498" style:family="paragraph" style:parent-style-name="Standard" style:list-style-name="L73">
      <style:text-properties officeooo:rsid="00964fe4" officeooo:paragraph-rsid="01355a2b"/>
    </style:style>
    <style:style style:name="P499" style:family="paragraph" style:parent-style-name="Standard" style:list-style-name="L75">
      <style:text-properties officeooo:rsid="00964fe4" officeooo:paragraph-rsid="0139a139"/>
    </style:style>
    <style:style style:name="P500" style:family="paragraph" style:parent-style-name="Standard" style:list-style-name="L78">
      <style:text-properties officeooo:rsid="00964fe4" officeooo:paragraph-rsid="013b0ce7"/>
    </style:style>
    <style:style style:name="P501" style:family="paragraph" style:parent-style-name="Standard" style:list-style-name="L81">
      <style:text-properties officeooo:rsid="00964fe4" officeooo:paragraph-rsid="015b0446"/>
    </style:style>
    <style:style style:name="P502" style:family="paragraph" style:parent-style-name="Standard" style:list-style-name="L30">
      <style:text-properties officeooo:rsid="009bafdc" officeooo:paragraph-rsid="009bafdc"/>
    </style:style>
    <style:style style:name="P503" style:family="paragraph" style:parent-style-name="Standard" style:list-style-name="L30">
      <style:text-properties officeooo:rsid="009d0b72" officeooo:paragraph-rsid="009d0b72"/>
    </style:style>
    <style:style style:name="P504" style:family="paragraph" style:parent-style-name="Standard" style:list-style-name="L31">
      <style:paragraph-properties fo:text-align="justify" style:justify-single-word="false"/>
      <style:text-properties officeooo:paragraph-rsid="00964fe4"/>
    </style:style>
    <style:style style:name="P505" style:family="paragraph" style:parent-style-name="Standard" style:list-style-name="L31">
      <style:paragraph-properties fo:text-align="justify" style:justify-single-word="false"/>
      <style:text-properties officeooo:paragraph-rsid="00a6388c"/>
    </style:style>
    <style:style style:name="P506" style:family="paragraph" style:parent-style-name="Standard" style:list-style-name="L31">
      <style:paragraph-properties fo:text-align="justify" style:justify-single-word="false"/>
      <style:text-properties officeooo:paragraph-rsid="010e0880"/>
    </style:style>
    <style:style style:name="P507" style:family="paragraph" style:parent-style-name="Standard" style:list-style-name="L36">
      <style:paragraph-properties fo:text-align="justify" style:justify-single-word="false"/>
      <style:text-properties officeooo:paragraph-rsid="00b1b7d9"/>
    </style:style>
    <style:style style:name="P508" style:family="paragraph" style:parent-style-name="Standard" style:list-style-name="L55">
      <style:paragraph-properties fo:text-align="justify" style:justify-single-word="false"/>
      <style:text-properties officeooo:paragraph-rsid="00f6c32b"/>
    </style:style>
    <style:style style:name="P509" style:family="paragraph" style:parent-style-name="Standard" style:list-style-name="L64">
      <style:paragraph-properties fo:text-align="justify" style:justify-single-word="false"/>
      <style:text-properties officeooo:paragraph-rsid="011b3c62"/>
    </style:style>
    <style:style style:name="P510" style:family="paragraph" style:parent-style-name="Standard" style:list-style-name="L64">
      <style:paragraph-properties fo:text-align="justify" style:justify-single-word="false"/>
      <style:text-properties officeooo:paragraph-rsid="011d8806"/>
    </style:style>
    <style:style style:name="P511" style:family="paragraph" style:parent-style-name="Standard" style:list-style-name="L64">
      <style:paragraph-properties fo:text-align="justify" style:justify-single-word="false"/>
      <style:text-properties officeooo:paragraph-rsid="011f737e"/>
    </style:style>
    <style:style style:name="P512" style:family="paragraph" style:parent-style-name="Standard" style:list-style-name="L71">
      <style:paragraph-properties fo:text-align="justify" style:justify-single-word="false"/>
      <style:text-properties officeooo:paragraph-rsid="0129def4"/>
    </style:style>
    <style:style style:name="P513" style:family="paragraph" style:parent-style-name="Standard" style:list-style-name="L71">
      <style:paragraph-properties fo:text-align="justify" style:justify-single-word="false"/>
      <style:text-properties officeooo:paragraph-rsid="0133f9a7"/>
    </style:style>
    <style:style style:name="P514" style:family="paragraph" style:parent-style-name="Standard" style:list-style-name="L77">
      <style:paragraph-properties fo:text-align="justify" style:justify-single-word="false"/>
      <style:text-properties officeooo:paragraph-rsid="013e3671"/>
    </style:style>
    <style:style style:name="P515" style:family="paragraph" style:parent-style-name="Standard" style:list-style-name="L77">
      <style:paragraph-properties fo:text-align="justify" style:justify-single-word="false"/>
      <style:text-properties officeooo:paragraph-rsid="01402bef"/>
    </style:style>
    <style:style style:name="P516" style:family="paragraph" style:parent-style-name="Standard" style:list-style-name="L77">
      <style:paragraph-properties fo:text-align="justify" style:justify-single-word="false"/>
      <style:text-properties officeooo:paragraph-rsid="0141f80b"/>
    </style:style>
    <style:style style:name="P517" style:family="paragraph" style:parent-style-name="Standard" style:list-style-name="L77">
      <style:paragraph-properties fo:text-align="justify" style:justify-single-word="false"/>
      <style:text-properties officeooo:paragraph-rsid="015b0446"/>
    </style:style>
    <style:style style:name="P518" style:family="paragraph" style:parent-style-name="Standard" style:list-style-name="L82">
      <style:paragraph-properties fo:text-align="justify" style:justify-single-word="false"/>
      <style:text-properties officeooo:paragraph-rsid="015b0446"/>
    </style:style>
    <style:style style:name="P519" style:family="paragraph" style:parent-style-name="Standard">
      <style:paragraph-properties fo:text-align="justify" style:justify-single-word="false"/>
      <style:text-properties officeooo:paragraph-rsid="01645a86"/>
    </style:style>
    <style:style style:name="P520" style:family="paragraph" style:parent-style-name="Standard" style:list-style-name="L36">
      <style:paragraph-properties fo:text-align="justify" style:justify-single-word="false"/>
      <style:text-properties officeooo:rsid="00a257b5" officeooo:paragraph-rsid="00a4587a"/>
    </style:style>
    <style:style style:name="P521" style:family="paragraph" style:parent-style-name="Standard" style:list-style-name="L36">
      <style:paragraph-properties fo:text-align="justify" style:justify-single-word="false"/>
      <style:text-properties officeooo:rsid="00a257b5" officeooo:paragraph-rsid="00a393eb"/>
    </style:style>
    <style:style style:name="P522" style:family="paragraph" style:parent-style-name="Standard" style:list-style-name="L36">
      <style:paragraph-properties fo:text-align="justify" style:justify-single-word="false"/>
      <style:text-properties officeooo:rsid="00a257b5" officeooo:paragraph-rsid="00b1b7d9"/>
    </style:style>
    <style:style style:name="P523" style:family="paragraph" style:parent-style-name="Standard" style:list-style-name="L36">
      <style:paragraph-properties fo:text-align="justify" style:justify-single-word="false"/>
      <style:text-properties officeooo:rsid="00a257b5" officeooo:paragraph-rsid="00cc1c4c"/>
    </style:style>
    <style:style style:name="P524" style:family="paragraph" style:parent-style-name="Standard" style:list-style-name="L36">
      <style:paragraph-properties fo:text-align="justify" style:justify-single-word="false"/>
      <style:text-properties officeooo:rsid="00a257b5" officeooo:paragraph-rsid="00d83d57"/>
    </style:style>
    <style:style style:name="P525" style:family="paragraph" style:parent-style-name="Standard" style:list-style-name="L36">
      <style:paragraph-properties fo:text-align="justify" style:justify-single-word="false"/>
      <style:text-properties officeooo:rsid="00a257b5" officeooo:paragraph-rsid="00ec8d5c"/>
    </style:style>
    <style:style style:name="P526" style:family="paragraph" style:parent-style-name="Standard" style:list-style-name="L44">
      <style:paragraph-properties fo:text-align="justify" style:justify-single-word="false"/>
      <style:text-properties officeooo:rsid="00a257b5" officeooo:paragraph-rsid="00d3a383"/>
    </style:style>
    <style:style style:name="P527" style:family="paragraph" style:parent-style-name="Standard" style:list-style-name="L36">
      <style:paragraph-properties fo:text-align="start" style:justify-single-word="false"/>
      <style:text-properties officeooo:rsid="00a257b5" officeooo:paragraph-rsid="00a4587a"/>
    </style:style>
    <style:style style:name="P528" style:family="paragraph" style:parent-style-name="Standard" style:list-style-name="L31">
      <style:paragraph-properties fo:text-align="justify" style:justify-single-word="false"/>
      <style:text-properties officeooo:rsid="00a899dc" officeooo:paragraph-rsid="00a899dc"/>
    </style:style>
    <style:style style:name="P529" style:family="paragraph" style:parent-style-name="Standard" style:list-style-name="L42">
      <style:paragraph-properties fo:text-align="justify" style:justify-single-word="false"/>
      <style:text-properties officeooo:rsid="00bd84ae" officeooo:paragraph-rsid="00bbeaf7"/>
    </style:style>
    <style:style style:name="P530"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31"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32"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33"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34"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35"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36" style:family="paragraph" style:parent-style-name="Standard" style:list-style-name="L55">
      <style:paragraph-properties fo:text-align="justify" style:justify-single-word="false"/>
      <style:text-properties officeooo:rsid="00e5e3fc" officeooo:paragraph-rsid="00e5e3fc"/>
    </style:style>
    <style:style style:name="P537" style:family="paragraph" style:parent-style-name="Standard" style:list-style-name="L55">
      <style:paragraph-properties fo:text-align="justify" style:justify-single-word="false"/>
      <style:text-properties officeooo:rsid="00e5e3fc" officeooo:paragraph-rsid="00f6c32b"/>
    </style:style>
    <style:style style:name="P538" style:family="paragraph" style:parent-style-name="Standard" style:list-style-name="L55">
      <style:paragraph-properties fo:text-align="justify" style:justify-single-word="false"/>
      <style:text-properties officeooo:rsid="010503bc" officeooo:paragraph-rsid="010503bc"/>
    </style:style>
    <style:style style:name="P539" style:family="paragraph" style:parent-style-name="Standard" style:list-style-name="L59">
      <style:paragraph-properties fo:text-align="justify" style:justify-single-word="false"/>
      <style:text-properties officeooo:rsid="0108b8e9" officeooo:paragraph-rsid="0108b8e9"/>
    </style:style>
    <style:style style:name="P540" style:family="paragraph" style:parent-style-name="Standard" style:list-style-name="L63">
      <style:paragraph-properties fo:text-align="justify" style:justify-single-word="false"/>
      <style:text-properties officeooo:rsid="0108b8e9" officeooo:paragraph-rsid="0113c6d3"/>
    </style:style>
    <style:style style:name="P541" style:family="paragraph" style:parent-style-name="Standard" style:list-style-name="L62">
      <style:text-properties officeooo:rsid="0113c6d3" officeooo:paragraph-rsid="0113c6d3"/>
    </style:style>
    <style:style style:name="P542" style:family="paragraph" style:parent-style-name="Standard" style:list-style-name="L67">
      <style:paragraph-properties fo:text-align="justify" style:justify-single-word="false"/>
      <style:text-properties officeooo:rsid="011d3de9" officeooo:paragraph-rsid="011d8806"/>
    </style:style>
    <style:style style:name="P543" style:family="paragraph" style:parent-style-name="Standard" style:list-style-name="L67">
      <style:paragraph-properties fo:text-align="justify" style:justify-single-word="false"/>
      <style:text-properties officeooo:rsid="011d3de9" officeooo:paragraph-rsid="011f737e"/>
    </style:style>
    <style:style style:name="P544" style:family="paragraph" style:parent-style-name="Standard" style:list-style-name="L67">
      <style:paragraph-properties fo:text-align="justify" style:justify-single-word="false"/>
      <style:text-properties officeooo:rsid="011d3de9" officeooo:paragraph-rsid="0129def4"/>
    </style:style>
    <style:style style:name="P545" style:family="paragraph" style:parent-style-name="Standard" style:list-style-name="L68">
      <style:text-properties officeooo:rsid="01211eb1" officeooo:paragraph-rsid="01211eb1"/>
    </style:style>
    <style:style style:name="P546" style:family="paragraph" style:parent-style-name="Standard" style:list-style-name="L68">
      <style:text-properties officeooo:rsid="01211eb1" officeooo:paragraph-rsid="012b4856"/>
    </style:style>
    <style:style style:name="P547" style:family="paragraph" style:parent-style-name="Standard" style:list-style-name="L77">
      <style:paragraph-properties fo:text-align="justify" style:justify-single-word="false"/>
      <style:text-properties officeooo:rsid="011b7554" officeooo:paragraph-rsid="013b5d51"/>
    </style:style>
    <style:style style:name="P548" style:family="paragraph" style:parent-style-name="Standard" style:list-style-name="L77">
      <style:paragraph-properties fo:text-align="justify" style:justify-single-word="false"/>
      <style:text-properties officeooo:rsid="011b7554" officeooo:paragraph-rsid="013e3671"/>
    </style:style>
    <style:style style:name="P549" style:family="paragraph" style:parent-style-name="Standard">
      <style:paragraph-properties fo:text-align="start" style:justify-single-word="false"/>
      <style:text-properties officeooo:rsid="011b7554" officeooo:paragraph-rsid="01645a86"/>
    </style:style>
    <style:style style:name="P55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5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5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53" style:family="paragraph" style:parent-style-name="Standard" style:list-style-name="L84">
      <style:text-properties officeooo:rsid="015da402" officeooo:paragraph-rsid="015da402"/>
    </style:style>
    <style:style style:name="P554" style:family="paragraph" style:parent-style-name="Standard" style:list-style-name="L87">
      <style:text-properties officeooo:rsid="015da402" officeooo:paragraph-rsid="01645a86"/>
    </style:style>
    <style:style style:name="P555" style:family="paragraph" style:parent-style-name="Standard">
      <style:paragraph-properties fo:text-align="justify" style:justify-single-word="false"/>
      <style:text-properties officeooo:rsid="013b5d51" officeooo:paragraph-rsid="01645a86"/>
    </style:style>
    <style:style style:name="P556" style:family="paragraph" style:parent-style-name="Standard" style:list-style-name="L77">
      <style:paragraph-properties fo:text-align="start" style:justify-single-word="false"/>
      <style:text-properties officeooo:rsid="0164b540" officeooo:paragraph-rsid="0164b540"/>
    </style:style>
    <style:style style:name="P557" style:family="paragraph" style:parent-style-name="Text_20_body" style:list-style-name="L5">
      <style:paragraph-properties fo:text-align="justify" style:justify-single-word="false"/>
      <style:text-properties officeooo:rsid="004161ac" officeooo:paragraph-rsid="00511cfb"/>
    </style:style>
    <style:style style:name="P558" style:family="paragraph" style:parent-style-name="Text_20_body" style:list-style-name="L5">
      <style:paragraph-properties fo:text-align="justify" style:justify-single-word="false"/>
      <style:text-properties officeooo:rsid="004a8c55" officeooo:paragraph-rsid="00511cfb"/>
    </style:style>
    <style:style style:name="P55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1025339" style:font-size-asian="18pt" style:font-size-complex="18pt"/>
    </style:style>
    <style:style style:name="T61" style:family="text">
      <style:text-properties fo:color="#007dc3" style:font-name="Calibri1" fo:font-size="18pt" officeooo:rsid="0143c17c" style:font-size-asian="18pt" style:font-size-complex="18pt"/>
    </style:style>
    <style:style style:name="T62" style:family="text">
      <style:text-properties fo:color="#007dc3" style:font-name="Calibri1" fo:font-size="18pt" officeooo:rsid="015b0446" style:font-size-asian="18pt" style:font-size-complex="18pt"/>
    </style:style>
    <style:style style:name="T63" style:family="text">
      <style:text-properties fo:color="#007dc3" style:font-name="Calibri1" fo:font-size="18pt" officeooo:rsid="01645a86" style:font-size-asian="18pt" style:font-size-complex="18pt"/>
    </style:style>
    <style:style style:name="T6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4000c8" style:font-name="Consolas" fo:font-size="10pt" fo:font-weight="bold" style:font-size-asian="10pt" style:font-weight-asian="bold"/>
    </style:style>
    <style:style style:name="T102" style:family="text">
      <style:text-properties fo:color="#4000c8" style:font-name="Consolas" fo:font-size="10pt" fo:font-weight="bold" officeooo:rsid="015951e6" style:font-size-asian="10pt" style:font-weight-asian="bold"/>
    </style:style>
    <style:style style:name="T103" style:family="text">
      <style:text-properties officeooo:rsid="0083578d"/>
    </style:style>
    <style:style style:name="T104" style:family="text">
      <style:text-properties officeooo:rsid="00847eb0"/>
    </style:style>
    <style:style style:name="T105" style:family="text">
      <style:text-properties officeooo:rsid="00469a69"/>
    </style:style>
    <style:style style:name="T106" style:family="text">
      <style:text-properties officeooo:rsid="0088989a"/>
    </style:style>
    <style:style style:name="T107" style:family="text">
      <style:text-properties officeooo:rsid="00736b32"/>
    </style:style>
    <style:style style:name="T108" style:family="text">
      <style:text-properties fo:font-style="italic" style:font-style-asian="italic" style:font-style-complex="italic"/>
    </style:style>
    <style:style style:name="T109" style:family="text">
      <style:text-properties fo:font-style="italic" officeooo:rsid="00736b32" style:font-style-asian="italic" style:font-style-complex="italic"/>
    </style:style>
    <style:style style:name="T110" style:family="text">
      <style:text-properties fo:font-style="italic" officeooo:rsid="00964fe4" style:font-style-asian="italic" style:font-style-complex="italic"/>
    </style:style>
    <style:style style:name="T111" style:family="text">
      <style:text-properties fo:font-style="italic" officeooo:rsid="00ffc0e8" style:font-style-asian="italic" style:font-style-complex="italic"/>
    </style:style>
    <style:style style:name="T112" style:family="text">
      <style:text-properties fo:font-style="italic" officeooo:rsid="010e0880" style:font-style-asian="italic" style:font-style-complex="italic"/>
    </style:style>
    <style:style style:name="T113" style:family="text">
      <style:text-properties fo:font-style="italic" fo:font-weight="normal" officeooo:rsid="01585c3e" style:font-style-asian="italic" style:font-weight-asian="normal" style:font-style-complex="italic" style:font-weight-complex="normal"/>
    </style:style>
    <style:style style:name="T114" style:family="text">
      <style:text-properties fo:font-style="italic" fo:font-weight="normal" officeooo:rsid="015951e6" style:font-style-asian="italic" style:font-weight-asian="normal" style:font-style-complex="italic" style:font-weight-complex="normal"/>
    </style:style>
    <style:style style:name="T115" style:family="text">
      <style:text-properties officeooo:rsid="008c37e8"/>
    </style:style>
    <style:style style:name="T116" style:family="text">
      <style:text-properties fo:color="#0000ff" style:font-name="Consolas" fo:font-size="10pt" style:font-size-asian="10pt"/>
    </style:style>
    <style:style style:name="T117" style:family="text">
      <style:text-properties officeooo:rsid="008e988b"/>
    </style:style>
    <style:style style:name="T118" style:family="text">
      <style:text-properties officeooo:rsid="008f574f"/>
    </style:style>
    <style:style style:name="T119" style:family="text">
      <style:text-properties officeooo:rsid="009246f4"/>
    </style:style>
    <style:style style:name="T120" style:family="text">
      <style:text-properties officeooo:rsid="0094c775"/>
    </style:style>
    <style:style style:name="T121" style:family="text">
      <style:text-properties officeooo:rsid="00964fe4"/>
    </style:style>
    <style:style style:name="T122" style:family="text">
      <style:text-properties officeooo:rsid="0099b60c"/>
    </style:style>
    <style:style style:name="T123" style:family="text">
      <style:text-properties officeooo:rsid="00799b55"/>
    </style:style>
    <style:style style:name="T124" style:family="text">
      <style:text-properties officeooo:rsid="009a3c41"/>
    </style:style>
    <style:style style:name="T125" style:family="text">
      <style:text-properties officeooo:rsid="009bafdc"/>
    </style:style>
    <style:style style:name="T126" style:family="text">
      <style:text-properties officeooo:rsid="009d0b72"/>
    </style:style>
    <style:style style:name="T127" style:family="text">
      <style:text-properties officeooo:rsid="009e01e9"/>
    </style:style>
    <style:style style:name="T128" style:family="text">
      <style:text-properties officeooo:rsid="009fa0eb"/>
    </style:style>
    <style:style style:name="T129" style:family="text">
      <style:text-properties officeooo:rsid="00a18b49"/>
    </style:style>
    <style:style style:name="T130" style:family="text">
      <style:text-properties officeooo:rsid="00a257b5"/>
    </style:style>
    <style:style style:name="T131" style:family="text">
      <style:text-properties officeooo:rsid="00a309f2"/>
    </style:style>
    <style:style style:name="T132" style:family="text">
      <style:text-properties officeooo:rsid="00a393eb"/>
    </style:style>
    <style:style style:name="T133" style:family="text">
      <style:text-properties officeooo:rsid="00a4587a"/>
    </style:style>
    <style:style style:name="T134" style:family="text">
      <style:text-properties officeooo:rsid="00a621ab"/>
    </style:style>
    <style:style style:name="T135" style:family="text">
      <style:text-properties officeooo:rsid="00aa1124"/>
    </style:style>
    <style:style style:name="T136" style:family="text">
      <style:text-properties officeooo:rsid="00ac7603"/>
    </style:style>
    <style:style style:name="T137" style:family="text">
      <style:text-properties officeooo:rsid="00b1b7d9"/>
    </style:style>
    <style:style style:name="T138" style:family="text">
      <style:text-properties officeooo:rsid="00bb6d03"/>
    </style:style>
    <style:style style:name="T139" style:family="text">
      <style:text-properties officeooo:rsid="00c0adb5"/>
    </style:style>
    <style:style style:name="T140" style:family="text">
      <style:text-properties officeooo:rsid="00c6f0f3"/>
    </style:style>
    <style:style style:name="T141" style:family="text">
      <style:text-properties officeooo:rsid="00cc29a3"/>
    </style:style>
    <style:style style:name="T142" style:family="text">
      <style:text-properties officeooo:rsid="00ca90d1"/>
    </style:style>
    <style:style style:name="T143" style:family="text">
      <style:text-properties fo:font-weight="bold" officeooo:rsid="00ca90d1" style:font-weight-asian="bold" style:font-weight-complex="bold"/>
    </style:style>
    <style:style style:name="T144" style:family="text">
      <style:text-properties fo:font-weight="normal" style:font-weight-asian="normal" style:font-weight-complex="normal"/>
    </style:style>
    <style:style style:name="T145" style:family="text">
      <style:text-properties fo:font-weight="normal" officeooo:rsid="00ca90d1" style:font-weight-asian="normal" style:font-weight-complex="normal"/>
    </style:style>
    <style:style style:name="T146" style:family="text">
      <style:text-properties fo:color="#800000" style:font-name="Consolas" fo:font-size="10pt" fo:font-weight="bold" style:font-size-asian="10pt" style:font-weight-asian="bold"/>
    </style:style>
    <style:style style:name="T147" style:family="text">
      <style:text-properties fo:color="#800000" fo:font-weight="bold" style:font-weight-asian="bold"/>
    </style:style>
    <style:style style:name="T148" style:family="text">
      <style:text-properties fo:color="#008000" style:font-name="Consolas" fo:font-size="10pt" style:font-size-asian="10pt"/>
    </style:style>
    <style:style style:name="T149" style:family="text">
      <style:text-properties fo:color="#808080" style:font-name="Consolas" fo:font-size="10pt" style:font-size-asian="10pt"/>
    </style:style>
    <style:style style:name="T150" style:family="text">
      <style:text-properties fo:color="#000080" style:font-name="Consolas" fo:font-size="10pt" fo:font-weight="bold" style:font-size-asian="10pt" style:font-weight-asian="bold"/>
    </style:style>
    <style:style style:name="T151" style:family="text">
      <style:text-properties fo:color="#000080" style:font-name="Consolas" fo:font-size="10pt" style:font-size-asian="10pt"/>
    </style:style>
    <style:style style:name="T152" style:family="text">
      <style:text-properties fo:color="#ff0000"/>
    </style:style>
    <style:style style:name="T153" style:family="text">
      <style:text-properties fo:color="#ff0000" style:font-name="Consolas" fo:font-size="10pt" style:font-size-asian="10pt"/>
    </style:style>
    <style:style style:name="T154" style:family="text">
      <style:text-properties officeooo:rsid="00d58e78"/>
    </style:style>
    <style:style style:name="T155" style:family="text">
      <style:text-properties officeooo:rsid="00d7a81d"/>
    </style:style>
    <style:style style:name="T156" style:family="text">
      <style:text-properties officeooo:rsid="00d823ce"/>
    </style:style>
    <style:style style:name="T157" style:family="text">
      <style:text-properties officeooo:rsid="00de0860"/>
    </style:style>
    <style:style style:name="T158" style:family="text">
      <style:text-properties officeooo:rsid="007eeebb"/>
    </style:style>
    <style:style style:name="T159" style:family="text">
      <style:text-properties officeooo:rsid="00f24af6"/>
    </style:style>
    <style:style style:name="T160" style:family="text">
      <style:text-properties officeooo:rsid="00fa58a2"/>
    </style:style>
    <style:style style:name="T161" style:family="text">
      <style:text-properties officeooo:rsid="00fe1856"/>
    </style:style>
    <style:style style:name="T162" style:family="text">
      <style:text-properties officeooo:rsid="00e5e3fc"/>
    </style:style>
    <style:style style:name="T163" style:family="text">
      <style:text-properties officeooo:rsid="0100a5f0"/>
    </style:style>
    <style:style style:name="T164" style:family="text">
      <style:text-properties officeooo:rsid="01025339"/>
    </style:style>
    <style:style style:name="T165" style:family="text">
      <style:text-properties officeooo:rsid="0106bd86"/>
    </style:style>
    <style:style style:name="T166" style:family="text">
      <style:text-properties officeooo:rsid="0108b8e9"/>
    </style:style>
    <style:style style:name="T167" style:family="text">
      <style:text-properties officeooo:rsid="010fdc29"/>
    </style:style>
    <style:style style:name="T168" style:family="text">
      <style:text-properties officeooo:rsid="01109b75"/>
    </style:style>
    <style:style style:name="T169" style:family="text">
      <style:text-properties officeooo:rsid="0111991b"/>
    </style:style>
    <style:style style:name="T170" style:family="text">
      <style:text-properties officeooo:rsid="0113c6d3"/>
    </style:style>
    <style:style style:name="T171" style:family="text">
      <style:text-properties officeooo:rsid="01147293"/>
    </style:style>
    <style:style style:name="T172" style:family="text">
      <style:text-properties officeooo:rsid="007ddfe8"/>
    </style:style>
    <style:style style:name="T173" style:family="text">
      <style:text-properties officeooo:rsid="011d3de9"/>
    </style:style>
    <style:style style:name="T174" style:family="text">
      <style:text-properties officeooo:rsid="011d8806"/>
    </style:style>
    <style:style style:name="T175" style:family="text">
      <style:text-properties officeooo:rsid="011f737e"/>
    </style:style>
    <style:style style:name="T176" style:family="text">
      <style:text-properties fo:color="#408080" style:font-name="Consolas" fo:font-size="10pt" style:font-size-asian="10pt"/>
    </style:style>
    <style:style style:name="T177" style:family="text">
      <style:text-properties fo:color="#408080" style:font-name="Consolas" fo:font-size="10pt" officeooo:rsid="01245e27" style:font-size-asian="10pt"/>
    </style:style>
    <style:style style:name="T178" style:family="text">
      <style:text-properties officeooo:rsid="0123cfd2"/>
    </style:style>
    <style:style style:name="T179" style:family="text">
      <style:text-properties officeooo:rsid="0129def4"/>
    </style:style>
    <style:style style:name="T180" style:family="text">
      <style:text-properties officeooo:rsid="012b4856"/>
    </style:style>
    <style:style style:name="T181" style:family="text">
      <style:text-properties officeooo:rsid="0133f9a7"/>
    </style:style>
    <style:style style:name="T182" style:family="text">
      <style:text-properties officeooo:rsid="01355a2b"/>
    </style:style>
    <style:style style:name="T183" style:family="text">
      <style:text-properties officeooo:rsid="0139a139"/>
    </style:style>
    <style:style style:name="T184" style:family="text">
      <style:text-properties officeooo:rsid="013b0ce7"/>
    </style:style>
    <style:style style:name="T185" style:family="text">
      <style:text-properties officeooo:rsid="013b5d51"/>
    </style:style>
    <style:style style:name="T186" style:family="text">
      <style:text-properties officeooo:rsid="013e3671"/>
    </style:style>
    <style:style style:name="T187" style:family="text">
      <style:text-properties officeooo:rsid="01402bef"/>
    </style:style>
    <style:style style:name="T188" style:family="text">
      <style:text-properties officeooo:rsid="0141f80b"/>
    </style:style>
    <style:style style:name="T189" style:family="text">
      <style:text-properties officeooo:rsid="014d0c28"/>
    </style:style>
    <style:style style:name="T190" style:family="text">
      <style:text-properties officeooo:rsid="0155d46d"/>
    </style:style>
    <style:style style:name="T191" style:family="text">
      <style:text-properties officeooo:rsid="015b0446"/>
    </style:style>
    <style:style style:name="T192" style:family="text">
      <style:text-properties officeooo:rsid="015bd1d9"/>
    </style:style>
    <style:style style:name="T193" style:family="text">
      <style:text-properties officeooo:rsid="011b7554"/>
    </style:style>
    <style:style style:name="T194" style:family="text">
      <style:text-properties officeooo:rsid="015da402"/>
    </style:style>
    <style:style style:name="T195" style:family="text">
      <style:text-properties officeooo:rsid="01648e8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7">Control de versions <text:span text:style-name="T8">de DISTRIBUCIO</text:span></text:p>
      <text:p text:style-name="P298"><text:span text:style-name="T59">1 </text:span><text:span text:style-name="T56">d</text:span><text:span text:style-name="T61">e f</text:span><text:span text:style-name="T63">ebrer</text:span><text:span text:style-name="T60"> </text:span><text:span text:style-name="T56">de </text:span><text:span text:style-name="T57">2</text:span><text:span text:style-name="T58">02</text:span><text:span text:style-name="T62">2</text:span></text:p>
      <text:p text:style-name="P294">Serveis d’Administració Electrònica en el Govern de les Illes Balears</text:p>
      <text:p text:style-name="P295">Lot 3 (Serveis de tramitació d’expedients electrònics)</text:p>
      <text:p text:style-name="P295"/>
      <text:p text:style-name="P295"/>
      <text:p text:style-name="P295"/>
      <text:p text:style-name="P295"/>
      <text:p text:style-name="P296">Oficina Tècnica de Direcció de Projecte</text:p>
      <text:list xml:id="list4216743217" text:style-name="Outline">
        <text:list-header>
          <text:h text:style-name="P34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9">Control de Canvis</text:p>
          </table:table-cell>
          <table:covered-table-cell/>
          <table:covered-table-cell/>
          <table:covered-table-cell/>
        </table:table-row>
        <table:table-row table:style-name="Taula1.1">
          <table:table-cell table:style-name="Taula1.A2" office:value-type="string">
            <text:p text:style-name="P300">Data</text:p>
          </table:table-cell>
          <table:table-cell table:style-name="Taula1.B2" office:value-type="string">
            <text:p text:style-name="P301">Autor</text:p>
          </table:table-cell>
          <table:table-cell table:style-name="Taula1.B2" office:value-type="string">
            <text:p text:style-name="P301">Versió</text:p>
          </table:table-cell>
          <table:table-cell table:style-name="Taula1.D2" office:value-type="string">
            <text:p text:style-name="P301">Canvis</text:p>
          </table:table-cell>
        </table:table-row>
        <table:table-row table:style-name="Taula1.1">
          <table:table-cell table:style-name="Taula1.A3" office:value-type="string">
            <text:p text:style-name="P302"><text:span text:style-name="T9">04</text:span>/<text:span text:style-name="T9">02</text:span>/<text:span text:style-name="T5">2019</text:span></text:p>
          </table:table-cell>
          <table:table-cell table:style-name="Taula1.B3" office:value-type="string">
            <text:p text:style-name="P303">Limit Tecnologies</text:p>
          </table:table-cell>
          <table:table-cell table:style-name="Taula1.C3" office:value-type="string">
            <text:p text:style-name="P302">v1.0</text:p>
          </table:table-cell>
          <table:table-cell table:style-name="Taula1.D3" office:value-type="string">
            <text:p text:style-name="P302">Versió inicial</text:p>
          </table:table-cell>
        </table:table-row>
        <table:table-row table:style-name="Taula1.1">
          <table:table-cell table:style-name="Taula1.A4" office:value-type="string">
            <text:p text:style-name="P304"/>
          </table:table-cell>
          <table:table-cell table:style-name="Taula1.B4" office:value-type="string">
            <text:p text:style-name="P304"/>
          </table:table-cell>
          <table:table-cell table:style-name="Taula1.C4" office:value-type="string">
            <text:p text:style-name="P304"/>
          </table:table-cell>
          <table:table-cell table:style-name="Taula1.D4" office:value-type="string">
            <text:p text:style-name="P304"/>
          </table:table-cell>
        </table:table-row>
        <table:table-row table:style-name="Taula1.1">
          <table:table-cell table:style-name="Taula1.A5" office:value-type="string">
            <text:p text:style-name="P304"/>
          </table:table-cell>
          <table:table-cell table:style-name="Taula1.B5" office:value-type="string">
            <text:p text:style-name="P304"/>
          </table:table-cell>
          <table:table-cell table:style-name="Taula1.C5" office:value-type="string">
            <text:p text:style-name="P304"/>
          </table:table-cell>
          <table:table-cell table:style-name="Taula1.D5" office:value-type="string">
            <text:p text:style-name="P304"/>
          </table:table-cell>
        </table:table-row>
        <table:table-row table:style-name="Taula1.1">
          <table:table-cell table:style-name="Taula1.A6" office:value-type="string">
            <text:p text:style-name="P304"/>
          </table:table-cell>
          <table:table-cell table:style-name="Taula1.B6" office:value-type="string">
            <text:p text:style-name="P304"/>
          </table:table-cell>
          <table:table-cell table:style-name="Taula1.C6" office:value-type="string">
            <text:p text:style-name="P304"/>
          </table:table-cell>
          <table:table-cell table:style-name="Taula1.D6" office:value-type="string">
            <text:p text:style-name="P304"/>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9">Revisat per</text:p>
          </table:table-cell>
          <table:covered-table-cell/>
          <table:covered-table-cell/>
        </table:table-row>
        <table:table-row table:style-name="Taula2.1">
          <table:table-cell table:style-name="Taula2.A2" office:value-type="string">
            <text:p text:style-name="P300">Nom</text:p>
          </table:table-cell>
          <table:table-cell table:style-name="Taula2.B2" office:value-type="string">
            <text:p text:style-name="P301">Data</text:p>
          </table:table-cell>
          <table:table-cell table:style-name="Taula2.C2" office:value-type="string">
            <text:p text:style-name="P301">Àrea, departament o empresa</text:p>
          </table:table-cell>
        </table:table-row>
        <table:table-row table:style-name="Taula2.1">
          <table:table-cell table:style-name="Taula2.A3" office:value-type="string">
            <text:p text:style-name="P302"/>
          </table:table-cell>
          <table:table-cell table:style-name="Taula2.B3" office:value-type="string">
            <text:p text:style-name="P302"/>
          </table:table-cell>
          <table:table-cell table:style-name="Taula2.C3" office:value-type="string">
            <text:p text:style-name="P302"/>
          </table:table-cell>
        </table:table-row>
        <table:table-row table:style-name="Taula2.1">
          <table:table-cell table:style-name="Taula2.A4" office:value-type="string">
            <text:p text:style-name="P304"/>
          </table:table-cell>
          <table:table-cell table:style-name="Taula2.B4" office:value-type="string">
            <text:p text:style-name="P304"/>
          </table:table-cell>
          <table:table-cell table:style-name="Taula2.C4" office:value-type="string">
            <text:p text:style-name="P304"/>
          </table:table-cell>
        </table:table-row>
        <table:table-row table:style-name="Taula2.1">
          <table:table-cell table:style-name="Taula2.A5" office:value-type="string">
            <text:p text:style-name="P304"/>
          </table:table-cell>
          <table:table-cell table:style-name="Taula2.B5" office:value-type="string">
            <text:p text:style-name="P304"/>
          </table:table-cell>
          <table:table-cell table:style-name="Taula2.C5" office:value-type="string">
            <text:p text:style-name="P304"/>
          </table:table-cell>
        </table:table-row>
        <table:table-row table:style-name="Taula2.1">
          <table:table-cell table:style-name="Taula2.A6" office:value-type="string">
            <text:p text:style-name="P304"/>
          </table:table-cell>
          <table:table-cell table:style-name="Taula2.B6" office:value-type="string">
            <text:p text:style-name="P304"/>
          </table:table-cell>
          <table:table-cell table:style-name="Taula2.C6" office:value-type="string">
            <text:p text:style-name="P304"/>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9">Aprovat per</text:p>
          </table:table-cell>
          <table:covered-table-cell/>
          <table:covered-table-cell/>
        </table:table-row>
        <table:table-row table:style-name="Taula3.1">
          <table:table-cell table:style-name="Taula3.A2" office:value-type="string">
            <text:p text:style-name="P300">Nom</text:p>
          </table:table-cell>
          <table:table-cell table:style-name="Taula3.B2" office:value-type="string">
            <text:p text:style-name="P301">Data</text:p>
          </table:table-cell>
          <table:table-cell table:style-name="Taula3.C2" office:value-type="string">
            <text:p text:style-name="P301">Àrea, departament o empresa</text:p>
          </table:table-cell>
        </table:table-row>
        <table:table-row table:style-name="Taula3.1">
          <table:table-cell table:style-name="Taula3.A3" office:value-type="string">
            <text:p text:style-name="P302"/>
          </table:table-cell>
          <table:table-cell table:style-name="Taula3.B3" office:value-type="string">
            <text:p text:style-name="P302"/>
          </table:table-cell>
          <table:table-cell table:style-name="Taula3.C3" office:value-type="string">
            <text:p text:style-name="P302"/>
          </table:table-cell>
        </table:table-row>
        <table:table-row table:style-name="Taula3.1">
          <table:table-cell table:style-name="Taula3.A4" office:value-type="string">
            <text:p text:style-name="P304"/>
          </table:table-cell>
          <table:table-cell table:style-name="Taula3.B4" office:value-type="string">
            <text:p text:style-name="P304"/>
          </table:table-cell>
          <table:table-cell table:style-name="Taula3.C4" office:value-type="string">
            <text:p text:style-name="P304"/>
          </table:table-cell>
        </table:table-row>
        <table:table-row table:style-name="Taula3.1">
          <table:table-cell table:style-name="Taula3.A5" office:value-type="string">
            <text:p text:style-name="P304"/>
          </table:table-cell>
          <table:table-cell table:style-name="Taula3.B5" office:value-type="string">
            <text:p text:style-name="P304"/>
          </table:table-cell>
          <table:table-cell table:style-name="Taula3.C5" office:value-type="string">
            <text:p text:style-name="P304"/>
          </table:table-cell>
        </table:table-row>
        <table:table-row table:style-name="Taula3.1">
          <table:table-cell table:style-name="Taula3.A6" office:value-type="string">
            <text:p text:style-name="P304"/>
          </table:table-cell>
          <table:table-cell table:style-name="Taula3.B6" office:value-type="string">
            <text:p text:style-name="P304"/>
          </table:table-cell>
          <table:table-cell table:style-name="Taula3.C6" office:value-type="string">
            <text:p text:style-name="P304"/>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9">Llista de distribució</text:p>
          </table:table-cell>
          <table:covered-table-cell/>
          <table:covered-table-cell/>
        </table:table-row>
        <table:table-row table:style-name="Taula6.1">
          <table:table-cell table:style-name="Taula6.A2" office:value-type="string">
            <text:p text:style-name="P300">Nom</text:p>
          </table:table-cell>
          <table:table-cell table:style-name="Taula6.B2" office:value-type="string">
            <text:p text:style-name="P301">Àrea, departament o empresa</text:p>
          </table:table-cell>
          <table:table-cell table:style-name="Taula6.C2" office:value-type="string">
            <text:p text:style-name="P301">Correu electrònic</text:p>
          </table:table-cell>
        </table:table-row>
        <table:table-row table:style-name="Taula6.1">
          <table:table-cell table:style-name="Taula6.A3" office:value-type="string">
            <text:p text:style-name="P302"/>
          </table:table-cell>
          <table:table-cell table:style-name="Taula6.B3" office:value-type="string">
            <text:p text:style-name="P302"/>
          </table:table-cell>
          <table:table-cell table:style-name="Taula6.C3" office:value-type="string">
            <text:p text:style-name="P302"/>
          </table:table-cell>
        </table:table-row>
        <table:table-row table:style-name="Taula6.1">
          <table:table-cell table:style-name="Taula6.A4" office:value-type="string">
            <text:p text:style-name="P304"/>
          </table:table-cell>
          <table:table-cell table:style-name="Taula6.B4" office:value-type="string">
            <text:p text:style-name="P304"/>
          </table:table-cell>
          <table:table-cell table:style-name="Taula6.C4" office:value-type="string">
            <text:p text:style-name="P304"/>
          </table:table-cell>
        </table:table-row>
        <table:table-row table:style-name="Taula6.1">
          <table:table-cell table:style-name="Taula6.A5" office:value-type="string">
            <text:p text:style-name="P304"/>
          </table:table-cell>
          <table:table-cell table:style-name="Taula6.B5" office:value-type="string">
            <text:p text:style-name="P304"/>
          </table:table-cell>
          <table:table-cell table:style-name="Taula6.C5" office:value-type="string">
            <text:p text:style-name="P304"/>
          </table:table-cell>
        </table:table-row>
        <table:table-row table:style-name="Taula6.1">
          <table:table-cell table:style-name="Taula6.A6" office:value-type="string">
            <text:p text:style-name="P304"/>
          </table:table-cell>
          <table:table-cell table:style-name="Taula6.B6" office:value-type="string">
            <text:p text:style-name="P304"/>
          </table:table-cell>
          <table:table-cell table:style-name="Taula6.C6" office:value-type="string">
            <text:p text:style-name="P304"/>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0"><text:a xlink:type="simple" xlink:href="#__RefHeading___Toc21421_3940995463" text:style-name="Index_20_Link" text:visited-style-name="Index_20_Link">Control de versions del document<text:tab/>2</text:a></text:p>
          <text:p text:style-name="P340"><text:a xlink:type="simple" xlink:href="#__RefHeading___Toc21295_3940995463" text:style-name="Index_20_Link" text:visited-style-name="Index_20_Link">1. Històric de versions<text:tab/>4</text:a></text:p>
          <text:p text:style-name="P341"><text:a xlink:type="simple" xlink:href="#__RefHeading___Toc19787_3508694843" text:style-name="Index_20_Link" text:visited-style-name="Index_20_Link">Versió 0.9.18<text:tab/>4</text:a></text:p>
          <text:p text:style-name="P341"><text:a xlink:type="simple" xlink:href="#__RefHeading___Toc17655_2825458360" text:style-name="Index_20_Link" text:visited-style-name="Index_20_Link">Versió 0.9.19<text:tab/>4</text:a></text:p>
          <text:p text:style-name="P341"><text:a xlink:type="simple" xlink:href="#__RefHeading___Toc70927_588639221" text:style-name="Index_20_Link" text:visited-style-name="Index_20_Link">Versió 0.9.20<text:tab/>5</text:a></text:p>
          <text:p text:style-name="P341"><text:a xlink:type="simple" xlink:href="#__RefHeading___Toc18370_3439170243" text:style-name="Index_20_Link" text:visited-style-name="Index_20_Link">Versió 0.9.21<text:tab/>6</text:a></text:p>
          <text:p text:style-name="P341"><text:a xlink:type="simple" xlink:href="#__RefHeading___Toc834_417853881" text:style-name="Index_20_Link" text:visited-style-name="Index_20_Link">Versió 0.9.22<text:tab/>6</text:a></text:p>
          <text:p text:style-name="P341"><text:a xlink:type="simple" xlink:href="#__RefHeading___Toc61704_1680181998" text:style-name="Index_20_Link" text:visited-style-name="Index_20_Link">Versió 0.9.22.2<text:tab/>7</text:a></text:p>
          <text:p text:style-name="P341"><text:a xlink:type="simple" xlink:href="#__RefHeading___Toc20227_1512682159" text:style-name="Index_20_Link" text:visited-style-name="Index_20_Link">Versió 0.9.23<text:tab/>7</text:a></text:p>
          <text:p text:style-name="P341"><text:a xlink:type="simple" xlink:href="#__RefHeading___Toc20229_1512682159" text:style-name="Index_20_Link" text:visited-style-name="Index_20_Link">Versió 0.9.24<text:tab/>8</text:a></text:p>
          <text:p text:style-name="P341"><text:a xlink:type="simple" xlink:href="#__RefHeading___Toc424222_3031935846" text:style-name="Index_20_Link" text:visited-style-name="Index_20_Link">Versió 0.9.24.1<text:tab/>9</text:a></text:p>
          <text:p text:style-name="P341"><text:a xlink:type="simple" xlink:href="#__RefHeading___Toc96292_1762273572" text:style-name="Index_20_Link" text:visited-style-name="Index_20_Link">Versió 0.9.25<text:tab/>10</text:a></text:p>
          <text:p text:style-name="P341"><text:a xlink:type="simple" xlink:href="#__RefHeading___Toc27894_1180952855" text:style-name="Index_20_Link" text:visited-style-name="Index_20_Link">Versió 0.9.25.1 Processar anotacions amb error o pendents d'Arxiu<text:tab/>11</text:a></text:p>
          <text:p text:style-name="P34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4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4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4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4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4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4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4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4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4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4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4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4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41"><text:a xlink:type="simple" xlink:href="#__RefHeading___Toc685445_83721363" text:style-name="Index_20_Link" text:visited-style-name="Index_20_Link">Versió 0.9.34.1 Correcció llistat usuaris<text:tab/>30</text:a></text:p>
          <text:p text:style-name="P34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4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4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4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4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4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4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4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y correcció en el tractament de documents firmats</text:a><text:a xlink:type="simple" xlink:href="#__RefHeading___Toc140729_35401148061" text:style-name="Index_20_Link" text:visited-style-name="Index_20_Link"><text:tab/>50</text:a></text:p>
          <text:p text:style-name="P34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p text:style-name="P34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2</text:a></text:p>
        </text:index-body>
      </text:table-of-content>
      <text:p text:style-name="P7"/>
      <text:list xml:id="list122142534683970" text:continue-numbering="true" text:style-name="Outline">
        <text:list-item>
          <text:h text:style-name="P343" text:outline-level="1"><text:bookmark-start text:name="__RefHeading___Toc21295_3940995463"/>Històric de versions<text:bookmark-end text:name="__RefHeading___Toc21295_3940995463"/></text:h>
          <text:list>
            <text:list-header>
              <text:h text:style-name="P344" text:outline-level="2" text:is-list-header="true"><text:bookmark-start text:name="__RefHeading___Toc19787_3508694843"/>Versió 0.9.18<text:bookmark-end text:name="__RefHeading___Toc19787_3508694843"/></text:h>
            </text:list-header>
          </text:list>
        </text:list-item>
      </text:list>
      <text:p text:style-name="P45">Data: </text:p>
      <text:p text:style-name="P80"><text:tab/><text:span text:style-name="T8">07</text:span>/<text:span text:style-name="T8">02</text:span>/201<text:span text:style-name="T8">9</text:span></text:p>
      <text:p text:style-name="P80">Resum: </text:p>
      <text:p text:style-name="P8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0"/>
      <text:p text:style-name="P10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938261943" text:style-name="L1">
        <text:list-item>
          <text:p text:style-name="P379"><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79"><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79"><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4"/>
      <text:p text:style-name="P45">Base de dades:<text:span text:style-name="T5"> </text:span></text:p>
      <text:list xml:id="list2775945761" text:style-name="L2">
        <text:list-item>
          <text:p text:style-name="P381">Sense canvis</text:p>
        </text:list-item>
      </text:list>
      <text:p text:style-name="P44"/>
      <text:p text:style-name="P10"><text:span text:style-name="T6">Propietats globals</text:span>: </text:p>
      <text:list xml:id="list1470196192" text:style-name="L3">
        <text:list-item>
          <text:p text:style-name="P389">Sense canvis</text:p>
        </text:list-item>
      </text:list>
      <text:p text:style-name="P106"/>
      <text:list xml:id="list122141971340154" text:continue-list="list122142534683970" text:style-name="Outline">
        <text:list-item>
          <text:list>
            <text:list-header>
              <text:h text:style-name="P345" text:outline-level="2" text:is-list-header="true"><text:bookmark-start text:name="__RefHeading___Toc17655_2825458360"/>Versió 0.9.1<text:span text:style-name="T21">9</text:span><text:bookmark-end text:name="__RefHeading___Toc17655_2825458360"/></text:h>
            </text:list-header>
          </text:list>
        </text:list-item>
      </text:list>
      <text:p text:style-name="P46">Data: </text:p>
      <text:p text:style-name="P81"><text:tab/><text:span text:style-name="T23">05</text:span>/<text:span text:style-name="T8">03</text:span>/201<text:span text:style-name="T8">9</text:span></text:p>
      <text:p text:style-name="P81">Resum: </text:p>
      <text:p text:style-name="P108"><text:tab/>Mesures correctores per diversos errors en el tractament de l'alta d'anotacions. Millores per poder veure les anotacions pendents amb errors.</text:p>
      <text:p text:style-name="P81"><text:tab/></text:p>
      <text:p text:style-name="P81"/>
      <text:p text:style-name="P10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2143040989416" text:continue-list="list1938261943" text:style-name="L1">
        <text:list-item>
          <text:p text:style-name="P39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91"><text:a xlink:type="simple" xlink:href="https://github.com/GovernIB/distribucio/issues/39" text:style-name="Internet_20_link" text:visited-style-name="Visited_20_Internet_20_Link">#39</text:a> Millorar els estats de les anotacions</text:p>
        </text:list-item>
        <text:list-item>
          <text:p text:style-name="P391"><text:a xlink:type="simple" xlink:href="https://github.com/GovernIB/distribucio/issues/42" text:style-name="Internet_20_link" text:visited-style-name="Visited_20_Internet_20_Link">#42</text:a> Marcar anotacions com a no processades després de reenviar-les </text:p>
        </text:list-item>
        <text:list-item>
          <text:p text:style-name="P391"><text:a xlink:type="simple" xlink:href="https://github.com/GovernIB/distribucio/issues/47" text:style-name="Internet_20_link" text:visited-style-name="Visited_20_Internet_20_Link">#47</text:a> Intentar guardar tots els annexos a dins l'arxiu</text:p>
        </text:list-item>
        <text:list-item>
          <text:p text:style-name="P391"><text:a xlink:type="simple" xlink:href="https://github.com/GovernIB/distribucio/issues/50" text:style-name="Internet_20_link" text:visited-style-name="Visited_20_Internet_20_Link">#50</text:a> Error esborrant bústia amb continguts</text:p>
        </text:list-item>
        <text:list-item>
          <text:p text:style-name="P392"><text:a xlink:type="simple" xlink:href="https://github.com/GovernIB/distribucio/issues/51" text:style-name="Internet_20_link" text:visited-style-name="Visited_20_Internet_20_Link">#51</text:a> Revisar els filtres quan es prem INTRO</text:p>
        </text:list-item>
        <text:list-item>
          <text:p text:style-name="P392"><text:a xlink:type="simple" xlink:href="https://github.com/GovernIB/distribucio/issues/52" text:style-name="Internet_20_link" text:visited-style-name="Visited_20_Internet_20_Link">#52</text:a> Error esborrant regles</text:p>
        </text:list-item>
        <text:list-item>
          <text:p text:style-name="P392"><text:a xlink:type="simple" xlink:href="https://github.com/GovernIB/distribucio/issues/53" text:style-name="Internet_20_link" text:visited-style-name="Visited_20_Internet_20_Link">#53</text:a> Problemes de cerca amb accents en els camps de cerca</text:p>
        </text:list-item>
        <text:list-item>
          <text:p text:style-name="P392"><text:a xlink:type="simple" xlink:href="https://github.com/GovernIB/distribucio/issues/58" text:style-name="Internet_20_link" text:visited-style-name="Visited_20_Internet_20_Link">#58</text:a> Descarregar versió imprimible documents annexos</text:p>
        </text:list-item>
        <text:list-item>
          <text:p text:style-name="P392"><text:a xlink:type="simple" xlink:href="https://github.com/GovernIB/distribucio/issues/60" text:style-name="Internet_20_link" text:visited-style-name="Visited_20_Internet_20_Link">#60</text:a> Revisar errors amb el plugin de destió documental</text:p>
        </text:list-item>
        <text:list-item>
          <text:p text:style-name="P392"><text:a xlink:type="simple" xlink:href="https://github.com/GovernIB/distribucio/issues/61" text:style-name="Internet_20_link" text:visited-style-name="Visited_20_Internet_20_Link">#61</text:a> Error amb els filtres per data al contingut de bústies</text:p>
        </text:list-item>
        <text:list-item>
          <text:p text:style-name="P392"><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9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92"><text:a xlink:type="simple" xlink:href="https://github.com/GovernIB/distribucio/issues/64" text:style-name="Internet_20_link" text:visited-style-name="Visited_20_Internet_20_Link">#64</text:a> Mostrar errors integracions als logs</text:p>
        </text:list-item>
        <text:list-item>
          <text:p text:style-name="P392"><text:a xlink:type="simple" xlink:href="https://github.com/GovernIB/distribucio/issues/65" text:style-name="Internet_20_link" text:visited-style-name="Visited_20_Internet_20_Link">#65</text:a> Ajuntar canvis de la branca desenv</text:p>
        </text:list-item>
        <text:list-item>
          <text:p text:style-name="P392"><text:a xlink:type="simple" xlink:href="https://github.com/GovernIB/distribucio/issues/66" text:style-name="Internet_20_link" text:visited-style-name="Visited_20_Internet_20_Link">#66</text:a> Messures correctores de rendiment del llistat d'anotacions pendents</text:p>
        </text:list-item>
      </text:list>
      <text:p text:style-name="P46"/>
      <text:p text:style-name="P46">Base de dades:<text:span text:style-name="T5"> </text:span></text:p>
      <text:list xml:id="list2791731400" text:style-name="L4">
        <text:list-item>
          <text:p text:style-name="P393">Actualització dels literals pels estats i ampliació de la columna del nom del fitxer pels annexos i les firmes.</text:p>
          <text:list>
            <text:list-item>
              <text:p text:style-name="P393">distribucio_update_0.9.19.sql</text:p>
            </text:list-item>
          </text:list>
        </text:list-item>
      </text:list>
      <text:p text:style-name="P46"/>
      <text:p text:style-name="P11"><text:span text:style-name="T6">Propietats globals</text:span>: </text:p>
      <text:list xml:id="list3850746371" text:style-name="L5">
        <text:list-item>
          <text:p text:style-name="P557"><text:span text:style-name="T22">distribucio_update_0.9.19</text:span>.properties: </text:p>
          <text:list>
            <text:list-item>
              <text:p text:style-name="P558">Url base del context per generar els enllaços dins els mails que envia distribució</text:p>
            </text:list-item>
            <text:list-item>
              <text:p text:style-name="P559">Propietats per la distribució i aplicació de regles:</text:p>
              <text:list>
                <text:list-item>
                  <text:p text:style-name="P55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2"># ESBORRADA es.caib.distribucio.tasca.dist.anotacio.pendent.periode.execucio</text:p>
            <text:p text:style-name="P122"># ESBORRADA es.caib.distribucio.tasca.dist.anotacio.pendent.max.reintents</text:p>
            <text:p text:style-name="P124"># ESBORRADA es.caib.distribucio.tasca.dist.anotacio.asincrona</text:p>
          </table:table-cell>
        </table:table-row>
      </table:table>
      <text:list xml:id="list122141672524672" text:continue-numbering="true" text:style-name="L5">
        <text:list-item>
          <text:list>
            <text:list-item>
              <text:list>
                <text:list-header>
                  <text:p text:style-name="P559"/>
                </text:list-header>
                <text:list-item>
                  <text:p text:style-name="P55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9"><text:span text:style-name="T36">es.caib.distribucio.tasca.guardar.annexos.temps.espera.execucio=</text:span><text:span text:style-name="T29">60000</text:span></text:p>
            <text:p text:style-name="P305"><text:span text:style-name="T25">es.caib.distribucio.tasca.guardar.annexos.max.reintents=</text:span><text:span text:style-name="T29">2</text:span></text:p>
            <text:p text:style-name="P305"><text:span text:style-name="T25">es.caib.distribucio.tasca.aplicar.regles.temps.espera.execucio=</text:span><text:span text:style-name="T29">300000</text:span></text:p>
            <text:p text:style-name="P305"><text:span text:style-name="T25">es.caib.distribucio.tasca.aplicar.regles.max.reintents=</text:span><text:span text:style-name="T29">2</text:span></text:p>
            <text:p text:style-name="P109"><text:span text:style-name="T36">es.caib.distribucio.tasca.tancar.contenidors.temps.espera.execucio=</text:span><text:span text:style-name="T29">600000</text:span></text:p>
            <text:p text:style-name="P109"><text:span text:style-name="T37">es.caib.distribucio.anotacio.processament.asincron=</text:span><text:span text:style-name="T34">true</text:span></text:p>
          </table:table-cell>
        </table:table-row>
      </table:table>
      <text:p text:style-name="P339"/>
      <text:list xml:id="list122143653511114" text:continue-list="list122141971340154" text:style-name="Outline">
        <text:list-item>
          <text:list>
            <text:list-header>
              <text:h text:style-name="P346" text:outline-level="2" text:is-list-header="true"><text:bookmark-start text:name="__RefHeading___Toc70927_588639221"/>Versió 0.9.<text:span text:style-name="T38">20</text:span><text:bookmark-end text:name="__RefHeading___Toc70927_588639221"/></text:h>
            </text:list-header>
          </text:list>
        </text:list-item>
      </text:list>
      <text:p text:style-name="P47">Data: </text:p>
      <text:p text:style-name="P82"><text:tab/><text:span text:style-name="T38">20</text:span>/<text:span text:style-name="T8">02</text:span>/201<text:span text:style-name="T8">9</text:span></text:p>
      <text:p text:style-name="P82">Resum: </text:p>
      <text:p text:style-name="P82"><text:tab/><text:span text:style-name="T39">Resolució de la descàrrega de documents no PDF firmats amb CAdES i altres modificacions menors.</text:span></text:p>
      <text:p text:style-name="P82"/>
      <text:p text:style-name="P12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2141961491551" text:continue-list="list122143040989416" text:style-name="L1">
        <text:list-item>
          <text:p text:style-name="P380"><text:a xlink:type="simple" xlink:href="https://github.com/GovernIB/distribucio/issues/73" text:style-name="Internet_20_link" text:visited-style-name="Visited_20_Internet_20_Link">#73</text:a> Revisar notificacions a usuaris per rol</text:p>
        </text:list-item>
        <text:list-item>
          <text:p text:style-name="P380"><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80"><text:a xlink:type="simple" xlink:href="https://github.com/GovernIB/distribucio/issues/71" text:style-name="Internet_20_link" text:visited-style-name="Visited_20_Internet_20_Link">#71</text:a> Modificar posició spinner quan una taula carrega dades</text:p>
        </text:list-item>
        <text:list-item>
          <text:p text:style-name="P380"><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80"><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7"/>
      <text:p text:style-name="P47">Base de dades:<text:span text:style-name="T5"> </text:span></text:p>
      <text:list xml:id="list4174103500" text:style-name="L6">
        <text:list-item>
          <text:p text:style-name="P382">Sense canvis</text:p>
        </text:list-item>
      </text:list>
      <text:p text:style-name="P47"/>
      <text:p text:style-name="P12"><text:span text:style-name="T6">Propietats globals</text:span>: </text:p>
      <text:list xml:id="list744161540" text:style-name="L7">
        <text:list-item>
          <text:p text:style-name="P390">Sense canvis</text:p>
        </text:list-item>
      </text:list>
      <text:p text:style-name="P107"/>
      <text:p text:style-name="P107"/>
      <text:p text:style-name="P107"/>
      <text:p text:style-name="P107"/>
      <text:list xml:id="list122142623439535" text:continue-list="list122143653511114" text:style-name="Outline">
        <text:list-item>
          <text:list>
            <text:list-header>
              <text:h text:style-name="P347" text:outline-level="2" text:is-list-header="true"><text:bookmark-start text:name="__RefHeading___Toc18370_3439170243"/>Versió 0.9.<text:span text:style-name="T38">21</text:span><text:bookmark-end text:name="__RefHeading___Toc18370_3439170243"/></text:h>
            </text:list-header>
          </text:list>
        </text:list-item>
      </text:list>
      <text:p text:style-name="P48">Data: <text:span text:style-name="T44">28/03/2019</text:span></text:p>
      <text:p text:style-name="P83"><text:tab/></text:p>
      <text:p text:style-name="P84">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3"/>
      <text:p text:style-name="P12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2142075753006" text:continue-list="list122141961491551" text:style-name="L1">
        <text:list-item>
          <text:p text:style-name="P39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9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8">Base de dades:<text:span text:style-name="T5"> </text:span></text:p>
      <text:list xml:id="list1094574547" text:style-name="L8">
        <text:list-item>
          <text:p text:style-name="P383">Sense canvis</text:p>
        </text:list-item>
      </text:list>
      <text:p text:style-name="P48"/>
      <text:p text:style-name="P13"><text:span text:style-name="T6">Propietats globals</text:span>: </text:p>
      <text:list xml:id="list3707750766" text:style-name="L9">
        <text:list-item>
          <text:p text:style-name="P39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2"># ###</text:p>
            <text:p text:style-name="P305"><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11"># ###</text:p>
            <text:p text:style-name="P109"><text:span text:style-name="T36">es.caib.distribucio.concsv.base.url=</text:span><text:span text:style-name="T29">https://dev.caib.es/concsv</text:span></text:p>
          </table:table-cell>
        </table:table-row>
      </table:table>
      <text:p text:style-name="P128"/>
      <text:list xml:id="list122142460570619" text:continue-list="list122142623439535" text:style-name="Outline">
        <text:list-item>
          <text:list>
            <text:list-header>
              <text:h text:style-name="P348" text:outline-level="2" text:is-list-header="true"><text:bookmark-start text:name="__RefHeading___Toc834_417853881"/>Versió 0.9.<text:span text:style-name="T38">22</text:span><text:bookmark-end text:name="__RefHeading___Toc834_417853881"/></text:h>
            </text:list-header>
          </text:list>
        </text:list-item>
      </text:list>
      <text:p text:style-name="P49">Data: <text:span text:style-name="T46">16/04/2019</text:span></text:p>
      <text:p text:style-name="P85"><text:tab/></text:p>
      <text:p text:style-name="P85">Resum:<text:span text:style-name="T45"> Solució a anotacions pendents de processar, esborrat d'arxius temporals. Millora en les notificacions de noves anotacions i metadades ENI del registre als annexos.</text:span></text:p>
      <text:p text:style-name="P85"/>
      <text:p text:style-name="P12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2142523726618" text:continue-list="list122142075753006" text:style-name="L1">
        <text:list-item>
          <text:p text:style-name="P400"><text:a xlink:type="simple" xlink:href="https://github.com/GovernIB/distribucio/issues/76" text:style-name="Internet_20_link" text:visited-style-name="Visited_20_Internet_20_Link">#76</text:a>: Missatge d'error erroni esborrant bústia amb regles sense anotacions</text:p>
        </text:list-item>
        <text:list-item>
          <text:p text:style-name="P40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00"><text:a xlink:type="simple" xlink:href="https://github.com/GovernIB/distribucio/issues/81" text:style-name="Internet_20_link" text:visited-style-name="Visited_20_Internet_20_Link">#81</text:a>: Afegir número de registre a l'assumpte del correu electrònic</text:p>
        </text:list-item>
        <text:list-item>
          <text:p text:style-name="P400"><text:a xlink:type="simple" xlink:href="https://github.com/GovernIB/distribucio/issues/83" text:style-name="Internet_20_link" text:visited-style-name="Visited_20_Internet_20_Link">#83</text:a>: Error accés usuaris sense permís a bústies</text:p>
        </text:list-item>
        <text:list-item>
          <text:p text:style-name="P400"><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400"><text:a xlink:type="simple" xlink:href="https://github.com/GovernIB/distribucio/issues/85" text:style-name="Internet_20_link" text:visited-style-name="Visited_20_Internet_20_Link">#85</text:a>: Emplenar les metadades ENI relatives al registre pels annexos</text:p>
        </text:list-item>
        <text:list-item>
          <text:p text:style-name="P40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00"><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08"><text:a xlink:type="simple" xlink:href="https://github.com/GovernIB/distribucio/issues/90" text:style-name="Internet_20_link" text:visited-style-name="Visited_20_Internet_20_Link">#90</text:a>: Error sincronitzant UO</text:p>
        </text:list-item>
        <text:list-item>
          <text:p text:style-name="P408"><text:a xlink:type="simple" xlink:href="https://github.com/GovernIB/distribucio/issues/91" text:style-name="Internet_20_link" text:visited-style-name="Visited_20_Internet_20_Link">#91</text:a>: Error creant regla. La bústia no s'associa correctament</text:p>
        </text:list-item>
      </text:list>
      <text:p text:style-name="P130"/>
      <text:p text:style-name="P49">Base de dades:<text:span text:style-name="T5"> </text:span></text:p>
      <text:list xml:id="list3853922053" text:style-name="L10">
        <text:list-item>
          <text:p text:style-name="P384">Sense canvis</text:p>
        </text:list-item>
      </text:list>
      <text:p text:style-name="P49"/>
      <text:p text:style-name="P14"><text:span text:style-name="T6">Propietats globals</text:span>: </text:p>
      <text:list xml:id="list1315928264" text:style-name="L11">
        <text:list-item>
          <text:p text:style-name="P385">Sense canvis</text:p>
        </text:list-item>
      </text:list>
      <text:p text:style-name="P128"/>
      <text:p text:style-name="P128"/>
      <text:list xml:id="list122142626389196" text:continue-list="list122142460570619" text:style-name="Outline">
        <text:list-item>
          <text:list>
            <text:list-header>
              <text:h text:style-name="P349" text:outline-level="2" text:is-list-header="true"><text:bookmark-start text:name="__RefHeading___Toc61704_1680181998"/>Versió 0.9.<text:span text:style-name="T38">22.2</text:span><text:bookmark-end text:name="__RefHeading___Toc61704_1680181998"/></text:h>
            </text:list-header>
          </text:list>
        </text:list-item>
      </text:list>
      <text:p text:style-name="P50">Data: <text:span text:style-name="T49">03/06/2019</text:span></text:p>
      <text:p text:style-name="P86"><text:tab/></text:p>
      <text:p text:style-name="P86">Resum:<text:span text:style-name="T45"> Correcció urgent per poder enviar anotacions per correu electrònic i veure el detall de les firmes.</text:span></text:p>
      <text:p text:style-name="P86"/>
      <text:p text:style-name="P13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2143389731067" text:continue-list="list122142523726618" text:style-name="L1">
        <text:list-item>
          <text:p text:style-name="P401"><text:a xlink:type="simple" xlink:href="https://github.com/GovernIB/ripea/issues/102" text:style-name="Internet_20_link" text:visited-style-name="Visited_20_Internet_20_Link"><text:span text:style-name="T47">#102</text:span></text:a>: Error enviant anotacions per email</text:p>
        </text:list-item>
        <text:list-item>
          <text:p text:style-name="P401"><text:a xlink:type="simple" xlink:href="https://github.com/GovernIB/distribucio/issues/106" text:style-name="Internet_20_link" text:visited-style-name="Visited_20_Internet_20_Link">#106</text:a> Error consultant bústia per defecte</text:p>
        </text:list-item>
      </text:list>
      <text:p text:style-name="P131"/>
      <text:p text:style-name="P50">Base de dades:<text:span text:style-name="T5"> </text:span></text:p>
      <text:list xml:id="list2214891585" text:style-name="L12">
        <text:list-item>
          <text:p text:style-name="P409">distribucio_update_0.9.22.<text:span text:style-name="T48">2</text:span>.sql:</text:p>
          <text:list>
            <text:list-header>
              <text:p text:style-name="P409">Script d'actualització per corregir les dades d'annexos i firmes d'annexos.</text:p>
              <text:p text:style-name="P411">Corregeix també els codis d'unitat orgànica de les bústies</text:p>
            </text:list-header>
          </text:list>
          <text:p text:style-name="P409"/>
        </text:list-item>
      </text:list>
      <text:p text:style-name="P50"/>
      <text:p text:style-name="P15"><text:span text:style-name="T6">Propietats globals</text:span>: </text:p>
      <text:list xml:id="list1149957208" text:style-name="L13">
        <text:list-item>
          <text:p text:style-name="P386">Sense canvis</text:p>
        </text:list-item>
      </text:list>
      <text:p text:style-name="P87"/>
      <text:list xml:id="list122141776873696" text:continue-list="list122142626389196" text:style-name="Outline">
        <text:list-item>
          <text:list>
            <text:list-header>
              <text:h text:style-name="P350" text:outline-level="2" text:is-list-header="true"><text:bookmark-start text:name="__RefHeading___Toc20227_1512682159"/>Versió 0.9.<text:span text:style-name="T38">23</text:span><text:bookmark-end text:name="__RefHeading___Toc20227_1512682159"/></text:h>
            </text:list-header>
          </text:list>
        </text:list-item>
      </text:list>
      <text:p text:style-name="P51">Data: <text:span text:style-name="T50">17/06/2019</text:span></text:p>
      <text:p text:style-name="P99"><text:tab/></text:p>
      <text:p text:style-name="P99">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9"/>
      <text:p text:style-name="P13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453574159" text:style-name="L14">
        <text:list-item>
          <text:p text:style-name="P404"><text:a xlink:type="simple" xlink:href="https://github.com/GovernIB/distribucio/issues/108" text:style-name="Internet_20_link" text:visited-style-name="Visited_20_Internet_20_Link">#108</text:a> Nova opció pels administradors per moure contingut entre bústies</text:p>
        </text:list-item>
        <text:list-item>
          <text:p text:style-name="P404"><text:soft-page-break/><text:a xlink:type="simple" xlink:href="https://github.com/GovernIB/distribucio/issues/107" text:style-name="Internet_20_link" text:visited-style-name="Visited_20_Internet_20_Link">#107</text:a> Poder veure el contingut de bústies innactives</text:p>
        </text:list-item>
        <text:list-item>
          <text:p text:style-name="P40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04"><text:a xlink:type="simple" xlink:href="https://github.com/GovernIB/distribucio/issues/88" text:style-name="Internet_20_link" text:visited-style-name="Visited_20_Internet_20_Link">#88</text:a> Backoffices asíncrons</text:p>
        </text:list-item>
        <text:list-item>
          <text:p text:style-name="P404"><text:a xlink:type="simple" xlink:href="https://github.com/GovernIB/distribucio/issues/99" text:style-name="Internet_20_link" text:visited-style-name="Visited_20_Internet_20_Link">#99</text:a> Compatibilitat amb regles a partir del codi assumpte</text:p>
        </text:list-item>
        <text:list-item>
          <text:p text:style-name="P404"><text:a xlink:type="simple" xlink:href="https://github.com/GovernIB/distribucio/issues/98" text:style-name="Internet_20_link" text:visited-style-name="Visited_20_Internet_20_Link">#98</text:a> Eliminar informació de la data de còpia en el número de registre</text:p>
        </text:list-item>
        <text:list-item>
          <text:p text:style-name="P40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04"><text:a xlink:type="simple" xlink:href="https://github.com/GovernIB/distribucio/issues/95" text:style-name="Internet_20_link" text:visited-style-name="Visited_20_Internet_20_Link">#95</text:a> Error botó tancar detall anotació sense modal</text:p>
        </text:list-item>
        <text:list-item>
          <text:p text:style-name="P404"><text:a xlink:type="simple" xlink:href="https://github.com/GovernIB/distribucio/issues/93" text:style-name="Internet_20_link" text:visited-style-name="Visited_20_Internet_20_Link">#93</text:a> NullPointerException reintentant processament</text:p>
        </text:list-item>
        <text:list-item>
          <text:p text:style-name="P404"><text:a xlink:type="simple" xlink:href="https://github.com/GovernIB/distribucio/issues/92" text:style-name="Internet_20_link" text:visited-style-name="Visited_20_Internet_20_Link">#92</text:a> Error nodes duplicats a l'Arxiu</text:p>
        </text:list-item>
        <text:list-item>
          <text:p text:style-name="P404"><text:a xlink:type="simple" xlink:href="https://github.com/GovernIB/distribucio/issues/89" text:style-name="Internet_20_link" text:visited-style-name="Visited_20_Internet_20_Link">#89</text:a> Tractar firmar amb CADEs els PDF que arribin sense firmar</text:p>
        </text:list-item>
        <text:list-item>
          <text:p text:style-name="P404"><text:a xlink:type="simple" xlink:href="https://github.com/GovernIB/distribucio/issues/59" text:style-name="Internet_20_link" text:visited-style-name="Visited_20_Internet_20_Link">#59</text:a> Regles a partir del codi SIA</text:p>
        </text:list-item>
      </text:list>
      <text:p text:style-name="P132"/>
      <text:p text:style-name="P51">Base de dades:<text:span text:style-name="T5"> </text:span></text:p>
      <text:list xml:id="list3148014083" text:style-name="L15">
        <text:list-item>
          <text:p text:style-name="P410">distribucio_update_0.9.2<text:span text:style-name="T51">3</text:span>.sql:</text:p>
        </text:list-item>
      </text:list>
      <text:list xml:id="list4293721148" text:style-name="L16">
        <text:list-item>
          <text:p text:style-name="P412">Canvis per tenir el codi de procediment SIA de l'anotació.</text:p>
        </text:list-item>
        <text:list-item>
          <text:p text:style-name="P412">Script per treure la data del número de registre en el cas de les còpies d'anotacions.</text:p>
        </text:list-item>
        <text:list-item>
          <text:p text:style-name="P412">Canvis per poder treballar amb backoffices de Distribució.</text:p>
        </text:list-item>
      </text:list>
      <text:list xml:id="list122142490431953" text:continue-list="list3148014083" text:style-name="L15">
        <text:list-header>
          <text:p text:style-name="P410"/>
        </text:list-header>
      </text:list>
      <text:p text:style-name="P51"/>
      <text:p text:style-name="P16"><text:span text:style-name="T6">Propietats globals</text:span>: </text:p>
      <text:list xml:id="list3526774833" text:style-name="L17">
        <text:list-item>
          <text:p text:style-name="P413">Noves propietats afegides pels backoffices de Distribució. Les propietats que contenen "test" són per provar els backoffices amb la propia aplicació de Distribució.</text:p>
          <text:list>
            <text:list-item>
              <text:p text:style-name="P413">distribucio_update_0.9.23.properties:</text:p>
            </text:list-item>
          </text:list>
        </text:list-item>
      </text:list>
      <text:p text:style-name="P139"/>
      <table:table table:name="Tabla4" table:style-name="Tabla4">
        <table:table-column table:style-name="Tabla4.A"/>
        <table:table-row table:style-name="Tabla4.1">
          <table:table-cell table:style-name="Tabla4.A1" office:value-type="string">
            <text:p text:style-name="P122"># ################### #</text:p>
            <text:p text:style-name="P311"># PROPERTIES AFEGIDES #</text:p>
            <text:p text:style-name="P311"># ################### #</text:p>
            <text:p text:style-name="P315"/>
            <text:p text:style-name="P305"><text:span text:style-name="T40"># </text:span><text:span text:style-name="T43">Backoffices</text:span><text:span text:style-name="T40"> </text:span><text:span text:style-name="T43">asíncrons</text:span></text:p>
            <text:p text:style-name="P305"><text:span text:style-name="T25">es.caib.distribucio.tasca.enviar.anotacions.backoffice.temps.espera.execucio=</text:span><text:span text:style-name="T29">60000</text:span></text:p>
            <text:p text:style-name="P305"><text:span text:style-name="T25">es.caib.distribucio.backoffice.integracio.clau=</text:span><text:span text:style-name="T29">clauSecreta</text:span></text:p>
            <text:p text:style-name="P305"><text:span text:style-name="T25">es.caib.distribucio.backoffice.integracio.retornarAnnexIFirmaContingut=</text:span><text:span text:style-name="T29">false</text:span></text:p>
            <text:p text:style-name="P315"/>
            <text:p text:style-name="P305"><text:span text:style-name="T25">es.caib.distribucio.backoffice.test.backofficeIntegracio.url=</text:span><text:span text:style-name="T29">https://dev.caib.es/distribucio/ws/backofficeIntegracio</text:span></text:p>
            <text:p text:style-name="P305"><text:span text:style-name="T25">es.caib.distribucio.backoffice.test.backofficeIntegracio.usuari=</text:span><text:span text:style-name="T29">USUARI</text:span></text:p>
            <text:p text:style-name="P109"><text:span text:style-name="T36">es.caib.distribucio.backoffice.test.backofficeIntegracio.contrasenya=</text:span><text:span text:style-name="T29">CONTRASENYA</text:span></text:p>
          </table:table-cell>
        </table:table-row>
      </table:table>
      <text:p text:style-name="P139"/>
      <text:p text:style-name="P139"/>
      <text:list xml:id="list122143221094472" text:continue-list="list122141776873696" text:style-name="Outline">
        <text:list-item>
          <text:list>
            <text:list-header>
              <text:h text:style-name="P351" text:outline-level="2" text:is-list-header="true"><text:bookmark-start text:name="__RefHeading___Toc20229_1512682159"/>Versió 0.9.<text:span text:style-name="T38">24</text:span><text:bookmark-end text:name="__RefHeading___Toc20229_1512682159"/></text:h>
            </text:list-header>
          </text:list>
        </text:list-item>
      </text:list>
      <text:p text:style-name="P52">Data: <text:span text:style-name="T55">08/07/2019</text:span></text:p>
      <text:p text:style-name="P100"><text:tab/></text:p>
      <text:p text:style-name="P100">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0"><text:soft-page-break/></text:p>
      <text:p text:style-name="P14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2141805115654" text:continue-list="list3453574159" text:style-name="L14">
        <text:list-item>
          <text:p text:style-name="P405"><text:a xlink:type="simple" xlink:href="https://github.com/GovernIB/distribucio/issues/101" text:style-name="Internet_20_link" text:visited-style-name="Visited_20_Internet_20_Link">#101</text:a> 00107_DIST_classificació</text:p>
        </text:list-item>
        <text:list-item>
          <text:p text:style-name="P405"><text:a xlink:type="simple" xlink:href="https://github.com/GovernIB/distribucio/issues/110" text:style-name="Internet_20_link" text:visited-style-name="Visited_20_Internet_20_Link">#110</text:a> Afegir camp ntiEstadoElaboracion als annexos del WS de backoffice</text:p>
        </text:list-item>
        <text:list-item>
          <text:p text:style-name="P405"><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40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05"><text:a xlink:type="simple" xlink:href="https://github.com/GovernIB/distribucio/issues/113" text:style-name="Internet_20_link" text:visited-style-name="Visited_20_Internet_20_Link">#113</text:a> Error en la pàgina de monitor d'integracions</text:p>
        </text:list-item>
        <text:list-item>
          <text:p text:style-name="P405"><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3"/>
      <text:p text:style-name="P52">Base de dades:<text:span text:style-name="T5"> </text:span></text:p>
      <text:list xml:id="list3524707792" text:style-name="L18">
        <text:list-item>
          <text:p text:style-name="P418">Canvis per ampliar el camp d'observacions del backoffice i per incloure els codis de pais, província i municipi en les anotacions de registre.</text:p>
          <text:list>
            <text:list-item>
              <text:p text:style-name="P41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9"><text:span text:style-name="T54">ALTER</text:span><text:span text:style-name="T36"> </text:span><text:span text:style-name="T54">TABLE</text:span><text:span text:style-name="T36"> DIS_REGISTRE MODIFY BACK_OBSERVACIONS VARCHAR2(4000);</text:span></text:p>
            <text:p text:style-name="P315"/>
            <text:p text:style-name="P319">-- #109 Afegir codis de municipi, país i província a les anotacions de registre </text:p>
            <text:p text:style-name="P319">-- amplia la columna de la descripció del país</text:p>
            <text:p text:style-name="P305"><text:span text:style-name="T54">ALTER</text:span><text:span text:style-name="T25"> </text:span><text:span text:style-name="T54">TABLE</text:span><text:span text:style-name="T25"> DIS_REGISTRE_INTER MODIFY PAIS VARCHAR2(100);</text:span></text:p>
            <text:p text:style-name="P319">-- afegeix les noves columnes</text:p>
            <text:p text:style-name="P305"><text:span text:style-name="T54">ALTER</text:span><text:span text:style-name="T25"> </text:span><text:span text:style-name="T54">TABLE</text:span><text:span text:style-name="T25"> DIS_REGISTRE_INTER </text:span><text:span text:style-name="T54">ADD</text:span><text:span text:style-name="T25"> PAIS_CODI VARCHAR2(4);</text:span></text:p>
            <text:p text:style-name="P305"><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09"><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42"/>
      <text:p text:style-name="P52"/>
      <text:p text:style-name="P17"><text:span text:style-name="T6">Propietats globals</text:span>: </text:p>
      <text:list xml:id="list3016433926" text:style-name="L19">
        <text:list-item>
          <text:p text:style-name="P414">Noves propietats afegides <text:span text:style-name="T53">per configurar el plugin de procediments de consulta a Rolsac</text:span>.</text:p>
          <text:list>
            <text:list-item>
              <text:p text:style-name="P414">distribucio_update_0.9.2<text:span text:style-name="T53">4</text:span>.properties:</text:p>
            </text:list-item>
          </text:list>
        </text:list-item>
      </text:list>
      <text:p text:style-name="P140"/>
      <table:table table:name="Tabla5" table:style-name="Tabla5">
        <table:table-column table:style-name="Tabla5.A"/>
        <table:table-row table:style-name="Tabla5.1">
          <table:table-cell table:style-name="Tabla5.A1" office:value-type="string">
            <text:p text:style-name="P123"># ################### #</text:p>
            <text:p text:style-name="P311"># PROPERTIES AFEGIDES #</text:p>
            <text:p text:style-name="P311"># ################### #</text:p>
            <text:p text:style-name="P315"/>
            <text:p text:style-name="P305"><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305"><text:span text:style-name="T25">es.caib.distribucio.plugin.procediment.class=</text:span><text:span text:style-name="T29">es.caib.distribucio.plugin.caib.procediment.ProcedimentPluginRolsac</text:span></text:p>
            <text:p text:style-name="P305"><text:span text:style-name="T25">es.caib.distribucio.plugin.procediment.rolsac.service.url=</text:span><text:span text:style-name="T29">https://proves.caib.es/rolsac/api/rest/v1/procedimientos</text:span></text:p>
            <text:p text:style-name="P305"><text:span text:style-name="T25">es.caib.distribucio.plugin.procediment.rolsac.service.username=</text:span><text:span text:style-name="T29">$distribucio_rolsac</text:span></text:p>
            <text:p text:style-name="P110"><text:span text:style-name="T36">es.caib.distribucio.plugin.procediment.rolsac.service.password=</text:span><text:span text:style-name="T30">********</text:span><text:span text:style-name="T36"> </text:span></text:p>
          </table:table-cell>
        </table:table-row>
      </table:table>
      <text:p text:style-name="P140"/>
      <text:p text:style-name="P140"/>
      <text:list xml:id="list122143384673514" text:continue-list="list122143221094472" text:style-name="Outline">
        <text:list-item>
          <text:list>
            <text:list-header>
              <text:h text:style-name="P352" text:outline-level="2" text:is-list-header="true"><text:bookmark-start text:name="__RefHeading___Toc424222_3031935846"/>Versió 0.9.<text:span text:style-name="T38">24.1</text:span><text:bookmark-end text:name="__RefHeading___Toc424222_3031935846"/></text:h>
            </text:list-header>
          </text:list>
        </text:list-item>
      </text:list>
      <text:p text:style-name="P53">Data: 04/09/2019</text:p>
      <text:p text:style-name="P101"><text:tab/></text:p>
      <text:p text:style-name="P101">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1"/>
      <text:p text:style-name="P143"><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2141784846473" text:continue-list="list122143389731067" text:style-name="L1">
        <text:list-item>
          <text:p text:style-name="P402"><text:a xlink:type="simple" xlink:href="https://github.com/GovernIB/distribucio/issues/127" text:style-name="Internet_20_link" text:visited-style-name="Visited_20_Internet_20_Link">#127</text:a> No s'envien els enviaments d'avisos de nous elements a les busties</text:p>
        </text:list-item>
        <text:list-item>
          <text:p text:style-name="P402"><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4"/>
      <text:p text:style-name="P53">Base de dades:<text:span text:style-name="T5"> </text:span></text:p>
      <text:list xml:id="list3283285940" text:style-name="L20">
        <text:list-item>
          <text:p text:style-name="P421">Sense canvis</text:p>
        </text:list-item>
      </text:list>
      <text:p text:style-name="P53"/>
      <text:p text:style-name="P18"><text:span text:style-name="T6">Propietats globals</text:span>: </text:p>
      <text:list xml:id="list3261172273" text:style-name="L21">
        <text:list-item>
          <text:p text:style-name="P387">Sense canvis</text:p>
        </text:list-item>
      </text:list>
      <text:p text:style-name="P18"/>
      <text:list xml:id="list122142639386063" text:continue-list="list122143384673514" text:style-name="Outline">
        <text:list-item>
          <text:list>
            <text:list-header>
              <text:h text:style-name="P35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7"/>
      <text:p text:style-name="P19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326696124" text:style-name="L22">
        <text:list-item>
          <text:p text:style-name="P434"><text:a xlink:type="simple" xlink:href="https://github.com/GovernIB/distribucio/issues/82" text:style-name="Internet_20_link" text:visited-style-name="Visited_20_Internet_20_Link">#82</text:a> Usuaris puguin veure anotacions amb errors</text:p>
        </text:list-item>
        <text:list-item>
          <text:p text:style-name="P434"><text:a xlink:type="simple" xlink:href="https://github.com/GovernIB/distribucio/issues/94" text:style-name="Internet_20_link" text:visited-style-name="Visited_20_Internet_20_Link">#94</text:a> Implementació d'un sistema d'avisos</text:p>
        </text:list-item>
        <text:list-item>
          <text:p text:style-name="P434"><text:a xlink:type="simple" xlink:href="https://github.com/GovernIB/distribucio/issues/100" text:style-name="Internet_20_link" text:visited-style-name="Visited_20_Internet_20_Link">#100</text:a> <text:s/>Nou filtre en localitzador d'anotacions </text:p>
        </text:list-item>
        <text:list-item>
          <text:p text:style-name="P434"><text:a xlink:type="simple" xlink:href="https://github.com/GovernIB/distribucio/issues/103" text:style-name="Internet_20_link" text:visited-style-name="Visited_20_Internet_20_Link">#103</text:a> Afegir el camp "backoffice" a les anotacions de registre</text:p>
        </text:list-item>
        <text:list-item>
          <text:p text:style-name="P434"><text:a xlink:type="simple" xlink:href="https://github.com/GovernIB/distribucio/issues/104" text:style-name="Internet_20_link" text:visited-style-name="Visited_20_Internet_20_Link">#104</text:a> Múltiples codis SIA a les regles</text:p>
        </text:list-item>
        <text:list-item>
          <text:p text:style-name="P434"><text:a xlink:type="simple" xlink:href="https://github.com/GovernIB/distribucio/issues/105" text:style-name="Internet_20_link" text:visited-style-name="Visited_20_Internet_20_Link">#105</text:a> Informació unificada d'accions sobre una anotació</text:p>
        </text:list-item>
        <text:list-item>
          <text:p text:style-name="P434"><text:a xlink:type="simple" xlink:href="https://github.com/GovernIB/distribucio/issues/112" text:style-name="Internet_20_link" text:visited-style-name="Visited_20_Internet_20_Link">#112</text:a> Corregir informació interessats i representants a l'email</text:p>
        </text:list-item>
        <text:list-item>
          <text:p text:style-name="P434"><text:a xlink:type="simple" xlink:href="https://github.com/GovernIB/distribucio/issues/115" text:style-name="Internet_20_link" text:visited-style-name="Visited_20_Internet_20_Link">#115</text:a> Posar <text:s/>les pantalles de l'aplicació a pantalla completa</text:p>
        </text:list-item>
        <text:list-item>
          <text:p text:style-name="P434"><text:a xlink:type="simple" xlink:href="https://github.com/GovernIB/distribucio/issues/116" text:style-name="Internet_20_link" text:visited-style-name="Visited_20_Internet_20_Link">#116</text:a> Canvis pantalla principal</text:p>
        </text:list-item>
        <text:list-item>
          <text:p text:style-name="P434"><text:a xlink:type="simple" xlink:href="https://github.com/GovernIB/distribucio/issues/117" text:style-name="Internet_20_link" text:visited-style-name="Visited_20_Internet_20_Link">#117</text:a> Classificació permetre consultar procediments en UOs filles</text:p>
        </text:list-item>
        <text:list-item>
          <text:p text:style-name="P434"><text:a xlink:type="simple" xlink:href="https://github.com/GovernIB/distribucio/issues/118" text:style-name="Internet_20_link" text:visited-style-name="Visited_20_Internet_20_Link">#118</text:a> Nous camps pel WS d'alta d'anotacions de registre</text:p>
        </text:list-item>
        <text:list-item>
          <text:p text:style-name="P43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34"><text:a xlink:type="simple" xlink:href="https://github.com/GovernIB/distribucio/issues/120" text:style-name="Internet_20_link" text:visited-style-name="Visited_20_Internet_20_Link">#120</text:a> Lentitud en la càrrega de diferents pantalles</text:p>
        </text:list-item>
        <text:list-item>
          <text:p text:style-name="P434"><text:a xlink:type="simple" xlink:href="https://github.com/GovernIB/distribucio/issues/121" text:style-name="Internet_20_link" text:visited-style-name="Visited_20_Internet_20_Link">#121</text:a> Problema amb l’enviament de correus</text:p>
        </text:list-item>
        <text:list-item>
          <text:p text:style-name="P434"><text:a xlink:type="simple" xlink:href="https://github.com/GovernIB/distribucio/issues/123" text:style-name="Internet_20_link" text:visited-style-name="Visited_20_Internet_20_Link">#123</text:a> Eliminar obligatorietat del camp Tipo Asunto</text:p>
        </text:list-item>
        <text:list-item>
          <text:p text:style-name="P43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34"><text:a xlink:type="simple" xlink:href="https://github.com/GovernIB/distribucio/issues/125" text:style-name="Internet_20_link" text:visited-style-name="Visited_20_Internet_20_Link">#125</text:a> Errors trobats durant la validació 2019.08.25</text:p>
        </text:list-item>
        <text:list-item>
          <text:p text:style-name="P43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34"><text:a xlink:type="simple" xlink:href="https://github.com/GovernIB/distribucio/issues/129" text:style-name="Internet_20_link" text:visited-style-name="Visited_20_Internet_20_Link">#129</text:a> Millora enviament avisos noves anotacions</text:p>
        </text:list-item>
        <text:list-item>
          <text:p text:style-name="P43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34"><text:a xlink:type="simple" xlink:href="https://github.com/GovernIB/distribucio/issues/131" text:style-name="Internet_20_link" text:visited-style-name="Visited_20_Internet_20_Link">#131</text:a> Nou camp tipusES pel WS d'alta d'anotacions de registre</text:p>
        </text:list-item>
        <text:list-item>
          <text:p text:style-name="P435"><text:a xlink:type="simple" xlink:href="https://github.com/GovernIB/distribucio/issues/132" text:style-name="Internet_20_link" text:visited-style-name="Visited_20_Internet_20_Link">#132</text:a> Nullpointer enviant anotació amb annexos sense firmes</text:p>
        </text:list-item>
        <text:list-item>
          <text:p text:style-name="P435"><text:a xlink:type="simple" xlink:href="https://github.com/GovernIB/distribucio/issues/134" text:style-name="Internet_20_link" text:visited-style-name="Visited_20_Internet_20_Link">#134</text:a> Posar els reenviaments a l'històric d'accions</text:p>
        </text:list-item>
      </text:list>
      <text:p text:style-name="P144"/>
      <text:p text:style-name="P54">Base de dades:<text:span text:style-name="T5"> </text:span></text:p>
      <text:list xml:id="list122143365857337" text:continue-list="list3524707792" text:style-name="L18">
        <text:list-item>
          <text:p text:style-name="P419">Nova taula pel sistema d'avisos. Noves columnes pels nous camps del WS d'alta. Camp pel codi de backoffice en les regles. Camp tipus assumpte ara pot ser null.</text:p>
          <text:list>
            <text:list-item>
              <text:p text:style-name="P419"><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05">-- #94 Implementació d'un sistema d'avisos </text:p>
            <text:p text:style-name="P305"><text:span text:style-name="T54">CREATE</text:span><text:span text:style-name="T25"> </text:span><text:span text:style-name="T54">TABLE</text:span><text:span text:style-name="T25"> DIS_AVIS</text:span></text:p>
            <text:p text:style-name="P325">(</text:p>
            <text:p text:style-name="P305"><text:span text:style-name="T25"><text:s text:c="2"/>ID <text:s text:c="18"/>NUMBER(19) <text:s text:c="14"/></text:span><text:span text:style-name="T54">NOT</text:span><text:span text:style-name="T25"> </text:span><text:span text:style-name="T101">NULL</text:span><text:span text:style-name="T25">,</text:span></text:p>
            <text:p text:style-name="P305"><text:span text:style-name="T25"><text:s text:c="2"/>ASSUMPTE <text:s text:c="12"/>VARCHAR2(256) <text:s text:c="11"/></text:span><text:span text:style-name="T54">NOT</text:span><text:span text:style-name="T25"> </text:span><text:span text:style-name="T101">NULL</text:span><text:span text:style-name="T25">,</text:span></text:p>
            <text:p text:style-name="P305"><text:span text:style-name="T25"><text:s text:c="2"/>MISSATGE <text:s text:c="12"/>VARCHAR2(2048) <text:s text:c="10"/></text:span><text:span text:style-name="T54">NOT</text:span><text:span text:style-name="T25"> </text:span><text:span text:style-name="T101">NULL</text:span><text:span text:style-name="T25">,</text:span></text:p>
            <text:p text:style-name="P305"><text:span text:style-name="T25"><text:s text:c="2"/>DATA_INICI <text:s text:c="10"/></text:span><text:span text:style-name="T54">TIMESTAMP</text:span><text:span text:style-name="T25">(6) <text:s text:c="12"/></text:span><text:span text:style-name="T54">NOT</text:span><text:span text:style-name="T25"> </text:span><text:span text:style-name="T101">NULL</text:span><text:span text:style-name="T25">,</text:span></text:p>
            <text:p text:style-name="P305"><text:span text:style-name="T25"><text:s text:c="2"/>DATA_FINAL <text:s text:c="10"/></text:span><text:span text:style-name="T54">TIMESTAMP</text:span><text:span text:style-name="T25">(6) <text:s text:c="12"/></text:span><text:span text:style-name="T54">NOT</text:span><text:span text:style-name="T25"> </text:span><text:span text:style-name="T101">NULL</text:span><text:span text:style-name="T25">,</text:span></text:p>
            <text:p text:style-name="P305"><text:span text:style-name="T25"><text:s text:c="2"/>ACTIU <text:s text:c="15"/>NUMBER(1) <text:s text:c="15"/></text:span><text:span text:style-name="T54">NOT</text:span><text:span text:style-name="T25"> </text:span><text:span text:style-name="T101">NULL</text:span><text:span text:style-name="T25">,</text:span></text:p>
            <text:p text:style-name="P305"><text:span text:style-name="T25"><text:s text:c="2"/>AVIS_NIVELL <text:s text:c="8"/>VARCHAR2(10) <text:s text:c="12"/></text:span><text:span text:style-name="T54">NOT</text:span><text:span text:style-name="T25"> </text:span><text:span text:style-name="T101">NULL</text:span><text:span text:style-name="T25">,</text:span></text:p>
            <text:p text:style-name="P325"><text:s text:c="2"/>CREATEDBY_CODI <text:s text:c="6"/>VARCHAR2(64),</text:p>
            <text:p text:style-name="P305"><text:span text:style-name="T25"><text:s text:c="2"/>CREATEDDATE <text:s text:c="9"/></text:span><text:span text:style-name="T54">TIMESTAMP</text:span><text:span text:style-name="T25">(6),</text:span></text:p>
            <text:p text:style-name="P325"><text:s text:c="2"/>LASTMODIFIEDBY_CODI <text:s/>VARCHAR2(64),</text:p>
            <text:p text:style-name="P305"><text:span text:style-name="T25"><text:s text:c="2"/>LASTMODIFIEDDATE <text:s text:c="4"/></text:span><text:span text:style-name="T54">TIMESTAMP</text:span><text:span text:style-name="T25">(6)</text:span></text:p>
            <text:p text:style-name="P325">);</text:p>
            <text:p text:style-name="P315"/>
            <text:p text:style-name="P305"><text:span text:style-name="T54">ALTER</text:span><text:span text:style-name="T25"> </text:span><text:span text:style-name="T54">TABLE</text:span><text:span text:style-name="T25"> DIS_AVIS </text:span><text:span text:style-name="T54">ADD</text:span><text:span text:style-name="T25"> (</text:span></text:p>
            <text:p text:style-name="P305"><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15"/>
            <text:p text:style-name="P305"><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305"><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15"/>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15"/>
            <text:p text:style-name="P315"/>
            <text:p text:style-name="P319">-- #103 Afegir el camp "backoffice" a les anotacions de registre i a les regles</text:p>
            <text:p text:style-name="P305"><text:span text:style-name="T54">ALTER</text:span><text:span text:style-name="T25"> </text:span><text:span text:style-name="T54">TABLE</text:span><text:span text:style-name="T25"> DIS_REGLA </text:span><text:span text:style-name="T54">ADD</text:span><text:span text:style-name="T25"> BACKOFFICE_CODI VARCHAR2(20);</text:span></text:p>
            <text:p text:style-name="P305"><text:span text:style-name="T54">ALTER</text:span><text:span text:style-name="T25"> </text:span><text:span text:style-name="T54">TABLE</text:span><text:span text:style-name="T25"> DIS_REGISTRE </text:span><text:span text:style-name="T54">ADD</text:span><text:span text:style-name="T25"> BACK_CODI VARCHAR2(20);</text:span></text:p>
            <text:p text:style-name="P315"/>
            <text:p text:style-name="P315"/>
            <text:p text:style-name="P319">-- #118: Nous camps pel WS d'alta d'anotacions de registre </text:p>
            <text:p text:style-name="P305"><text:span text:style-name="T54">ALTER</text:span><text:span text:style-name="T25"> </text:span><text:span text:style-name="T54">TABLE</text:span><text:span text:style-name="T25"> DIS_REGISTRE </text:span><text:span text:style-name="T54">ADD</text:span><text:span text:style-name="T25"> PRESENCIAL NUMBER(1);</text:span></text:p>
            <text:p text:style-name="P305"><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15"/>
            <text:p text:style-name="P319">-- #123 Eliminar obligatorietat del camp Tipo Asunto</text:p>
            <text:p text:style-name="P305"><text:span text:style-name="T54">ALTER</text:span><text:span text:style-name="T25"> </text:span><text:span text:style-name="T54">TABLE</text:span><text:span text:style-name="T25"> DIS_REGISTRE MODIFY (ASSUMPTE_TIPUS_CODI </text:span><text:span text:style-name="T101">NULL</text:span><text:span text:style-name="T25">);</text:span></text:p>
          </table:table-cell>
        </table:table-row>
      </table:table>
      <text:p text:style-name="P163"/>
      <text:p text:style-name="P54"/>
      <text:p text:style-name="P19"><text:span text:style-name="T6">Propietats globals</text:span>: </text:p>
      <text:list xml:id="list122142454077702" text:continue-list="list3283285940" text:style-name="L20">
        <text:list-item>
          <text:p text:style-name="P422">Sense canvis</text:p>
        </text:list-item>
      </text:list>
      <text:list xml:id="list122142484494658" text:continue-list="list122142639386063" text:style-name="Outline">
        <text:list-item>
          <text:list>
            <text:list-header>
              <text:h text:style-name="P354" text:outline-level="2" text:is-list-header="true"><text:bookmark-start text:name="__RefHeading___Toc27894_1180952855"/>Versió 0.9.25<text:span text:style-name="T103">.1 Processar anotacions amb error o pendents d'Arxiu</text:span><text:bookmark-end text:name="__RefHeading___Toc27894_1180952855"/></text:h>
            </text:list-header>
          </text:list>
        </text:list-item>
      </text:list>
      <text:p text:style-name="P21">Data: 15/10/2019</text:p>
      <text:p text:style-name="P168"/>
      <text:p text:style-name="P193">Resum: Correcció per poder marcar com a processades anotacions amb error o pendents de guardar els annexos a l'Arxiu. Es corregeix perquè l'opció apareixia deshabilitada a l'usuari.</text:p>
      <text:p text:style-name="P21"/>
      <text:list xml:id="list122141803083825" text:continue-list="list1326696124" text:style-name="L22">
        <text:list-item>
          <text:p text:style-name="P436"><text:a xlink:type="simple" xlink:href="https://github.com/GovernIB/distribucio/issues/144" text:style-name="Internet_20_link" text:visited-style-name="Visited_20_Internet_20_Link">#144</text:a><text:span text:style-name="T104"> </text:span>Permetre marcar com a processades les anotacions amb error o pendents de l'Arxiu</text:p>
        </text:list-item>
      </text:list>
      <text:p text:style-name="P145"/>
      <text:p text:style-name="P55">Base de dades:<text:span text:style-name="T5"> </text:span></text:p>
      <text:list xml:id="list4085316785" text:style-name="L23">
        <text:list-item>
          <text:p text:style-name="P423">Sense canvis</text:p>
        </text:list-item>
      </text:list>
      <text:p text:style-name="P55"><text:soft-page-break/></text:p>
      <text:p text:style-name="P21"><text:span text:style-name="T6">Propietats globals</text:span>: </text:p>
      <text:list xml:id="list1457752606" text:style-name="L24">
        <text:list-item>
          <text:p text:style-name="P424">Sense canvis</text:p>
        </text:list-item>
      </text:list>
      <text:list xml:id="list122142483727169" text:continue-list="list122142484494658" text:style-name="Outline">
        <text:list-item>
          <text:list>
            <text:list-header>
              <text:h text:style-name="P356" text:outline-level="2" text:is-list-header="true"><text:bookmark-start text:name="__RefHeading___Toc85863_1909005118"/><text:span text:style-name="T105">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69"/>
      <text:p text:style-name="P194">Resum: Resolució de diferents errors i nova llibreria d'utilitats per backoffices de DISTRIBUCIO.</text:p>
      <text:p text:style-name="P22"/>
      <text:list xml:id="list122142663463229" text:continue-list="list122141803083825" text:style-name="L22">
        <text:list-item>
          <text:p text:style-name="P437"><text:a xlink:type="simple" xlink:href="https://github.com/GovernIB/distribucio/issues/133" text:style-name="Internet_20_link" text:visited-style-name="Visited_20_Internet_20_Link">#133</text:a><text:span text:style-name="T106"> </text:span><text:s/>Llibreria integració Backoffice - Arxiu</text:p>
        </text:list-item>
        <text:list-item>
          <text:p text:style-name="P437"><text:a xlink:type="simple" xlink:href="https://github.com/GovernIB/distribucio/issues/149" text:style-name="Internet_20_link" text:visited-style-name="Visited_20_Internet_20_Link">#149</text:a><text:span text:style-name="T106"> </text:span>Error guardant annexos a l'Arxiu</text:p>
        </text:list-item>
        <text:list-item>
          <text:p text:style-name="P437"><text:a xlink:type="simple" xlink:href="https://github.com/GovernIB/distribucio/issues/148" text:style-name="Internet_20_link" text:visited-style-name="Visited_20_Internet_20_Link">#148</text:a><text:span text:style-name="T106"> </text:span>Enllaç erroni email notificació noves anotacions</text:p>
        </text:list-item>
        <text:list-item>
          <text:p text:style-name="P437"><text:a xlink:type="simple" xlink:href="https://github.com/GovernIB/distribucio/issues/146" text:style-name="Internet_20_link" text:visited-style-name="Visited_20_Internet_20_Link">#146</text:a><text:span text:style-name="T106"> </text:span>Error AJAX: [0] abort</text:p>
        </text:list-item>
        <text:list-item>
          <text:p text:style-name="P437"><text:a xlink:type="simple" xlink:href="https://github.com/GovernIB/distribucio/issues/145" text:style-name="Internet_20_link" text:visited-style-name="Visited_20_Internet_20_Link">#145</text:a><text:span text:style-name="T106"> </text:span>Error reprocessant anotacions pendents de backoffices</text:p>
        </text:list-item>
        <text:list-item>
          <text:p text:style-name="P437"><text:a xlink:type="simple" xlink:href="https://github.com/GovernIB/distribucio/issues/147" text:style-name="Internet_20_link" text:visited-style-name="Visited_20_Internet_20_Link">#147</text:a><text:span text:style-name="T106"> </text:span>Revisió i correcció de diferents aspectes de Distribució</text:p>
        </text:list-item>
        <text:list-item>
          <text:p text:style-name="P437"><text:a xlink:type="simple" xlink:href="https://github.com/GovernIB/distribucio/issues/143" text:style-name="Internet_20_link" text:visited-style-name="Visited_20_Internet_20_Link">#143</text:a><text:span text:style-name="T106"> </text:span>Error DIS_CONTINGUT_MULT_UK creant bústies</text:p>
        </text:list-item>
      </text:list>
      <text:p text:style-name="P146"/>
      <text:p text:style-name="P56">Base de dades:<text:span text:style-name="T5"> </text:span></text:p>
      <text:list xml:id="list4248888456" text:style-name="L25">
        <text:list-item>
          <text:p text:style-name="P457"><text:span text:style-name="T107">Eliminació de la restricció de clau única</text:span><text:span text:style-name="T109"> DIS_CONTINGUT_MULT_UK</text:span><text:span text:style-name="T12"> que no permetia crear bústies amb el mateix nom</text:span><text:span text:style-name="T109"> </text:span><text:span text:style-name="T12">per a diferents unitats orgániques</text:span><text:span text:style-name="T107">.</text:span></text:p>
          <text:list>
            <text:list-item>
              <text:p text:style-name="P457"><text:a xlink:type="simple" xlink:href="https://github.com/GovernIB/distribucio/blob/dis-0.9/scripts/bbdd/1.0/oracle/updates/distribucio_update_0.9.26.sql" text:style-name="Internet_20_link" text:visited-style-name="Visited_20_Internet_20_Link"><text:span text:style-name="T107">distribucio_update_0.9.26.sql</text:span></text:a><text:span text:style-name="T107"> (Oracle)</text:span></text:p>
            </text:list-item>
          </text:list>
        </text:list-item>
      </text:list>
      <text:p text:style-name="P217"/>
      <table:table table:name="Table2" table:style-name="Table2">
        <table:table-column table:style-name="Table2.A"/>
        <table:table-row table:style-name="Table2.1">
          <table:table-cell table:style-name="Table2.A1" office:value-type="string">
            <text:p text:style-name="P206">-- #143 Error DIS_CONTINGUT_MULT_UK creant bústies</text:p>
            <text:p text:style-name="P319">-- Elimina la restricció de la taula de continguts</text:p>
            <text:p text:style-name="P315"/>
            <text:p text:style-name="P218"><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4"/>
      <text:p text:style-name="P56"/>
      <text:p text:style-name="P22"><text:span text:style-name="T6">Propietats globals</text:span>: </text:p>
      <text:list xml:id="list854141222" text:style-name="L26">
        <text:list-item>
          <text:p text:style-name="P425">Sense canvis</text:p>
        </text:list-item>
      </text:list>
      <text:p text:style-name="P211"/>
      <text:p text:style-name="P222">Canvis a les llibreries:</text:p>
      <text:list xml:id="list138092639" text:style-name="L27">
        <text:list-item>
          <text:p text:style-name="P458"><text:span text:style-name="T108">distribucio-backoffice-utils</text:span><text:span text:style-name="T11">: Nova llibreria amb utilitats pels </text:span><text:span text:style-name="T108">backoffices</text:span><text:span text:style-name="T11"> de DISTRIBUCIO</text:span></text:p>
          <text:list>
            <text:list-item>
              <text:p text:style-name="P459">Versió: 0.9.26</text:p>
            </text:list-item>
          </text:list>
        </text:list-item>
      </text:list>
      <text:p text:style-name="P223"/>
      <text:list xml:id="list122142210867694" text:continue-list="list122142483727169" text:style-name="Outline">
        <text:list-item>
          <text:list>
            <text:list-header>
              <text:h text:style-name="P357" text:outline-level="2" text:is-list-header="true"><text:bookmark-start text:name="__RefHeading___Toc85865_1909005118"/><text:span text:style-name="T105">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70">Data: 0<text:span text:style-name="T119">3</text:span>/06/2020</text:p>
      <text:p text:style-name="P170"/>
      <text:p text:style-name="P195">Resum: <text:span text:style-name="T115">Millora de la consulta de registres d'usuaris per evitar errors de problemes de rendiment</text:span>.<text:span text:style-name="T117"> També es resolen altres errors com annexos amb el mateix nom provinents de Regweb o alta d'anotacions amb documents sense firmes.</text:span></text:p>
      <text:p text:style-name="P23"/>
      <text:list xml:id="list122143343771534" text:continue-list="list122142663463229" text:style-name="L22">
        <text:list-item>
          <text:p text:style-name="P43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5">7</text:span></text:a><text:span text:style-name="T115"> </text:span>Distribucio es queda sense connexions a BBDD</text:p>
        </text:list-item>
        <text:list-item>
          <text:p text:style-name="P438"><text:a xlink:type="simple" xlink:href="https://github.com/GovernIB/distribucio/issues/154" text:style-name="Internet_20_link" text:visited-style-name="Visited_20_Internet_20_Link">#154</text:a><text:span text:style-name="T115"> </text:span>Error al guardar annexes de registre quan tenen el mateix nom </text:p>
        </text:list-item>
        <text:list-item>
          <text:p text:style-name="P438"><text:soft-page-break/><text:a xlink:type="simple" xlink:href="https://github.com/GovernIB/distribucio/issues/150" text:style-name="Internet_20_link" text:visited-style-name="Visited_20_Internet_20_Link">#150</text:a><text:span text:style-name="T115"> </text:span>Millorar velocitat de càrrega de la pantalla d'usuari </text:p>
        </text:list-item>
        <text:list-item>
          <text:p text:style-name="P438"><text:a xlink:type="simple" xlink:href="https://github.com/GovernIB/distribucio/issues/158" text:style-name="Internet_20_link" text:visited-style-name="Visited_20_Internet_20_Link">#158</text:a><text:span text:style-name="T115"> </text:span>Optimitzar el temps que arriba l’anotació fins a la bústia. </text:p>
        </text:list-item>
        <text:list-item>
          <text:p text:style-name="P439"><text:a xlink:type="simple" xlink:href="https://github.com/GovernIB/distribucio/issues/156" text:style-name="Internet_20_link" text:visited-style-name="Visited_20_Internet_20_Link">#156</text:a><text:span text:style-name="T118"> </text:span>Error recuperant annexos sense firma des de Ripea com a backoffice de Distribució </text:p>
        </text:list-item>
        <text:list-item>
          <text:p text:style-name="P440"><text:a xlink:type="simple" xlink:href="https://github.com/GovernIB/distribucio/issues/169" text:style-name="Internet_20_link" text:visited-style-name="Visited_20_Internet_20_Link">#169</text:a><text:span text:style-name="T119"> </text:span>Error de compilació. Afegir la versió al plugin jaxws-maven-plugin </text:p>
        </text:list-item>
        <text:list-item>
          <text:p text:style-name="P441"><text:a xlink:type="simple" xlink:href="https://github.com/GovernIB/distribucio/issues/171" text:style-name="Internet_20_link" text:visited-style-name="Visited_20_Internet_20_Link">#171</text:a><text:span text:style-name="T120"> </text:span>Modificar tamany de camps de la taula DIS_REGISTRE </text:p>
        </text:list-item>
      </text:list>
      <text:p text:style-name="P147"/>
      <text:p text:style-name="P57">Base de dades:<text:span text:style-name="T5"> </text:span></text:p>
      <text:list xml:id="list2345015872" text:style-name="L28">
        <text:list-item>
          <text:p text:style-name="P420">Nova columna per determinar si una anotació de registre està pendent de processament o està processada per millorar el rendiment de les consultes.</text:p>
          <text:list>
            <text:list-item>
              <text:p text:style-name="P478"><text:a xlink:type="simple" xlink:href="https://github.com/GovernIB/distribucio/blob/dis-0.9/scripts/bbdd/1.0/oracle/updates/distribucio_update_0.9.27.sql" text:style-name="Internet_20_link" text:visited-style-name="Visited_20_Internet_20_Link"><text:span text:style-name="T107">distribucio_update_0.9.27.sql</text:span></text:a><text:span text:style-name="T107"> (Oracle)</text:span></text:p>
            </text:list-item>
          </text:list>
        </text:list-item>
      </text:list>
      <text:p text:style-name="P247"/>
      <table:table table:name="Table3" table:style-name="Table3">
        <table:table-column table:style-name="Table3.A"/>
        <table:table-row table:style-name="Table3.1">
          <table:table-cell table:style-name="Table3.A1" office:value-type="string">
            <text:p text:style-name="P207">-- #157 Distribucio es queda sense connexions a BBDD </text:p>
            <text:p text:style-name="P319">-- S'ha de millorar la consulta de registres. Es crea una columna nova per determinar si està pendent</text:p>
            <text:p text:style-name="P315"/>
            <text:p text:style-name="P319">-- Afegeix una columna de processament</text:p>
            <text:p text:style-name="P305"><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101">NULL</text:span><text:span text:style-name="T25">;</text:span></text:p>
            <text:p text:style-name="P319">-- Posa com a processades les que tinguin l'estat de processat</text:p>
            <text:p text:style-name="P305"><text:span text:style-name="T54">UPDATE</text:span><text:span text:style-name="T25"> DIS_REGISTRE </text:span><text:span text:style-name="T54">SET</text:span><text:span text:style-name="T25"> PENDENT = 0</text:span></text:p>
            <text:p text:style-name="P305"><text:span text:style-name="T54">WHERE</text:span><text:span text:style-name="T25"> PROCES_ESTAT </text:span><text:span text:style-name="T54">IN</text:span><text:span text:style-name="T25"> (</text:span><text:span text:style-name="T116">'BUSTIA_PROCESSADA'</text:span><text:span text:style-name="T25">, </text:span><text:span text:style-name="T116">'BACK_PENDENT'</text:span><text:span text:style-name="T25">, </text:span><text:span text:style-name="T116">'BACK_REBUDA'</text:span><text:span text:style-name="T25">, </text:span><text:span text:style-name="T116">'BACK_PROCESSADA'</text:span><text:span text:style-name="T25">, </text:span><text:span text:style-name="T116">'BACK_REBUTJADA'</text:span><text:span text:style-name="T25">, </text:span><text:span text:style-name="T116">'BACK_ERROR'</text:span><text:span text:style-name="T25">);</text:span></text:p>
            <text:p text:style-name="P319">-- Crea un índex per a la nova columna </text:p>
            <text:p text:style-name="P219"><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12"/>
            <text:p text:style-name="P207">-- #171 Modificar tamany de camps de la taula DIS_REGISTRE </text:p>
            <text:p text:style-name="P319">-- S'han d'igualar els camps EXPOSA, SOLICITA, MOTIU_REBUIG al regweb3</text:p>
            <text:p text:style-name="P319">-- i posar-los com a LOB.</text:p>
            <text:p text:style-name="P315"/>
            <text:p text:style-name="P319">-- Per canviar el tipus de la columna:</text:p>
            <text:p text:style-name="P315"/>
            <text:p text:style-name="P319">-- 1 Canvia el nom de la columna actual</text:p>
            <text:p text:style-name="P305"><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305"><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305"><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19">-- 2 Afegeix les noves columnes</text:p>
            <text:p text:style-name="P305"><text:span text:style-name="T54">ALTER</text:span><text:span text:style-name="T25"> </text:span><text:span text:style-name="T54">TABLE</text:span><text:span text:style-name="T25"> DIS_REGISTRE </text:span><text:span text:style-name="T54">ADD</text:span><text:span text:style-name="T25"> (EXPOSA CLOB);</text:span></text:p>
            <text:p text:style-name="P305"><text:span text:style-name="T54">ALTER</text:span><text:span text:style-name="T25"> </text:span><text:span text:style-name="T54">TABLE</text:span><text:span text:style-name="T25"> DIS_REGISTRE </text:span><text:span text:style-name="T54">ADD</text:span><text:span text:style-name="T25"> (SOLICITA CLOB);</text:span></text:p>
            <text:p text:style-name="P305"><text:span text:style-name="T54">ALTER</text:span><text:span text:style-name="T25"> </text:span><text:span text:style-name="T54">TABLE</text:span><text:span text:style-name="T25"> DIS_REGISTRE </text:span><text:span text:style-name="T54">ADD</text:span><text:span text:style-name="T25"> (MOTIU_REBUIG CLOB);</text:span></text:p>
            <text:p text:style-name="P319">-- 3 Copia les dades</text:p>
            <text:p text:style-name="P305"><text:span text:style-name="T54">UPDATE</text:span><text:span text:style-name="T25"> DIS_REGISTRE </text:span><text:span text:style-name="T54">SET</text:span><text:span text:style-name="T25"> EXPOSA=EXPOSA2;</text:span></text:p>
            <text:p text:style-name="P305"><text:span text:style-name="T54">UPDATE</text:span><text:span text:style-name="T25"> DIS_REGISTRE </text:span><text:span text:style-name="T54">SET</text:span><text:span text:style-name="T25"> SOLICITA=SOLICITA2;</text:span></text:p>
            <text:p text:style-name="P305"><text:span text:style-name="T54">UPDATE</text:span><text:span text:style-name="T25"> DIS_REGISTRE </text:span><text:span text:style-name="T54">SET</text:span><text:span text:style-name="T25"> MOTIU_REBUIG=MOTIU_REBUIG2;</text:span></text:p>
            <text:p text:style-name="P319">-- 4 Esborra les columnes antigues</text:p>
            <text:p text:style-name="P30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30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30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19">-- 5 Refà l'índex</text:p>
            <text:p text:style-name="P219"><text:span text:style-name="T54">ALTER</text:span><text:span text:style-name="T25"> </text:span><text:span text:style-name="T54">INDEX</text:span><text:span text:style-name="T25"> DIS_REGISTRE_PK REBUILD;</text:span></text:p>
          </table:table-cell>
        </table:table-row>
      </table:table>
      <text:p text:style-name="P165"/>
      <text:p text:style-name="P57"/>
      <text:p text:style-name="P23"><text:span text:style-name="T6">Propietats globals</text:span>: </text:p>
      <text:list xml:id="list2174097719" text:style-name="L29">
        <text:list-item>
          <text:p text:style-name="P426">Sense canvis</text:p>
        </text:list-item>
      </text:list>
      <text:p text:style-name="P212"/>
      <text:p text:style-name="P212"><text:soft-page-break/></text:p>
      <text:list xml:id="list122142712304956" text:continue-list="list122142210867694" text:style-name="Outline">
        <text:list-item>
          <text:list>
            <text:list-header>
              <text:h text:style-name="P358" text:outline-level="2" text:is-list-header="true"><text:bookmark-start text:name="__RefHeading___Toc294707_93553639"/><text:span text:style-name="T105">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71">Data: <text:span text:style-name="T122">03</text:span>/0<text:span text:style-name="T121">7</text:span>/2020</text:p>
      <text:p text:style-name="P171"/>
      <text:p text:style-name="P196">Resum: Modificació de l'enviament d'anotacions per correu electrònic. Llistats d'usuaris per bústia.<text:span text:style-name="T124"> Marcar anotacions enviades per email.</text:span> Nova utilitat pels backoffices de Distribució per interpretar documents annexos tècnics de sistra2 de formularis i pagaments.</text:p>
      <text:p text:style-name="P24"/>
      <text:list xml:id="list122143260740456" text:continue-list="list122143343771534" text:style-name="L22">
        <text:list-item>
          <text:p text:style-name="P442"><text:a xlink:type="simple" xlink:href="https://github.com/GovernIB/distribucio/issues/151" text:style-name="Internet_20_link" text:visited-style-name="Visited_20_Internet_20_Link"><text:span text:style-name="T124">#151</text:span></text:a><text:span text:style-name="T124"> </text:span>Rendiment de l'enviament per email d'una anotació de registre</text:p>
        </text:list-item>
        <text:list-item>
          <text:p text:style-name="P442"><text:a xlink:type="simple" xlink:href="https://github.com/GovernIB/distribucio/issues/175" text:style-name="Internet_20_link" text:visited-style-name="Visited_20_Internet_20_Link"><text:span text:style-name="T124">#175</text:span></text:a><text:span text:style-name="T124"> </text:span>Guardar informació de firmes d'annexos per no haver-els de consultar cada vegada</text:p>
        </text:list-item>
        <text:list-item>
          <text:p text:style-name="P442"><text:a xlink:type="simple" xlink:href="https://github.com/GovernIB/distribucio/issues/142" text:style-name="Internet_20_link" text:visited-style-name="Visited_20_Internet_20_Link"><text:span text:style-name="T124">#142</text:span></text:a><text:span text:style-name="T124"> </text:span>Revisar i corregir llargades dels camps de les anotacions</text:p>
        </text:list-item>
        <text:list-item>
          <text:p text:style-name="P442"><text:a xlink:type="simple" xlink:href="https://github.com/GovernIB/distribucio/issues/140" text:style-name="Internet_20_link" text:visited-style-name="Visited_20_Internet_20_Link"><text:span text:style-name="T124">#140</text:span></text:a><text:span text:style-name="T124"> </text:span>Revisar enumerats a la BBDD</text:p>
        </text:list-item>
        <text:list-item>
          <text:p text:style-name="P442"><text:a xlink:type="simple" xlink:href="https://github.com/GovernIB/distribucio/issues/165" text:style-name="Internet_20_link" text:visited-style-name="Visited_20_Internet_20_Link"><text:span text:style-name="T124">#165</text:span></text:a><text:span text:style-name="T124"> </text:span>Desenvolupar llibreria per poder obtenir les dades dels fitxers tècnics que venen de registres</text:p>
        </text:list-item>
        <text:list-item>
          <text:p text:style-name="P442"><text:a xlink:type="simple" xlink:href="https://github.com/GovernIB/distribucio/issues/168" text:style-name="Internet_20_link" text:visited-style-name="Visited_20_Internet_20_Link"><text:span text:style-name="T124">#168</text:span></text:a><text:span text:style-name="T124"> </text:span>Llistat d'usuaris en el detall d'una bústia i fulla exportable d'usuaris per bústia i unitat orgànica</text:p>
        </text:list-item>
        <text:list-item>
          <text:p text:style-name="P442"><text:a xlink:type="simple" xlink:href="https://github.com/GovernIB/distribucio/issues/153" text:style-name="Internet_20_link" text:visited-style-name="Visited_20_Internet_20_Link"><text:span text:style-name="T124">#153</text:span></text:a><text:span text:style-name="T124"> </text:span>Revisar el marcador d'anotacions pendents de processar</text:p>
        </text:list-item>
        <text:list-item>
          <text:p text:style-name="P442"><text:a xlink:type="simple" xlink:href="https://github.com/GovernIB/distribucio/issues/152" text:style-name="Internet_20_link" text:visited-style-name="Visited_20_Internet_20_Link">#152</text:a><text:span text:style-name="T124"> </text:span>Marcar les anotacions de registre que s'han enviat per email </text:p>
        </text:list-item>
        <text:list-item>
          <text:p text:style-name="P443"><text:a xlink:type="simple" xlink:href="https://github.com/GovernIB/distribucio/issues/184" text:style-name="Internet_20_link" text:visited-style-name="Visited_20_Internet_20_Link">#184</text:a><text:span text:style-name="T126"> </text:span>Error filtrant anotacions pendents. Apareixen anotacions processades a la bústia</text:p>
        </text:list-item>
      </text:list>
      <text:p text:style-name="P148"/>
      <text:p text:style-name="P58">Base de dades:<text:span text:style-name="T5"> </text:span></text:p>
      <text:list xml:id="list1156999348" text:style-name="L30">
        <text:list-item>
          <text:p text:style-name="P489">distribucio_update_0.9.28.sql<text:span text:style-name="T125">:</text:span></text:p>
          <text:list>
            <text:list-item>
              <text:p text:style-name="P502">Canvi d'enumerats.</text:p>
            </text:list-item>
            <text:list-item>
              <text:p text:style-name="P502">Revisió de camps llargades SICRES</text:p>
            </text:list-item>
            <text:list-item>
              <text:p text:style-name="P502">Guardar informació de les firmes</text:p>
            </text:list-item>
            <text:list-item>
              <text:p text:style-name="P502">Marcar anotacions enviades per email.</text:p>
            </text:list-item>
            <text:list-item>
              <text:p text:style-name="P503">Corregir error anotacions que apareixen com a pendents</text:p>
            </text:list-item>
          </text:list>
        </text:list-item>
      </text:list>
      <text:p text:style-name="P58"/>
      <text:p text:style-name="P24"><text:span text:style-name="T6">Propietats globals</text:span>: </text:p>
      <text:list xml:id="list737897245" text:style-name="L31">
        <text:list-item>
          <text:p text:style-name="P427">Sense canvis</text:p>
        </text:list-item>
      </text:list>
      <text:p text:style-name="P213"/>
      <text:p text:style-name="P88">Altres: </text:p>
      <text:list xml:id="list122141874179071" text:continue-numbering="true" text:style-name="L31">
        <text:list-item>
          <text:p text:style-name="P504"><text:span text:style-name="T123">Nova versió 0.9.28 de la llibreria de </text:span><text:span text:style-name="T110">distribucio-backoffices-utils</text:span><text:span text:style-name="T13"> amb la separació de les utilitats de l'Arxiu i Sistra2. La classe </text:span><text:span text:style-name="T110">BackofficesUtils</text:span><text:span text:style-name="T13"> de la versió 0.9.26 passa a anomenar-se </text:span><text:span text:style-name="T110">BackofficeArxiuUtils</text:span><text:span text:style-name="T13">.</text:span></text:p>
        </text:list-item>
      </text:list>
      <text:p text:style-name="P224"/>
      <text:list xml:id="list122143270414848" text:continue-list="list122142712304956" text:style-name="Outline">
        <text:list-item>
          <text:list>
            <text:list-header>
              <text:h text:style-name="P359" text:outline-level="2" text:is-list-header="true"><text:bookmark-start text:name="__RefHeading___Toc136111_1193039826"/><text:span text:style-name="T105">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72">Data: <text:span text:style-name="T122">10</text:span>/0<text:span text:style-name="T121">7</text:span>/2020</text:p>
      <text:p text:style-name="P172"/>
      <text:p text:style-name="P197">Resum: Correcció de l'error en l'enviament via email.</text:p>
      <text:p text:style-name="P25"/>
      <text:list xml:id="list122142539546264" text:continue-list="list122143260740456" text:style-name="L22">
        <text:list-item>
          <text:p text:style-name="P444"><text:a xlink:type="simple" xlink:href="https://github.com/GovernIB/distribucio/issues/189" text:style-name="Internet_20_link" text:visited-style-name="Visited_20_Internet_20_Link">#189</text:a><text:span text:style-name="T127"> </text:span>Error de concurrència enviant anotacio via email</text:p>
        </text:list-item>
      </text:list>
      <text:p text:style-name="P149"/>
      <text:p text:style-name="P59"><text:soft-page-break/>Base de dades:<text:span text:style-name="T5"> </text:span></text:p>
      <text:list xml:id="list3394101560" text:style-name="L32">
        <text:list-item>
          <text:p text:style-name="P490">S<text:span text:style-name="T127">ense canvis</text:span></text:p>
        </text:list-item>
      </text:list>
      <text:p text:style-name="P59"/>
      <text:p text:style-name="P25"><text:span text:style-name="T6">Propietats globals</text:span>: </text:p>
      <text:list xml:id="list3223508128" text:style-name="L33">
        <text:list-item>
          <text:p text:style-name="P428">Sense canvis</text:p>
        </text:list-item>
      </text:list>
      <text:list xml:id="list122142093573310" text:continue-list="list122143270414848" text:style-name="Outline">
        <text:list-item>
          <text:list>
            <text:list-header>
              <text:h text:style-name="P360" text:outline-level="2" text:is-list-header="true"><text:bookmark-start text:name="__RefHeading___Toc468536_3846289567"/><text:span text:style-name="T105">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73">Data: <text:span text:style-name="T122">16</text:span>/0<text:span text:style-name="T121">7</text:span>/2020</text:p>
      <text:p text:style-name="P173"/>
      <text:p text:style-name="P198">Resum: Correcció de l'error que fa que es mostri el justificant com un annex.</text:p>
      <text:p text:style-name="P26"/>
      <text:list xml:id="list122143512758156" text:continue-list="list122142539546264" text:style-name="L22">
        <text:list-item>
          <text:p text:style-name="P445"><text:a xlink:type="simple" xlink:href="https://github.com/GovernIB/distribucio/issues/196" text:style-name="Internet_20_link" text:visited-style-name="Visited_20_Internet_20_Link">#196</text:a><text:span text:style-name="T128"> </text:span>Es mostra el justificant com un annex </text:p>
        </text:list-item>
      </text:list>
      <text:p text:style-name="P248"/>
      <text:p text:style-name="P150"/>
      <text:p text:style-name="P60">Base de dades:<text:span text:style-name="T5"> </text:span></text:p>
      <text:list xml:id="list3398325153" text:style-name="L34">
        <text:list-item>
          <text:p text:style-name="P491">S<text:span text:style-name="T127">ense canvis</text:span></text:p>
        </text:list-item>
      </text:list>
      <text:p text:style-name="P60"/>
      <text:p text:style-name="P26"><text:span text:style-name="T6">Propietats globals</text:span>: </text:p>
      <text:list xml:id="list230103052" text:style-name="L35">
        <text:list-item>
          <text:p text:style-name="P429">Sense canvis</text:p>
        </text:list-item>
      </text:list>
      <text:p text:style-name="P214"/>
      <text:list xml:id="list122143231391445" text:continue-list="list122142093573310" text:style-name="Outline">
        <text:list-item>
          <text:list>
            <text:list-header>
              <text:h text:style-name="P361" text:outline-level="2" text:is-list-header="true"><text:bookmark-start text:name="__RefHeading___Toc86628_3242410572"/><text:span text:style-name="T105">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74">Data: <text:span text:style-name="T122">09</text:span>/0<text:span text:style-name="T121">9</text:span>/2020<text:span text:style-name="T129"> 15:00h</text:span></text:p>
      <text:p text:style-name="P174"/>
      <text:p text:style-name="P199">Resum: Millores de rendiment i del sistema de logs. Refactorització interna per millorar el codi. Millores en la localització d'anotacions per administradors. Correcció scripts BBDD per Postgres i altres errors.</text:p>
      <text:p text:style-name="P174"/>
      <text:p text:style-name="P249">Canvis i millores:</text:p>
      <text:list xml:id="list3790237923" text:style-name="L36">
        <text:list-item>
          <text:p text:style-name="P520"><text:a xlink:type="simple" xlink:href="https://github.com/GovernIB/distribucio/issues/213" text:style-name="Internet_20_link" text:visited-style-name="Visited_20_Internet_20_Link">#213</text:a><text:span text:style-name="T133"> </text:span>Afegir filtres a la gestió de bústies </text:p>
        </text:list-item>
        <text:list-item>
          <text:p text:style-name="P520"><text:a xlink:type="simple" xlink:href="https://github.com/GovernIB/distribucio/issues/141" text:style-name="Internet_20_link" text:visited-style-name="Visited_20_Internet_20_Link">#141</text:a><text:span text:style-name="T133"> </text:span>Revisar el sistema de logs </text:p>
        </text:list-item>
        <text:list-item>
          <text:p text:style-name="P520"><text:a xlink:type="simple" xlink:href="https://github.com/GovernIB/distribucio/issues/207" text:style-name="Internet_20_link" text:visited-style-name="Visited_20_Internet_20_Link">#207</text:a><text:span text:style-name="T133"> </text:span>Informar a l'usuari que la petició de reintent de processament està en procés.</text:p>
        </text:list-item>
        <text:list-item>
          <text:p text:style-name="P520"><text:a xlink:type="simple" xlink:href="https://github.com/GovernIB/distribucio/issues/206" text:style-name="Internet_20_link" text:visited-style-name="Visited_20_Internet_20_Link">#206</text:a><text:span text:style-name="T133"> </text:span>Diferenciar les unitats organitzatives actives de les inactives als desplegables. </text:p>
        </text:list-item>
        <text:list-item>
          <text:p text:style-name="P520"><text:a xlink:type="simple" xlink:href="https://github.com/GovernIB/distribucio/issues/139" text:style-name="Internet_20_link" text:visited-style-name="Visited_20_Internet_20_Link">#139</text:a><text:span text:style-name="T133"> </text:span>Eliminar camp unitatOrganicaCodi de la bústia </text:p>
        </text:list-item>
        <text:list-item>
          <text:p text:style-name="P520"><text:a xlink:type="simple" xlink:href="https://github.com/GovernIB/distribucio/issues/137" text:style-name="Internet_20_link" text:visited-style-name="Visited_20_Internet_20_Link">#137</text:a><text:span text:style-name="T133"> </text:span>Refactoritzar el mètode DistribucioPluginArxiuImpl.saveAnnexosAsDocumentInArxiu</text:p>
        </text:list-item>
        <text:list-item>
          <text:p text:style-name="P520"><text:a xlink:type="simple" xlink:href="https://github.com/GovernIB/distribucio/issues/180" text:style-name="Internet_20_link" text:visited-style-name="Visited_20_Internet_20_Link">#180</text:a><text:span text:style-name="T133"> </text:span>Millorar el rendiment del canvi de vista en arbre a la gestió de bústies </text:p>
        </text:list-item>
        <text:list-item>
          <text:p text:style-name="P520"><text:a xlink:type="simple" xlink:href="https://github.com/GovernIB/distribucio/issues/138" text:style-name="Internet_20_link" text:visited-style-name="Visited_20_Internet_20_Link">#138</text:a><text:span text:style-name="T133"> </text:span>Comprovar bústia i comprovar contingut fan el mateix, unificar-les </text:p>
        </text:list-item>
        <text:list-item>
          <text:p text:style-name="P520"><text:a xlink:type="simple" xlink:href="https://github.com/GovernIB/distribucio/issues/136" text:style-name="Internet_20_link" text:visited-style-name="Visited_20_Internet_20_Link">#136</text:a><text:span text:style-name="T133"> </text:span>Netejar el mètode toContingutDto </text:p>
        </text:list-item>
        <text:list-item>
          <text:p text:style-name="P520"><text:a xlink:type="simple" xlink:href="https://github.com/GovernIB/distribucio/issues/203" text:style-name="Internet_20_link" text:visited-style-name="Visited_20_Internet_20_Link">#203</text:a><text:span text:style-name="T133"> </text:span>Opció per reintentar el processament massiu d'anotacions erròn<text:span text:style-name="T131">i</text:span>es </text:p>
        </text:list-item>
        <text:list-item>
          <text:p text:style-name="P520"><text:a xlink:type="simple" xlink:href="https://github.com/GovernIB/distribucio/issues/186" text:style-name="Internet_20_link" text:visited-style-name="Visited_20_Internet_20_Link">#186</text:a><text:span text:style-name="T133"> </text:span>Modificar els filtres que cerquen UO a DIR3 per què només cerquin unitats orgàniques actives </text:p>
        </text:list-item>
        <text:list-item>
          <text:p text:style-name="P520"><text:a xlink:type="simple" xlink:href="https://github.com/GovernIB/distribucio/issues/179" text:style-name="Internet_20_link" text:visited-style-name="Visited_20_Internet_20_Link">#179</text:a><text:span text:style-name="T133"> </text:span>Ampliar els detalls del Localitzador d'anotacions de registre </text:p>
        </text:list-item>
        <text:list-item>
          <text:p text:style-name="P520"><text:a xlink:type="simple" xlink:href="https://github.com/GovernIB/distribucio/issues/194" text:style-name="Internet_20_link" text:visited-style-name="Visited_20_Internet_20_Link">#194</text:a><text:span text:style-name="T133"> </text:span>A la pantalla de consulta d'anotacions de registre d'administrador apareix bloquejat el camp bústia del filtre </text:p>
        </text:list-item>
        <text:list-item>
          <text:p text:style-name="P520"><text:a xlink:type="simple" xlink:href="https://github.com/GovernIB/distribucio/issues/183" text:style-name="Internet_20_link" text:visited-style-name="Visited_20_Internet_20_Link">#183</text:a><text:span text:style-name="T133"> </text:span>Recordar la posició en el llistat si es produeix un error </text:p>
        </text:list-item>
        <text:list-item>
          <text:p text:style-name="P520"><text:soft-page-break/><text:a xlink:type="simple" xlink:href="https://github.com/GovernIB/distribucio/issues/188" text:style-name="Internet_20_link" text:visited-style-name="Visited_20_Internet_20_Link">#188</text:a><text:span text:style-name="T133"> </text:span>Alineació de l'icona de mail cap a l'esquerra </text:p>
        </text:list-item>
        <text:list-item>
          <text:p text:style-name="P520"><text:a xlink:type="simple" xlink:href="https://github.com/GovernIB/distribucio/issues/176" text:style-name="Internet_20_link" text:visited-style-name="Visited_20_Internet_20_Link">#176</text:a><text:span text:style-name="T133"> </text:span>Traducció de literals del paginador </text:p>
        </text:list-item>
        <text:list-item>
          <text:p text:style-name="P527"><text:a xlink:type="simple" xlink:href="https://github.com/GovernIB/distribucio/issues/178" text:style-name="Internet_20_link" text:visited-style-name="Visited_20_Internet_20_Link">#178</text:a><text:span text:style-name="T133"> </text:span>Eliminar els espais als filtres del Localitzador d'anotacions de registre </text:p>
        </text:list-item>
        <text:list-item>
          <text:p text:style-name="P521"><text:a xlink:type="simple" xlink:href="https://github.com/GovernIB/distribucio/issues/177" text:style-name="Internet_20_link" text:visited-style-name="Visited_20_Internet_20_Link">#177</text:a><text:span text:style-name="T132"> </text:span>Afegir filtres a la gestió d'unitats organitzatives</text:p>
        </text:list-item>
      </text:list>
      <text:p text:style-name="P249">Errors:</text:p>
      <text:p text:style-name="P27"/>
      <text:list xml:id="list122142981310167" text:continue-list="list122143512758156" text:style-name="L22">
        <text:list-item>
          <text:p text:style-name="P446"><text:a xlink:type="simple" xlink:href="https://github.com/GovernIB/distribucio/issues/202" text:style-name="Internet_20_link" text:visited-style-name="Visited_20_Internet_20_Link">#202</text:a><text:span text:style-name="T130"> </text:span>L'estat d'error no es visualitza correctament al seguiment d'integracions</text:p>
        </text:list-item>
        <text:list-item>
          <text:p text:style-name="P447"><text:a xlink:type="simple" xlink:href="https://github.com/GovernIB/distribucio/issues/215" text:style-name="Internet_20_link" text:visited-style-name="Visited_20_Internet_20_Link">#215</text:a><text:span text:style-name="T133"> </text:span>Error consulta avisos actius a PostgreSQL </text:p>
        </text:list-item>
        <text:list-item>
          <text:p text:style-name="P447"><text:a xlink:type="simple" xlink:href="https://github.com/GovernIB/distribucio/issues/191" text:style-name="Internet_20_link" text:visited-style-name="Visited_20_Internet_20_Link">#191</text:a><text:span text:style-name="T133"> </text:span>Revisar l'accés a Distribucio quan hi ha sessions amb altres aplicacions </text:p>
        </text:list-item>
        <text:list-item>
          <text:p text:style-name="P447"><text:a xlink:type="simple" xlink:href="https://github.com/GovernIB/distribucio/issues/201" text:style-name="Internet_20_link" text:visited-style-name="Visited_20_Internet_20_Link">#201</text:a><text:span text:style-name="T133"> </text:span>Evitar errors de tipus "Local address contains control or whitespace in string" </text:p>
        </text:list-item>
        <text:list-item>
          <text:p text:style-name="P447"><text:a xlink:type="simple" xlink:href="https://github.com/GovernIB/distribucio/issues/209" text:style-name="Internet_20_link" text:visited-style-name="Visited_20_Internet_20_Link">#209</text:a><text:span text:style-name="T133"> </text:span>Duplicate child name not allowed </text:p>
        </text:list-item>
        <text:list-item>
          <text:p text:style-name="P447"><text:a xlink:type="simple" xlink:href="https://github.com/GovernIB/distribucio/issues/187" text:style-name="Internet_20_link" text:visited-style-name="Visited_20_Internet_20_Link">#187</text:a><text:span text:style-name="T133"> </text:span>Actualitzar llibreria de datatables a versió 1.10+ </text:p>
        </text:list-item>
        <text:list-item>
          <text:p text:style-name="P447"><text:a xlink:type="simple" xlink:href="https://github.com/GovernIB/distribucio/issues/198" text:style-name="Internet_20_link" text:visited-style-name="Visited_20_Internet_20_Link">#198</text:a><text:span text:style-name="T133"> </text:span>Revisar si és necessari guardar la informació del justificant a la taula d'annexos </text:p>
        </text:list-item>
        <text:list-item>
          <text:p text:style-name="P447"><text:a xlink:type="simple" xlink:href="https://github.com/GovernIB/distribucio/issues/192" text:style-name="Internet_20_link" text:visited-style-name="Visited_20_Internet_20_Link">#192</text:a><text:span text:style-name="T133"> </text:span>Copiar detall de les firmes quan es reenviï una anotació amb còpia a una altra bústia </text:p>
        </text:list-item>
        <text:list-item>
          <text:p text:style-name="P447"><text:a xlink:type="simple" xlink:href="https://github.com/GovernIB/distribucio/issues/205" text:style-name="Internet_20_link" text:visited-style-name="Visited_20_Internet_20_Link">#205</text:a><text:span text:style-name="T133"> </text:span>Revisar java.lang.NullPointerException </text:p>
        </text:list-item>
        <text:list-item>
          <text:p text:style-name="P447"><text:a xlink:type="simple" xlink:href="https://github.com/GovernIB/distribucio/issues/208" text:style-name="Internet_20_link" text:visited-style-name="Visited_20_Internet_20_Link">#208</text:a><text:span text:style-name="T133"> </text:span>Error en els scripts de creació de l'esquema de BBDD per PostgreSQL </text:p>
        </text:list-item>
        <text:list-item>
          <text:p text:style-name="P447"><text:a xlink:type="simple" xlink:href="https://github.com/GovernIB/distribucio/issues/204" text:style-name="Internet_20_link" text:visited-style-name="Visited_20_Internet_20_Link">#204</text:a><text:span text:style-name="T133"> </text:span>No es pot reintentar el processament d'una anotació després d'un proxy error </text:p>
        </text:list-item>
        <text:list-item>
          <text:p text:style-name="P447"><text:a xlink:type="simple" xlink:href="https://github.com/GovernIB/distribucio/issues/185" text:style-name="Internet_20_link" text:visited-style-name="Visited_20_Internet_20_Link">#185</text:a><text:span text:style-name="T133"> </text:span>Treure el literal no traduït "Destinataris: " i destinataris repetits del log d'accions quan s'envia via email </text:p>
        </text:list-item>
        <text:list-item>
          <text:p text:style-name="P447"><text:a xlink:type="simple" xlink:href="https://github.com/GovernIB/distribucio/issues/199" text:style-name="Internet_20_link" text:visited-style-name="Visited_20_Internet_20_Link">#199</text:a><text:span text:style-name="T133"> </text:span>Errada al manual d'integració </text:p>
        </text:list-item>
        <text:list-item>
          <text:p text:style-name="P447"><text:a xlink:type="simple" xlink:href="https://github.com/GovernIB/distribucio/issues/197" text:style-name="Internet_20_link" text:visited-style-name="Visited_20_Internet_20_Link">#197</text:a><text:span text:style-name="T133"> </text:span>Investigar excepció "Caller unauthorized" </text:p>
        </text:list-item>
        <text:list-item>
          <text:p text:style-name="P447"><text:a xlink:type="simple" xlink:href="https://github.com/GovernIB/distribucio/issues/200" text:style-name="Internet_20_link" text:visited-style-name="Visited_20_Internet_20_Link">#200</text:a><text:span text:style-name="T133"> </text:span>Error accedint a l'arbre de bústies </text:p>
        </text:list-item>
        <text:list-item>
          <text:p text:style-name="P447"><text:a xlink:type="simple" xlink:href="https://github.com/GovernIB/distribucio/issues/195" text:style-name="Internet_20_link" text:visited-style-name="Visited_20_Internet_20_Link">#195</text:a><text:span text:style-name="T133"> </text:span>Investigar excepció ""java.lang.IllegalStateException: No puedo limpiar el búfer..." </text:p>
        </text:list-item>
        <text:list-item>
          <text:p text:style-name="P447"><text:a xlink:type="simple" xlink:href="https://github.com/GovernIB/distribucio/issues/181" text:style-name="Internet_20_link" text:visited-style-name="Visited_20_Internet_20_Link">#181</text:a><text:span text:style-name="T133"> </text:span>Revisar els rols de les bústies sense codi dir3 </text:p>
        </text:list-item>
        <text:list-item>
          <text:p text:style-name="P447"><text:a xlink:type="simple" xlink:href="https://github.com/GovernIB/distribucio/issues/174" text:style-name="Internet_20_link" text:visited-style-name="Visited_20_Internet_20_Link">#174</text:a><text:span text:style-name="T133"> </text:span>Revisar la paginació de monitoritzar Integracions </text:p>
        </text:list-item>
        <text:list-item>
          <text:p text:style-name="P448"><text:a xlink:type="simple" xlink:href="https://github.com/GovernIB/distribucio/issues/216" text:style-name="Internet_20_link" text:visited-style-name="Visited_20_Internet_20_Link">#216</text:a><text:span text:style-name="T135"> </text:span>Error javax.ejb.EJBAccessException: Invalid User</text:p>
        </text:list-item>
        <text:list-item>
          <text:p text:style-name="P448"><text:a xlink:type="simple" xlink:href="https://github.com/GovernIB/distribucio/issues/217" text:style-name="Internet_20_link" text:visited-style-name="Visited_20_Internet_20_Link">#217</text:a><text:span text:style-name="T135"> </text:span>Error marcant les bústies innactives a l'arbre d'administració de bústies </text:p>
        </text:list-item>
        <text:list-item>
          <text:p text:style-name="P448"><text:a xlink:type="simple" xlink:href="https://github.com/GovernIB/distribucio/issues/218" text:style-name="Internet_20_link" text:visited-style-name="Visited_20_Internet_20_Link">#218</text:a><text:span text:style-name="T135"> </text:span>Error en la llibreria distribucio-backoffcie-utils per incorporar informació de l'annex </text:p>
        </text:list-item>
      </text:list>
      <text:p text:style-name="P151"/>
      <text:p text:style-name="P61">Base de dades:<text:span text:style-name="T5"> </text:span></text:p>
      <text:list xml:id="list21345336" text:style-name="L37">
        <text:list-header>
          <text:p text:style-name="P492"/>
        </text:list-header>
      </text:list>
      <text:list xml:id="list122143310220925" text:continue-list="list2345015872" text:style-name="L28">
        <text:list-item>
          <text:list>
            <text:list-item>
              <text:p text:style-name="P479"><text:a xlink:type="simple" xlink:href="https://github.com/GovernIB/distribucio/blob/dis-0.9/scripts/bbdd/1.0/oracle/updates/distribucio_update_0.9.29.sql" text:style-name="Internet_20_link" text:visited-style-name="Visited_20_Internet_20_Link"><text:span text:style-name="T134">distribucio_update_0.9.29.sql</text:span></text:a><text:span text:style-name="T134"> (Oracle)</text:span></text:p>
            </text:list-item>
          </text:list>
        </text:list-item>
      </text:list>
      <text:p text:style-name="P256"/>
      <table:table table:name="Table4" table:style-name="Table4">
        <table:table-column table:style-name="Table4.A"/>
        <table:table-row table:style-name="Table4.1">
          <table:table-cell table:style-name="Table4.A1" office:value-type="string">
            <text:p text:style-name="P208">-- #139 Eliminar camp unitatOrganicaCodi de la bústia </text:p>
            <text:p text:style-name="P315"/>
            <text:p text:style-name="P305"><text:span text:style-name="T54">ALTER</text:span><text:span text:style-name="T25"> </text:span><text:span text:style-name="T54">TABLE</text:span><text:span text:style-name="T25"> DIS_BUSTIA</text:span></text:p>
            <text:p text:style-name="P305"><text:span text:style-name="T54">DROP</text:span><text:span text:style-name="T25"> (</text:span></text:p>
            <text:p text:style-name="P325"><text:s text:c="4"/>UNITAT_CODI</text:p>
            <text:p text:style-name="P325">);</text:p>
            <text:p text:style-name="P315"/>
            <text:p text:style-name="P319">-- #141 Revisar el sistema de logs</text:p>
            <text:p text:style-name="P319">-- Creació d'una nova taula de paràmetres dels logs i traspàs de dades cap a la nova taula.</text:p>
            <text:p text:style-name="P325"><text:s/></text:p>
            <text:p text:style-name="P305"><text:span text:style-name="T54">CREATE</text:span><text:span text:style-name="T25"> </text:span><text:span text:style-name="T54">TABLE</text:span><text:span text:style-name="T25"> DIS_CONT_LOG_PARAM</text:span></text:p>
            <text:p text:style-name="P325">(</text:p>
            <text:p text:style-name="P305"><text:span text:style-name="T25"><text:s text:c="4"/>ID NUMBER(19) </text:span><text:span text:style-name="T54">NOT</text:span><text:span text:style-name="T25"> </text:span><text:span text:style-name="T101">NULL</text:span><text:span text:style-name="T25">,</text:span></text:p>
            <text:p text:style-name="P305"><text:span text:style-name="T25"><text:s text:c="4"/>CONT_LOG_ID NUMBER(19) </text:span><text:span text:style-name="T54">NOT</text:span><text:span text:style-name="T25"> </text:span><text:span text:style-name="T101">NULL</text:span><text:span text:style-name="T25">,</text:span></text:p>
            <text:p text:style-name="P305"><text:span text:style-name="T25"><text:s text:c="4"/>NUMERO NUMBER(19) </text:span><text:span text:style-name="T54">NOT</text:span><text:span text:style-name="T25"> </text:span><text:span text:style-name="T101">NULL</text:span><text:span text:style-name="T25">,</text:span></text:p>
            <text:p text:style-name="P305"><text:soft-page-break/><text:span text:style-name="T25"><text:s text:c="4"/>VALOR VARCHAR2(256) </text:span><text:span text:style-name="T54">NOT</text:span><text:span text:style-name="T25"> </text:span><text:span text:style-name="T101">NULL</text:span><text:span text:style-name="T25">,</text:span></text:p>
            <text:p text:style-name="P325"><text:s text:c="4"/>CREATEDBY_CODI VARCHAR2(64),</text:p>
            <text:p text:style-name="P305"><text:span text:style-name="T25"><text:s text:c="4"/>CREATEDDATE </text:span><text:span text:style-name="T54">TIMESTAMP</text:span><text:span text:style-name="T25">(6),</text:span></text:p>
            <text:p text:style-name="P325"><text:s text:c="4"/>LASTMODIFIEDBY_CODI VARCHAR2(64),</text:p>
            <text:p text:style-name="P305"><text:span text:style-name="T25"><text:s text:c="4"/>LASTMODIFIEDDATE </text:span><text:span text:style-name="T54">TIMESTAMP</text:span><text:span text:style-name="T25">(6)</text:span></text:p>
            <text:p text:style-name="P325">);</text:p>
            <text:p text:style-name="P30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30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15"/>
            <text:p text:style-name="P305"><text:span text:style-name="T54">insert</text:span><text:span text:style-name="T25"> </text:span><text:span text:style-name="T54">into</text:span><text:span text:style-name="T25"> DIS_CONT_LOG_PARAM (ID, CONT_LOG_ID, NUMERO, VALOR) </text:span></text:p>
            <text:p text:style-name="P325">(</text:p>
            <text:p text:style-name="P305"><text:span text:style-name="T25"><text:tab/></text:span><text:span text:style-name="T54">SELECT</text:span><text:span text:style-name="T25"> </text:span></text:p>
            <text:p text:style-name="P325"><text:tab/><text:tab/><text:tab/><text:span text:style-name="T136">DIS_H</text:span>IBERNATE_SEQ.nextval,</text:p>
            <text:p text:style-name="P325"><text:tab/><text:tab/><text:tab/>l.id,</text:p>
            <text:p text:style-name="P305"><text:span text:style-name="T25"><text:tab/><text:tab/><text:tab/>1 </text:span><text:span text:style-name="T54">AS</text:span><text:span text:style-name="T25"> numero,</text:span></text:p>
            <text:p text:style-name="P305"><text:span text:style-name="T25"><text:tab/><text:tab/><text:tab/>l.PARAM1 </text:span><text:span text:style-name="T54">AS</text:span><text:span text:style-name="T25"> valor</text:span></text:p>
            <text:p text:style-name="P305"><text:span text:style-name="T25"><text:tab/></text:span><text:span text:style-name="T54">FROM</text:span><text:span text:style-name="T25"> DIS_CONT_LOG l</text:span></text:p>
            <text:p text:style-name="P305"><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101">NULL</text:span></text:p>
            <text:p text:style-name="P325">);</text:p>
            <text:p text:style-name="P315"/>
            <text:p text:style-name="P305"><text:span text:style-name="T54">insert</text:span><text:span text:style-name="T25"> </text:span><text:span text:style-name="T54">into</text:span><text:span text:style-name="T25"> DIS_CONT_LOG_PARAM (ID, CONT_LOG_ID, NUMERO, VALOR) </text:span></text:p>
            <text:p text:style-name="P325">(</text:p>
            <text:p text:style-name="P305"><text:span text:style-name="T25"><text:tab/></text:span><text:span text:style-name="T54">SELECT</text:span><text:span text:style-name="T25"> </text:span></text:p>
            <text:p text:style-name="P326"><text:tab/><text:tab/><text:tab/><text:span text:style-name="T136">DIS_H</text:span>IBERNATE_SEQ.nextval,</text:p>
            <text:p text:style-name="P325"><text:tab/><text:tab/><text:tab/>l.id,</text:p>
            <text:p text:style-name="P305"><text:span text:style-name="T25"><text:tab/><text:tab/><text:tab/>2 </text:span><text:span text:style-name="T54">AS</text:span><text:span text:style-name="T25"> numero,</text:span></text:p>
            <text:p text:style-name="P305"><text:span text:style-name="T25"><text:tab/><text:tab/><text:tab/>l.PARAM2 </text:span><text:span text:style-name="T54">AS</text:span><text:span text:style-name="T25"> valor</text:span></text:p>
            <text:p text:style-name="P305"><text:span text:style-name="T25"><text:tab/></text:span><text:span text:style-name="T54">FROM</text:span><text:span text:style-name="T25"> DIS_CONT_LOG l</text:span></text:p>
            <text:p text:style-name="P305"><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101">NULL</text:span></text:p>
            <text:p text:style-name="P113">);</text:p>
          </table:table-cell>
        </table:table-row>
      </table:table>
      <text:p text:style-name="P62"/>
      <text:p text:style-name="P61"/>
      <text:p text:style-name="P27"><text:span text:style-name="T6">Propietats globals</text:span>: </text:p>
      <text:list xml:id="list1863719393" text:style-name="L38">
        <text:list-item>
          <text:p text:style-name="P430">Sense canvis</text:p>
        </text:list-item>
      </text:list>
      <text:p text:style-name="P215"/>
      <text:p text:style-name="P89">Altres: </text:p>
      <text:list xml:id="list122142365137587" text:continue-list="list122141874179071" text:style-name="L31">
        <text:list-item>
          <text:p text:style-name="P505"><text:span text:style-name="T123">Nova versió 0.9.29 de la llibreria de </text:span><text:span text:style-name="T11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28"><text:span text:style-name="T15">A</text:span><text:span text:style-name="T11">ssegurar que està definida la propietat </text:span><text:span text:style-name="T108">es.caib.distribucio.default.user.language</text:span><text:span text:style-name="T11"> al fitxer de propietats per evitar errors amb nous usuaris.</text:span></text:p>
        </text:list-item>
      </text:list>
      <text:p text:style-name="P225"/>
      <text:p text:style-name="P225"/>
      <text:list xml:id="list122142480543843" text:continue-list="list122143231391445" text:style-name="Outline">
        <text:list-item>
          <text:list>
            <text:list-header>
              <text:h text:style-name="P362" text:outline-level="2" text:is-list-header="true"><text:bookmark-start text:name="__RefHeading___Toc90703_2906097068"/><text:span text:style-name="T105">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75">Data: <text:span text:style-name="T122">10</text:span>/0<text:span text:style-name="T137">7</text:span>/2020<text:span text:style-name="T129"> 15:00h</text:span></text:p>
      <text:p text:style-name="P175"/>
      <text:p text:style-name="P200">Resum: <text:span text:style-name="T138">Afegides les metadades de digitalització en el servei d'alta d'anotacions. Altres millores visuals i adaptació per poder emprar el plugin d'Arxiu de filesystem. Conté correccions menors, </text:span><text:soft-page-break/><text:span text:style-name="T138">correcció d'errors amb BBDD PostgreSQL i un script per convertir tots els camps VARCHAR2(BYTE) a VARCHAR2(CHAR).</text:span></text:p>
      <text:p text:style-name="P175"/>
      <text:p text:style-name="P250">Canvis i millores:</text:p>
      <text:list xml:id="list122142984267617" text:continue-list="list3790237923" text:style-name="L36">
        <text:list-item>
          <text:p text:style-name="P522"><text:a xlink:type="simple" xlink:href="https://github.com/GovernIB/distribucio/issues/230" text:style-name="Internet_20_link" text:visited-style-name="Visited_20_Internet_20_Link">#230</text:a> Adaptar el plugin d'Arxiu per poder guardar al sistema de fitxers</text:p>
        </text:list-item>
        <text:list-item>
          <text:p text:style-name="P52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22"><text:a xlink:type="simple" xlink:href="https://github.com/GovernIB/distribucio/issues/211" text:style-name="Internet_20_link" text:visited-style-name="Visited_20_Internet_20_Link">#211</text:a> Afegir manual d'usuari</text:p>
        </text:list-item>
        <text:list-item>
          <text:p text:style-name="P52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07"><text:a xlink:type="simple" xlink:href="https://github.com/GovernIB/distribucio/issues/223" text:style-name="Internet_20_link" text:visited-style-name="Visited_20_Internet_20_Link"><text:span text:style-name="T130">#223</text:span></text:a><text:span text:style-name="T130"> Acció detalls per defecte</text:span></text:p>
        </text:list-item>
        <text:list-item>
          <text:p text:style-name="P52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2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2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22"><text:a xlink:type="simple" xlink:href="https://github.com/GovernIB/distribucio/issues/182" text:style-name="Internet_20_link" text:visited-style-name="Visited_20_Internet_20_Link">#182</text:a> Afegir monitor per les mètriques</text:p>
        </text:list-item>
        <text:list-item>
          <text:p text:style-name="P522"><text:a xlink:type="simple" xlink:href="https://github.com/GovernIB/distribucio/issues/224" text:style-name="Internet_20_link" text:visited-style-name="Visited_20_Internet_20_Link">#224</text:a> Mostrar el codi DIR3 en l'arbre de bústies</text:p>
        </text:list-item>
      </text:list>
      <text:p text:style-name="P250">Errors:</text:p>
      <text:p text:style-name="P28"/>
      <text:list xml:id="list2160156921" text:style-name="L39">
        <text:list-item>
          <text:p text:style-name="P45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50"><text:a xlink:type="simple" xlink:href="https://github.com/GovernIB/distribucio/issues/229" text:style-name="Internet_20_link" text:visited-style-name="Visited_20_Internet_20_Link">#229</text:a> Investigar per què ha fallat un script de migració de dades</text:p>
        </text:list-item>
        <text:list-item>
          <text:p text:style-name="P450"><text:a xlink:type="simple" xlink:href="https://github.com/GovernIB/distribucio/issues/219" text:style-name="Internet_20_link" text:visited-style-name="Visited_20_Internet_20_Link">#219</text:a> Eliminar Wa<text:span text:style-name="T138">r</text:span>nings de Maven</text:p>
        </text:list-item>
        <text:list-item>
          <text:p text:style-name="P450"><text:a xlink:type="simple" xlink:href="https://github.com/GovernIB/distribucio/issues/227" text:style-name="Internet_20_link" text:visited-style-name="Visited_20_Internet_20_Link">#227</text:a><text:span text:style-name="T138"> </text:span>Revisar scripts de BBDD per a que la seqüència utilitzada sigui DIS_HIBERNATE_SEQ</text:p>
        </text:list-item>
        <text:list-item>
          <text:p text:style-name="P45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50"><text:a xlink:type="simple" xlink:href="https://github.com/GovernIB/distribucio/issues/226" text:style-name="Internet_20_link" text:visited-style-name="Visited_20_Internet_20_Link">#226</text:a><text:span text:style-name="T138"> </text:span>Errors diversos de Distribucio amb BBDD Postgres</text:p>
        </text:list-item>
      </text:list>
      <text:p text:style-name="P152"/>
      <text:p text:style-name="P63">Base de dades:<text:span text:style-name="T5"> </text:span></text:p>
      <text:list xml:id="list1403217240" text:style-name="L40">
        <text:list-item>
          <text:p text:style-name="P493">Script per afegir nou camp per guardar noves metadades de digitalització en format JSON i per modificar el tipus de tots dels VARCHAR2 que s'han creat amb tipus per defecte BYTE.</text:p>
        </text:list-item>
      </text:list>
      <text:list xml:id="list658478372" text:style-name="L41">
        <text:list-item>
          <text:list>
            <text:list-item>
              <text:p text:style-name="P480"><text:a xlink:type="simple" xlink:href="https://github.com/GovernIB/distribucio/blob/dis-0.9/scripts/bbdd/1.0/oracle/updates/distribucio_update_0.9.30.sql" text:style-name="Internet_20_link" text:visited-style-name="Visited_20_Internet_20_Link"><text:span text:style-name="T134">distribucio_update_0.9.30.sql</text:span></text:a><text:span text:style-name="T134"> (Oracle)</text:span></text:p>
            </text:list-item>
          </text:list>
        </text:list-item>
      </text:list>
      <text:p text:style-name="P257"/>
      <table:table table:name="Tabela1" table:style-name="Tabela1">
        <table:table-column table:style-name="Tabela1.A"/>
        <table:table-row table:style-name="Tabela1.1">
          <table:table-cell table:style-name="Tabela1.A1" office:value-type="string">
            <text:p text:style-name="P209">-- #155: Actualitzar interficie d'integració amb registre per tractar metadades de digitalització </text:p>
            <text:p text:style-name="P315"/>
            <text:p text:style-name="P305"><text:span text:style-name="T54">ALTER</text:span><text:span text:style-name="T25"> </text:span><text:span text:style-name="T54">TABLE</text:span><text:span text:style-name="T25"> DIS_REGISTRE_ANNEX</text:span></text:p>
            <text:p text:style-name="P305"><text:span text:style-name="T54">ADD</text:span><text:span text:style-name="T25"> (</text:span></text:p>
            <text:p text:style-name="P325"><text:s text:c="4"/>META_DADES VARCHAR2(4000)</text:p>
            <text:p text:style-name="P325">);</text:p>
            <text:p text:style-name="P315"/>
            <text:p text:style-name="P319">-- #228: Error en altes d'anotacions amb observacions de més de 50 caràcters</text:p>
            <text:p text:style-name="P315"/>
            <text:p text:style-name="P305"><text:span text:style-name="T54">ALTER</text:span><text:span text:style-name="T25"> </text:span><text:span text:style-name="T54">TABLE</text:span><text:span text:style-name="T25"> DIS_ALERTA MODIFY </text:span></text:p>
            <text:p text:style-name="P325">(</text:p>
            <text:p text:style-name="P305"><text:span text:style-name="T25"><text:s text:c="2"/>TEXT <text:s text:c="16"/><text:tab/>VARCHAR2(256 </text:span><text:span text:style-name="T54">CHAR</text:span><text:span text:style-name="T25">),</text:span></text:p>
            <text:p text:style-name="P305"><text:span text:style-name="T25"><text:s text:c="2"/>ERROR <text:s text:c="15"/><text:tab/>VARCHAR2(2048 </text:span><text:span text:style-name="T54">CHAR</text:span><text:span text:style-name="T25">),</text:span></text:p>
            <text:p text:style-name="P305"><text:span text:style-name="T25"><text:s text:c="2"/>CREATEDBY_CODI <text:s text:c="6"/><text:tab/>VARCHAR2(64 </text:span><text:span text:style-name="T54">CHAR</text:span><text:span text:style-name="T25">),</text:span></text:p>
            <text:p text:style-name="P305"><text:span text:style-name="T25"><text:s text:c="2"/>LASTMODIFIEDBY_CODI <text:s/><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USUARI MODIFY</text:span></text:p>
            <text:p text:style-name="P325">(</text:p>
            <text:p text:style-name="P305"><text:span text:style-name="T25"><text:s text:c="2"/>CODI <text:s text:c="9"/><text:tab/><text:tab/>VARCHAR2(64 </text:span><text:span text:style-name="T54">CHAR</text:span><text:span text:style-name="T25">),</text:span></text:p>
            <text:p text:style-name="P305"><text:soft-page-break/><text:span text:style-name="T25"><text:s text:c="2"/>NIF <text:s text:c="10"/><text:tab/><text:tab/>VARCHAR2(9 </text:span><text:span text:style-name="T54">CHAR</text:span><text:span text:style-name="T25">),</text:span></text:p>
            <text:p text:style-name="P305"><text:span text:style-name="T25"><text:s text:c="2"/>NOM <text:s text:c="10"/><text:tab/><text:tab/>VARCHAR2(200 </text:span><text:span text:style-name="T54">CHAR</text:span><text:span text:style-name="T25">),</text:span></text:p>
            <text:p text:style-name="P305"><text:span text:style-name="T25"><text:s text:c="2"/>EMAIL <text:s text:c="8"/><text:tab/><text:tab/>VARCHAR2(200 </text:span><text:span text:style-name="T54">CHAR</text:span><text:span text:style-name="T25">),</text:span></text:p>
            <text:p text:style-name="P305"><text:span text:style-name="T25"><text:s text:c="2"/>IDIOMA<text:tab/><text:tab/><text:tab/><text:tab/>VARCHAR2(2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ENTITAT MODIFY</text:span></text:p>
            <text:p text:style-name="P325">(</text:p>
            <text:p text:style-name="P305"><text:span text:style-name="T25"><text:s text:c="2"/>CODI <text:s text:c="16"/>VARCHAR2(64 </text:span><text:span text:style-name="T54">CHAR</text:span><text:span text:style-name="T25">),</text:span></text:p>
            <text:p text:style-name="P305"><text:span text:style-name="T25"><text:s text:c="2"/>NOM <text:s text:c="17"/>VARCHAR2(256 </text:span><text:span text:style-name="T54">CHAR</text:span><text:span text:style-name="T25">),</text:span></text:p>
            <text:p text:style-name="P305"><text:span text:style-name="T25"><text:s text:c="2"/>DESCRIPCIO <text:s text:c="10"/>VARCHAR2(1024 </text:span><text:span text:style-name="T54">CHAR</text:span><text:span text:style-name="T25">),</text:span></text:p>
            <text:p text:style-name="P305"><text:span text:style-name="T25"><text:s text:c="2"/>CIF <text:s text:c="17"/>VARCHAR2(9 </text:span><text:span text:style-name="T54">CHAR</text:span><text:span text:style-name="T25">),</text:span></text:p>
            <text:p text:style-name="P305"><text:span text:style-name="T25"><text:s text:c="2"/>CODI_DIR3 <text:s text:c="11"/>VARCHAR2(9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INGUT MODIFY</text:span></text:p>
            <text:p text:style-name="P325">(</text:p>
            <text:p text:style-name="P305"><text:span text:style-name="T25"><text:s text:c="2"/>NOM <text:s text:c="17"/>VARCHAR2(1024 </text:span><text:span text:style-name="T54">CHAR</text:span><text:span text:style-name="T25">),</text:span></text:p>
            <text:p text:style-name="P305"><text:span text:style-name="T25"><text:s text:c="2"/>TIPUS <text:s text:c="15"/>VARCHAR2(8 </text:span><text:span text:style-name="T54">CHAR</text:span><text:span text:style-name="T25">),</text:span></text:p>
            <text:p text:style-name="P305"><text:span text:style-name="T25"><text:s text:c="2"/>ARXIU_UUID <text:s text:c="10"/>VARCHAR2(36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MOV MODIFY</text:span></text:p>
            <text:p text:style-name="P325">(</text:p>
            <text:p text:style-name="P305"><text:span text:style-name="T25"><text:s text:c="2"/>REMITENT_CODI <text:s text:c="7"/>VARCHAR2(64 </text:span><text:span text:style-name="T54">CHAR</text:span><text:span text:style-name="T25">),</text:span></text:p>
            <text:p text:style-name="P305"><text:span text:style-name="T25"><text:s text:c="2"/>COMENTARI <text:s text:c="11"/>VARCHAR2(256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15"/>
            <text:p text:style-name="P305"><text:span text:style-name="T54">ALTER</text:span><text:span text:style-name="T25"> </text:span><text:span text:style-name="T54">TABLE</text:span><text:span text:style-name="T25"> DIS_CONT_MOV_EMAIL MODIFY </text:span></text:p>
            <text:p text:style-name="P325">(</text:p>
            <text:p text:style-name="P305"><text:span text:style-name="T25"><text:s text:c="2"/>DESTINATARI_CODI<text:tab/><text:tab/>VARCHAR2(64 </text:span><text:span text:style-name="T54">CHAR</text:span><text:span text:style-name="T25">),</text:span></text:p>
            <text:p text:style-name="P305"><text:span text:style-name="T25"><text:s text:c="2"/>DESTINATARI_EMAIL<text:tab/><text:tab/>VARCHAR2(256 </text:span><text:span text:style-name="T54">CHAR</text:span><text:span text:style-name="T25">),</text:span></text:p>
            <text:p text:style-name="P305"><text:span text:style-name="T25"><text:s text:c="2"/>UNITAT_ORGANITZATIVA <text:tab/>VARCHAR2(256 </text:span><text:span text:style-name="T54">CHAR</text:span><text:span text:style-name="T25">),</text:span></text:p>
            <text:p text:style-name="P305"><text:span text:style-name="T25"><text:s text:c="2"/>CREATEDBY_CODI <text:s text:c="6"/><text:tab/>VARCHAR2(64 </text:span><text:span text:style-name="T54">CHAR</text:span><text:span text:style-name="T25">),</text:span></text:p>
            <text:p text:style-name="P305"><text:span text:style-name="T25"><text:s text:c="2"/>LASTMODIFIEDBY_CODI <text:s/><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LOG MODIFY</text:span></text:p>
            <text:p text:style-name="P325">(</text:p>
            <text:p text:style-name="P305"><text:span text:style-name="T25"><text:s text:c="2"/>TIPUS <text:s text:c="15"/>VARCHAR2(30 </text:span><text:span text:style-name="T54">CHAR</text:span><text:span text:style-name="T25">),</text:span></text:p>
            <text:p text:style-name="P305"><text:span text:style-name="T25"><text:s text:c="2"/>OBJECTE_ID <text:s text:c="10"/>VARCHAR2(256 </text:span><text:span text:style-name="T54">CHAR</text:span><text:span text:style-name="T25">),</text:span></text:p>
            <text:p text:style-name="P305"><text:span text:style-name="T25"><text:s text:c="2"/>OBJECTE_LOG_TIPUS <text:s text:c="3"/>VARCHAR2(30 </text:span><text:span text:style-name="T54">CHAR</text:span><text:span text:style-name="T25">),</text:span></text:p>
            <text:p text:style-name="P305"><text:span text:style-name="T25"><text:s text:c="2"/>OBJECTE_TIPUS <text:s text:c="7"/>VARCHAR2(12 </text:span><text:span text:style-name="T54">CHAR</text:span><text:span text:style-name="T25">),</text:span></text:p>
            <text:p text:style-name="P305"><text:span text:style-name="T25"><text:s text:c="2"/>PARAM1 <text:s text:c="14"/>VARCHAR2(256 </text:span><text:span text:style-name="T54">CHAR</text:span><text:span text:style-name="T25">),</text:span></text:p>
            <text:p text:style-name="P305"><text:span text:style-name="T25"><text:s text:c="2"/>PARAM2 <text:s text:c="14"/>VARCHAR2(256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 MODIFY</text:span></text:p>
            <text:p text:style-name="P325">(</text:p>
            <text:p text:style-name="P305"><text:soft-page-break/><text:span text:style-name="T25"><text:s text:c="2"/>TIPUS <text:s text:c="17"/>VARCHAR2(1 </text:span><text:span text:style-name="T54">CHAR</text:span><text:span text:style-name="T25">),</text:span></text:p>
            <text:p text:style-name="P305"><text:span text:style-name="T25"><text:s text:c="2"/>UNITAT_ADM <text:s text:c="12"/>VARCHAR2(21 </text:span><text:span text:style-name="T54">CHAR</text:span><text:span text:style-name="T25">),</text:span></text:p>
            <text:p text:style-name="P305"><text:span text:style-name="T25"><text:s text:c="2"/>UNITAT_ADM_DESC <text:s text:c="7"/>VARCHAR2(100 </text:span><text:span text:style-name="T54">CHAR</text:span><text:span text:style-name="T25">),</text:span></text:p>
            <text:p text:style-name="P305"><text:span text:style-name="T25"><text:s text:c="2"/>NUMERO <text:s text:c="16"/>VARCHAR2(255 </text:span><text:span text:style-name="T54">CHAR</text:span><text:span text:style-name="T25">),</text:span></text:p>
            <text:p text:style-name="P305"><text:span text:style-name="T25"><text:s text:c="2"/>IDENTIFICADOR <text:s text:c="9"/>VARCHAR2(100 </text:span><text:span text:style-name="T54">CHAR</text:span><text:span text:style-name="T25">),</text:span></text:p>
            <text:p text:style-name="P305"><text:span text:style-name="T25"><text:s text:c="2"/>ENTITAT_CODI <text:s text:c="10"/>VARCHAR2(255 </text:span><text:span text:style-name="T54">CHAR</text:span><text:span text:style-name="T25">),</text:span></text:p>
            <text:p text:style-name="P305"><text:span text:style-name="T25"><text:s text:c="2"/>ENTITAT_DESC <text:s text:c="10"/>VARCHAR2(255 </text:span><text:span text:style-name="T54">CHAR</text:span><text:span text:style-name="T25">),</text:span></text:p>
            <text:p text:style-name="P305"><text:span text:style-name="T25"><text:s text:c="2"/>OFICINA_CODI <text:s text:c="10"/>VARCHAR2(21 </text:span><text:span text:style-name="T54">CHAR</text:span><text:span text:style-name="T25">),</text:span></text:p>
            <text:p text:style-name="P305"><text:span text:style-name="T25"><text:s text:c="2"/>OFICINA_DESC <text:s text:c="10"/>VARCHAR2(300 </text:span><text:span text:style-name="T54">CHAR</text:span><text:span text:style-name="T25">),</text:span></text:p>
            <text:p text:style-name="P305"><text:span text:style-name="T25"><text:s text:c="2"/>LLIBRE_CODI <text:s text:c="11"/>VARCHAR2(4 </text:span><text:span text:style-name="T54">CHAR</text:span><text:span text:style-name="T25">),</text:span></text:p>
            <text:p text:style-name="P305"><text:span text:style-name="T25"><text:s text:c="2"/>LLIBRE_DESC <text:s text:c="11"/>VARCHAR2(255 </text:span><text:span text:style-name="T54">CHAR</text:span><text:span text:style-name="T25">),</text:span></text:p>
            <text:p text:style-name="P305"><text:span text:style-name="T25"><text:s text:c="2"/>EXTRACTE <text:s text:c="14"/>VARCHAR2(240 </text:span><text:span text:style-name="T54">CHAR</text:span><text:span text:style-name="T25">),</text:span></text:p>
            <text:p text:style-name="P305"><text:span text:style-name="T25"><text:s text:c="2"/>ASSUMPTE_TIPUS_CODI <text:s text:c="3"/>VARCHAR2(16 </text:span><text:span text:style-name="T54">CHAR</text:span><text:span text:style-name="T25">),</text:span></text:p>
            <text:p text:style-name="P305"><text:span text:style-name="T25"><text:s text:c="2"/>ASSUMPTE_TIPUS_DESC <text:s text:c="3"/>VARCHAR2(100 </text:span><text:span text:style-name="T54">CHAR</text:span><text:span text:style-name="T25">),</text:span></text:p>
            <text:p text:style-name="P305"><text:span text:style-name="T25"><text:s text:c="2"/>ASSUMPTE_CODI <text:s text:c="9"/>VARCHAR2(16 </text:span><text:span text:style-name="T54">CHAR</text:span><text:span text:style-name="T25">),</text:span></text:p>
            <text:p text:style-name="P305"><text:span text:style-name="T25"><text:s text:c="2"/>ASSUMPTE_DESC <text:s text:c="9"/>VARCHAR2(255 </text:span><text:span text:style-name="T54">CHAR</text:span><text:span text:style-name="T25">),</text:span></text:p>
            <text:p text:style-name="P305"><text:span text:style-name="T25"><text:s text:c="2"/>PROCEDIMENT_CODI <text:s text:c="6"/>VARCHAR2(64 </text:span><text:span text:style-name="T54">CHAR</text:span><text:span text:style-name="T25">),</text:span></text:p>
            <text:p text:style-name="P305"><text:span text:style-name="T25"><text:s text:c="2"/>REFERENCIA <text:s text:c="12"/>VARCHAR2(16 </text:span><text:span text:style-name="T54">CHAR</text:span><text:span text:style-name="T25">),</text:span></text:p>
            <text:p text:style-name="P305"><text:span text:style-name="T25"><text:s text:c="2"/>EXPEDIENT_NUM <text:s text:c="9"/>VARCHAR2(80 </text:span><text:span text:style-name="T54">CHAR</text:span><text:span text:style-name="T25">),</text:span></text:p>
            <text:p text:style-name="P305"><text:span text:style-name="T25"><text:s text:c="2"/>NUM_ORIG <text:tab/><text:tab/><text:tab/> <text:s text:c="4"/>VARCHAR2(80 </text:span><text:span text:style-name="T54">CHAR</text:span><text:span text:style-name="T25">),</text:span></text:p>
            <text:p text:style-name="P305"><text:span text:style-name="T25"><text:s text:c="2"/>IDIOMA_CODI <text:s text:c="11"/>VARCHAR2(19 </text:span><text:span text:style-name="T54">CHAR</text:span><text:span text:style-name="T25">),</text:span></text:p>
            <text:p text:style-name="P305"><text:span text:style-name="T25"><text:s text:c="2"/>IDIOMA_DESC <text:s text:c="11"/>VARCHAR2(100 </text:span><text:span text:style-name="T54">CHAR</text:span><text:span text:style-name="T25">),</text:span></text:p>
            <text:p text:style-name="P305"><text:span text:style-name="T25"><text:s text:c="2"/>TRANSPORT_TIPUS_CODI <text:s text:c="2"/>VARCHAR2(20 </text:span><text:span text:style-name="T54">CHAR</text:span><text:span text:style-name="T25">),</text:span></text:p>
            <text:p text:style-name="P305"><text:span text:style-name="T25"><text:s text:c="2"/>TRANSPORT_TIPUS_DESC <text:s text:c="2"/>VARCHAR2(100 </text:span><text:span text:style-name="T54">CHAR</text:span><text:span text:style-name="T25">),</text:span></text:p>
            <text:p text:style-name="P305"><text:span text:style-name="T25"><text:s text:c="2"/>TRANSPORT_NUM <text:s text:c="9"/>VARCHAR2(20 </text:span><text:span text:style-name="T54">CHAR</text:span><text:span text:style-name="T25">),</text:span></text:p>
            <text:p text:style-name="P305"><text:span text:style-name="T25"><text:s text:c="2"/>USUARI_CODI <text:s text:c="11"/>VARCHAR2(20 </text:span><text:span text:style-name="T54">CHAR</text:span><text:span text:style-name="T25">),</text:span></text:p>
            <text:p text:style-name="P305"><text:span text:style-name="T25"><text:s text:c="2"/>USUARI_NOM <text:s text:c="12"/>VARCHAR2(767 </text:span><text:span text:style-name="T54">CHAR</text:span><text:span text:style-name="T25">),</text:span></text:p>
            <text:p text:style-name="P305"><text:span text:style-name="T25"><text:s text:c="2"/>USUARI_CONTACTE <text:s text:c="7"/>VARCHAR2(255 </text:span><text:span text:style-name="T54">CHAR</text:span><text:span text:style-name="T25">),</text:span></text:p>
            <text:p text:style-name="P305"><text:span text:style-name="T25"><text:s text:c="2"/>APLICACIO_CODI <text:s text:c="8"/>VARCHAR2(255 </text:span><text:span text:style-name="T54">CHAR</text:span><text:span text:style-name="T25">),</text:span></text:p>
            <text:p text:style-name="P305"><text:span text:style-name="T25"><text:s text:c="2"/>APLICACIO_VERSIO <text:s text:c="6"/>VARCHAR2(255 </text:span><text:span text:style-name="T54">CHAR</text:span><text:span text:style-name="T25">),</text:span></text:p>
            <text:p text:style-name="P305"><text:span text:style-name="T25"><text:s text:c="2"/>DOCFIS_CODI <text:s text:c="11"/>VARCHAR2(19 </text:span><text:span text:style-name="T54">CHAR</text:span><text:span text:style-name="T25">),</text:span></text:p>
            <text:p text:style-name="P305"><text:span text:style-name="T25"><text:s text:c="2"/>DOCFIS_DESC <text:s text:c="11"/>VARCHAR2(100 </text:span><text:span text:style-name="T54">CHAR</text:span><text:span text:style-name="T25">),</text:span></text:p>
            <text:p text:style-name="P305"><text:span text:style-name="T25"><text:s text:c="2"/>OBSERVACIONS <text:s text:c="10"/>VARCHAR2(50 </text:span><text:span text:style-name="T54">CHAR</text:span><text:span text:style-name="T25">),</text:span></text:p>
            <text:p text:style-name="P305"><text:span text:style-name="T25"><text:s text:c="2"/>PROCES_ESTAT <text:s text:c="10"/>VARCHAR2(64 </text:span><text:span text:style-name="T54">CHAR</text:span><text:span text:style-name="T25">),</text:span></text:p>
            <text:p text:style-name="P305"><text:span text:style-name="T25"><text:s text:c="2"/>PROCES_ERROR <text:s text:c="10"/>VARCHAR2(1024 </text:span><text:span text:style-name="T54">CHAR</text:span><text:span text:style-name="T25">),</text:span></text:p>
            <text:p text:style-name="P305"><text:span text:style-name="T25"><text:s text:c="2"/>CREATEDBY_CODI <text:s text:c="8"/>VARCHAR2(256 </text:span><text:span text:style-name="T54">CHAR</text:span><text:span text:style-name="T25">),</text:span></text:p>
            <text:p text:style-name="P305"><text:span text:style-name="T25"><text:s text:c="2"/>LASTMODIFIEDBY_CODI <text:s text:c="3"/>VARCHAR2(256 </text:span><text:span text:style-name="T54">CHAR</text:span><text:span text:style-name="T25">),</text:span></text:p>
            <text:p text:style-name="P305"><text:span text:style-name="T25"><text:s text:c="2"/>PROCES_ESTAT_SISTRA <text:s text:c="3"/>VARCHAR2(16 </text:span><text:span text:style-name="T54">CHAR</text:span><text:span text:style-name="T25">),</text:span></text:p>
            <text:p text:style-name="P305"><text:span text:style-name="T25"><text:s text:c="2"/>SISTRA_ID_TRAM <text:tab/> <text:s text:c="4"/>VARCHAR2(20 </text:span><text:span text:style-name="T54">CHAR</text:span><text:span text:style-name="T25">),</text:span></text:p>
            <text:p text:style-name="P305"><text:span text:style-name="T25"><text:s text:c="2"/>SISTRA_ID_PROC <text:tab/> <text:s text:c="4"/>VARCHAR2(100 </text:span><text:span text:style-name="T54">CHAR</text:span><text:span text:style-name="T25">),</text:span></text:p>
            <text:p text:style-name="P305"><text:span text:style-name="T25"><text:s text:c="2"/>OFICINA_ORIG_CODI <text:s text:c="5"/>VARCHAR2(21 </text:span><text:span text:style-name="T54">CHAR</text:span><text:span text:style-name="T25">),</text:span></text:p>
            <text:p text:style-name="P305"><text:span text:style-name="T25"><text:s text:c="2"/>OFICINA_ORIG_DESC <text:s text:c="5"/>VARCHAR2(100 </text:span><text:span text:style-name="T54">CHAR</text:span><text:span text:style-name="T25">),</text:span></text:p>
            <text:p text:style-name="P305"><text:span text:style-name="T25"><text:s text:c="2"/>JUSTIFICANT_ARXIU_UUID VARCHAR2(256 </text:span><text:span text:style-name="T54">CHAR</text:span><text:span text:style-name="T25">),</text:span></text:p>
            <text:p text:style-name="P305"><text:span text:style-name="T25"><text:s text:c="2"/>EXPEDIENT_ARXIU_UUID <text:s text:c="2"/>VARCHAR2(100 </text:span><text:span text:style-name="T54">CHAR</text:span><text:span text:style-name="T25">),</text:span></text:p>
            <text:p text:style-name="P305"><text:span text:style-name="T25"><text:s text:c="2"/>BACK_OBSERVACIONS <text:tab/>VARCHAR2(4000 </text:span><text:span text:style-name="T54">CHAR</text:span><text:span text:style-name="T25">),</text:span></text:p>
            <text:p text:style-name="P305"><text:span text:style-name="T25"><text:s text:c="2"/>BACK_CODI <text:tab/><text:tab/><text:tab/>VARCHAR2(2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ANNEX MODIFY</text:span></text:p>
            <text:p text:style-name="P325">(</text:p>
            <text:p text:style-name="P305"><text:span text:style-name="T25"><text:s text:c="2"/>TITOL <text:s text:c="15"/>VARCHAR2(200 </text:span><text:span text:style-name="T54">CHAR</text:span><text:span text:style-name="T25">),</text:span></text:p>
            <text:p text:style-name="P305"><text:span text:style-name="T25"><text:s text:c="2"/>FITXER_NOM <text:s text:c="10"/>VARCHAR2(256 </text:span><text:span text:style-name="T54">CHAR</text:span><text:span text:style-name="T25">),</text:span></text:p>
            <text:p text:style-name="P305"><text:span text:style-name="T25"><text:s text:c="2"/>FITXER_MIME <text:s text:c="9"/>VARCHAR2(100 </text:span><text:span text:style-name="T54">CHAR</text:span><text:span text:style-name="T25">),</text:span></text:p>
            <text:p text:style-name="P305"><text:span text:style-name="T25"><text:s text:c="2"/>FITXER_ARXIU_UUID <text:s text:c="3"/>VARCHAR2(256 </text:span><text:span text:style-name="T54">CHAR</text:span><text:span text:style-name="T25">),</text:span></text:p>
            <text:p text:style-name="P305"><text:span text:style-name="T25"><text:s text:c="2"/>LOCALITZACIO <text:s text:c="8"/>VARCHAR2(80 </text:span><text:span text:style-name="T54">CHAR</text:span><text:span text:style-name="T25">),</text:span></text:p>
            <text:p text:style-name="P305"><text:span text:style-name="T25"><text:s text:c="2"/>ORIGEN_CIUADM <text:s text:c="7"/>VARCHAR2(1 </text:span><text:span text:style-name="T54">CHAR</text:span><text:span text:style-name="T25">),</text:span></text:p>
            <text:p text:style-name="P305"><text:span text:style-name="T25"><text:s text:c="2"/>NTI_TIPUS_DOC <text:s text:c="7"/>VARCHAR2(4 </text:span><text:span text:style-name="T54">CHAR</text:span><text:span text:style-name="T25">),</text:span></text:p>
            <text:p text:style-name="P305"><text:span text:style-name="T25"><text:s text:c="2"/>SICRES_TIPUS_DOC <text:s text:c="4"/>VARCHAR2(2 </text:span><text:span text:style-name="T54">CHAR</text:span><text:span text:style-name="T25">),</text:span></text:p>
            <text:p text:style-name="P305"><text:soft-page-break/><text:span text:style-name="T25"><text:s text:c="2"/>NTI_ELABORACIO_ESTAT VARCHAR2(4 </text:span><text:span text:style-name="T54">CHAR</text:span><text:span text:style-name="T25">),</text:span></text:p>
            <text:p text:style-name="P305"><text:span text:style-name="T25"><text:s text:c="2"/>OBSERVACIONS <text:s text:c="8"/>VARCHAR2(50 </text:span><text:span text:style-name="T54">CHAR</text:span><text:span text:style-name="T25">),</text:span></text:p>
            <text:p text:style-name="P305"><text:span text:style-name="T25"><text:s text:c="2"/>FIRMA_FITXER_NOM <text:s text:c="4"/>VARCHAR2(80 </text:span><text:span text:style-name="T54">CHAR</text:span><text:span text:style-name="T25">),</text:span></text:p>
            <text:p text:style-name="P305"><text:span text:style-name="T25"><text:s text:c="2"/>FIRMA_FITXER_MIME <text:s text:c="3"/>VARCHAR2(30 </text:span><text:span text:style-name="T54">CHAR</text:span><text:span text:style-name="T25">),</text:span></text:p>
            <text:p text:style-name="P305"><text:span text:style-name="T25"><text:s text:c="2"/>FIRMA_FITXER_ARXIU_UUID <text:s/>VARCHAR2(100 </text:span><text:span text:style-name="T54">CHAR</text:span><text:span text:style-name="T25">),</text:span></text:p>
            <text:p text:style-name="P305"><text:span text:style-name="T25"><text:s text:c="2"/>FIRMA_CSV <text:s text:c="11"/>VARCHAR2(256 </text:span><text:span text:style-name="T54">CHAR</text:span><text:span text:style-name="T25">),</text:span></text:p>
            <text:p text:style-name="P305"><text:span text:style-name="T25"><text:s text:c="2"/></text:span><text:span text:style-name="T54">TIMESTAMP</text:span><text:span text:style-name="T25"> <text:s text:c="11"/>VARCHAR2(100 </text:span><text:span text:style-name="T54">CHAR</text:span><text:span text:style-name="T25">),</text:span></text:p>
            <text:p text:style-name="P305"><text:span text:style-name="T25"><text:s text:c="2"/>VALIDACIO_OCSP <text:s text:c="6"/>VARCHAR2(100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pan text:style-name="T25"><text:s text:c="2"/>LASTMODIFIEDBY_CODI <text:s/>VARCHAR2(256 </text:span><text:span text:style-name="T54">CHAR</text:span><text:span text:style-name="T25">),</text:span></text:p>
            <text:p text:style-name="P305"><text:span text:style-name="T25"><text:s text:c="2"/>GESDOC_DOC_ID <text:tab/> <text:s text:c="2"/>VARCHAR2(50 </text:span><text:span text:style-name="T54">CHAR</text:span><text:span text:style-name="T25">),</text:span></text:p>
            <text:p text:style-name="P305"><text:span text:style-name="T25"><text:s text:c="2"/>META_DADES <text:tab/><text:tab/> <text:s text:c="2"/>VARCHAR2(400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ANNEX_FIRMA MODIFY</text:span></text:p>
            <text:p text:style-name="P325">(</text:p>
            <text:p text:style-name="P305"><text:span text:style-name="T25"><text:s text:c="2"/>TIPUS<text:tab/><text:tab/> <text:s text:c="10"/>VARCHAR2(30 </text:span><text:span text:style-name="T54">CHAR</text:span><text:span text:style-name="T25">),</text:span></text:p>
            <text:p text:style-name="P305"><text:span text:style-name="T25"><text:s text:c="2"/>PERFIL <text:s text:c="3"/><text:tab/> <text:s text:c="6"/>VARCHAR2(30 </text:span><text:span text:style-name="T54">CHAR</text:span><text:span text:style-name="T25">),</text:span></text:p>
            <text:p text:style-name="P305"><text:span text:style-name="T25"><text:s text:c="2"/>FITXER_NOM <text:s text:c="10"/>VARCHAR2(256 </text:span><text:span text:style-name="T54">CHAR</text:span><text:span text:style-name="T25">),</text:span></text:p>
            <text:p text:style-name="P305"><text:span text:style-name="T25"><text:s text:c="2"/>TIPUS_MIME <text:s text:c="10"/>VARCHAR2(30 </text:span><text:span text:style-name="T54">CHAR</text:span><text:span text:style-name="T25">),</text:span></text:p>
            <text:p text:style-name="P305"><text:span text:style-name="T25"><text:s text:c="2"/>CSV_REGULACIO<text:tab/><text:tab/> <text:s text:c="2"/>VARCHAR2(640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pan text:style-name="T25"><text:s text:c="2"/>LASTMODIFIEDBY_CODI <text:s/>VARCHAR2(256 </text:span><text:span text:style-name="T54">CHAR</text:span><text:span text:style-name="T25">),</text:span></text:p>
            <text:p text:style-name="P305"><text:span text:style-name="T25"><text:s text:c="2"/>GESDOC_FIR_ID <text:tab/> <text:s text:c="2"/>VARCHAR2(5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FIRMA_DETALL MODIFY</text:span></text:p>
            <text:p text:style-name="P325">(</text:p>
            <text:p text:style-name="P305"><text:span text:style-name="T25"><text:s text:c="4"/>RESPONSABLE_NIF VARCHAR2(30 </text:span><text:span text:style-name="T54">CHAR</text:span><text:span text:style-name="T25">),</text:span></text:p>
            <text:p text:style-name="P305"><text:span text:style-name="T25"><text:s text:c="4"/>RESPONSABLE_NOM VARCHAR2(256 </text:span><text:span text:style-name="T54">CHAR</text:span><text:span text:style-name="T25">),</text:span></text:p>
            <text:p text:style-name="P305"><text:span text:style-name="T25"><text:s text:c="4"/>EMISSOR_CERTIFICAT VARCHAR2(2000 </text:span><text:span text:style-name="T54">CHAR</text:span><text:span text:style-name="T25">),</text:span></text:p>
            <text:p text:style-name="P305"><text:span text:style-name="T25"><text:s text:c="4"/>CREATEDBY_CODI <text:s text:c="6"/><text:tab/>VARCHAR2(64 </text:span><text:span text:style-name="T54">CHAR</text:span><text:span text:style-name="T25">),</text:span></text:p>
            <text:p text:style-name="P305"><text:span text:style-name="T25"><text:s text:c="4"/>LASTMODIFIEDBY_CODI <text:s/><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INTER MODIFY</text:span></text:p>
            <text:p text:style-name="P325">(</text:p>
            <text:p text:style-name="P305"><text:span text:style-name="T25"><text:s text:c="2"/>ADRESA <text:s text:c="14"/>VARCHAR2(640 </text:span><text:span text:style-name="T54">CHAR</text:span><text:span text:style-name="T25">),</text:span></text:p>
            <text:p text:style-name="P305"><text:span text:style-name="T25"><text:s text:c="2"/>CANAL_PREF <text:s text:c="10"/>VARCHAR2(8 </text:span><text:span text:style-name="T54">CHAR</text:span><text:span text:style-name="T25">),</text:span></text:p>
            <text:p text:style-name="P305"><text:span text:style-name="T25"><text:s text:c="2"/>CODI_POSTAL <text:s text:c="9"/>VARCHAR2(20 </text:span><text:span text:style-name="T54">CHAR</text:span><text:span text:style-name="T25">),</text:span></text:p>
            <text:p text:style-name="P305"><text:span text:style-name="T25"><text:s text:c="2"/>DOC_NUM <text:s text:c="13"/>VARCHAR2(68 </text:span><text:span text:style-name="T54">CHAR</text:span><text:span text:style-name="T25">),</text:span></text:p>
            <text:p text:style-name="P305"><text:span text:style-name="T25"><text:s text:c="2"/>DOC_TIPUS <text:s text:c="11"/>VARCHAR2(4 </text:span><text:span text:style-name="T54">CHAR</text:span><text:span text:style-name="T25">),</text:span></text:p>
            <text:p text:style-name="P305"><text:span text:style-name="T25"><text:s text:c="2"/>EMAIL <text:s text:c="15"/>VARCHAR2(640 </text:span><text:span text:style-name="T54">CHAR</text:span><text:span text:style-name="T25">),</text:span></text:p>
            <text:p text:style-name="P305"><text:span text:style-name="T25"><text:s text:c="2"/>EMAIL_HAB <text:s text:c="11"/>VARCHAR2(640 </text:span><text:span text:style-name="T54">CHAR</text:span><text:span text:style-name="T25">),</text:span></text:p>
            <text:p text:style-name="P305"><text:span text:style-name="T25"><text:s text:c="2"/>LLINATGE1 <text:s text:c="11"/>VARCHAR2(255 </text:span><text:span text:style-name="T54">CHAR</text:span><text:span text:style-name="T25">),</text:span></text:p>
            <text:p text:style-name="P305"><text:span text:style-name="T25"><text:s text:c="2"/>LLINATGE2 <text:s text:c="11"/>VARCHAR2(255 </text:span><text:span text:style-name="T54">CHAR</text:span><text:span text:style-name="T25">),</text:span></text:p>
            <text:p text:style-name="P305"><text:span text:style-name="T25"><text:s text:c="2"/>NOM <text:s text:c="17"/>VARCHAR2(255 </text:span><text:span text:style-name="T54">CHAR</text:span><text:span text:style-name="T25">),</text:span></text:p>
            <text:p text:style-name="P305"><text:span text:style-name="T25"><text:s text:c="2"/>OBSERVACIONS <text:s text:c="8"/>VARCHAR2(640 </text:span><text:span text:style-name="T54">CHAR</text:span><text:span text:style-name="T25">),</text:span></text:p>
            <text:p text:style-name="P305"><text:span text:style-name="T25"><text:s text:c="2"/>PAIS <text:s text:c="16"/>VARCHAR2(100 </text:span><text:span text:style-name="T54">CHAR</text:span><text:span text:style-name="T25">),</text:span></text:p>
            <text:p text:style-name="P305"><text:span text:style-name="T25"><text:s text:c="2"/>PAIS_CODI <text:s text:c="11"/>VARCHAR2(4 </text:span><text:span text:style-name="T54">CHAR</text:span><text:span text:style-name="T25">),</text:span></text:p>
            <text:p text:style-name="P305"><text:span text:style-name="T25"><text:s text:c="2"/>PROVINCIA <text:s text:c="11"/>VARCHAR2(100 </text:span><text:span text:style-name="T54">CHAR</text:span><text:span text:style-name="T25">),</text:span></text:p>
            <text:p text:style-name="P305"><text:span text:style-name="T25"><text:s text:c="2"/>PROVINCIA_CODI <text:s text:c="6"/>VARCHAR2(4 </text:span><text:span text:style-name="T54">CHAR</text:span><text:span text:style-name="T25">),</text:span></text:p>
            <text:p text:style-name="P305"><text:span text:style-name="T25"><text:s text:c="2"/>MUNICIPI <text:s text:c="12"/>VARCHAR2(100 </text:span><text:span text:style-name="T54">CHAR</text:span><text:span text:style-name="T25">),</text:span></text:p>
            <text:p text:style-name="P305"><text:span text:style-name="T25"><text:s text:c="2"/>MUNICIPI_CODI <text:s text:c="7"/>VARCHAR2(4 </text:span><text:span text:style-name="T54">CHAR</text:span><text:span text:style-name="T25">),</text:span></text:p>
            <text:p text:style-name="P305"><text:span text:style-name="T25"><text:s text:c="2"/>RAO_SOCIAL <text:s text:c="10"/>VARCHAR2(2000 </text:span><text:span text:style-name="T54">CHAR</text:span><text:span text:style-name="T25">),</text:span></text:p>
            <text:p text:style-name="P305"><text:span text:style-name="T25"><text:s text:c="2"/>TELEFON <text:s text:c="13"/>VARCHAR2(80 </text:span><text:span text:style-name="T54">CHAR</text:span><text:span text:style-name="T25">),</text:span></text:p>
            <text:p text:style-name="P305"><text:span text:style-name="T25"><text:s text:c="2"/>TIPUS <text:s text:c="15"/>VARCHAR2(19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oft-page-break/><text:span text:style-name="T25"><text:s text:c="2"/>LASTMODIFIEDBY_CODI <text:s/>VARCHAR2(256 </text:span><text:span text:style-name="T54">CHAR</text:span><text:span text:style-name="T25">),</text:span></text:p>
            <text:p text:style-name="P305"><text:span text:style-name="T25"><text:s text:c="2"/>CODI_DIRE <text:tab/><text:tab/><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LA MODIFY</text:span></text:p>
            <text:p text:style-name="P325">(</text:p>
            <text:p text:style-name="P305"><text:span text:style-name="T25"><text:s text:c="2"/>ASSUMPTE_CODI <text:s text:c="7"/>VARCHAR2(16 </text:span><text:span text:style-name="T54">CHAR</text:span><text:span text:style-name="T25">),</text:span></text:p>
            <text:p text:style-name="P305"><text:span text:style-name="T25"><text:s text:c="2"/>DESCRIPCIO <text:s text:c="10"/>VARCHAR2(1024 </text:span><text:span text:style-name="T54">CHAR</text:span><text:span text:style-name="T25">),</text:span></text:p>
            <text:p text:style-name="P305"><text:span text:style-name="T25"><text:s text:c="2"/>NOM <text:s text:c="17"/>VARCHAR2(256 </text:span><text:span text:style-name="T54">CHAR</text:span><text:span text:style-name="T25">),</text:span></text:p>
            <text:p text:style-name="P305"><text:span text:style-name="T25"><text:s text:c="2"/>TIPUS <text:s text:c="15"/>VARCHAR2(32 </text:span><text:span text:style-name="T54">CHAR</text:span><text:span text:style-name="T25">),</text:span></text:p>
            <text:p text:style-name="P305"><text:span text:style-name="T25"><text:s text:c="2"/>UNITAT_CODI <text:s text:c="9"/>VARCHAR2(9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pan text:style-name="T25"><text:s text:c="2"/>LASTMODIFIEDBY_CODI <text:s/>VARCHAR2(256 </text:span><text:span text:style-name="T54">CHAR</text:span><text:span text:style-name="T25">),</text:span></text:p>
            <text:p text:style-name="P305"><text:span text:style-name="T25"><text:s text:c="2"/>CONTRASENYA <text:s text:c="9"/>VARCHAR2(64 </text:span><text:span text:style-name="T54">CHAR</text:span><text:span text:style-name="T25">),</text:span></text:p>
            <text:p text:style-name="P305"><text:span text:style-name="T25"><text:s text:c="2"/>TIPUS_BACKOFFICE <text:s text:c="4"/>VARCHAR2(255 </text:span><text:span text:style-name="T54">CHAR</text:span><text:span text:style-name="T25">),</text:span></text:p>
            <text:p text:style-name="P305"><text:span text:style-name="T25"><text:s text:c="2"/>URL <text:s text:c="17"/>VARCHAR2(256 </text:span><text:span text:style-name="T54">CHAR</text:span><text:span text:style-name="T25">),</text:span></text:p>
            <text:p text:style-name="P305"><text:span text:style-name="T25"><text:s text:c="2"/>USUARI <text:s text:c="14"/>VARCHAR2(64 </text:span><text:span text:style-name="T54">CHAR</text:span><text:span text:style-name="T25">),</text:span></text:p>
            <text:p text:style-name="P305"><text:span text:style-name="T25"><text:s text:c="2"/>PROCEDIMENT_CODI <text:s text:c="4"/>VARCHAR2(64 </text:span><text:span text:style-name="T54">CHAR</text:span><text:span text:style-name="T25">),</text:span></text:p>
            <text:p text:style-name="P305"><text:span text:style-name="T25"><text:s text:c="2"/>BACKOFFICE_CODI <text:s text:c="4"/>VARCHAR2(2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ACL_CLASS MODIFY</text:span></text:p>
            <text:p text:style-name="P325">(</text:p>
            <text:p text:style-name="P305"><text:span text:style-name="T25"><text:s text:c="2"/>CLASS <text:s/>VARCHAR2(10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ACL_SID MODIFY</text:span></text:p>
            <text:p text:style-name="P325">(</text:p>
            <text:p text:style-name="P305"><text:span text:style-name="T25"><text:s text:c="2"/>SID <text:s text:c="7"/>VARCHAR2(10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COMMENT MODIFY</text:span></text:p>
            <text:p text:style-name="P325">(</text:p>
            <text:p text:style-name="P305"><text:span text:style-name="T25"><text:s text:c="2"/>TEXT<text:tab/><text:tab/><text:tab/><text:tab/> <text:s text:c="2"/>VARCHAR2 (1024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UNITAT_ORGANITZATIVA MODIFY </text:span></text:p>
            <text:p text:style-name="P325">(</text:p>
            <text:p text:style-name="P305"><text:span text:style-name="T25"><text:s text:c="2"/>CODI <text:tab/><text:tab/><text:tab/><text:tab/><text:tab/><text:tab/>VARCHAR2(9 </text:span><text:span text:style-name="T54">CHAR</text:span><text:span text:style-name="T25">),</text:span></text:p>
            <text:p text:style-name="P305"><text:span text:style-name="T25"><text:s text:c="2"/>DENOMINACIO <text:tab/><text:tab/><text:tab/><text:tab/>VARCHAR2(300 </text:span><text:span text:style-name="T54">CHAR</text:span><text:span text:style-name="T25">),</text:span></text:p>
            <text:p text:style-name="P305"><text:span text:style-name="T25"><text:s text:c="2"/>NIF_CIF <text:tab/><text:tab/><text:tab/><text:tab/><text:tab/>VARCHAR2(9 </text:span><text:span text:style-name="T54">CHAR</text:span><text:span text:style-name="T25">),</text:span></text:p>
            <text:p text:style-name="P305"><text:span text:style-name="T25"><text:s text:c="2"/>CODI_UNITAT_SUPERIOR <text:tab/><text:tab/>VARCHAR2(9 </text:span><text:span text:style-name="T54">CHAR</text:span><text:span text:style-name="T25">),</text:span></text:p>
            <text:p text:style-name="P305"><text:span text:style-name="T25"><text:s text:c="2"/>CODI_UNITAT_ARREL <text:tab/><text:tab/>VARCHAR2(9 </text:span><text:span text:style-name="T54">CHAR</text:span><text:span text:style-name="T25">),</text:span></text:p>
            <text:p text:style-name="P305"><text:span text:style-name="T25"><text:s text:c="2"/>ESTAT <text:tab/><text:tab/><text:tab/><text:tab/><text:tab/>VARCHAR2(1 </text:span><text:span text:style-name="T54">CHAR</text:span><text:span text:style-name="T25">),</text:span></text:p>
            <text:p text:style-name="P305"><text:span text:style-name="T25"><text:s text:c="2"/>CODI_PAIS <text:tab/><text:tab/><text:tab/><text:tab/>VARCHAR2(3 </text:span><text:span text:style-name="T54">CHAR</text:span><text:span text:style-name="T25">),</text:span></text:p>
            <text:p text:style-name="P305"><text:span text:style-name="T25"><text:s text:c="2"/>CODI_COMUNITAT <text:tab/><text:tab/><text:tab/>VARCHAR2(2 </text:span><text:span text:style-name="T54">CHAR</text:span><text:span text:style-name="T25">),</text:span></text:p>
            <text:p text:style-name="P305"><text:span text:style-name="T25"><text:s text:c="2"/>CODI_PROVINCIA <text:tab/><text:tab/><text:tab/>VARCHAR2(2 </text:span><text:span text:style-name="T54">CHAR</text:span><text:span text:style-name="T25">),</text:span></text:p>
            <text:p text:style-name="P305"><text:span text:style-name="T25"><text:s text:c="2"/>CODI_POSTAL <text:tab/><text:tab/><text:tab/><text:tab/>VARCHAR2(5 </text:span><text:span text:style-name="T54">CHAR</text:span><text:span text:style-name="T25">),</text:span></text:p>
            <text:p text:style-name="P305"><text:span text:style-name="T25"><text:s text:c="2"/>NOM_LOCALITAT <text:tab/><text:tab/><text:tab/>VARCHAR2(50 </text:span><text:span text:style-name="T54">CHAR</text:span><text:span text:style-name="T25">),</text:span></text:p>
            <text:p text:style-name="P305"><text:span text:style-name="T25"><text:s text:c="2"/>LOCALITAT <text:tab/><text:tab/><text:tab/><text:tab/>VARCHAR2(40 </text:span><text:span text:style-name="T54">CHAR</text:span><text:span text:style-name="T25">),</text:span></text:p>
            <text:p text:style-name="P305"><text:span text:style-name="T25"><text:s text:c="2"/>ADRESSA <text:tab/><text:tab/><text:tab/><text:tab/><text:tab/>VARCHAR2(70 </text:span><text:span text:style-name="T54">CHAR</text:span><text:span text:style-name="T25">),</text:span></text:p>
            <text:p text:style-name="P305"><text:span text:style-name="T25"><text:s text:c="2"/>NOM_VIA <text:tab/><text:tab/><text:tab/><text:tab/><text:tab/>VARCHAR2(200 </text:span><text:span text:style-name="T54">CHAR</text:span><text:span text:style-name="T25">),</text:span></text:p>
            <text:p text:style-name="P305"><text:span text:style-name="T25"><text:s text:c="2"/>NUM_VIA <text:tab/><text:tab/><text:tab/><text:tab/><text:tab/>VARCHAR2(100 </text:span><text:span text:style-name="T54">CHAR</text:span><text:span text:style-name="T25">),</text:span></text:p>
            <text:p text:style-name="P305"><text:span text:style-name="T25"><text:s text:c="2"/>TIPUS_TRANSICIO <text:tab/><text:tab/> <text:s text:c="3"/>VARCHAR2(12 </text:span><text:span text:style-name="T54">CHAR</text:span><text:span text:style-name="T25">),</text:span></text:p>
            <text:p text:style-name="P305"><text:span text:style-name="T25"><text:s text:c="2"/>CREATEDBY_CODI <text:s text:c="6"/><text:tab/><text:tab/>VARCHAR2(256 </text:span><text:span text:style-name="T54">CHAR</text:span><text:span text:style-name="T25">),</text:span></text:p>
            <text:p text:style-name="P305"><text:span text:style-name="T25"><text:s text:c="2"/>LASTMODIFIEDBY_CODI <text:s/><text:tab/><text:tab/>VARCHAR2(256 </text:span><text:span text:style-name="T54">CHAR</text:span><text:span text:style-name="T25">),</text:span></text:p>
            <text:p text:style-name="P305"><text:soft-page-break/><text:span text:style-name="T25"><text:s text:c="2"/>CODI_DIR3_ENTITAT<text:tab/><text:tab/> <text:tab/>VARCHAR2(9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AVIS MODIFY</text:span></text:p>
            <text:p text:style-name="P325">(</text:p>
            <text:p text:style-name="P305"><text:span text:style-name="T25"><text:s text:c="2"/>ASSUMPTE <text:s text:c="12"/>VARCHAR2(256 </text:span><text:span text:style-name="T54">CHAR</text:span><text:span text:style-name="T25">),</text:span></text:p>
            <text:p text:style-name="P305"><text:span text:style-name="T25"><text:s text:c="2"/>MISSATGE <text:s text:c="12"/>VARCHAR2(2048 </text:span><text:span text:style-name="T54">CHAR</text:span><text:span text:style-name="T25">),</text:span></text:p>
            <text:p text:style-name="P305"><text:span text:style-name="T25"><text:s text:c="2"/>AVIS_NIVELL <text:s text:c="8"/>VARCHAR2(10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LOG_PARAM MODIFY</text:span></text:p>
            <text:p text:style-name="P325">(</text:p>
            <text:p text:style-name="P305"><text:span text:style-name="T25"><text:s text:c="4"/>VALOR VARCHAR2(256 </text:span><text:span text:style-name="T54">CHAR</text:span><text:span text:style-name="T25">),</text:span></text:p>
            <text:p text:style-name="P305"><text:span text:style-name="T25"><text:s text:c="4"/>CREATEDBY_CODI VARCHAR2(64 </text:span><text:span text:style-name="T54">CHAR</text:span><text:span text:style-name="T25">),</text:span></text:p>
            <text:p text:style-name="P305"><text:span text:style-name="T25"><text:s text:c="4"/>LASTMODIFIEDBY_CODI VARCHAR2(64 </text:span><text:span text:style-name="T54">CHAR</text:span><text:span text:style-name="T25">)</text:span></text:p>
            <text:p text:style-name="P114">);</text:p>
            <text:p text:style-name="P332"/>
            <text:p text:style-name="P327"/>
          </table:table-cell>
        </table:table-row>
      </table:table>
      <text:p text:style-name="P63"/>
      <text:p text:style-name="P63"/>
      <text:p text:style-name="P28"><text:span text:style-name="T6">Propietats globals</text:span>: </text:p>
      <text:list xml:id="list4217046837" text:style-name="L42">
        <text:list-item>
          <text:p text:style-name="P529">En cas de voler utilitzar el plugin de filesystem d'Arxiu en comptes de l'Arxiu de la CAIB s'han de configurar les següents propietats.</text:p>
        </text:list-item>
      </text:list>
      <text:list xml:id="list105221694" text:style-name="L43">
        <text:list-header>
          <text:p text:style-name="P415"/>
        </text:list-header>
      </text:list>
      <table:table table:name="Tabela2" table:style-name="Tabela2">
        <table:table-column table:style-name="Tabela2.A"/>
        <table:table-row table:style-name="Tabela2.1">
          <table:table-cell table:style-name="Tabela2.A1" office:value-type="string">
            <text:p text:style-name="P125"># ################### #</text:p>
            <text:p text:style-name="P311"># PROPERTIES AFEGIDES #</text:p>
            <text:p text:style-name="P311"># ################### #</text:p>
            <text:p text:style-name="P315"/>
            <text:p text:style-name="P305"><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25"/>
            <text:p text:style-name="P307"><text:span text:style-name="T40">#</text:span><text:span text:style-name="T41"> Configuració del plugin de Distribució d'Arxiu per guardar documents al filesystem</text:span><text:span text:style-name="T42"> utilitzant la implementació del plugin del filesystem</text:span></text:p>
            <text:p text:style-name="P307"><text:span text:style-name="T26">es.caib.distribucio.plugin.arxiu.class=</text:span><text:span text:style-name="T32">es.caib.plugins.arxiu.caib.</text:span><text:span text:style-name="T33">ArxiuPluginFilesystem</text:span></text:p>
            <text:p text:style-name="P306"><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20"><text:span text:style-name="T25">es.caib.distribucio.plugin.arxiu.filesystem.organ.codi.dir3=</text:span><text:span text:style-name="T29">A0</text:span><text:span text:style-name="T31">0000000</text:span></text:p>
          </table:table-cell>
        </table:table-row>
      </table:table>
      <text:list xml:id="list122143666512978" text:continue-numbering="true" text:style-name="L43">
        <text:list-header>
          <text:p text:style-name="P431"/>
        </text:list-header>
      </text:list>
      <text:p text:style-name="P226"/>
      <text:p text:style-name="P226"/>
      <text:list xml:id="list122142539682706" text:continue-list="list122142480543843" text:style-name="Outline">
        <text:list-item>
          <text:list>
            <text:list-header>
              <text:h text:style-name="P363" text:outline-level="2" text:is-list-header="true"><text:bookmark-start text:name="__RefHeading___Toc104146_3965979134"/><text:span text:style-name="T105">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77">Data: <text:span text:style-name="T122">25</text:span>/<text:span text:style-name="T139">11</text:span>/2020<text:span text:style-name="T129"> 15:00h</text:span></text:p>
      <text:p text:style-name="P177"/>
      <text:p text:style-name="P202">Resum: Millora de regles, actualitza<text:span text:style-name="T140">ció</text:span> ma<text:span text:style-name="T140">n</text:span>ual d'usuari, revisar anotacions al log<text:span text:style-name="T140">s</text:span>.<text:span text:style-name="T142"> Actualització de la referència al plugin Arxiu CAIB de la 2.0.5 a la 2.0.7.1.</text:span></text:p>
      <text:p text:style-name="P177"/>
      <text:p text:style-name="P252">Canvis i millores:</text:p>
      <text:list xml:id="list523069458" text:style-name="L44">
        <text:list-item>
          <text:p text:style-name="P526"><text:a xlink:type="simple" xlink:href="https://github.com/GovernIB/distribucio/issues/159" text:style-name="Internet_20_link" text:visited-style-name="Visited_20_Internet_20_Link">#159</text:a>: Millora de regles. Regles enca<text:span text:style-name="T140">d</text:span>e<text:span text:style-name="T140">n</text:span>ades</text:p>
        </text:list-item>
        <text:list-item>
          <text:p text:style-name="P526"><text:a xlink:type="simple" xlink:href="https://github.com/GovernIB/distribucio/issues/236" text:style-name="Internet_20_link" text:visited-style-name="Visited_20_Internet_20_Link">#236</text:a>: Millora de regles. Nou tipus de regla "reenviar a UO"</text:p>
        </text:list-item>
        <text:list-item>
          <text:p text:style-name="P526"><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2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26"><text:a xlink:type="simple" xlink:href="https://github.com/GovernIB/distribucio/issues/235" text:style-name="Internet_20_link" text:visited-style-name="Visited_20_Internet_20_Link">#235</text:a>: Millora de regles. Manteniment de backoffices</text:p>
        </text:list-item>
        <text:list-item>
          <text:p text:style-name="P526"><text:a xlink:type="simple" xlink:href="https://github.com/GovernIB/distribucio/issues/193" text:style-name="Internet_20_link" text:visited-style-name="Visited_20_Internet_20_Link">#193</text:a>: Actualitzar manual d'usuari</text:p>
        </text:list-item>
        <text:list-item>
          <text:p text:style-name="P526"><text:a xlink:type="simple" xlink:href="https://github.com/GovernIB/distribucio/issues/231" text:style-name="Internet_20_link" text:visited-style-name="Visited_20_Internet_20_Link">#231</text:a>: Revisar anotacions al log</text:p>
        </text:list-item>
        <text:list-item>
          <text:p text:style-name="P526"><text:a xlink:type="simple" xlink:href="https://github.com/GovernIB/distribucio/issues/233" text:style-name="Internet_20_link" text:visited-style-name="Visited_20_Internet_20_Link">#233</text:a>: Informació de les metadades de signatura dels documents</text:p>
        </text:list-item>
      </text:list>
      <text:p text:style-name="P252">Errors:</text:p>
      <text:p text:style-name="P30"/>
      <text:list xml:id="list1655719600" text:style-name="L45">
        <text:list-item>
          <text:p text:style-name="P451"><text:a xlink:type="simple" xlink:href="https://github.com/GovernIB/distribucio/issues/250" text:style-name="Internet_20_link" text:visited-style-name="Visited_20_Internet_20_Link">#250</text:a>: Corregir la llargada del camp DIS_REGISTRE.UNITAT_ADM_DESC</text:p>
        </text:list-item>
      </text:list>
      <text:p text:style-name="P153"/>
      <text:p text:style-name="P64">Base de dades:<text:span text:style-name="T5"> </text:span></text:p>
      <text:list xml:id="list766045920" text:style-name="L46">
        <text:list-item>
          <text:p text:style-name="P494">Script per afegir nous camps de regles i nova taula de backoffice per millorar funcionalitat de regles.<text:span text:style-name="T142"> </text:span><text:span text:style-name="T143">Atenció!:</text:span><text:span text:style-name="T145"> S'ha de posar un codi d'usuari que existeixi en la inserció de registres en la taula DIS_BACKOFFICE.</text:span></text:p>
        </text:list-item>
      </text:list>
      <text:list xml:id="list3211611840" text:style-name="L47">
        <text:list-item>
          <text:list>
            <text:list-item>
              <text:p text:style-name="P481"><text:a xlink:type="simple" xlink:href="https://github.com/GovernIB/distribucio/blob/dis-0.9/scripts/bbdd/1.0/oracle/updates/distribucio_update_0.9.31.sql" text:style-name="Internet_20_link" text:visited-style-name="Visited_20_Internet_20_Link"><text:span text:style-name="T134">distribucio_update_0.9.31.sql</text:span></text:a><text:span text:style-name="T134"> (Oracle)</text:span></text:p>
            </text:list-item>
          </text:list>
        </text:list-item>
      </text:list>
      <text:p text:style-name="P258"/>
      <table:table table:name="Table5" table:style-name="Table5">
        <table:table-column table:style-name="Table5.A"/>
        <table:table-row table:style-name="Table5.1">
          <table:table-cell table:style-name="Table5.A1" office:value-type="string">
            <text:p text:style-name="P117"/>
            <text:p text:style-name="P320">-- #235: Millora de regles. Manteniment de backoffices</text:p>
            <text:p text:style-name="P334">-- ! posar un codi d'usuari que existeixi </text:p>
            <text:p text:style-name="P316"/>
            <text:p text:style-name="P308"><text:span text:style-name="T54">CREATE</text:span><text:span text:style-name="T25"> </text:span><text:span text:style-name="T54">TABLE</text:span><text:span text:style-name="T25"> DIS_BACKOFFICE</text:span></text:p>
            <text:p text:style-name="P328">(</text:p>
            <text:p text:style-name="P308"><text:span text:style-name="T25"><text:s text:c="4"/>ID NUMBER(19) </text:span><text:span text:style-name="T54">NOT</text:span><text:span text:style-name="T25"> </text:span><text:span text:style-name="T101">NULL</text:span><text:span text:style-name="T25">,</text:span></text:p>
            <text:p text:style-name="P308"><text:span text:style-name="T25"><text:s text:c="4"/>TIPUS VARCHAR2(256 </text:span><text:span text:style-name="T54">CHAR</text:span><text:span text:style-name="T25">) </text:span><text:span text:style-name="T54">NOT</text:span><text:span text:style-name="T25"> </text:span><text:span text:style-name="T101">NULL</text:span><text:span text:style-name="T25">,</text:span></text:p>
            <text:p text:style-name="P308"><text:span text:style-name="T25"><text:s text:c="4"/>CODI VARCHAR2(20 </text:span><text:span text:style-name="T54">CHAR</text:span><text:span text:style-name="T25">) </text:span><text:span text:style-name="T54">NOT</text:span><text:span text:style-name="T25"> </text:span><text:span text:style-name="T101">NULL</text:span><text:span text:style-name="T25">,</text:span></text:p>
            <text:p text:style-name="P308"><text:span text:style-name="T25"><text:s text:c="4"/>NOM VARCHAR2(64 </text:span><text:span text:style-name="T54">CHAR</text:span><text:span text:style-name="T25">) </text:span><text:span text:style-name="T54">NOT</text:span><text:span text:style-name="T25"> </text:span><text:span text:style-name="T101">NULL</text:span><text:span text:style-name="T25">,</text:span></text:p>
            <text:p text:style-name="P308"><text:span text:style-name="T25"><text:s text:c="4"/>URL VARCHAR2(256 </text:span><text:span text:style-name="T54">CHAR</text:span><text:span text:style-name="T25">) </text:span><text:span text:style-name="T54">NOT</text:span><text:span text:style-name="T25"> </text:span><text:span text:style-name="T101">NULL</text:span><text:span text:style-name="T25">,</text:span></text:p>
            <text:p text:style-name="P308"><text:span text:style-name="T25"><text:s text:c="4"/>USUARI VARCHAR2(64 </text:span><text:span text:style-name="T54">CHAR</text:span><text:span text:style-name="T25">),</text:span></text:p>
            <text:p text:style-name="P308"><text:span text:style-name="T25"><text:s text:c="4"/>CONTRASENYA VARCHAR2(64 </text:span><text:span text:style-name="T54">CHAR</text:span><text:span text:style-name="T25">),</text:span></text:p>
            <text:p text:style-name="P328"><text:s text:c="4"/>INTENTS NUMBER(10,0),</text:p>
            <text:p text:style-name="P328"><text:s text:c="4"/>TEMPS_ENTRE_INTENTS NUMBER(10,0),</text:p>
            <text:p text:style-name="P308"><text:span text:style-name="T25"><text:s text:c="4"/>ENTITAT_ID NUMBER(19) </text:span><text:span text:style-name="T54">NOT</text:span><text:span text:style-name="T25"> </text:span><text:span text:style-name="T101">NULL</text:span><text:span text:style-name="T25">,</text:span></text:p>
            <text:p text:style-name="P308"><text:span text:style-name="T25"><text:s text:c="4"/>CREATEDBY_CODI VARCHAR2(64 </text:span><text:span text:style-name="T54">CHAR</text:span><text:span text:style-name="T25">),</text:span></text:p>
            <text:p text:style-name="P308"><text:span text:style-name="T25"><text:s text:c="4"/>CREATEDDATE </text:span><text:span text:style-name="T54">TIMESTAMP</text:span><text:span text:style-name="T25">(6),</text:span></text:p>
            <text:p text:style-name="P308"><text:span text:style-name="T25"><text:s text:c="4"/>LASTMODIFIEDBY_CODI VARCHAR2(64 </text:span><text:span text:style-name="T54">CHAR</text:span><text:span text:style-name="T25">),</text:span></text:p>
            <text:p text:style-name="P308"><text:span text:style-name="T25"><text:s text:c="4"/>LASTMODIFIEDDATE </text:span><text:span text:style-name="T54">TIMESTAMP</text:span><text:span text:style-name="T25">(6)</text:span></text:p>
            <text:p text:style-name="P328">);</text:p>
            <text:p text:style-name="P316"/>
            <text:p text:style-name="P30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0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6"/>
            <text:p text:style-name="P308"><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16"/>
            <text:p text:style-name="P320">-- 1 Afegeix els nous backoffices a la taula de backoffices</text:p>
            <text:p text:style-name="P308"><text:span text:style-name="T146">INSERT</text:span><text:span text:style-name="T25"> </text:span><text:span text:style-name="T146">INTO</text:span><text:span text:style-name="T25"> DIS_BACKOFFICE</text:span></text:p>
            <text:p text:style-name="P328">(</text:p>
            <text:p text:style-name="P328"><text:s text:c="4"/>ID,</text:p>
            <text:p text:style-name="P328"><text:s text:c="4"/>TIPUS,</text:p>
            <text:p text:style-name="P328"><text:s text:c="4"/>CODI,</text:p>
            <text:p text:style-name="P328"><text:s text:c="4"/>NOM,</text:p>
            <text:p text:style-name="P328"><text:s text:c="4"/>URL,</text:p>
            <text:p text:style-name="P328"><text:s text:c="4"/>USUARI,</text:p>
            <text:p text:style-name="P328"><text:s text:c="4"/>CONTRASENYA,</text:p>
            <text:p text:style-name="P328"><text:soft-page-break/><text:s text:c="4"/>INTENTS,</text:p>
            <text:p text:style-name="P328"><text:s text:c="4"/>TEMPS_ENTRE_INTENTS,</text:p>
            <text:p text:style-name="P328"><text:s text:c="4"/>ENTITAT_ID,</text:p>
            <text:p text:style-name="P328"><text:s text:c="4"/>CREATEDBY_CODI,</text:p>
            <text:p text:style-name="P328"><text:s text:c="4"/>CREATEDDATE</text:p>
            <text:p text:style-name="P328">)</text:p>
            <text:p text:style-name="P328">(</text:p>
            <text:p text:style-name="P308"><text:span text:style-name="T25"><text:tab/></text:span><text:span text:style-name="T146">SELECT</text:span></text:p>
            <text:p text:style-name="P328"><text:tab/><text:tab/>DIS_HIBERNATE_SEQ.nextval,</text:p>
            <text:p text:style-name="P328"><text:tab/> <text:s text:c="3"/>TIPUS,</text:p>
            <text:p text:style-name="P328"><text:tab/> <text:s text:c="3"/>CODI,</text:p>
            <text:p text:style-name="P328"><text:tab/> <text:s text:c="3"/>CODI,</text:p>
            <text:p text:style-name="P328"><text:tab/> <text:s text:c="3"/>URL,</text:p>
            <text:p text:style-name="P328"><text:tab/> <text:s text:c="3"/>USUARI,</text:p>
            <text:p text:style-name="P328"><text:tab/> <text:s text:c="3"/>CONTRASENYA,</text:p>
            <text:p text:style-name="P328"><text:tab/> <text:s text:c="3"/>INTENTS,</text:p>
            <text:p text:style-name="P328"><text:tab/> <text:s text:c="3"/>TEMPS_ENTRE_INTENTS,</text:p>
            <text:p text:style-name="P328"><text:tab/> <text:s text:c="3"/>ENTITAT_ID,</text:p>
            <text:p text:style-name="P308"><text:span text:style-name="T25"><text:tab/> <text:s text:c="3"/></text:span><text:span text:style-name="T148">'u81599'</text:span><text:span text:style-name="T25">, </text:span><text:span text:style-name="T149">-- CREATEDBY_CODI: ! posar un codi d'usuari que existeixi</text:span></text:p>
            <text:p text:style-name="P308"><text:span text:style-name="T25"><text:tab/> <text:s text:c="3"/></text:span><text:span text:style-name="T146">SYSDATE</text:span></text:p>
            <text:p text:style-name="P308"><text:span text:style-name="T25"><text:tab/></text:span><text:span text:style-name="T146">FROM</text:span><text:span text:style-name="T25"> (</text:span></text:p>
            <text:p text:style-name="P308"><text:span text:style-name="T25"><text:tab/><text:tab/></text:span><text:span text:style-name="T146">SELECT</text:span><text:span text:style-name="T25"> </text:span><text:span text:style-name="T146">DISTINCT</text:span></text:p>
            <text:p text:style-name="P308"><text:span text:style-name="T25"><text:tab/><text:tab/> <text:s text:c="3"/></text:span><text:span text:style-name="T150">NVL</text:span><text:span text:style-name="T25">(r.TIPUS_BACKOFFICE, </text:span><text:span text:style-name="T148">'DISTRIBUCIO'</text:span><text:span text:style-name="T25">) TIPUS ,</text:span></text:p>
            <text:p text:style-name="P308"><text:span text:style-name="T25"><text:tab/><text:tab/> <text:s text:c="3"/></text:span><text:span text:style-name="T150">NVL</text:span><text:span text:style-name="T25">(r.BACKOFFICE_CODI, </text:span><text:span text:style-name="T148">'Backoffice_'</text:span><text:span text:style-name="T25">||rownum) CODI,</text:span></text:p>
            <text:p text:style-name="P308"><text:span text:style-name="T25"><text:tab/><text:tab/> <text:s text:c="3"/></text:span><text:span text:style-name="T150">NVL</text:span><text:span text:style-name="T25">(URL, </text:span><text:span text:style-name="T148">'http://camp.obligatori'</text:span><text:span text:style-name="T25">) URL,</text:span></text:p>
            <text:p text:style-name="P328"><text:tab/><text:tab/> <text:s text:c="3"/>USUARI,</text:p>
            <text:p text:style-name="P328"><text:tab/><text:tab/> <text:s text:c="3"/>CONTRASENYA,</text:p>
            <text:p text:style-name="P328"><text:tab/><text:tab/> <text:s text:c="3"/>INTENTS,</text:p>
            <text:p text:style-name="P328"><text:tab/><text:tab/> <text:s text:c="3"/>TEMPS_ENTRE_INTENTS,</text:p>
            <text:p text:style-name="P328"><text:tab/><text:tab/> <text:s text:c="3"/>ENTITAT_ID</text:p>
            <text:p text:style-name="P308"><text:span text:style-name="T25"><text:tab/><text:tab/></text:span><text:span text:style-name="T146">FROM</text:span><text:span text:style-name="T25"> DIS_REGLA r</text:span></text:p>
            <text:p text:style-name="P308"><text:span text:style-name="T25"><text:tab/><text:tab/></text:span><text:span text:style-name="T146">WHERE</text:span><text:span text:style-name="T25"> r.TIPUS = </text:span><text:span text:style-name="T148">'BACKOFFICE'</text:span></text:p>
            <text:p text:style-name="P328"><text:tab/>)</text:p>
            <text:p text:style-name="P308"><text:span text:style-name="T25">)</text:span><text:span text:style-name="T153">;</text:span></text:p>
            <text:p text:style-name="P316"/>
            <text:p text:style-name="P334">-- 2 Actualitza la referència de les regles tipus bakcoffice amb el registre que li toqui</text:p>
            <text:p text:style-name="P308"><text:span text:style-name="T146">UPDATE</text:span><text:span text:style-name="T25"> DIS_REGLA r </text:span><text:span text:style-name="T146">SET</text:span><text:span text:style-name="T25"> BACKOFFICE_DESTI_ID = </text:span></text:p>
            <text:p text:style-name="P328">( </text:p>
            <text:p text:style-name="P308"><text:span text:style-name="T25"><text:tab/></text:span><text:span text:style-name="T146">SELECT</text:span><text:span text:style-name="T25"> ID </text:span></text:p>
            <text:p text:style-name="P308"><text:span text:style-name="T25"><text:tab/></text:span><text:span text:style-name="T146">FROM</text:span><text:span text:style-name="T25"> DIS_BACKOFFICE b</text:span></text:p>
            <text:p text:style-name="P308"><text:span text:style-name="T25"><text:tab/></text:span><text:span text:style-name="T146">WHERE</text:span><text:span text:style-name="T25"> ROWNUM = </text:span><text:span text:style-name="T116">1</text:span></text:p>
            <text:p text:style-name="P308"><text:span text:style-name="T25"><text:tab/> <text:tab/></text:span><text:span text:style-name="T146">AND</text:span><text:span text:style-name="T25"> r.TIPUS_BACKOFFICE = b.TIPUS </text:span></text:p>
            <text:p text:style-name="P308"><text:span text:style-name="T25"><text:tab/> <text:tab/></text:span><text:span text:style-name="T146">AND</text:span><text:span text:style-name="T25"> (r.BACKOFFICE_CODI = b.CODI)</text:span></text:p>
            <text:p text:style-name="P308"><text:span text:style-name="T25"><text:tab/> <text:tab/></text:span><text:span text:style-name="T146">AND</text:span><text:span text:style-name="T25"> r.URL = b.URL </text:span></text:p>
            <text:p text:style-name="P308"><text:span text:style-name="T25"><text:tab/> <text:tab/></text:span><text:span text:style-name="T146">AND</text:span><text:span text:style-name="T25"> r.ENTITAT_ID = b.ENTITAT_ID</text:span></text:p>
            <text:p text:style-name="P308"><text:span text:style-name="T25"><text:tab/> <text:tab/></text:span><text:span text:style-name="T146">AND</text:span><text:span text:style-name="T25"> ((r.USUARI = b.USUARI ) </text:span><text:span text:style-name="T146">OR</text:span><text:span text:style-name="T25"> (r.USUARI </text:span><text:span text:style-name="T146">IS</text:span><text:span text:style-name="T25"> </text:span><text:span text:style-name="T146">NULL</text:span><text:span text:style-name="T25"> </text:span><text:span text:style-name="T146">AND</text:span><text:span text:style-name="T25"> b.USUARI </text:span><text:span text:style-name="T146">IS</text:span><text:span text:style-name="T25"> </text:span><text:span text:style-name="T146">NULL</text:span><text:span text:style-name="T25">))</text:span></text:p>
            <text:p text:style-name="P308"><text:span text:style-name="T25"><text:tab/> <text:tab/></text:span><text:span text:style-name="T146">AND</text:span><text:span text:style-name="T25"> ((r.CONTRASENYA = b.CONTRASENYA <text:s/>) </text:span><text:span text:style-name="T146">OR</text:span><text:span text:style-name="T25"> (r.CONTRASENYA </text:span><text:span text:style-name="T146">IS</text:span><text:span text:style-name="T25"> </text:span><text:span text:style-name="T146">NULL</text:span><text:span text:style-name="T25"> </text:span><text:span text:style-name="T146">AND</text:span><text:span text:style-name="T25"> b.CONTRASENYA </text:span><text:span text:style-name="T146">IS</text:span><text:span text:style-name="T25"> </text:span><text:span text:style-name="T146">NULL</text:span><text:span text:style-name="T25">))</text:span></text:p>
            <text:p text:style-name="P308"><text:span text:style-name="T25"><text:tab/> <text:tab/></text:span><text:span text:style-name="T146">AND</text:span><text:span text:style-name="T25"> ((r.INTENTS = b.INTENTS <text:s/>) </text:span><text:span text:style-name="T146">OR</text:span><text:span text:style-name="T25"> (r.INTENTS </text:span><text:span text:style-name="T146">IS</text:span><text:span text:style-name="T25"> </text:span><text:span text:style-name="T146">NULL</text:span><text:span text:style-name="T25"> </text:span><text:span text:style-name="T146">AND</text:span><text:span text:style-name="T25"> b.INTENTS </text:span><text:span text:style-name="T146">IS</text:span><text:span text:style-name="T25"> </text:span><text:span text:style-name="T146">NULL</text:span><text:span text:style-name="T25">))</text:span></text:p>
            <text:p text:style-name="P308"><text:span text:style-name="T25"><text:tab/> <text:tab/></text:span><text:span text:style-name="T146">AND</text:span><text:span text:style-name="T25"> ((r.TEMPS_ENTRE_INTENTS = b.TEMPS_ENTRE_INTENTS <text:s/>) </text:span><text:span text:style-name="T146">OR</text:span><text:span text:style-name="T25"> (r.TEMPS_ENTRE_INTENTS </text:span><text:span text:style-name="T146">IS</text:span><text:span text:style-name="T25"> </text:span><text:span text:style-name="T146">NULL</text:span><text:span text:style-name="T25"> </text:span><text:span text:style-name="T146">AND</text:span><text:span text:style-name="T25"> b.TEMPS_ENTRE_INTENTS </text:span><text:span text:style-name="T146">IS</text:span><text:span text:style-name="T25"> </text:span><text:span text:style-name="T146">NULL</text:span><text:span text:style-name="T25">))</text:span></text:p>
            <text:p text:style-name="P328">)</text:p>
            <text:p text:style-name="P328"><text:span text:style-name="T147">WHERE</text:span> R.BACKOFFICE_CODI <text:span text:style-name="T147">IS</text:span> <text:span text:style-name="T147">NOT</text:span> <text:span text:style-name="T147">NULL</text:span><text:span text:style-name="T152">;</text:span></text:p>
            <text:p text:style-name="P316"/>
            <text:p text:style-name="P320">-- #237: Millora de regles. Modificar definició de la regla</text:p>
            <text:p text:style-name="P316"/>
            <text:p text:style-name="P308"><text:soft-page-break/><text:span text:style-name="T54">ALTER</text:span><text:span text:style-name="T25"> </text:span><text:span text:style-name="T54">TABLE</text:span><text:span text:style-name="T25"> DIS_REGLA</text:span></text:p>
            <text:p text:style-name="P308"><text:span text:style-name="T54">ADD</text:span><text:span text:style-name="T25"> (</text:span></text:p>
            <text:p text:style-name="P328"><text:s text:c="4"/>BUSTIA_FILTRE_ID NUMBER(19),</text:p>
            <text:p text:style-name="P328"><text:s text:c="4"/>BACKOFFICE_DESTI_ID NUMBER(19)</text:p>
            <text:p text:style-name="P328">);</text:p>
            <text:p text:style-name="P316"/>
            <text:p text:style-name="P30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0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16"/>
            <text:p text:style-name="P316"/>
            <text:p text:style-name="P316"/>
            <text:p text:style-name="P320">-- #250: Ampliació de la columna DIS_REGISTRE.UNITAT_ADM_DESC per igualar-la a DIS_UNITAT_ORGANITZATIVA.DENOMINACIO</text:p>
            <text:p text:style-name="P316"/>
            <text:p text:style-name="P308"><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16"/>
            <text:p text:style-name="P316"/>
            <text:p text:style-name="P320">-- #236: Millora de regles. Nou tipus de regla "reenviar a UO"</text:p>
            <text:p text:style-name="P316"/>
            <text:p text:style-name="P308"><text:span text:style-name="T54">ALTER</text:span><text:span text:style-name="T25"> </text:span><text:span text:style-name="T54">TABLE</text:span><text:span text:style-name="T25"> DIS_REGLA</text:span></text:p>
            <text:p text:style-name="P308"><text:span text:style-name="T54">ADD</text:span><text:span text:style-name="T25"> (</text:span></text:p>
            <text:p text:style-name="P328"><text:s text:c="4"/>UNITAT_DESTI_ID NUMBER(19)</text:p>
            <text:p text:style-name="P328">);</text:p>
            <text:p text:style-name="P316"/>
            <text:p text:style-name="P30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17"/>
            <text:p text:style-name="P328"/>
          </table:table-cell>
        </table:table-row>
      </table:table>
      <text:p text:style-name="P64"/>
      <text:p text:style-name="P30"><text:span text:style-name="T6">Propietats globals</text:span>: </text:p>
      <text:list xml:id="list1028354282" text:style-name="L48">
        <text:list-item>
          <text:p text:style-name="P460">Sense canvis</text:p>
        </text:list-item>
      </text:list>
      <text:p text:style-name="P228"/>
      <text:list xml:id="list122142991289073" text:continue-list="list122142539682706" text:style-name="Outline">
        <text:list-item>
          <text:list>
            <text:list-header>
              <text:h text:style-name="P364" text:outline-level="2" text:is-list-header="true"><text:bookmark-start text:name="__RefHeading___Toc387429_3965979134"/><text:span text:style-name="T105">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76">Data: 2020.12.0<text:span text:style-name="T155">3</text:span> 15:00h</text:p>
      <text:p text:style-name="P176"/>
      <text:p text:style-name="P201">Resum: <text:span text:style-name="T141">M</text:span>illores visuals<text:span text:style-name="T154"> i botons d'accions i navegació en el detall de les anotacions.</text:span></text:p>
      <text:p text:style-name="P176"/>
      <text:p text:style-name="P251">Canvis i millores:</text:p>
      <text:list xml:id="list122142828460344" text:continue-list="list122142984267617" text:style-name="L36">
        <text:list-item>
          <text:p text:style-name="P523"><text:a xlink:type="simple" xlink:href="https://github.com/GovernIB/distribucio/issues/242" text:style-name="Internet_20_link" text:visited-style-name="Visited_20_Internet_20_Link">#242</text:a>: Nova pestanya de resum als detalls d'una anotació</text:p>
        </text:list-item>
        <text:list-item>
          <text:p text:style-name="P523"><text:a xlink:type="simple" xlink:href="https://github.com/GovernIB/distribucio/issues/240" text:style-name="Internet_20_link" text:visited-style-name="Visited_20_Internet_20_Link">#240</text:a>: Navegació entre registres</text:p>
        </text:list-item>
        <text:list-item>
          <text:p text:style-name="P52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2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23"><text:a xlink:type="simple" xlink:href="https://github.com/GovernIB/distribucio/issues/239" text:style-name="Internet_20_link" text:visited-style-name="Visited_20_Internet_20_Link">#239</text:a>: Afegir accions en els detalls</text:p>
        </text:list-item>
        <text:list-item>
          <text:p text:style-name="P523"><text:a xlink:type="simple" xlink:href="https://github.com/GovernIB/distribucio/issues/247" text:style-name="Internet_20_link" text:visited-style-name="Visited_20_Internet_20_Link">#247</text:a>: Opció per descarregar tots els documents d'una anotació</text:p>
        </text:list-item>
        <text:list-item>
          <text:p text:style-name="P523"><text:a xlink:type="simple" xlink:href="https://github.com/GovernIB/distribucio/issues/244" text:style-name="Internet_20_link" text:visited-style-name="Visited_20_Internet_20_Link">#244</text:a>: Poder filtrar dins del desplegable de bústies i que surtin ordenades</text:p>
          <text:p text:style-name="P523"/>
        </text:list-item>
      </text:list>
      <text:p text:style-name="P251">Errors:</text:p>
      <text:list xml:id="list3919458693" text:style-name="L49">
        <text:list-item>
          <text:p text:style-name="P462"><text:a xlink:type="simple" xlink:href="https://github.com/GovernIB/distribucio/issues/238" text:style-name="Internet_20_link" text:visited-style-name="Visited_20_Internet_20_Link">#238</text:a>: Error obrint l'enllaç de comunicació de nova anotació</text:p>
        </text:list-item>
        <text:list-item>
          <text:p text:style-name="P462"><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63"><text:a xlink:type="simple" xlink:href="https://github.com/GovernIB/distribucio/issues/257" text:style-name="Internet_20_link" text:visited-style-name="Visited_20_Internet_20_Link">#257</text:a><text:span text:style-name="T155"> </text:span>Error sincronitzant canvi de noms d'unitats orgániques amb el DIR3 </text:p>
        </text:list-item>
      </text:list>
      <text:p text:style-name="P229"/>
      <text:p text:style-name="P233">Base de dades:<text:span text:style-name="T5"> </text:span></text:p>
      <text:list xml:id="list4262018992" text:style-name="L50">
        <text:list-item>
          <text:p text:style-name="P461">Sense canvis</text:p>
        </text:list-item>
      </text:list>
      <text:p text:style-name="P227"/>
      <text:p text:style-name="P29"><text:span text:style-name="T6">Propietats globals</text:span>: </text:p>
      <text:list xml:id="list122143641061327" text:continue-numbering="true" text:style-name="L50">
        <text:list-item>
          <text:p text:style-name="P461">Sense canvis</text:p>
        </text:list-item>
      </text:list>
      <text:list xml:id="list122143240113429" text:continue-list="list122142991289073" text:style-name="Outline">
        <text:list-item>
          <text:list>
            <text:list-header>
              <text:h text:style-name="P365" text:outline-level="2" text:is-list-header="true"><text:bookmark-start text:name="__RefHeading___Toc210152_2228722299"/><text:span text:style-name="T105">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78">Data: <text:span text:style-name="T156">13</text:span>/0<text:span text:style-name="T156">1</text:span>/202<text:span text:style-name="T156">1</text:span></text:p>
      <text:p text:style-name="P31"/>
      <text:list xml:id="list122141873644348" text:continue-list="list122142981310167" text:style-name="L22">
        <text:list-item>
          <text:p text:style-name="P449"><text:a xlink:type="simple" xlink:href="https://github.com/GovernIB/distribucio/issues/261" text:style-name="Internet_20_link" text:visited-style-name="Visited_20_Internet_20_Link"><text:span text:style-name="T156">#</text:span></text:a><text:a xlink:type="simple" xlink:href="https://github.com/GovernIB/distribucio/issues/261" text:style-name="Internet_20_link" text:visited-style-name="Visited_20_Internet_20_Link">261</text:a><text:span text:style-name="T128"> Problema amb la descàrrega dels fitxers de les anotacions de registre</text:span></text:p>
        </text:list-item>
      </text:list>
      <text:p text:style-name="P154"/>
      <text:p text:style-name="P65">Base de dades:<text:span text:style-name="T5"> </text:span></text:p>
      <text:list xml:id="list3604821459" text:style-name="L51">
        <text:list-item>
          <text:p text:style-name="P495">S<text:span text:style-name="T127">ense canvis</text:span></text:p>
        </text:list-item>
      </text:list>
      <text:p text:style-name="P65"/>
      <text:p text:style-name="P31"><text:span text:style-name="T6">Propietats globals</text:span>: </text:p>
      <text:list xml:id="list1458029602" text:style-name="L52">
        <text:list-item>
          <text:p text:style-name="P465">Sense canvis</text:p>
        </text:list-item>
      </text:list>
      <text:p text:style-name="P234"/>
      <text:list xml:id="list122141891858463" text:continue-list="list122143240113429" text:style-name="Outline">
        <text:list-item>
          <text:list>
            <text:list-header>
              <text:h text:style-name="P366" text:outline-level="2" text:is-list-header="true"><text:bookmark-start text:name="__RefHeading___Toc210154_2228722299"/><text:span text:style-name="T105">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79">Data: <text:span text:style-name="T157">11</text:span>/0<text:span text:style-name="T156">2</text:span>/202<text:span text:style-name="T156">1 13:00h</text:span></text:p>
      <text:p text:style-name="P179"/>
      <text:p text:style-name="P180"><text:span text:style-name="T158">Resum: No tancar la modal després de realitzar accions. Canvi API firma. Permetre reenviar i marcar coma processades massivament. Altres millores i </text:span>correcció d'errors descarregant annexos i altres errors menors. <text:span text:style-name="T158">.</text:span></text:p>
      <text:p text:style-name="P179"/>
      <text:p text:style-name="P253">Canvis i millores:</text:p>
      <text:list xml:id="list122143189039992" text:continue-list="list122142828460344" text:style-name="L36">
        <text:list-item>
          <text:p text:style-name="P524"><text:a xlink:type="simple" xlink:href="https://github.com/GovernIB/distribucio/issues/264" text:style-name="Internet_20_link" text:visited-style-name="Visited_20_Internet_20_Link">#264</text:a> No sortir de la navegació quan es reenvia una anotació</text:p>
        </text:list-item>
        <text:list-item>
          <text:p text:style-name="P524"><text:a xlink:type="simple" xlink:href="https://github.com/GovernIB/distribucio/issues/241" text:style-name="Internet_20_link" text:visited-style-name="Visited_20_Internet_20_Link">#241</text:a> Posar un visor de documents per als annexos</text:p>
        </text:list-item>
        <text:list-item>
          <text:p text:style-name="P524"><text:a xlink:type="simple" xlink:href="https://github.com/GovernIB/distribucio/issues/243" text:style-name="Internet_20_link" text:visited-style-name="Visited_20_Internet_20_Link">#243</text:a> Canviar l'API de firma amb passarel·la per l'API de firma simple</text:p>
        </text:list-item>
        <text:list-item>
          <text:p text:style-name="P52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2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24"><text:a xlink:type="simple" xlink:href="https://github.com/GovernIB/distribucio/issues/266" text:style-name="Internet_20_link" text:visited-style-name="Visited_20_Internet_20_Link">#266</text:a> Afegir el remitent al contingut del correu</text:p>
        </text:list-item>
        <text:list-item>
          <text:p text:style-name="P52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2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24"><text:a xlink:type="simple" xlink:href="https://github.com/GovernIB/distribucio/issues/259" text:style-name="Internet_20_link" text:visited-style-name="Visited_20_Internet_20_Link">#259</text:a> Afegir accions de les anotacions als administradors</text:p>
        </text:list-item>
        <text:list-item>
          <text:p text:style-name="P52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2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24"/>
        </text:list-item>
      </text:list>
      <text:p text:style-name="P253"><text:soft-page-break/>Errors:</text:p>
      <text:list xml:id="list3570713736" text:style-name="L53">
        <text:list-item>
          <text:p text:style-name="P46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6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30"><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31"><text:a xlink:type="simple" xlink:href="https://github.com/GovernIB/distribucio/issues/232" text:style-name="Internet_20_link" text:visited-style-name="Visited_20_Internet_20_Link">#232</text:a>: Error descarregant annex pendent de guardar-se a l'Arxiu</text:p>
        </text:list-item>
        <text:list-item>
          <text:p text:style-name="P531"><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30"/>
      <text:p text:style-name="P66">Base de dades:<text:span text:style-name="T5"> </text:span></text:p>
      <text:list xml:id="list430909262" text:style-name="L54">
        <text:list-item>
          <text:p text:style-name="P496">S<text:span text:style-name="T127">ense canvis</text:span></text:p>
        </text:list-item>
      </text:list>
      <text:p text:style-name="P66"/>
      <text:p text:style-name="P32"><text:span text:style-name="T6">Propietats globals</text:span>: </text:p>
      <text:list xml:id="list3677563927" text:style-name="L55">
        <text:list-item>
          <text:p text:style-name="P536">Per tal d'emprar l'API de firma simple s'ha de canviar la configuració del plugin de signatura i afegir propietats d'autenticació.</text:p>
        </text:list-item>
        <text:list-item>
          <text:p text:style-name="P536">Per poder filtrar l'arbre d'unitats al reenviament s'ha afegit una propietat opcional.</text:p>
        </text:list-item>
      </text:list>
      <text:list xml:id="list122143363336797" text:continue-list="list4217046837" text:style-name="L42">
        <text:list-header>
          <text:p text:style-name="P416"/>
        </text:list-header>
      </text:list>
      <table:table table:name="Tabela3" table:style-name="Tabela3">
        <table:table-column table:style-name="Tabela3.A"/>
        <table:table-row table:style-name="Tabela3.1">
          <table:table-cell table:style-name="Tabela3.A1" office:value-type="string">
            <text:p text:style-name="P313"># ###################### #</text:p>
            <text:p text:style-name="P311"># PROPERTIES MODIFICADES #</text:p>
            <text:p text:style-name="P311"># ###################### #</text:p>
            <text:p text:style-name="P315"/>
            <text:p text:style-name="P30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05"><text:span text:style-name="T25">es.caib.distribucio.plugin.signatura.class=</text:span><text:span text:style-name="T29">es.caib.distribucio.plugin.caib.signatura.FirmaSimplePluginPortafib</text:span></text:p>
            <text:p text:style-name="P315"/>
            <text:p text:style-name="P315"/>
            <text:p text:style-name="P311"># ################### #</text:p>
            <text:p text:style-name="P311"># PROPERTIES AFEGIDES #</text:p>
            <text:p text:style-name="P311"># ################### #</text:p>
            <text:p text:style-name="P315"/>
            <text:p text:style-name="P30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05"><text:span text:style-name="T25">es.caib.distribucio.plugin.api.firma.en.servidor.simple.endpoint=</text:span><text:span text:style-name="T34">https://dev.caib.es/portafib/common/rest/apifirmaenservidorsimple/v1/</text:span></text:p>
            <text:p text:style-name="P305"><text:span text:style-name="T25">es.caib.distribucio.plugin.api.firma.en.servidor.simple.username=</text:span><text:span text:style-name="T29">USERNAME</text:span></text:p>
            <text:p text:style-name="P305"><text:span text:style-name="T25">es.caib.distribucio.plugin.api.firma.en.servidor.simple.password=</text:span><text:span text:style-name="T29">PASSWORD</text:span></text:p>
            <text:p text:style-name="P315"/>
            <text:p text:style-name="P305"><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305"><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305"><text:span text:style-name="T25">es.caib.distribucio.contingut.enviar.arbre.nivell=</text:span><text:span text:style-name="T29">1</text:span></text:p>
          </table:table-cell>
        </table:table-row>
      </table:table>
      <text:p text:style-name="P235"/>
      <text:p text:style-name="P235"/>
      <text:p text:style-name="P235"/>
      <text:p text:style-name="P235"/>
      <text:list xml:id="list122143507252789" text:continue-list="list122141891858463" text:style-name="Outline">
        <text:list-item>
          <text:list>
            <text:list-header>
              <text:h text:style-name="P367" text:outline-level="2" text:is-list-header="true"><text:bookmark-start text:name="__RefHeading___Toc182672_83721363"/><text:span text:style-name="T105">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81">Data: 05/03/2021 11:00h</text:p>
      <text:p text:style-name="P181"/>
      <text:p text:style-name="P203"><text:soft-page-break/>Resum: Permetre realitzar accions sobre anotacions pendent d'Arxiu que hagin esgotat els reintents</text:p>
      <text:p text:style-name="P181"/>
      <text:p text:style-name="P254">Canvis i millores:</text:p>
      <text:list xml:id="list122142329045597" text:continue-list="list122143189039992" text:style-name="L36">
        <text:list-item>
          <text:p text:style-name="P532"><text:a xlink:type="simple" xlink:href="https://github.com/GovernIB/distribucio/issues/286" text:style-name="Internet_20_link" text:visited-style-name="Visited_20_Internet_20_Link">#286</text:a><text:span text:style-name="T159"> Permetre realitzar accions sobre anotacions pendent d'Arxiu que hagin esgotat els reintents</text:span></text:p>
        </text:list-item>
      </text:list>
      <text:p text:style-name="P231"/>
      <text:p text:style-name="P67">Base de dades:<text:span text:style-name="T5"> </text:span></text:p>
      <text:list xml:id="list3522490217" text:style-name="L56">
        <text:list-item>
          <text:list>
            <text:list-item>
              <text:p text:style-name="P482"><text:a xlink:type="simple" xlink:href="https://github.com/GovernIB/distribucio/blob/dis-0.9/scripts/bbdd/1.0/oracle/updates/distribucio_update_0.9.33.1.sql" text:style-name="Internet_20_link" text:visited-style-name="Visited_20_Internet_20_Link"><text:span text:style-name="T134">distribucio_update_0.9.33.1.sql</text:span></text:a><text:span text:style-name="T134"> (Oracle)</text:span></text:p>
            </text:list-item>
          </text:list>
        </text:list-item>
      </text:list>
      <text:p text:style-name="P259"/>
      <table:table table:name="Tabela4" table:style-name="Tabela4">
        <table:table-column table:style-name="Tabela4.A"/>
        <table:table-row table:style-name="Tabela4.1">
          <table:table-cell table:style-name="Tabela4.A1" office:value-type="string">
            <text:p text:style-name="P118"/>
            <text:p text:style-name="P321">-- #286: Permetre realitzar accions sobre anotacions pendent d'Arxiu que hagin esgotat els reintents</text:p>
            <text:p text:style-name="P315"/>
            <text:p text:style-name="P305"><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6">'ARXIU_PENDENT'</text:span><text:span text:style-name="T25">;</text:span></text:p>
            <text:p text:style-name="P305"><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29"/>
            <text:p text:style-name="P317"/>
            <text:p text:style-name="P317"/>
            <text:p text:style-name="P333"/>
            <text:p text:style-name="P329"/>
          </table:table-cell>
        </table:table-row>
      </table:table>
      <text:p text:style-name="P67"/>
      <text:list xml:id="list122143477780457" text:continue-list="list122143507252789" text:style-name="Outline">
        <text:list-item>
          <text:list>
            <text:list-header>
              <text:h text:style-name="P368" text:outline-level="2" text:is-list-header="true"><text:bookmark-start text:name="__RefHeading___Toc248294_83721363"/><text:span text:style-name="T105">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82">Data: <text:span text:style-name="T165">21</text:span>/<text:span text:style-name="T164">04</text:span>/2021 <text:span text:style-name="T160">13</text:span>:00h</text:p>
      <text:p text:style-name="P182"/>
      <text:p text:style-name="P204">Resum: <text:span text:style-name="T161">Processament d'anotacions pendent d'Arxiu en paral·lel. Millores de navegació i unificació del llistat d'anotacions per usuaris i administradors.</text:span></text:p>
      <text:p text:style-name="P182"/>
      <text:p text:style-name="P255">Canvis i millores:</text:p>
      <text:list xml:id="list122142266397772" text:continue-list="list122142329045597" text:style-name="L36">
        <text:list-item>
          <text:p text:style-name="P53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33"><text:a xlink:type="simple" xlink:href="https://github.com/GovernIB/distribucio/issues/290" text:style-name="Internet_20_link" text:visited-style-name="Visited_20_Internet_20_Link">#290</text:a>: Nous perfils de firma BASELINE</text:p>
        </text:list-item>
        <text:list-item>
          <text:p text:style-name="P533"><text:a xlink:type="simple" xlink:href="https://github.com/GovernIB/distribucio/issues/289" text:style-name="Internet_20_link" text:visited-style-name="Visited_20_Internet_20_Link">#289</text:a>: Actualitzar tipus documentals EMGDE</text:p>
        </text:list-item>
        <text:list-item>
          <text:p text:style-name="P533"><text:a xlink:type="simple" xlink:href="https://github.com/GovernIB/distribucio/issues/271" text:style-name="Internet_20_link" text:visited-style-name="Visited_20_Internet_20_Link">#271</text:a>: Modificar l'aplicació per suportar el perfil de firma 'BASIC'</text:p>
        </text:list-item>
        <text:list-item>
          <text:p text:style-name="P533"><text:a xlink:type="simple" xlink:href="https://github.com/GovernIB/distribucio/issues/285" text:style-name="Internet_20_link" text:visited-style-name="Visited_20_Internet_20_Link">#285</text:a>: Revisar paginació a la pantalla de llistat d'anotacions de l'usuari</text:p>
        </text:list-item>
        <text:list-item>
          <text:p text:style-name="P53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33"><text:a xlink:type="simple" xlink:href="https://github.com/GovernIB/distribucio/issues/282" text:style-name="Internet_20_link" text:visited-style-name="Visited_20_Internet_20_Link">#282</text:a>: Processar anotacions pendents d'Arxiu en paral·lel</text:p>
        </text:list-item>
        <text:list-item>
          <text:p text:style-name="P533"><text:a xlink:type="simple" xlink:href="https://github.com/GovernIB/distribucio/issues/255" text:style-name="Internet_20_link" text:visited-style-name="Visited_20_Internet_20_Link">#255</text:a>: Mejora del mensaje en el resumen de acciones</text:p>
        </text:list-item>
        <text:list-item>
          <text:p text:style-name="P53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3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3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3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33"><text:a xlink:type="simple" xlink:href="https://github.com/GovernIB/distribucio/issues/253" text:style-name="Internet_20_link" text:visited-style-name="Visited_20_Internet_20_Link">#253</text:a>: No permetre Backoffices amb codis repetits</text:p>
        </text:list-item>
        <text:list-item>
          <text:p text:style-name="P533"><text:a xlink:type="simple" xlink:href="https://github.com/GovernIB/distribucio/issues/256" text:style-name="Internet_20_link" text:visited-style-name="Visited_20_Internet_20_Link">#256</text:a>: Añadir la columna "buzón" y crear una columna "Destino" o "Acción"</text:p>
        </text:list-item>
        <text:list-item>
          <text:p text:style-name="P533"><text:a xlink:type="simple" xlink:href="https://github.com/GovernIB/distribucio/issues/270" text:style-name="Internet_20_link" text:visited-style-name="Visited_20_Internet_20_Link">#270</text:a>: Color capçalera i el logo configurables</text:p>
        </text:list-item>
        <text:list-item>
          <text:p text:style-name="P533"><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0"/>
      <text:p text:style-name="P255">Errors:</text:p>
      <text:list xml:id="list122142755390419" text:continue-numbering="true" text:style-name="L36">
        <text:list-item>
          <text:p text:style-name="P534"><text:a xlink:type="simple" xlink:href="https://github.com/GovernIB/distribucio/issues/278" text:style-name="Internet_20_link" text:visited-style-name="Visited_20_Internet_20_Link">#278</text:a>: Revisar el tancament d'expedients a Distribucio</text:p>
        </text:list-item>
        <text:list-item>
          <text:p text:style-name="P53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3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35"><text:a xlink:type="simple" xlink:href="https://github.com/GovernIB/distribucio/issues/311" text:style-name="Internet_20_link" text:visited-style-name="Visited_20_Internet_20_Link">#311</text:a><text:span text:style-name="T163"> </text:span>Error obrint o realitzant accions amb anotacions sense bústia assignada </text:p>
        </text:list-item>
      </text:list>
      <text:p text:style-name="P232"/>
      <text:p text:style-name="P33"><text:span text:style-name="T6">Propietats globals</text:span>: </text:p>
      <text:list xml:id="list122142845418916" text:continue-list="list3677563927" text:style-name="L55">
        <text:list-item>
          <text:p text:style-name="P537">Per tal d'emprar l'API de firma simple s'ha de canviar la configuració del plugin de signatura i afegir propietats d'autenticació.</text:p>
        </text:list-item>
        <text:list-item>
          <text:p text:style-name="P508"><text:span text:style-name="T162">Per processar les anotacions pendents d'Arxiu en paral·lel s'ha afegit una propietat opcional per indicar el número de </text:span><text:span text:style-name="T111">threads</text:span><text:span text:style-name="T16"> que processen anotacions en paral·lel, per defecte el seu valor és 5</text:span><text:span text:style-name="T162">.</text:span></text:p>
        </text:list-item>
        <text:list-item>
          <text:p text:style-name="P538">Per especificar opcionalment el perfil de firma a emprar en la firma simple en el servidor.</text:p>
        </text:list-item>
      </text:list>
      <text:list xml:id="list4178238799" text:style-name="L57">
        <text:list-header>
          <text:p text:style-name="P417"/>
        </text:list-header>
      </text:list>
      <table:table table:name="Tabela5" table:style-name="Tabela5">
        <table:table-column table:style-name="Tabela5.A"/>
        <table:table-row table:style-name="Tabela5.1">
          <table:table-cell table:style-name="Tabela5.A1" office:value-type="string">
            <text:p text:style-name="P309"><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12"># ESBORRADA es.caib.distribucio.plugins.validatesignature.afirmacxf.ignoreservercertificates</text:p>
            <text:p text:style-name="P335"/>
            <text:p text:style-name="P335"/>
            <text:p text:style-name="P335"/>
            <text:p text:style-name="P314">#282: Processar anotacions pendents d'Arxiu en paral·lel</text:p>
            <text:p text:style-name="P337"><text:span text:style-name="T25">es.caib.distribucio.tasca.guardar.annexos.max.threads.parallel=</text:span><text:span text:style-name="T29">5</text:span></text:p>
            <text:p text:style-name="P335"/>
            <text:p text:style-name="P314">#284: Propietat opcional per especificar el perfil de firma per la firma simple en el servidor. Per defecte: "CADES_DETACHED"</text:p>
            <text:p text:style-name="P335"><text:span text:style-name="T24">es.caib.distribucio.plugin.api.firma.en.servidor.simple.perfil=</text:span>CADES_DETACHED</text:p>
            <text:p text:style-name="P335"/>
          </table:table-cell>
        </table:table-row>
      </table:table>
      <text:p text:style-name="P260"/>
      <text:p text:style-name="P68">Base de dades:<text:span text:style-name="T5"> </text:span></text:p>
      <text:list xml:id="list122142066162892" text:continue-list="list3522490217" text:style-name="L56">
        <text:list-item>
          <text:list>
            <text:list-item>
              <text:p text:style-name="P483"><text:a xlink:type="simple" xlink:href="https://github.com/GovernIB/distribucio/blob/dis-0.9/scripts/bbdd/1.0/oracle/updates/distribucio_update_0.9.34.sql" text:style-name="Internet_20_link" text:visited-style-name="Visited_20_Internet_20_Link"><text:span text:style-name="T134">distribucio_update_0.9.34.sql</text:span></text:a><text:span text:style-name="T134"> (Oracle)</text:span></text:p>
            </text:list-item>
          </text:list>
        </text:list-item>
      </text:list>
      <text:p text:style-name="P265"/>
      <table:table table:name="Tabela6" table:style-name="Tabela6">
        <table:table-column table:style-name="Tabela6.A"/>
        <table:table-row table:style-name="Tabela6.1">
          <table:table-cell table:style-name="Tabela6.A1" office:value-type="string">
            <text:p text:style-name="P119"/>
            <text:p text:style-name="P322">-- #270: Color capçalera i el logo configurables</text:p>
            <text:p text:style-name="P322"/>
            <text:p text:style-name="P305"><text:span text:style-name="T54">ALTER</text:span><text:span text:style-name="T25"> </text:span><text:span text:style-name="T54">TABLE</text:span><text:span text:style-name="T25"> DIS_ENTITAT </text:span><text:span text:style-name="T54">ADD</text:span><text:span text:style-name="T25"> LOGO_CAP BLOB;</text:span></text:p>
            <text:p text:style-name="P305"><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305"><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30"/>
          </table:table-cell>
        </table:table-row>
      </table:table>
      <text:p text:style-name="P261"/>
      <text:list xml:id="list122142299534535" text:continue-list="list122143477780457" text:style-name="Outline">
        <text:list-item>
          <text:list>
            <text:list-header>
              <text:h text:style-name="P355" text:outline-level="2" text:is-list-header="true"><text:bookmark-start text:name="__RefHeading___Toc685445_83721363"/>Versió 0.9.<text:span text:style-name="T166">34.1 Correcció llistat usuaris</text:span><text:bookmark-end text:name="__RefHeading___Toc685445_83721363"/></text:h>
            </text:list-header>
          </text:list>
        </text:list-item>
      </text:list>
      <text:p text:style-name="P69">Data: 23/04/2021 11:00h</text:p>
      <text:p text:style-name="P102"><text:tab/></text:p>
      <text:p text:style-name="P102">Resum: Correcció de seguretat en el llistat d'usuaris.</text:p>
      <text:p text:style-name="P102"/>
      <text:p text:style-name="P267"><text:soft-page-break/>Canvis realitzats en la versió 0.9.34.1:</text:p>
      <text:list xml:id="list122142286232780" text:continue-list="list122141784846473" text:style-name="L1">
        <text:list-item>
          <text:p text:style-name="P403"><text:a xlink:type="simple" xlink:href="https://github.com/GovernIB/distribucio/issues/326" text:style-name="Internet_20_link" text:visited-style-name="Visited_20_Internet_20_Link">#326</text:a><text:span text:style-name="T166"> </text:span>Als usuaris sense cap bústia els aparexen llistades totes les anotacions </text:p>
        </text:list-item>
      </text:list>
      <text:p text:style-name="P136"/>
      <text:p text:style-name="P69">Base de dades:<text:span text:style-name="T5"> </text:span></text:p>
      <text:list xml:id="list1638806531" text:style-name="L58">
        <text:list-item>
          <text:p text:style-name="P432">Sense canvis</text:p>
        </text:list-item>
      </text:list>
      <text:p text:style-name="P69"/>
      <text:p text:style-name="P34"><text:span text:style-name="T6">Propietats globals</text:span>: </text:p>
      <text:list xml:id="list1165935790" text:style-name="L59">
        <text:list-item>
          <text:p text:style-name="P539">Sense canvis</text:p>
        </text:list-item>
      </text:list>
      <text:p text:style-name="P262"/>
      <text:list xml:id="list122142059109051" text:continue-list="list122142299534535" text:style-name="Outline">
        <text:list-item>
          <text:list>
            <text:list-header>
              <text:h text:style-name="P378" text:outline-level="2" text:is-list-header="true"><text:bookmark-start text:name="__RefHeading___Toc48625_1443764206"/><text:span text:style-name="T105">Versió 0.9.3</text:span><text:span text:style-name="T84">5</text:span><text:span text:style-name="T105">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66">Data: <text:span text:style-name="T167">20</text:span>/05/2021 <text:span text:style-name="T171">11</text:span>:00h</text:p>
      <text:p text:style-name="P103"><text:tab/></text:p>
      <text:p text:style-name="P103">Resum: Diverses millores i canvis d'interfícies amb vista de moviments, correcció d'errors i revisió de la quantitat de logs.</text:p>
      <text:p text:style-name="P103"/>
      <text:p text:style-name="P71">C<text:span text:style-name="T167">anvis i millores:</text:span></text:p>
      <text:list xml:id="list1719881962" text:style-name="L60">
        <text:list-item>
          <text:p text:style-name="P395"><text:a xlink:type="simple" xlink:href="https://github.com/GovernIB/distribucio/issues/331" text:style-name="Internet_20_link" text:visited-style-name="Visited_20_Internet_20_Link">#331</text:a><text:span text:style-name="T168"> </text:span>Modificar filtre pantalla de moviments</text:p>
        </text:list-item>
        <text:list-item>
          <text:p text:style-name="P395"><text:a xlink:type="simple" xlink:href="https://github.com/GovernIB/distribucio/issues/323" text:style-name="Internet_20_link" text:visited-style-name="Visited_20_Internet_20_Link">#323</text:a><text:span text:style-name="T168"> </text:span>Modificar el tractament d'annexos tipus XADES ATTACHED </text:p>
        </text:list-item>
        <text:list-item>
          <text:p text:style-name="P395"><text:a xlink:type="simple" xlink:href="https://github.com/GovernIB/distribucio/issues/317" text:style-name="Internet_20_link" text:visited-style-name="Visited_20_Internet_20_Link">#317</text:a><text:span text:style-name="T168"> </text:span>Tenir l'acció 'històric d'accions' en el desplegable de "Accions" del detall d'una anotació </text:p>
        </text:list-item>
        <text:list-item>
          <text:p text:style-name="P395"><text:a xlink:type="simple" xlink:href="https://github.com/GovernIB/distribucio/issues/316" text:style-name="Internet_20_link" text:visited-style-name="Visited_20_Internet_20_Link">#316</text:a><text:span text:style-name="T168"> </text:span>Ampliar el camp comentari de 256 caràcters a 4096 caràcters </text:p>
        </text:list-item>
        <text:list-item>
          <text:p text:style-name="P395"><text:a xlink:type="simple" xlink:href="https://github.com/GovernIB/distribucio/issues/310" text:style-name="Internet_20_link" text:visited-style-name="Visited_20_Internet_20_Link">#310</text:a><text:span text:style-name="T168"> </text:span>En la vista de moviments no han d'apareixer les opcions </text:p>
        </text:list-item>
        <text:list-item>
          <text:p text:style-name="P395"><text:a xlink:type="simple" xlink:href="https://github.com/GovernIB/distribucio/issues/309" text:style-name="Internet_20_link" text:visited-style-name="Visited_20_Internet_20_Link">#309</text:a><text:span text:style-name="T168"> </text:span>El botó de vista de moviments hauria d'estar al costat del botó 'bústies'</text:p>
        </text:list-item>
        <text:list-item>
          <text:p text:style-name="P395"><text:a xlink:type="simple" xlink:href="https://github.com/GovernIB/distribucio/issues/308" text:style-name="Internet_20_link" text:visited-style-name="Visited_20_Internet_20_Link">#308</text:a><text:span text:style-name="T168"> </text:span>Filtratge de procediments en la classificació de les anotacions </text:p>
        </text:list-item>
        <text:list-item>
          <text:p text:style-name="P395"><text:a xlink:type="simple" xlink:href="https://github.com/GovernIB/distribucio/issues/306" text:style-name="Internet_20_link" text:visited-style-name="Visited_20_Internet_20_Link">#306</text:a><text:span text:style-name="T168"> </text:span>Error quan es vol accedir a una bustia sense permis </text:p>
        </text:list-item>
        <text:list-item>
          <text:p text:style-name="P395"><text:a xlink:type="simple" xlink:href="https://github.com/GovernIB/distribucio/issues/303" text:style-name="Internet_20_link" text:visited-style-name="Visited_20_Internet_20_Link">#303</text:a><text:span text:style-name="T168"> </text:span>Modificar el client de Distribució per retornar el uuid del justificant </text:p>
        </text:list-item>
        <text:list-item>
          <text:p text:style-name="P395"><text:a xlink:type="simple" xlink:href="https://github.com/GovernIB/distribucio/issues/302" text:style-name="Internet_20_link" text:visited-style-name="Visited_20_Internet_20_Link">#302</text:a><text:span text:style-name="T168"> </text:span>Permetre descarregar annexos sense custodiar des del correu electrònic </text:p>
        </text:list-item>
        <text:list-item>
          <text:p text:style-name="P395"><text:a xlink:type="simple" xlink:href="https://github.com/GovernIB/distribucio/issues/300" text:style-name="Internet_20_link" text:visited-style-name="Visited_20_Internet_20_Link">#300</text:a><text:span text:style-name="T168"> </text:span>Poder posar comentaris amb @codi_usuari i notificar per email </text:p>
        </text:list-item>
        <text:list-item>
          <text:p text:style-name="P395"><text:a xlink:type="simple" xlink:href="https://github.com/GovernIB/distribucio/issues/299" text:style-name="Internet_20_link" text:visited-style-name="Visited_20_Internet_20_Link">#299</text:a><text:span text:style-name="T168"> </text:span>Poder reservar/agafar un assentament abans de marcar-lo com a processat </text:p>
        </text:list-item>
        <text:list-item>
          <text:p text:style-name="P395"><text:a xlink:type="simple" xlink:href="https://github.com/GovernIB/distribucio/issues/298" text:style-name="Internet_20_link" text:visited-style-name="Visited_20_Internet_20_Link">#298</text:a><text:span text:style-name="T168"> </text:span>Comentaris de reenviament en els comentaris de l'assentament </text:p>
        </text:list-item>
        <text:list-item>
          <text:p text:style-name="P395"><text:a xlink:type="simple" xlink:href="https://github.com/GovernIB/distribucio/issues/297" text:style-name="Internet_20_link" text:visited-style-name="Visited_20_Internet_20_Link">#297</text:a><text:span text:style-name="T168"> </text:span>Poder marcar bústies com a favorits </text:p>
        </text:list-item>
        <text:list-item>
          <text:p text:style-name="P396"><text:a xlink:type="simple" xlink:href="https://github.com/GovernIB/distribucio/issues/295" text:style-name="Internet_20_link" text:visited-style-name="Visited_20_Internet_20_Link">#295</text:a><text:span text:style-name="T169"> </text:span>Poder reenviar a bústies només per a coneixement </text:p>
        </text:list-item>
        <text:list-item>
          <text:p text:style-name="P396"><text:a xlink:type="simple" xlink:href="https://github.com/GovernIB/distribucio/issues/294" text:style-name="Internet_20_link" text:visited-style-name="Visited_20_Internet_20_Link">#294</text:a><text:span text:style-name="T169"> </text:span>Quan es marqui un element per Coneixement/Tramitació s'afegirà text al final dels <text:span text:style-name="T169"><text:s/></text:span>comentaris </text:p>
        </text:list-item>
        <text:list-item>
          <text:p text:style-name="P396"><text:a xlink:type="simple" xlink:href="https://github.com/GovernIB/distribucio/issues/293" text:style-name="Internet_20_link" text:visited-style-name="Visited_20_Internet_20_Link">#293</text:a><text:span text:style-name="T169"> </text:span>Afegir el plugin "checkbox plugin" per seleccionar bústies sense haver d'usar el CTRL </text:p>
        </text:list-item>
        <text:list-item>
          <text:p text:style-name="P396"><text:a xlink:type="simple" xlink:href="https://github.com/GovernIB/distribucio/issues/291" text:style-name="Internet_20_link" text:visited-style-name="Visited_20_Internet_20_Link">#291</text:a><text:span text:style-name="T169"> </text:span>Permetre que els usuaris administradors pugui operar amb anotacions sense tenir en compte el permís sobre la bústia </text:p>
        </text:list-item>
        <text:list-item>
          <text:p text:style-name="P396"><text:a xlink:type="simple" xlink:href="https://github.com/GovernIB/distribucio/issues/288" text:style-name="Internet_20_link" text:visited-style-name="Visited_20_Internet_20_Link">#288</text:a><text:span text:style-name="T169"> </text:span>Filtrat de bústies </text:p>
        </text:list-item>
        <text:list-item>
          <text:p text:style-name="P396"><text:a xlink:type="simple" xlink:href="https://github.com/GovernIB/distribucio/issues/274" text:style-name="Internet_20_link" text:visited-style-name="Visited_20_Internet_20_Link">#274</text:a><text:span text:style-name="T169"> </text:span>Permetre descarregar tots els documents des del missatge de correu </text:p>
        </text:list-item>
        <text:list-item>
          <text:p text:style-name="P396"><text:a xlink:type="simple" xlink:href="https://github.com/GovernIB/distribucio/issues/254" text:style-name="Internet_20_link" text:visited-style-name="Visited_20_Internet_20_Link">#254</text:a><text:span text:style-name="T169"> </text:span>Classificació de l'anotació de registre </text:p>
        </text:list-item>
        <text:list-item>
          <text:p text:style-name="P396"><text:a xlink:type="simple" xlink:href="https://github.com/GovernIB/distribucio/issues/338" text:style-name="Internet_20_link" text:visited-style-name="Visited_20_Internet_20_Link">#338</text:a> Posar enllaç a l'anotació al correu de menció</text:p>
        </text:list-item>
        <text:list-item>
          <text:p text:style-name="P396"><text:a xlink:type="simple" xlink:href="https://github.com/GovernIB/distribucio/issues/339" text:style-name="Internet_20_link" text:visited-style-name="Visited_20_Internet_20_Link">#339</text:a> Millores en la reserva d'assentaments </text:p>
        </text:list-item>
      </text:list>
      <text:p text:style-name="P267">Errors:</text:p>
      <text:list xml:id="list1526372330" text:style-name="L61">
        <text:list-item>
          <text:p text:style-name="P406"><text:a xlink:type="simple" xlink:href="https://github.com/GovernIB/distribucio/issues/327" text:style-name="Internet_20_link" text:visited-style-name="Visited_20_Internet_20_Link">#327</text:a><text:span text:style-name="T169"> </text:span>Programar tancament expedient en comptes de tancar quan un backoffice comuniqui l'estat de processat </text:p>
        </text:list-item>
        <text:list-item>
          <text:p text:style-name="P406"><text:soft-page-break/><text:a xlink:type="simple" xlink:href="https://github.com/GovernIB/distribucio/issues/324" text:style-name="Internet_20_link" text:visited-style-name="Visited_20_Internet_20_Link">#324</text:a><text:span text:style-name="T169"> </text:span>Habilitar el visor de PDFs en el resum del detall si l'arxiu té l'extensió .pdf </text:p>
        </text:list-item>
        <text:list-item>
          <text:p text:style-name="P406"><text:a xlink:type="simple" xlink:href="https://github.com/GovernIB/distribucio/issues/312" text:style-name="Internet_20_link" text:visited-style-name="Visited_20_Internet_20_Link">#312</text:a><text:span text:style-name="T169"> </text:span>Error visor PDF </text:p>
        </text:list-item>
        <text:list-item>
          <text:p text:style-name="P406"><text:a xlink:type="simple" xlink:href="https://github.com/GovernIB/distribucio/issues/305" text:style-name="Internet_20_link" text:visited-style-name="Visited_20_Internet_20_Link">#305</text:a><text:span text:style-name="T169"> </text:span>Ampliar detall d'error de custòdia del document </text:p>
        </text:list-item>
        <text:list-item>
          <text:p text:style-name="P406"><text:a xlink:type="simple" xlink:href="https://github.com/GovernIB/distribucio/issues/342" text:style-name="Internet_20_link" text:visited-style-name="Visited_20_Internet_20_Link">#342</text:a> Revisar logs de DEV per Distribucio</text:p>
        </text:list-item>
        <text:list-item>
          <text:p text:style-name="P407"><text:a xlink:type="simple" xlink:href="https://github.com/GovernIB/distribucio/issues/336" text:style-name="Internet_20_link" text:visited-style-name="Visited_20_Internet_20_Link">#336</text:a><text:span text:style-name="T171"> </text:span>Usuaris no veuen el contingut de una subbústia </text:p>
        </text:list-item>
      </text:list>
      <text:p text:style-name="P135"/>
      <text:p text:style-name="P70">Base de dades:<text:span text:style-name="T5"> </text:span></text:p>
      <text:list xml:id="list1057280997" text:style-name="L62">
        <text:list-item>
          <text:p text:style-name="P433">distribucio_update_0.9.35.sql<text:span text:style-name="T170"> (Oracle)</text:span></text:p>
          <text:list>
            <text:list-item>
              <text:p text:style-name="P541">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19">-- #295 Poder reenviar a bústies només per a coneixement</text:p>
            <text:p text:style-name="P315"/>
            <text:p text:style-name="P305"><text:span text:style-name="T54">ALTER</text:span><text:span text:style-name="T25"> </text:span><text:span text:style-name="T54">TABLE</text:span><text:span text:style-name="T25"> DIS_CONT_MOV </text:span><text:span text:style-name="T54">ADD</text:span><text:span text:style-name="T25"> PER_CONEIXEMENT NUMBER(1);</text:span></text:p>
            <text:p text:style-name="P315"/>
            <text:p text:style-name="P319">-- #294 Quan es marqui un element per Coneixement/Tramitació s'afegirà text al final dels comentaris</text:p>
            <text:p text:style-name="P315"/>
            <text:p text:style-name="P305"><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15"/>
            <text:p text:style-name="P319">-- #297 Poder marcar bústies com a favorits</text:p>
            <text:p text:style-name="P315"/>
            <text:p text:style-name="P305"><text:span text:style-name="T54">CREATE</text:span><text:span text:style-name="T25"> </text:span><text:span text:style-name="T54">TABLE</text:span><text:span text:style-name="T25"> DIS_BUSTIA_FAVORIT</text:span></text:p>
            <text:p text:style-name="P325">(</text:p>
            <text:p text:style-name="P305"><text:span text:style-name="T25"><text:s text:c="4"/>ID <text:s text:c="17"/>NUMBER(19,0) <text:s text:c="7"/></text:span><text:span text:style-name="T54">NOT</text:span><text:span text:style-name="T25"> </text:span><text:span text:style-name="T101">NULL</text:span><text:span text:style-name="T25">, </text:span></text:p>
            <text:p text:style-name="P305"><text:span text:style-name="T25"><text:s text:c="4"/>BUSTIA_ID <text:s text:c="10"/>NUMBER(19,0) <text:s text:c="7"/></text:span><text:span text:style-name="T54">NOT</text:span><text:span text:style-name="T25"> </text:span><text:span text:style-name="T101">NULL</text:span><text:span text:style-name="T25">, </text:span></text:p>
            <text:p text:style-name="P305"><text:span text:style-name="T25"><text:s text:c="4"/>USUARI_CODI <text:s text:c="8"/>VARCHAR2(64 </text:span><text:span text:style-name="T54">CHAR</text:span><text:span text:style-name="T25">) <text:s text:c="2"/></text:span><text:span text:style-name="T54">NOT</text:span><text:span text:style-name="T25"> </text:span><text:span text:style-name="T101">NULL</text:span><text:span text:style-name="T25">, </text:span></text:p>
            <text:p text:style-name="P305"><text:span text:style-name="T25"><text:tab/>CREATEDBY_CODI <text:s text:c="5"/>VARCHAR2(64 </text:span><text:span text:style-name="T54">CHAR</text:span><text:span text:style-name="T25">), </text:span></text:p>
            <text:p text:style-name="P305"><text:span text:style-name="T25"><text:tab/>CREATEDDATE <text:s text:c="8"/></text:span><text:span text:style-name="T54">TIMESTAMP</text:span><text:span text:style-name="T25"> (6), </text:span></text:p>
            <text:p text:style-name="P305"><text:span text:style-name="T25"><text:tab/>LASTMODIFIEDBY_CODI VARCHAR2(64 </text:span><text:span text:style-name="T54">CHAR</text:span><text:span text:style-name="T25">), </text:span></text:p>
            <text:p text:style-name="P305"><text:span text:style-name="T25"><text:tab/>LASTMODIFIEDDATE <text:s text:c="3"/></text:span><text:span text:style-name="T54">TIMESTAMP</text:span><text:span text:style-name="T25"> (6)</text:span></text:p>
            <text:p text:style-name="P325">);</text:p>
            <text:p text:style-name="P315"/>
            <text:p text:style-name="P305"><text:span text:style-name="T54">ALTER</text:span><text:span text:style-name="T25"> </text:span><text:span text:style-name="T54">TABLE</text:span><text:span text:style-name="T25"> DIS_BUSTIA_FAVORIT </text:span><text:span text:style-name="T54">ADD</text:span><text:span text:style-name="T25"> (</text:span></text:p>
            <text:p text:style-name="P305"><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305"><text:span text:style-name="T25"><text:s text:c="4"/></text:span><text:span text:style-name="T54">REFERENCES</text:span><text:span text:style-name="T25"> DIS_BUSTIA (ID),</text:span></text:p>
            <text:p text:style-name="P305"><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305"><text:span text:style-name="T25"><text:s text:c="4"/></text:span><text:span text:style-name="T54">REFERENCES</text:span><text:span text:style-name="T25"> DIS_USUARI (CODI),</text:span></text:p>
            <text:p text:style-name="P305"><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305"><text:span text:style-name="T25"><text:s text:c="4"/></text:span><text:span text:style-name="T54">REFERENCES</text:span><text:span text:style-name="T25"> DIS_USUARI (CODI),</text:span></text:p>
            <text:p text:style-name="P305"><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305"><text:span text:style-name="T25"><text:s text:c="4"/></text:span><text:span text:style-name="T54">REFERENCES</text:span><text:span text:style-name="T25"> DIS_USUARI (CODI));</text:span></text:p>
            <text:p text:style-name="P325"><text:tab/></text:p>
            <text:p text:style-name="P305"><text:span text:style-name="T54">ALTER</text:span><text:span text:style-name="T25"> </text:span><text:span text:style-name="T54">TABLE</text:span><text:span text:style-name="T25"> DIS_BUSTIA_FAVORIT </text:span></text:p>
            <text:p text:style-name="P305"><text:span text:style-name="T25"><text:tab/></text:span><text:span text:style-name="T54">ADD</text:span><text:span text:style-name="T25"> </text:span><text:span text:style-name="T54">CONSTRAINT</text:span><text:span text:style-name="T25"> DIS_BUSTIA_FAV_MULT_UK </text:span></text:p>
            <text:p text:style-name="P305"><text:span text:style-name="T25"><text:tab/></text:span><text:span text:style-name="T54">UNIQUE</text:span><text:span text:style-name="T25"> (</text:span></text:p>
            <text:p text:style-name="P325"><text:tab/><text:tab/><text:tab/>BUSTIA_ID, </text:p>
            <text:p text:style-name="P325"><text:tab/><text:tab/><text:tab/>USUARI_CODI);</text:p>
            <text:p text:style-name="P325"><text:tab/></text:p>
            <text:p text:style-name="P305"><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305"><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15"/>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15"/>
            <text:p text:style-name="P319">-- #299 Poder reservar/agafar un assentament abans de marcar-lo com a processat</text:p>
            <text:p text:style-name="P305"><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15"/>
            <text:p text:style-name="P305"><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305"><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15"/>
            <text:p text:style-name="P319">-- #316: Ampliar el camp comentari de 256 caràcters a 4096 caràcters</text:p>
            <text:p text:style-name="P305"><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305"><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15"/>
            <text:p text:style-name="P319">-- #305 Ampliar detall d'error de custòdia del document</text:p>
            <text:p text:style-name="P305"><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305"><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16"/>
      <text:p text:style-name="P70"/>
      <text:p text:style-name="P70"/>
      <text:p text:style-name="P35"><text:span text:style-name="T6">Propietats globals</text:span>: </text:p>
      <text:list xml:id="list4068204315" text:style-name="L63">
        <text:list-item>
          <text:p text:style-name="P540">A<text:span text:style-name="T170">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6"><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305"><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305"><text:span text:style-name="T25">es.caib.distribucio.contingut.enviar.crear.comentari=</text:span><text:span text:style-name="T29">false</text:span></text:p>
            <text:p text:style-name="P315"/>
            <text:p text:style-name="P305"><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305"><text:span text:style-name="T25">es.caib.distribucio.contingut.enviar.coneixement=</text:span><text:span text:style-name="T29">false</text:span></text:p>
            <text:p text:style-name="P315"/>
            <text:p text:style-name="P305"><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305"><text:span text:style-name="T25">es.caib.distribucio.contingut.reenviar.favorits=</text:span><text:span text:style-name="T29">false</text:span></text:p>
            <text:p text:style-name="P315"/>
            <text:p text:style-name="P305"><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66"><text:span text:style-name="T25">es.caib.distribucio.anotacions.permetre.reservar=</text:span><text:span text:style-name="T29">false</text:span></text:p>
          </table:table-cell>
        </table:table-row>
      </table:table>
      <text:p text:style-name="P264"/>
      <text:p text:style-name="P263"/>
      <text:p text:style-name="P90">Altres: </text:p>
      <text:list xml:id="list122143427565461" text:continue-list="list122142365137587" text:style-name="L31">
        <text:list-item>
          <text:p text:style-name="P506"><text:span text:style-name="T123">Nova versió 0.9.35 de la llibreria de </text:span><text:span text:style-name="T110">distribucio-w</text:span><text:span text:style-name="T112">s</text:span><text:span text:style-name="T110">-c</text:span><text:span text:style-name="T11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36"/>
      <text:list xml:id="list122142771921286" text:continue-list="list122142059109051" text:style-name="Outline">
        <text:list-item>
          <text:list>
            <text:list-header>
              <text:h text:style-name="P369" text:outline-level="2" text:is-list-header="true"><text:bookmark-start text:name="__RefHeading___Toc47608_4047943807"/><text:span text:style-name="T105">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183">Data: <text:span text:style-name="T156">31</text:span>/0<text:span text:style-name="T156">5</text:span>/202<text:span text:style-name="T156">1</text:span></text:p>
      <text:p text:style-name="P183"/>
      <text:p text:style-name="P91">Resum: Correcció de l'error de permisos en el processament múltiple pels usuaris.</text:p>
      <text:p text:style-name="P184"/>
      <text:p text:style-name="P268">Errors resolts:</text:p>
      <text:list xml:id="list3146850360" text:style-name="L64">
        <text:list-item>
          <text:p text:style-name="P509"><text:a xlink:type="simple" xlink:href="https://github.com/GovernIB/distribucio/issues/307" text:style-name="Internet_20_link" text:visited-style-name="Visited_20_Internet_20_Link"><text:span text:style-name="T172">#307</text:span></text:a><text:span text:style-name="T172"> Error EJBAccessException processant anotacions de forma múltiple </text:span></text:p>
        </text:list-item>
      </text:list>
      <text:p text:style-name="P155"/>
      <text:p text:style-name="P72">Base de dades:<text:span text:style-name="T5"> </text:span></text:p>
      <text:list xml:id="list1507434258" text:style-name="L65">
        <text:list-item>
          <text:p text:style-name="P497"><text:soft-page-break/>S<text:span text:style-name="T127">ense canvis</text:span></text:p>
        </text:list-item>
      </text:list>
      <text:p text:style-name="P72"/>
      <text:p text:style-name="P36"><text:span text:style-name="T6">Propietats globals</text:span>: </text:p>
      <text:list xml:id="list736445366" text:style-name="L66">
        <text:list-item>
          <text:p text:style-name="P466">Sense canvis</text:p>
        </text:list-item>
      </text:list>
      <text:p text:style-name="P237"/>
      <text:p text:style-name="P237"/>
      <text:list xml:id="list122142993989215" text:continue-list="list122142771921286" text:style-name="Outline">
        <text:list-item>
          <text:list>
            <text:list-header>
              <text:h text:style-name="P370" text:outline-level="2" text:is-list-header="true"><text:bookmark-start text:name="__RefHeading___Toc257433_4047943807"/><text:span text:style-name="T105">Versió 0.9.3</text:span><text:span text:style-name="T77">6</text:span><text:span text:style-name="T65"> </text:span><text:span text:style-name="T88">Millora amb backoffices, correcció d'errors i millores visuals</text:span><text:bookmark-end text:name="__RefHeading___Toc257433_4047943807"/></text:h>
            </text:list-header>
          </text:list>
        </text:list-item>
      </text:list>
      <text:p text:style-name="P185">Data: <text:span text:style-name="T156">01</text:span>/<text:span text:style-name="T173">07</text:span>/202<text:span text:style-name="T156">1 08:00h</text:span></text:p>
      <text:p text:style-name="P185"/>
      <text:p text:style-name="P92">Resum: Millorar regles, simulació i comportament amb backoffices. Reducció de logs. Millores visuals i correccions d'errors.</text:p>
      <text:p text:style-name="P185"/>
      <text:p text:style-name="P276">Millores incloses:</text:p>
      <text:list xml:id="list2171748104" text:style-name="L67">
        <text:list-item>
          <text:p text:style-name="P542"><text:a xlink:type="simple" xlink:href="https://github.com/GovernIB/distribucio/issues/333" text:style-name="Internet_20_link" text:visited-style-name="Visited_20_Internet_20_Link">#333</text:a><text:span text:style-name="T174"> </text:span>Modificar la definició de regles per gestionar amb backoffice</text:p>
        </text:list-item>
        <text:list-item>
          <text:p text:style-name="P542"><text:a xlink:type="simple" xlink:href="https://github.com/GovernIB/distribucio/issues/359" text:style-name="Internet_20_link" text:visited-style-name="Visited_20_Internet_20_Link">#359</text:a><text:span text:style-name="T174"> </text:span>Modificar la configuració d'autenticació dels backoffices <text:s/></text:p>
        </text:list-item>
        <text:list-item>
          <text:p text:style-name="P542"><text:a xlink:type="simple" xlink:href="https://github.com/GovernIB/distribucio/issues/361" text:style-name="Internet_20_link" text:visited-style-name="Visited_20_Internet_20_Link">#361</text:a><text:span text:style-name="T174"> </text:span>L'arbre de reenviament no surt ordenada alfabèticament </text:p>
        </text:list-item>
        <text:list-item>
          <text:p text:style-name="P54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4">2</text:span></text:a><text:span text:style-name="T174"> Simular regles afegint la bústia com a filtre</text:span></text:p>
        </text:list-item>
        <text:list-item>
          <text:p text:style-name="P542"><text:a xlink:type="simple" xlink:href="https://github.com/GovernIB/distribucio/issues/343" text:style-name="Internet_20_link" text:visited-style-name="Visited_20_Internet_20_Link">#343</text:a><text:span text:style-name="T174"> Descarregar fulla d'usuaris amb permís i bústia només per a les bústies que apareixen en el resultat de la cerca en la gestió de bústies</text:span></text:p>
        </text:list-item>
        <text:list-item>
          <text:p text:style-name="P542"><text:a xlink:type="simple" xlink:href="https://github.com/GovernIB/distribucio/issues/330" text:style-name="Internet_20_link" text:visited-style-name="Visited_20_Internet_20_Link">#330</text:a><text:span text:style-name="T174"> </text:span>Limitar número de reintents d'execució de regles d'enviament a Backoffice </text:p>
        </text:list-item>
        <text:list-item>
          <text:p text:style-name="P543"><text:a xlink:type="simple" xlink:href="https://github.com/GovernIB/distribucio/issues/329" text:style-name="Internet_20_link" text:visited-style-name="Visited_20_Internet_20_Link">#329</text:a><text:span text:style-name="T175"> </text:span>Afegir desplegable de Backoffice al localitzador d'anotacions del administradors </text:p>
        </text:list-item>
        <text:list-item>
          <text:p text:style-name="P543"><text:a xlink:type="simple" xlink:href="https://github.com/GovernIB/distribucio/issues/321" text:style-name="Internet_20_link" text:visited-style-name="Visited_20_Internet_20_Link">#321</text:a><text:span text:style-name="T175"> </text:span>Navegar al llistat d'anotacions quan s'esculli el rol d'Administrador </text:p>
        </text:list-item>
        <text:list-item>
          <text:p text:style-name="P543"><text:a xlink:type="simple" xlink:href="https://github.com/GovernIB/distribucio/issues/358" text:style-name="Internet_20_link" text:visited-style-name="Visited_20_Internet_20_Link">#358</text:a><text:span text:style-name="T175"> </text:span>Reduir el número de logs tipus DEBUG</text:p>
        </text:list-item>
        <text:list-item>
          <text:p text:style-name="P543"><text:a xlink:type="simple" xlink:href="https://github.com/GovernIB/distribucio/issues/357" text:style-name="Internet_20_link" text:visited-style-name="Visited_20_Internet_20_Link">#357</text:a><text:span text:style-name="T175"> </text:span>Error al intentar guardar annexes a l'arxiu quan els documents tenen un punt (.) al nom del fitxer</text:p>
        </text:list-item>
        <text:list-item>
          <text:p text:style-name="P543"><text:a xlink:type="simple" xlink:href="https://github.com/GovernIB/distribucio/issues/345" text:style-name="Internet_20_link" text:visited-style-name="Visited_20_Internet_20_Link">#345</text:a><text:span text:style-name="T175"> </text:span>Ajustar estils pantalla reenviament</text:p>
        </text:list-item>
        <text:list-item>
          <text:p text:style-name="P543"><text:a xlink:type="simple" xlink:href="https://github.com/GovernIB/distribucio/issues/344" text:style-name="Internet_20_link" text:visited-style-name="Visited_20_Internet_20_Link">#344</text:a><text:span text:style-name="T175"> </text:span>La pantalla de reenviament massiu i de reenviament individual haurien de ser la mateixa </text:p>
        </text:list-item>
        <text:list-item>
          <text:p text:style-name="P543"><text:a xlink:type="simple" xlink:href="https://github.com/GovernIB/distribucio/issues/346" text:style-name="Internet_20_link" text:visited-style-name="Visited_20_Internet_20_Link">#346</text:a><text:span text:style-name="T175"> </text:span>Canviar ordre dels botons de favorit i "per a coneixement" </text:p>
        </text:list-item>
        <text:list-item>
          <text:p text:style-name="P543"><text:a xlink:type="simple" xlink:href="https://github.com/GovernIB/distribucio/issues/320" text:style-name="Internet_20_link" text:visited-style-name="Visited_20_Internet_20_Link">#320</text:a><text:span text:style-name="T175"> </text:span>Posar el número d'errors en les pipelles del monitor d'integració </text:p>
        </text:list-item>
        <text:list-item>
          <text:p text:style-name="P543"><text:a xlink:type="simple" xlink:href="https://github.com/GovernIB/distribucio/issues/340" text:style-name="Internet_20_link" text:visited-style-name="Visited_20_Internet_20_Link">#340</text:a><text:span text:style-name="T175"> </text:span>Millores en el llistat d'assentaments </text:p>
        </text:list-item>
      </text:list>
      <text:p text:style-name="P269">Errors resolts:</text:p>
      <text:list xml:id="list122142277029088" text:continue-list="list3146850360" text:style-name="L64">
        <text:list-item>
          <text:p text:style-name="P510"><text:a xlink:type="simple" xlink:href="https://github.com/GovernIB/distribucio/issues/348" text:style-name="Internet_20_link" text:visited-style-name="Visited_20_Internet_20_Link"><text:span text:style-name="T172">#348</text:span></text:a><text:span text:style-name="T172"> Error consultant el document a l'hora de guardar les firmes del document </text:span></text:p>
        </text:list-item>
        <text:list-item>
          <text:p text:style-name="P510"><text:a xlink:type="simple" xlink:href="https://github.com/GovernIB/distribucio/issues/352" text:style-name="Internet_20_link" text:visited-style-name="Visited_20_Internet_20_Link">#352</text:a><text:span text:style-name="T174"> </text:span>Les bústies apareixen solapades en la vista d'arbre </text:p>
        </text:list-item>
        <text:list-item>
          <text:p text:style-name="P510"><text:a xlink:type="simple" xlink:href="https://github.com/GovernIB/distribucio/issues/341" text:style-name="Internet_20_link" text:visited-style-name="Visited_20_Internet_20_Link">#341</text:a><text:span text:style-name="T174"> </text:span>Error al generar un .zip amb els annexes i el justificant </text:p>
        </text:list-item>
        <text:list-item>
          <text:p text:style-name="P510"><text:a xlink:type="simple" xlink:href="https://github.com/GovernIB/distribucio/issues/334" text:style-name="Internet_20_link" text:visited-style-name="Visited_20_Internet_20_Link">#334</text:a><text:span text:style-name="T174"> </text:span>Generació de .zip a una anotació amb més d'un document amb el mateix nom </text:p>
        </text:list-item>
        <text:list-item>
          <text:p text:style-name="P510"><text:a xlink:type="simple" xlink:href="https://github.com/GovernIB/distribucio/issues/360" text:style-name="Internet_20_link" text:visited-style-name="Visited_20_Internet_20_Link">#360</text:a><text:span text:style-name="T174"> </text:span>Revisar regles encadenades després de "moure a bústia" </text:p>
        </text:list-item>
        <text:list-item>
          <text:p text:style-name="P511"><text:a xlink:type="simple" xlink:href="https://github.com/GovernIB/distribucio/issues/314" text:style-name="Internet_20_link" text:visited-style-name="Visited_20_Internet_20_Link">#314</text:a><text:span text:style-name="T175"> </text:span>Fixar l'ample de columna màxim pel títol de les anotacions </text:p>
        </text:list-item>
        <text:list-item>
          <text:p text:style-name="P511"><text:a xlink:type="simple" xlink:href="https://github.com/GovernIB/distribucio/issues/335" text:style-name="Internet_20_link" text:visited-style-name="Visited_20_Internet_20_Link">#335</text:a><text:span text:style-name="T175"> </text:span>Cuando se genera un .zip de una anotación sin documentación adjunta ni anexos, el zip creado es vacío </text:p>
        </text:list-item>
        <text:list-item>
          <text:p text:style-name="P511"><text:a xlink:type="simple" xlink:href="https://github.com/GovernIB/distribucio/issues/337" text:style-name="Internet_20_link" text:visited-style-name="Visited_20_Internet_20_Link">#337</text:a><text:span text:style-name="T175"> </text:span>En la pantalla de Moviments dóna error d'ajax al marcar elements </text:p>
        </text:list-item>
        <text:list-item>
          <text:p text:style-name="P511"><text:a xlink:type="simple" xlink:href="https://github.com/GovernIB/distribucio/issues/355" text:style-name="Internet_20_link" text:visited-style-name="Visited_20_Internet_20_Link">#355</text:a><text:span text:style-name="T175"> </text:span>Revisar per què no s'envien anotacions amb enllaços cap a ConCSV </text:p>
        </text:list-item>
        <text:list-item>
          <text:p text:style-name="P511"><text:a xlink:type="simple" xlink:href="https://github.com/GovernIB/distribucio/issues/357" text:style-name="Internet_20_link" text:visited-style-name="Visited_20_Internet_20_Link">#357</text:a><text:span text:style-name="T175"> </text:span>Error al intentar guardar annexes a l'arxiu quan els documents tenen un punt (.) al nom del fitxer </text:p>
        </text:list-item>
        <text:list-item>
          <text:p text:style-name="P511"><text:a xlink:type="simple" xlink:href="https://github.com/GovernIB/distribucio/issues/349" text:style-name="Internet_20_link" text:visited-style-name="Visited_20_Internet_20_Link">#349</text:a><text:span text:style-name="T175"> </text:span>NullPointer a l'hora d'alliberar una anotació d'un usuari sense correu </text:p>
        </text:list-item>
        <text:list-item>
          <text:p text:style-name="P511"><text:soft-page-break/><text:a xlink:type="simple" xlink:href="https://github.com/GovernIB/distribucio/issues/347" text:style-name="Internet_20_link" text:visited-style-name="Visited_20_Internet_20_Link">#347</text:a><text:span text:style-name="T175"> </text:span>Al classificar dóna un error (warning) però a al final ho acaba classificant </text:p>
        </text:list-item>
      </text:list>
      <text:p text:style-name="P156"/>
      <text:p text:style-name="P73">Base de dades:<text:span text:style-name="T5"> </text:span></text:p>
      <text:list xml:id="list401523711" text:style-name="L68">
        <text:list-item>
          <text:p text:style-name="P545">distribucio_update_0.9.36.sql (Oracle)</text:p>
          <text:list>
            <text:list-item>
              <text:p text:style-name="P545">Ampliació dels camps usuari i password dels backoffices per poder-hi guardar entrades al fitxer de propietats.</text:p>
            </text:list-item>
          </text:list>
        </text:list-item>
      </text:list>
      <text:p text:style-name="P278"/>
      <table:table table:name="Table8" table:style-name="Table8">
        <table:table-column table:style-name="Table8.A"/>
        <table:table-row>
          <table:table-cell table:style-name="Table8.A1" office:value-type="string">
            <text:p text:style-name="P305"><text:span text:style-name="T176">-</text:span><text:span text:style-name="T177">-</text:span><text:span text:style-name="T176">#359 Modificar la configuració d'autenticació dels backoffices: ampliar usuari y contrasenya de 64 a 255 caracteres</text:span></text:p>
            <text:p text:style-name="P305"><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305"><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25"/>
          </table:table-cell>
        </table:table-row>
      </table:table>
      <text:p text:style-name="P278"/>
      <text:p text:style-name="P73"/>
      <text:p text:style-name="P37"><text:span text:style-name="T6">Propietats globals</text:span>: </text:p>
      <text:list xml:id="list284601989" text:style-name="L69">
        <text:list-item>
          <text:p text:style-name="P467">N<text:span text:style-name="T178">ova propietat opcional per limitar el nombre de reintents d'enviament d'avís de noves anotacions a backoffices de Distribucio.</text:span></text:p>
        </text:list-item>
      </text:list>
      <text:p text:style-name="P238"/>
      <table:table table:name="Table9" table:style-name="Table9">
        <table:table-column table:style-name="Table9.A"/>
        <table:table-row>
          <table:table-cell table:style-name="Table9.A1" office:value-type="string">
            <text:p text:style-name="P126">#330 Limitar número de reintents d'execució de regles d'enviament a Backoffice </text:p>
            <text:p text:style-name="P280"><text:span text:style-name="T25">es.caib.distribucio.tasca.enviar.anotacions.max.reintents=</text:span><text:span text:style-name="T29">2</text:span></text:p>
          </table:table-cell>
        </table:table-row>
      </table:table>
      <text:p text:style-name="P238"/>
      <text:list xml:id="list318014469" text:style-name="L70">
        <text:list-item>
          <text:p text:style-name="P46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9">taula. <text:span text:style-name="T144">Exemple de usuari i passord per un backoffice a nivell de propietats.</text:span></text:p>
      <table:table table:name="Table10" table:style-name="Table10">
        <table:table-column table:style-name="Table10.A"/>
        <table:table-row>
          <table:table-cell table:style-name="Table10.A1" office:value-type="string">
            <text:p text:style-name="P126"># Propietats per ususaris i contrasenyes de backoffices de DistribucioDS</text:p>
            <text:p text:style-name="P336"><text:span text:style-name="T25">es.caib.distribucio.backoffice.helium.usuari=</text:span><text:span text:style-name="T29">admin</text:span></text:p>
            <text:p text:style-name="P336"><text:span text:style-name="T25">es.caib.distribucio.backoffice.helium.contrasenya=</text:span><text:span text:style-name="T29">admin</text:span></text:p>
            <text:p text:style-name="P280"/>
          </table:table-cell>
        </table:table-row>
      </table:table>
      <text:p text:style-name="P241"/>
      <text:p text:style-name="P240">fig.<text:span text:style-name="T144"> Exemple de configuració amb claus cap al fitxer de propietats.</text:span></text:p>
      <text:p text:style-name="P242"><draw:frame draw:style-name="fr1" draw:name="Image3" text:anchor-type="paragraph" svg:x="0cm" svg:y="0cm" svg:width="17cm" svg:height="9.839cm" draw:z-index="53"><draw:image xlink:href="Pictures/100000000000038B0000020D56BAE0BE9DB8E901.png" xlink:type="simple" xlink:show="embed" xlink:actuate="onLoad" loext:mime-type="image/png"/></draw:frame><text:soft-page-break/></text:p>
      <text:list xml:id="list122142497976338" text:continue-list="list122142993989215" text:style-name="Outline">
        <text:list-item>
          <text:list>
            <text:list-header>
              <text:h text:style-name="P371" text:outline-level="2" text:is-list-header="true"><text:bookmark-start text:name="__RefHeading___Toc60504_2052141439"/><text:span text:style-name="T105">Versió 0.9.3</text:span><text:span text:style-name="T89">7</text:span><text:span text:style-name="T65"> </text:span><text:span text:style-name="T90">Configuració web, moviments i millores de navegació</text:span><text:bookmark-end text:name="__RefHeading___Toc60504_2052141439"/></text:h>
            </text:list-header>
          </text:list>
        </text:list-item>
      </text:list>
      <text:p text:style-name="P186">Data: <text:span text:style-name="T179">08</text:span>/<text:span text:style-name="T173">09</text:span>/202<text:span text:style-name="T156">1 12:00h</text:span></text:p>
      <text:p text:style-name="P186"/>
      <text:p text:style-name="P93">Resum: Configuració via aplicació, fitxers tècnics ocults per l'usuari, vista de moviments, millores de navegació</text:p>
      <text:p text:style-name="P186"/>
      <text:p text:style-name="P277">Millores incloses:</text:p>
      <text:list xml:id="list122142324083045" text:continue-list="list2171748104" text:style-name="L67">
        <text:list-item>
          <text:p text:style-name="P544"><text:a xlink:type="simple" xlink:href="https://github.com/GovernIB/distribucio/issues/378" text:style-name="Internet_20_link" text:visited-style-name="Visited_20_Internet_20_Link">#378</text:a>: Problema per definir regla amb múltiples SIAs</text:p>
        </text:list-item>
        <text:list-item>
          <text:p text:style-name="P54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4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44"><text:a xlink:type="simple" xlink:href="https://github.com/GovernIB/distribucio/issues/374" text:style-name="Internet_20_link" text:visited-style-name="Visited_20_Internet_20_Link">#374</text:a>: Posar el logo de l'entitat a FileSystem</text:p>
        </text:list-item>
        <text:list-item>
          <text:p text:style-name="P544"><text:a xlink:type="simple" xlink:href="https://github.com/GovernIB/distribucio/issues/373" text:style-name="Internet_20_link" text:visited-style-name="Visited_20_Internet_20_Link">#373</text:a>: Veure els comentaris des del detall d'anotació</text:p>
        </text:list-item>
        <text:list-item>
          <text:p text:style-name="P544"><text:a xlink:type="simple" xlink:href="https://github.com/GovernIB/distribucio/issues/371" text:style-name="Internet_20_link" text:visited-style-name="Visited_20_Internet_20_Link">#371</text:a>: Eliminar espais en blanc en els formularis</text:p>
        </text:list-item>
        <text:list-item>
          <text:p text:style-name="P544"><text:a xlink:type="simple" xlink:href="https://github.com/GovernIB/distribucio/issues/368" text:style-name="Internet_20_link" text:visited-style-name="Visited_20_Internet_20_Link">#368</text:a>: Poder reenviar moviments en la vista de moviments</text:p>
        </text:list-item>
        <text:list-item>
          <text:p text:style-name="P544"><text:a xlink:type="simple" xlink:href="https://github.com/GovernIB/distribucio/issues/367" text:style-name="Internet_20_link" text:visited-style-name="Visited_20_Internet_20_Link">#367</text:a>: Mostrar tots els moviments en la vista de moviments</text:p>
        </text:list-item>
        <text:list-item>
          <text:p text:style-name="P54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44"><text:a xlink:type="simple" xlink:href="https://github.com/GovernIB/distribucio/issues/318" text:style-name="Internet_20_link" text:visited-style-name="Visited_20_Internet_20_Link">#318</text:a>: Opció per enviar i processar els registres de manera massiva</text:p>
        </text:list-item>
        <text:list-item>
          <text:p text:style-name="P544"><text:a xlink:type="simple" xlink:href="https://github.com/GovernIB/distribucio/issues/319" text:style-name="Internet_20_link" text:visited-style-name="Visited_20_Internet_20_Link">#319</text:a>: Posar el focus en el primer control i fer submit en prémer INTRO</text:p>
        </text:list-item>
        <text:list-item>
          <text:p text:style-name="P544"><text:a xlink:type="simple" xlink:href="https://github.com/GovernIB/distribucio/issues/350" text:style-name="Internet_20_link" text:visited-style-name="Visited_20_Internet_20_Link">#350</text:a>: Eliminar el camp "Tipus" en la gestió dels backoffices</text:p>
        </text:list-item>
        <text:list-item>
          <text:p text:style-name="P544"><text:a xlink:type="simple" xlink:href="https://github.com/GovernIB/distribucio/issues/313" text:style-name="Internet_20_link" text:visited-style-name="Visited_20_Internet_20_Link">#313</text:a>: Afegir monitor del sistema</text:p>
        </text:list-item>
        <text:list-item>
          <text:p text:style-name="P54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4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44"><text:a xlink:type="simple" xlink:href="https://github.com/GovernIB/distribucio/issues/365" text:style-name="Internet_20_link" text:visited-style-name="Visited_20_Internet_20_Link">#365</text:a>: Guardar selecció 'bústies favorites' entre reenviaments</text:p>
        </text:list-item>
        <text:list-item>
          <text:p text:style-name="P544"><text:soft-page-break/></text:p>
        </text:list-item>
      </text:list>
      <text:p text:style-name="P270">Errors resolts:</text:p>
      <text:list xml:id="list1176831619" text:style-name="L71">
        <text:list-header>
          <text:p text:style-name="P512"/>
        </text:list-header>
        <text:list-item>
          <text:p text:style-name="P51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1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1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1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13"><text:a xlink:type="simple" xlink:href="https://github.com/GovernIB/distribucio/issues/384" text:style-name="Internet_20_link" text:visited-style-name="Visited_20_Internet_20_Link">#384</text:a><text:span text:style-name="T181">: </text:span>A la pipella d'Accions de l'històric d'accions al clicar per a amagar detalls, desapareixen moviments</text:p>
        </text:list-item>
      </text:list>
      <text:p text:style-name="P157"/>
      <text:p text:style-name="P74">Base de dades:<text:span text:style-name="T5"> </text:span></text:p>
      <text:list xml:id="list122143466847740" text:continue-list="list401523711" text:style-name="L68">
        <text:list-item>
          <text:p text:style-name="P546">distribucio_update_0.9.3<text:span text:style-name="T180">7</text:span>.sql (Oracle)</text:p>
        </text:list-item>
      </text:list>
      <text:p text:style-name="P279"/>
      <table:table table:name="Tabela7" table:style-name="Tabela7">
        <table:table-column table:style-name="Tabela7.A"/>
        <table:table-row>
          <table:table-cell table:style-name="Tabela7.A1" office:value-type="string">
            <text:p text:style-name="P323">-- #287 Posar com a pendents les anotacions rebutjades pels backoffices per poder processar-les</text:p>
            <text:p text:style-name="P30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6">'BACK_REBUTJADA'</text:span><text:span text:style-name="T25">;</text:span></text:p>
            <text:p text:style-name="P30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6">'BACK_ERROR'</text:span><text:span text:style-name="T25">;</text:span></text:p>
            <text:p text:style-name="P315"/>
            <text:p text:style-name="P319">--#350 Eliminar el camp "Tipus" en la gestió dels backoffices</text:p>
            <text:p text:style-name="P305"><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15"/>
            <text:p text:style-name="P319">-- #354 Implementar una nova secció de configuració general de l'aplicació</text:p>
            <text:p text:style-name="P305"><text:span text:style-name="T54">CREATE</text:span><text:span text:style-name="T25"> </text:span><text:span text:style-name="T54">TABLE</text:span><text:span text:style-name="T25"> DIS_CONFIG</text:span></text:p>
            <text:p text:style-name="P325">(</text:p>
            <text:p text:style-name="P305"><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101">NULL</text:span><text:span text:style-name="T25">,</text:span></text:p>
            <text:p text:style-name="P305"><text:span text:style-name="T25"><text:s text:c="4"/></text:span><text:span text:style-name="T54">VALUE</text:span><text:span text:style-name="T25"> <text:s text:c="15"/>VARCHAR2(2048 </text:span><text:span text:style-name="T54">CHAR</text:span><text:span text:style-name="T25">),</text:span></text:p>
            <text:p text:style-name="P305"><text:span text:style-name="T25"><text:s text:c="4"/>DESCRIPTION <text:s text:c="9"/>VARCHAR2(2048 </text:span><text:span text:style-name="T54">CHAR</text:span><text:span text:style-name="T25">),</text:span></text:p>
            <text:p text:style-name="P305"><text:span text:style-name="T25"><text:s text:c="4"/>GROUP_CODE <text:s text:c="10"/>VARCHAR2(128 </text:span><text:span text:style-name="T54">CHAR</text:span><text:span text:style-name="T25">) <text:s text:c="4"/></text:span><text:span text:style-name="T54">NOT</text:span><text:span text:style-name="T25"> </text:span><text:span text:style-name="T101">NULL</text:span><text:span text:style-name="T25">,</text:span></text:p>
            <text:p text:style-name="P305"><text:span text:style-name="T25"><text:s text:c="4"/>POSITION <text:s text:c="12"/>NUMBER(3) <text:s text:c="13"/></text:span><text:span text:style-name="T54">DEFAULT</text:span><text:span text:style-name="T25"> 0 </text:span><text:span text:style-name="T54">NOT</text:span><text:span text:style-name="T25"> </text:span><text:span text:style-name="T101">NULL</text:span><text:span text:style-name="T25">,</text:span></text:p>
            <text:p text:style-name="P305"><text:span text:style-name="T25"><text:s text:c="4"/>JBOSS_PROPERTY <text:s text:c="6"/>NUMBER(1) <text:s text:c="13"/></text:span><text:span text:style-name="T54">DEFAULT</text:span><text:span text:style-name="T25"> 0 </text:span><text:span text:style-name="T54">NOT</text:span><text:span text:style-name="T25"> </text:span><text:span text:style-name="T101">NULL</text:span><text:span text:style-name="T25">,</text:span></text:p>
            <text:p text:style-name="P305"><text:span text:style-name="T25"><text:s text:c="4"/>TYPE_CODE <text:s text:c="11"/>VARCHAR2(128 </text:span><text:span text:style-name="T54">CHAR</text:span><text:span text:style-name="T25">) <text:s text:c="4"/></text:span><text:span text:style-name="T54">DEFAULT</text:span><text:span text:style-name="T25"> </text:span><text:span text:style-name="T116">'TEXT'</text:span><text:span text:style-name="T25">,</text:span></text:p>
            <text:p text:style-name="P325"><text:s text:c="4"/>LASTMODIFIEDBY_CODI <text:s/>VARCHAR2(64),</text:p>
            <text:p text:style-name="P305"><text:span text:style-name="T25"><text:s text:c="4"/>LASTMODIFIEDDATE <text:s text:c="4"/></text:span><text:span text:style-name="T54">TIMESTAMP</text:span><text:span text:style-name="T25">(6)</text:span></text:p>
            <text:p text:style-name="P325">);</text:p>
            <text:p text:style-name="P315"/>
            <text:p text:style-name="P305"><text:span text:style-name="T54">CREATE</text:span><text:span text:style-name="T25"> </text:span><text:span text:style-name="T54">TABLE</text:span><text:span text:style-name="T25"> DIS_CONFIG_GROUP</text:span></text:p>
            <text:p text:style-name="P325">(</text:p>
            <text:p text:style-name="P305"><text:span text:style-name="T25"><text:s text:c="4"/>CODE <text:s text:c="16"/>VARCHAR2(128 </text:span><text:span text:style-name="T54">CHAR</text:span><text:span text:style-name="T25">) <text:s text:c="4"/></text:span><text:span text:style-name="T54">NOT</text:span><text:span text:style-name="T25"> </text:span><text:span text:style-name="T101">NULL</text:span><text:span text:style-name="T25">,</text:span></text:p>
            <text:p text:style-name="P305"><text:span text:style-name="T25"><text:s text:c="4"/>PARENT_CODE <text:s text:c="9"/>VARCHAR2(128 </text:span><text:span text:style-name="T54">CHAR</text:span><text:span text:style-name="T25">) <text:s text:c="4"/></text:span><text:span text:style-name="T54">DEFAULT</text:span><text:span text:style-name="T25"> </text:span><text:span text:style-name="T101">NULL</text:span><text:span text:style-name="T25">,</text:span></text:p>
            <text:p text:style-name="P305"><text:span text:style-name="T25"><text:s text:c="4"/>POSITION <text:s text:c="12"/>NUMBER(3) <text:s text:c="13"/></text:span><text:span text:style-name="T54">DEFAULT</text:span><text:span text:style-name="T25"> 0 </text:span><text:span text:style-name="T54">NOT</text:span><text:span text:style-name="T25"> </text:span><text:span text:style-name="T101">NULL</text:span><text:span text:style-name="T25">,</text:span></text:p>
            <text:p text:style-name="P305"><text:span text:style-name="T25"><text:s text:c="4"/>DESCRIPTION <text:s text:c="9"/>VARCHAR2(512 </text:span><text:span text:style-name="T54">CHAR</text:span><text:span text:style-name="T25">) <text:s text:c="4"/></text:span><text:span text:style-name="T54">NOT</text:span><text:span text:style-name="T25"> </text:span><text:span text:style-name="T101">NULL</text:span></text:p>
            <text:p text:style-name="P325">);</text:p>
            <text:p text:style-name="P315"/>
            <text:p text:style-name="P305"><text:span text:style-name="T54">CREATE</text:span><text:span text:style-name="T25"> </text:span><text:span text:style-name="T54">TABLE</text:span><text:span text:style-name="T25"> DIS_CONFIG_TYPE</text:span></text:p>
            <text:p text:style-name="P325">(</text:p>
            <text:p text:style-name="P305"><text:span text:style-name="T25"><text:s text:c="4"/>CODE <text:s text:c="16"/>VARCHAR2(128 </text:span><text:span text:style-name="T54">CHAR</text:span><text:span text:style-name="T25">) <text:s text:c="4"/></text:span><text:span text:style-name="T54">NOT</text:span><text:span text:style-name="T25"> </text:span><text:span text:style-name="T101">NULL</text:span><text:span text:style-name="T25">,</text:span></text:p>
            <text:p text:style-name="P305"><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101">NULL</text:span></text:p>
            <text:p text:style-name="P325">);</text:p>
            <text:p text:style-name="P315"/>
            <text:p text:style-name="P305"><text:span text:style-name="T54">ALTER</text:span><text:span text:style-name="T25"> </text:span><text:span text:style-name="T54">TABLE</text:span><text:span text:style-name="T25"> DIS_CONFIG </text:span><text:span text:style-name="T54">ADD</text:span><text:span text:style-name="T25"> (</text:span></text:p>
            <text:p text:style-name="P305"><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15"/>
            <text:p text:style-name="P305"><text:span text:style-name="T54">ALTER</text:span><text:span text:style-name="T25"> </text:span><text:span text:style-name="T54">TABLE</text:span><text:span text:style-name="T25"> DIS_CONFIG_GROUP </text:span><text:span text:style-name="T54">ADD</text:span><text:span text:style-name="T25"> (</text:span></text:p>
            <text:p text:style-name="P305"><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15"/>
            <text:p text:style-name="P305"><text:span text:style-name="T54">ALTER</text:span><text:span text:style-name="T25"> </text:span><text:span text:style-name="T54">TABLE</text:span><text:span text:style-name="T25"> DIS_CONFIG_TYPE </text:span><text:span text:style-name="T54">ADD</text:span><text:span text:style-name="T25"> (</text:span></text:p>
            <text:p text:style-name="P305"><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15"/>
            <text:p text:style-name="P305"><text:span text:style-name="T54">ALTER</text:span><text:span text:style-name="T25"> </text:span><text:span text:style-name="T54">TABLE</text:span><text:span text:style-name="T25"> DIS_CONFIG</text:span></text:p>
            <text:p text:style-name="P305"><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25"><text:s text:c="4"/></text:p>
            <text:p text:style-name="P315"/>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DISTRIBUCIO'</text:span><text:span text:style-name="T25">,</text:span><text:span text:style-name="T116">'PLUGINS'</text:span><text:span text:style-name="T25">,</text:span><text:span text:style-name="T116">'10'</text:span><text:span text:style-name="T25">,</text:span><text:span text:style-name="T116">'Configuració del plugin de distribució'</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GENERAL'</text:span><text:span text:style-name="T25">,</text:span><text:span text:style-name="T101">null</text:span><text:span text:style-name="T25">,</text:span><text:span text:style-name="T116">'0'</text:span><text:span text:style-name="T25">,</text:span><text:span text:style-name="T116">'Configuracions general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EMAIL'</text:span><text:span text:style-name="T25">,</text:span><text:span text:style-name="T101">null</text:span><text:span text:style-name="T25">,</text:span><text:span text:style-name="T116">'1'</text:span><text:span text:style-name="T25">,</text:span><text:span text:style-name="T116">'Enviament de correu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SCHEDULLED'</text:span><text:span text:style-name="T25">,</text:span><text:span text:style-name="T101">null</text:span><text:span text:style-name="T25">,</text:span><text:span text:style-name="T116">'2'</text:span><text:span text:style-name="T25">,</text:span><text:span text:style-name="T116">'Configuració de les tasques periodiqu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PLUGINS'</text:span><text:span text:style-name="T25">,</text:span><text:span text:style-name="T101">null</text:span><text:span text:style-name="T25">,</text:span><text:span text:style-name="T116">'3'</text:span><text:span text:style-name="T25">,</text:span><text:span text:style-name="T116">'Plugins de l''aplicació'</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GES_DOC'</text:span><text:span text:style-name="T25">,</text:span><text:span text:style-name="T116">'PLUGINS'</text:span><text:span text:style-name="T25">,</text:span><text:span text:style-name="T116">'4'</text:span><text:span text:style-name="T25">,</text:span><text:span text:style-name="T116">'Gestió documental (Sistema de fitxer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SCHEDULLED_REGLES'</text:span><text:span text:style-name="T25">,</text:span><text:span text:style-name="T116">'SCHEDULLED'</text:span><text:span text:style-name="T25">,</text:span><text:span text:style-name="T116">'16'</text:span><text:span text:style-name="T25">,</text:span><text:span text:style-name="T116">'Tasca periòdica d''aplicació de regles del tipus backoffice'</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UNITATS'</text:span><text:span text:style-name="T25">,</text:span><text:span text:style-name="T116">'PLUGINS'</text:span><text:span text:style-name="T25">,</text:span><text:span text:style-name="T116">'1'</text:span><text:span text:style-name="T25">,</text:span><text:span text:style-name="T116">'Configuració del plugin d''unitats organitzativ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PROCEDIMENTS'</text:span><text:span text:style-name="T25">,</text:span><text:span text:style-name="T116">'PLUGINS'</text:span><text:span text:style-name="T25">,</text:span><text:span text:style-name="T116">'11'</text:span><text:span text:style-name="T25">,</text:span><text:span text:style-name="T116">'Plugin de consulta de procedimen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DADES_EXTERNES'</text:span><text:span text:style-name="T25">,</text:span><text:span text:style-name="T116">'PLUGINS'</text:span><text:span text:style-name="T25">,</text:span><text:span text:style-name="T116">'12'</text:span><text:span text:style-name="T25">,</text:span><text:span text:style-name="T116">'Plugin de dades extern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VALID_SIGN'</text:span><text:span text:style-name="T25">,</text:span><text:span text:style-name="T116">'PLUGINS'</text:span><text:span text:style-name="T25">,</text:span><text:span text:style-name="T116">'14'</text:span><text:span text:style-name="T25">,</text:span><text:span text:style-name="T116">'Plugin de validació de firm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SIGNATURA'</text:span><text:span text:style-name="T25">,</text:span><text:span text:style-name="T116">'PLUGINS'</text:span><text:span text:style-name="T25">,</text:span><text:span text:style-name="T116">'13'</text:span><text:span text:style-name="T25">,</text:span><text:span text:style-name="T116">'Plugin de signatura'</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SCHEDULLED_BACKOFFICE'</text:span><text:span text:style-name="T25">,</text:span><text:span text:style-name="T116">'SCHEDULLED'</text:span><text:span text:style-name="T25">,</text:span><text:span text:style-name="T116">'15'</text:span><text:span text:style-name="T25">,</text:span><text:span text:style-name="T116">'Tasca periòdica d''enviament d''annotacions al backoffice'</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SCHEDULLED_TANCAR'</text:span><text:span text:style-name="T25">,</text:span><text:span text:style-name="T116">'SCHEDULLED'</text:span><text:span text:style-name="T25">,</text:span><text:span text:style-name="T116">'17'</text:span><text:span text:style-name="T25">,</text:span><text:span text:style-name="T116">'Tasca periòdica de tancar contenidors penden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SCHEDULLED_EMAILS_NO_AGRUPATS'</text:span><text:span text:style-name="T25">,</text:span><text:span text:style-name="T116">'SCHEDULLED'</text:span><text:span text:style-name="T25">,</text:span><text:span text:style-name="T116">'18'</text:span><text:span text:style-name="T25">,</text:span><text:span text:style-name="T116">'Tasca periòdica de enviar emails no agrupa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ARXIU'</text:span><text:span text:style-name="T25">,</text:span><text:span text:style-name="T116">'PLUGINS'</text:span><text:span text:style-name="T25">,</text:span><text:span text:style-name="T116">'0'</text:span><text:span text:style-name="T25">,</text:span><text:span text:style-name="T116">'Configuració de l''arxiu'</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USUARIS'</text:span><text:span text:style-name="T25">,</text:span><text:span text:style-name="T116">'PLUGINS'</text:span><text:span text:style-name="T25">,</text:span><text:span text:style-name="T116">'7'</text:span><text:span text:style-name="T25">,</text:span><text:span text:style-name="T116">'Configuració del plugin d''usuari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SCHEDULLED_EMAILS_AGRUPATS'</text:span><text:span text:style-name="T25">,</text:span><text:span text:style-name="T116">'SCHEDULLED'</text:span><text:span text:style-name="T25">,</text:span><text:span text:style-name="T116">'19'</text:span><text:span text:style-name="T25">,</text:span><text:span text:style-name="T116">'Tasca periòdica de enviar emails agrupa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6">'SCHEDULLED_ARXIU'</text:span><text:span text:style-name="T25">,</text:span><text:span text:style-name="T116">'SCHEDULLED'</text:span><text:span text:style-name="T25">,</text:span><text:span text:style-name="T116">'1'</text:span><text:span text:style-name="T25">,</text:span><text:span text:style-name="T116">'Tasca periòdica de guardar annexos a l''arxiu'</text:span><text:span text:style-name="T25">);</text:span></text:p>
            <text:p text:style-name="P315"/>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BOOL'</text:span><text:span text:style-name="T25">,</text:span><text:span text:style-name="T101">null</text:span><text:span text:style-name="T25">);</text:span></text:p>
            <text:p text:style-name="P305"><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TEXT'</text:span><text:span text:style-name="T25">,</text:span><text:span text:style-name="T101">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INT'</text:span><text:span text:style-name="T25">,</text:span><text:span text:style-name="T101">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FLOAT'</text:span><text:span text:style-name="T25">,</text:span><text:span text:style-name="T101">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CRON'</text:span><text:span text:style-name="T25">,</text:span><text:span text:style-name="T101">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CREDENTIALS'</text:span><text:span text:style-name="T25">,</text:span><text:span text:style-name="T101">null</text:span><text:span text:style-name="T25">);</text:span></text:p>
            <text:p text:style-name="P315"/>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notacio.processament.asincron'</text:span><text:span text:style-name="T25">,</text:span><text:span text:style-name="T101">null</text:span><text:span text:style-name="T25">,</text:span><text:span text:style-name="T116">'Indica si les noves anotacions s''haurian de processar de manera asíncrona'</text:span><text:span text:style-name="T25">,</text:span><text:span text:style-name="T116">'SCHEDULLED'</text:span><text:span text:style-name="T25">,</text:span><text:span text:style-name="T116">'0'</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guardar.annexos.temps.espera.execucio'</text:span><text:span text:style-name="T25">,</text:span><text:span text:style-name="T101">null</text:span><text:span text:style-name="T25">,</text:span><text:span text:style-name="T116">'Iterval de temps entre les execucions de la tasca (ms)'</text:span><text:span text:style-name="T25">,</text:span><text:span text:style-name="T116">'SCHEDULLED_ARXIU'</text:span><text:span text:style-name="T25">,</text:span><text:span text:style-name="T116">'1'</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guardar.annexos.max.reintents'</text:span><text:span text:style-name="T25">,</text:span><text:span text:style-name="T101">null</text:span><text:span text:style-name="T25">,</text:span><text:span text:style-name="T116">'Nombre de reintents de guardar annexos a l''arxiu'</text:span><text:span text:style-name="T25">,</text:span><text:span text:style-name="T116">'SCHEDULLED_ARXIU'</text:span><text:span text:style-name="T25">,</text:span><text:span text:style-name="T116">'2'</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guardar.annexos.max.threads.parallel'</text:span><text:span text:style-name="T25">,</text:span><text:span text:style-name="T101">null</text:span><text:span text:style-name="T25">,</text:span><text:span text:style-name="T116">'Nombre maxim de threads paral·lels'</text:span><text:span text:style-name="T25">,</text:span><text:span text:style-name="T116">'SCHEDULLED_ARXIU'</text:span><text:span text:style-name="T25">,</text:span><text:span text:style-name="T116">'3'</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distribucio.fitxers.class'</text:span><text:span text:style-name="T25">,</text:span><text:span text:style-name="T101">null</text:span><text:span text:style-name="T25">,</text:span><text:span text:style-name="T116">'Plugin de distribució'</text:span><text:span text:style-name="T25">,</text:span><text:span text:style-name="T116">'DISTRIBUCIO'</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document.versionable'</text:span><text:span text:style-name="T25">,</text:span><text:span text:style-name="T101">null</text:span><text:span text:style-name="T25">,</text:span><text:span text:style-name="T116">'Document versionable'</text:span><text:span text:style-name="T25">,</text:span><text:span text:style-name="T116">'ARXIU'</text:span><text:span text:style-name="T25">,</text:span><text:span text:style-name="T116">'6'</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class'</text:span><text:span text:style-name="T25">,</text:span><text:span text:style-name="T101">null</text:span><text:span text:style-name="T25">,</text:span><text:span text:style-name="T116">'Classe de plugin d''unitats organitzatives'</text:span><text:span text:style-name="T25">,</text:span><text:span text:style-name="T116">'UNITATS'</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service.url'</text:span><text:span text:style-name="T25">,</text:span><text:span text:style-name="T101">null</text:span><text:span text:style-name="T25">,</text:span><text:span text:style-name="T116">'Servei URL'</text:span><text:span text:style-name="T25">,</text:span><text:span text:style-name="T116">'UNITATS'</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default.user.language'</text:span><text:span text:style-name="T25">,</text:span><text:span text:style-name="T101">null</text:span><text:span text:style-name="T25">,</text:span><text:span text:style-name="T116">'Llenguatge per defecte de l''aplicació'</text:span><text:span text:style-name="T25">,</text:span><text:span text:style-name="T116">'GENERAL'</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service.username'</text:span><text:span text:style-name="T25">,</text:span><text:span text:style-name="T101">null</text:span><text:span text:style-name="T25">,</text:span><text:span text:style-name="T116">'Usuari'</text:span><text:span text:style-name="T25">,</text:span><text:span text:style-name="T116">'UNITATS'</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service.password'</text:span><text:span text:style-name="T25">,</text:span><text:span text:style-name="T101">null</text:span><text:span text:style-name="T25">,</text:span><text:span text:style-name="T116">'Contrasenya'</text:span><text:span text:style-name="T25">,</text:span><text:span text:style-name="T116">'UNITATS'</text:span><text:span text:style-name="T25">,</text:span><text:span text:style-name="T116">'3'</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connect.timeout'</text:span><text:span text:style-name="T25">,</text:span><text:span text:style-name="T101">null</text:span><text:span text:style-name="T25">,</text:span><text:span text:style-name="T116">'Connect timeout'</text:span><text:span text:style-name="T25">,</text:span><text:span text:style-name="T116">'UNITATS'</text:span><text:span text:style-name="T25">,</text:span><text:span text:style-name="T116">'4'</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request.timeout'</text:span><text:span text:style-name="T25">,</text:span><text:span text:style-name="T101">null</text:span><text:span text:style-name="T25">,</text:span><text:span text:style-name="T116">'Request timeout'</text:span><text:span text:style-name="T25">,</text:span><text:span text:style-name="T116">'UNITATS'</text:span><text:span text:style-name="T25">,</text:span><text:span text:style-name="T116">'5'</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procediment.class'</text:span><text:span text:style-name="T25">,</text:span><text:span text:style-name="T101">null</text:span><text:span text:style-name="T25">,</text:span><text:span text:style-name="T116">'Classe de plugin de procediments'</text:span><text:span text:style-name="T25">,</text:span><text:span text:style-name="T116">'PROCEDIMENTS'</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pp.base.url'</text:span><text:span text:style-name="T25">,</text:span><text:span text:style-name="T101">null</text:span><text:span text:style-name="T25">,</text:span><text:span text:style-name="T116">'Especificar la URL base de l''aplicació'</text:span><text:span text:style-name="T25">,</text:span><text:span text:style-name="T116">'GENERAL'</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procediment.rolsac.service.url'</text:span><text:span text:style-name="T25">,</text:span><text:span text:style-name="T101">null</text:span><text:span text:style-name="T25">,</text:span><text:span text:style-name="T116">'Url per a accedir procediments'</text:span><text:span text:style-name="T25">,</text:span><text:span text:style-name="T116">'PROCEDIMENTS'</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procediment.rolsac.service.username'</text:span><text:span text:style-name="T25">,</text:span><text:span text:style-name="T101">null</text:span><text:span text:style-name="T25">,</text:span><text:span text:style-name="T116">'Nom de l''usuari per a accedir procediments'</text:span><text:span text:style-name="T25">,</text:span><text:span text:style-name="T116">'PROCEDIMENTS'</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procediment.rolsac.service.password'</text:span><text:span text:style-name="T25">,</text:span><text:span text:style-name="T101">null</text:span><text:span text:style-name="T25">,</text:span><text:span text:style-name="T116">'Password per a accedir procediments'</text:span><text:span text:style-name="T25">,</text:span><text:span text:style-name="T116">'PROCEDIMENTS'</text:span><text:span text:style-name="T25">,</text:span><text:span text:style-name="T116">'3'</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ext.class'</text:span><text:span text:style-name="T25">,</text:span><text:span text:style-name="T101">null</text:span><text:span text:style-name="T25">,</text:span><text:span text:style-name="T116">'Classe de plugin de dades externes'</text:span><text:span text:style-name="T25">,</text:span><text:span text:style-name="T116">'DADES_EXTERNES'</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ext.service.url'</text:span><text:span text:style-name="T25">,</text:span><text:span text:style-name="T101">null</text:span><text:span text:style-name="T25">,</text:span><text:span text:style-name="T116">'Servei URL'</text:span><text:span text:style-name="T25">,</text:span><text:span text:style-name="T116">'DADES_EXTERNES'</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email.jndi'</text:span><text:span text:style-name="T25">,</text:span><text:span text:style-name="T101">null</text:span><text:span text:style-name="T25">,</text:span><text:span text:style-name="T116">'JNDI email'</text:span><text:span text:style-name="T25">,</text:span><text:span text:style-name="T116">'EMAIL'</text:span><text:span text:style-name="T25">,</text:span><text:span text:style-name="T116">'0'</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email.remitent'</text:span><text:span text:style-name="T25">,</text:span><text:span text:style-name="T101">null</text:span><text:span text:style-name="T25">,</text:span><text:span text:style-name="T116">'Remitent dels correus electronics'</text:span><text:span text:style-name="T25">,</text:span><text:span text:style-name="T116">'EMAIL'</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6">'es.caib.distribucio.plugin.signatura.class'</text:span><text:span text:style-name="T25">,</text:span><text:span text:style-name="T101">null</text:span><text:span text:style-name="T25">,</text:span><text:span text:style-name="T116">'Classe de plugin de signatura'</text:span><text:span text:style-name="T25">,</text:span><text:span text:style-name="T116">'SIGNATURA'</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ignatura.signarAnnexos'</text:span><text:span text:style-name="T25">,</text:span><text:span text:style-name="T101">null</text:span><text:span text:style-name="T25">,</text:span><text:span text:style-name="T116">'Indica si s''han de signar annexos'</text:span><text:span text:style-name="T25">,</text:span><text:span text:style-name="T116">'SIGNATURA'</text:span><text:span text:style-name="T25">,</text:span><text:span text:style-name="T116">'1'</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pi.firma.en.servidor.simple.endpoint'</text:span><text:span text:style-name="T25">,</text:span><text:span text:style-name="T101">null</text:span><text:span text:style-name="T25">,</text:span><text:span text:style-name="T116">'Endpoint'</text:span><text:span text:style-name="T25">,</text:span><text:span text:style-name="T116">'SIGNATURA'</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pi.firma.en.servidor.simple.username'</text:span><text:span text:style-name="T25">,</text:span><text:span text:style-name="T101">null</text:span><text:span text:style-name="T25">,</text:span><text:span text:style-name="T116">'Usuari'</text:span><text:span text:style-name="T25">,</text:span><text:span text:style-name="T116">'SIGNATURA'</text:span><text:span text:style-name="T25">,</text:span><text:span text:style-name="T116">'3'</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pi.firma.en.servidor.simple.password'</text:span><text:span text:style-name="T25">,</text:span><text:span text:style-name="T101">null</text:span><text:span text:style-name="T25">,</text:span><text:span text:style-name="T116">'Contrasenya'</text:span><text:span text:style-name="T25">,</text:span><text:span text:style-name="T116">'SIGNATURA'</text:span><text:span text:style-name="T25">,</text:span><text:span text:style-name="T116">'4'</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pi.firma.en.servidor.simple.perfil'</text:span><text:span text:style-name="T25">,</text:span><text:span text:style-name="T101">null</text:span><text:span text:style-name="T25">,</text:span><text:span text:style-name="T116">'Propietat opcional per especificar el perfil de firma per la firma simple en el servidor. Per defecte: "CADES_DETACHED"'</text:span><text:span text:style-name="T25">,</text:span><text:span text:style-name="T116">'SIGNATURA'</text:span><text:span text:style-name="T25">,</text:span><text:span text:style-name="T116">'5'</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validatesignature.class'</text:span><text:span text:style-name="T25">,</text:span><text:span text:style-name="T101">null</text:span><text:span text:style-name="T25">,</text:span><text:span text:style-name="T116">'Classe de plugin de validació de firmes'</text:span><text:span text:style-name="T25">,</text:span><text:span text:style-name="T116">'VALID_SIGN'</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debug'</text:span><text:span text:style-name="T25">,</text:span><text:span text:style-name="T101">null</text:span><text:span text:style-name="T25">,</text:span><text:span text:style-name="T116">'Indica si s''utiliza debug mode'</text:span><text:span text:style-name="T25">,</text:span><text:span text:style-name="T116">'VALID_SIGN'</text:span><text:span text:style-name="T25">,</text:span><text:span text:style-name="T116">'1'</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applicationID'</text:span><text:span text:style-name="T25">,</text:span><text:span text:style-name="T101">null</text:span><text:span text:style-name="T25">,</text:span><text:span text:style-name="T116">'Id d''aplicació'</text:span><text:span text:style-name="T25">,</text:span><text:span text:style-name="T116">'VALID_SIGN'</text:span><text:span text:style-name="T25">,</text:span><text:span text:style-name="T116">'2'</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printxml'</text:span><text:span text:style-name="T25">,</text:span><text:span text:style-name="T101">null</text:span><text:span text:style-name="T25">,</text:span><text:span text:style-name="T116">'Indica si es mostra xml en debug mode'</text:span><text:span text:style-name="T25">,</text:span><text:span text:style-name="T116">'VALID_SIGN'</text:span><text:span text:style-name="T25">,</text:span><text:span text:style-name="T116">'3'</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TransformersTemplatesPath'</text:span><text:span text:style-name="T25">,</text:span><text:span text:style-name="T101">null</text:span><text:span text:style-name="T25">,</text:span><text:span text:style-name="T116">'Path per transformers'</text:span><text:span text:style-name="T25">,</text:span><text:span text:style-name="T116">'VALID_SIGN'</text:span><text:span text:style-name="T25">,</text:span><text:span text:style-name="T116">'4'</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endpoint'</text:span><text:span text:style-name="T25">,</text:span><text:span text:style-name="T101">null</text:span><text:span text:style-name="T25">,</text:span><text:span text:style-name="T116">'Endpoint'</text:span><text:span text:style-name="T25">,</text:span><text:span text:style-name="T116">'V</text:span><text:soft-page-break/><text:span text:style-name="T116">ALID_SIGN'</text:span><text:span text:style-name="T25">,</text:span><text:span text:style-name="T116">'5'</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authorization.username'</text:span><text:span text:style-name="T25">,</text:span><text:span text:style-name="T101">null</text:span><text:span text:style-name="T25">,</text:span><text:span text:style-name="T116">'Usuari'</text:span><text:span text:style-name="T25">,</text:span><text:span text:style-name="T116">'VALID_SIGN'</text:span><text:span text:style-name="T25">,</text:span><text:span text:style-name="T116">'6'</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authorization.password'</text:span><text:span text:style-name="T25">,</text:span><text:span text:style-name="T101">null</text:span><text:span text:style-name="T25">,</text:span><text:span text:style-name="T116">'Contrasenya'</text:span><text:span text:style-name="T25">,</text:span><text:span text:style-name="T116">'VALID_SIGN'</text:span><text:span text:style-name="T25">,</text:span><text:span text:style-name="T116">'7'</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enviar.anotacions.backoffice.temps.espera.execucio'</text:span><text:span text:style-name="T25">,</text:span><text:span text:style-name="T101">null</text:span><text:span text:style-name="T25">,</text:span><text:span text:style-name="T116">'Iterval de temps entre les execucions de la tasca (ms)'</text:span><text:span text:style-name="T25">,</text:span><text:span text:style-name="T116">'SCHEDULLED_BACKOFFICE'</text:span><text:span text:style-name="T25">,</text:span><text:span text:style-name="T116">'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enviar.anotacions.max.reintents'</text:span><text:span text:style-name="T25">,</text:span><text:span text:style-name="T101">null</text:span><text:span text:style-name="T25">,</text:span><text:span text:style-name="T116">'Nombre de reintents de enviar annotacions al backoffice'</text:span><text:span text:style-name="T25">,</text:span><text:span text:style-name="T116">'SCHEDULLED_BACKOFFICE'</text:span><text:span text:style-name="T25">,</text:span><text:span text:style-name="T116">'1'</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aplicar.regles.temps.espera.execucio'</text:span><text:span text:style-name="T25">,</text:span><text:span text:style-name="T101">null</text:span><text:span text:style-name="T25">,</text:span><text:span text:style-name="T116">'Iterval de temps entre les execucions de la tasca (ms)'</text:span><text:span text:style-name="T25">,</text:span><text:span text:style-name="T116">'SCHEDULLED_REGLES'</text:span><text:span text:style-name="T25">,</text:span><text:span text:style-name="T116">'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aplicar.regles.max.reintents'</text:span><text:span text:style-name="T25">,</text:span><text:span text:style-name="T101">null</text:span><text:span text:style-name="T25">,</text:span><text:span text:style-name="T116">'Nombre de reintents de aplicar regles'</text:span><text:span text:style-name="T25">,</text:span><text:span text:style-name="T116">'SCHEDULLED_REGLES'</text:span><text:span text:style-name="T25">,</text:span><text:span text:style-name="T116">'1'</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tancar.contenidors.temps.espera.execucio'</text:span><text:span text:style-name="T25">,</text:span><text:span text:style-name="T101">null</text:span><text:span text:style-name="T25">,</text:span><text:span text:style-name="T116">'Iterval de temps entre les execucions de la tasca (ms)'</text:span><text:span text:style-name="T25">,</text:span><text:span text:style-name="T116">'SCHEDULLED_TANCAR'</text:span><text:span text:style-name="T25">,</text:span><text:span text:style-name="T116">'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segonpla.email.bustia.periode.enviament.no.agrupat'</text:span><text:span text:style-name="T25">,</text:span><text:span text:style-name="T101">null</text:span><text:span text:style-name="T25">,</text:span><text:span text:style-name="T116">'Iterval de temps entre les execucions de la tasca (ms)'</text:span><text:span text:style-name="T25">,</text:span><text:span text:style-name="T116">'SCHEDULLED_EMAILS_NO_AGRUPATS'</text:span><text:span text:style-name="T25">,</text:span><text:span text:style-name="T116">'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segonpla.email.bustia.cron.enviament.agrupat'</text:span><text:span text:style-name="T25">,</text:span><text:span text:style-name="T101">null</text:span><text:span text:style-name="T25">,</text:span><text:span text:style-name="T116">'Especificar l''expressió ''cron'' indicant l''interval de temps de les execucions de la tasca'</text:span><text:span text:style-name="T25">,</text:span><text:span text:style-name="T116">'SCHEDULLED_EMAILS_AGRUPATS'</text:span><text:span text:style-name="T25">,</text:span><text:span text:style-name="T116">'0'</text:span><text:span text:style-name="T25">,</text:span><text:span text:style-name="T116">'0'</text:span><text:span text:style-name="T25">,</text:span><text:span text:style-name="T116">'CRON'</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onversio.imprimible.url'</text:span><text:span text:style-name="T25">,</text:span><text:span text:style-name="T101">null</text:span><text:span text:style-name="T25">,</text:span><text:span text:style-name="T116">'Url per generar versió imprimible'</text:span><text:span text:style-name="T25">,</text:span><text:span text:style-name="T116">'ARXIU'</text:span><text:span text:style-name="T25">,</text:span><text:span text:style-name="T116">'1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onversio.imprimible.usuari'</text:span><text:span text:style-name="T25">,</text:span><text:span text:style-name="T101">null</text:span><text:span text:style-name="T25">,</text:span><text:span text:style-name="T116">'Usuari per generar versió imprimible'</text:span><text:span text:style-name="T25">,</text:span><text:span text:style-name="T116">'ARXIU'</text:span><text:span text:style-name="T25">,</text:span><text:span text:style-name="T116">'1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onversio.imprimible.contrasenya'</text:span><text:span text:style-name="T25">,</text:span><text:span text:style-name="T101">null</text:span><text:span text:style-name="T25">,</text:span><text:span text:style-name="T116">'Contrasenya per generar versió imprimible'</text:span><text:span text:style-name="T25">,</text:span><text:span text:style-name="T116">'ARXIU'</text:span><text:span text:style-name="T25">,</text:span><text:span text:style-name="T116">'13'</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datasource.jndi'</text:span><text:span text:style-name="T25">,</text:span><text:span text:style-name="T101">null</text:span><text:span text:style-name="T25">,</text:span><text:span text:style-name="T116">'JNDI'</text:span><text:span text:style-name="T25">,</text:span><text:span text:style-name="T116">'GENERAL'</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hibernate.dialect'</text:span><text:span text:style-name="T25">,</text:span><text:span text:style-name="T101">null</text:span><text:span text:style-name="T25">,</text:span><text:span text:style-name="T116">'Dialect'</text:span><text:span text:style-name="T25">,</text:span><text:span text:style-name="T116">'GENERAL'</text:span><text:span text:style-name="T25">,</text:span><text:span text:style-name="T116">'3'</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hibernate.show_sql'</text:span><text:span text:style-name="T25">,</text:span><text:span text:style-name="T101">null</text:span><text:span text:style-name="T25">,</text:span><text:span text:style-name="T116">'Indica si mostrar SQL en logs'</text:span><text:span text:style-name="T25">,</text:span><text:span text:style-name="T116">'GENERAL'</text:span><text:span text:style-name="T25">,</text:span><text:span text:style-name="T116">'4'</text:span><text:span text:style-name="T25">,</text:span><text:span text:style-name="T116">'1'</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hibernate.hbm2ddl.auto'</text:span><text:span text:style-name="T25">,</text:span><text:span text:style-name="T101">null</text:span><text:span text:style-name="T25">,</text:span><text:span text:style-name="T116">'hbm2ddl'</text:span><text:span text:style-name="T25">,</text:span><text:span text:style-name="T116">'GENERAL'</text:span><text:span text:style-name="T25">,</text:span><text:span text:style-name="T116">'5'</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notacions.registre.expedient.classificacio'</text:span><text:span text:style-name="T25">,</text:span><text:span text:style-name="T101">null</text:span><text:span text:style-name="T25">,</text:span><text:span text:style-name="T116">'Classificació'</text:span><text:span text:style-name="T25">,</text:span><text:span text:style-name="T116">'ARXIU'</text:span><text:span text:style-name="T25">,</text:span><text:span text:style-name="T116">'14'</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notacions.registre.expedient.serie.documental'</text:span><text:span text:style-name="T25">,</text:span><text:span text:style-name="T101">null</text:span><text:span text:style-name="T25">,</text:span><text:span text:style-name="T116">'Serie documental'</text:span><text:span text:style-name="T25">,</text:span><text:span text:style-name="T116">'ARXIU'</text:span><text:span text:style-name="T25">,</text:span><text:span text:style-name="T116">'15'</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backoffice.integracio.clau'</text:span><text:span text:style-name="T25">,</text:span><text:span text:style-name="T101">null</text:span><text:span text:style-name="T25">,</text:span><text:span text:style-name="T116">'Clau per xifratge'</text:span><text:span text:style-name="T25">,</text:span><text:span text:style-name="T116">'SCHEDULLED_BACKOFFICE'</text:span><text:span text:style-name="T25">,</text:span><text:span text:style-name="T116">'2'</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backoffice.integracio.retornarAnnexIFirmaContingut'</text:span><text:span text:style-name="T25">,</text:span><text:span text:style-name="T101">null</text:span><text:span text:style-name="T25">,</text:span><text:span text:style-name="T116">'Enviar contingut al backoffice'</text:span><text:span text:style-name="T25">,</text:span><text:span text:style-name="T116">'SCHEDULLED_BACKOFFICE'</text:span><text:span text:style-name="T25">,</text:span><text:span text:style-name="T116">'3'</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notacions.permetre.reservar'</text:span><text:span text:style-name="T25">,</text:span><text:span text:style-name="T101">null</text:span><text:span text:style-name="T25">,</text:span><text:span text:style-name="T116">'Poder reservar/agafar un assentament abans de marcar-lo com a processat'</text:span><text:span text:style-name="T25">,</text:span><text:span text:style-name="T116">'GENERAL'</text:span><text:span text:style-name="T25">,</text:span><text:span text:style-name="T116">'6'</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distribucio.fitxers.duplicar.contingut.arxiu'</text:span><text:span text:style-name="T25">,</text:span><text:span text:style-name="T101">null</text:span><text:span text:style-name="T25">,</text:span><text:span text:style-name="T116">'Duplicar contingut en arxiu'</text:span><text:span text:style-name="T25">,</text:span><text:span text:style-name="T116">'GENERAL'</text:span><text:span text:style-name="T25">,</text:span><text:span text:style-name="T116">'8'</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contingut.reenviar.favorits'</text:span><text:span text:style-name="T25">,</text:span><text:span text:style-name="T101">null</text:span><text:span text:style-name="T25">,</text:span><text:span text:style-name="T116">'Favorits permes'</text:span><text:span text:style-name="T25">,</text:span><text:span text:style-name="T116">'GENERAL'</text:span><text:span text:style-name="T25">,</text:span><text:span text:style-name="T116">'9'</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contingut.enviar.coneixement'</text:span><text:span text:style-name="T25">,</text:span><text:span text:style-name="T101">null</text:span><text:span text:style-name="T25">,</text:span><text:span text:style-name="T116">'Poder reenviar a bústies només per a coneixement'</text:span><text:span text:style-name="T25">,</text:span><text:span text:style-name="T116">'GENERAL'</text:span><text:span text:style-name="T25">,</text:span><text:span text:style-name="T116">'10'</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contingut.enviar.arbre.nivell'</text:span><text:span text:style-name="T25">,</text:span><text:span text:style-name="T101">null</text:span><text:span text:style-name="T25">,</text:span><text:span text:style-name="T116">'Propietat per indicar fins a quin nivell obrir l''arbre d''unitats al reenviar una anotació (defecte = 1)'</text:span><text:span text:style-name="T25">,</text:span><text:span text:style-name="T116">'GENERAL'</text:span><text:span text:style-name="T25">,</text:span><text:span text:style-name="T116">'11'</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lass'</text:span><text:span text:style-name="T25">,</text:span><text:span text:style-name="T101">null</text:span><text:span text:style-name="T25">,</text:span><text:span text:style-name="T116">'Classe Arxiu'</text:span><text:span text:style-name="T25">,</text:span><text:span text:style-name="T116">'ARXIU'</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entitat.logos.base.dir'</text:span><text:span text:style-name="T25">,</text:span><text:span text:style-name="T101">null</text:span><text:span text:style-name="T25">,</text:span><text:span text:style-name="T116">'Ruta de una carpeta amb Logos'</text:span><text:span text:style-name="T25">,</text:span><text:span text:style-name="T116">'GENERAL'</text:span><text:span text:style-name="T25">,</text:span><text:span text:style-name="T116">'7'</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suporta.metadades'</text:span><text:span text:style-name="T25">,</text:span><text:span text:style-name="T101">null</text:span><text:span text:style-name="T25">,</text:span><text:span text:style-name="T116">'Suporta metadades'</text:span><text:span text:style-name="T25">,</text:span><text:span text:style-name="T116">'ARXIU'</text:span><text:span text:style-name="T25">,</text:span><text:span text:style-name="T116">'7'</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aplicacio.codi'</text:span><text:span text:style-name="T25">,</text:span><text:span text:style-name="T101">null</text:span><text:span text:style-name="T25">,</text:span><text:span text:style-name="T116">'Codi aplicació'</text:span><text:span text:style-name="T25">,</text:span><text:span text:style-name="T116">'ARXIU'</text:span><text:span text:style-name="T25">,</text:span><text:span text:style-name="T116">'2'</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sv.definicio'</text:span><text:span text:style-name="T25">,</text:span><text:span text:style-name="T101">null</text:span><text:span text:style-name="T25">,</text:span><text:span text:style-name="T116">'CSV definició'</text:span><text:span text:style-name="T25">,</text:span><text:span text:style-name="T116">'ARXIU'</text:span><text:span text:style-name="T25">,</text:span><text:span text:style-name="T116">'5'</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timeout.connect'</text:span><text:span text:style-name="T25">,</text:span><text:span text:style-name="T101">null</text:span><text:span text:style-name="T25">,</text:span><text:span text:style-name="T116">'Timeout connect'</text:span><text:span text:style-name="T25">,</text:span><text:span text:style-name="T116">'ARXIU'</text:span><text:span text:style-name="T25">,</text:span><text:span text:style-name="T116">'9'</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timeout.read'</text:span><text:span text:style-name="T25">,</text:span><text:span text:style-name="T101">null</text:span><text:span text:style-name="T25">,</text:span><text:span text:style-name="T116">'Timeout read'</text:span><text:span text:style-name="T25">,</text:span><text:span text:style-name="T116">'ARXIU'</text:span><text:span text:style-name="T25">,</text:span><text:span text:style-name="T116">'1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sv.base.url'</text:span><text:span text:style-name="T25">,</text:span><text:span text:style-name="T101">null</text:span><text:span text:style-name="T25">,</text:span><text:span text:style-name="T116">'Url base CSV'</text:span><text:span text:style-name="T25">,</text:span><text:span text:style-name="T116">'ARXIU'</text:span><text:span text:style-name="T25">,</text:span><text:span text:style-name="T116">'8'</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base.url'</text:span><text:span text:style-name="T25">,</text:span><text:span text:style-name="T101">null</text:span><text:span text:style-name="T25">,</text:span><text:span text:style-name="T116">'Url base ARXIU'</text:span><text:span text:style-name="T25">,</text:span><text:span text:style-name="T116">'ARXIU'</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usuari'</text:span><text:span text:style-name="T25">,</text:span><text:span text:style-name="T101">null</text:span><text:span text:style-name="T25">,</text:span><text:span text:style-name="T116">'Usuari arxiu'</text:span><text:span text:style-name="T25">,</text:span><text:span text:style-name="T116">'ARXIU'</text:span><text:span text:style-name="T25">,</text:span><text:span text:style-name="T116">'3'</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ontrasenya'</text:span><text:span text:style-name="T25">,</text:span><text:span text:style-name="T101">null</text:span><text:span text:style-name="T25">,</text:span><text:span text:style-name="T116">'Password arxiu'</text:span><text:span text:style-name="T25">,</text:span><text:span text:style-name="T116">'ARXIU'</text:span><text:span text:style-name="T25">,</text:span><text:span text:style-name="T116">'4'</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gesdoc.class'</text:span><text:span text:style-name="T25">,</text:span><text:span text:style-name="T101">null</text:span><text:span text:style-name="T25">,</text:span><text:span text:style-name="T116">'Nom de la classe per a gestionar l''emmagatzament de documents'</text:span><text:span text:style-name="T25">,</text:span><text:span text:style-name="T116">'GES_DOC'</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gesdoc.filesystem.base.dir'</text:span><text:span text:style-name="T25">,</text:span><text:span text:style-name="T101">null</text:span><text:span text:style-name="T25">,</text:span><text:span text:style-name="T116">'Directori del sistema de fitxers on emmagatzemar els documents'</text:span><text:span text:style-name="T25">,</text:span><text:span text:style-name="T116">'GES_DOC'</text:span><text:span text:style-name="T25">,</text:span><text:span text:style-name="T116">'1'</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class'</text:span><text:span text:style-name="T25">,</text:span><text:span text:style-name="T101">null</text:span><text:span text:style-name="T25">,</text:span><text:span text:style-name="T116">'Classe per a gestionar l''accés al plugin d''usuaris'</text:span><text:span text:style-name="T25">,</text:span><text:span text:style-name="T116">'USUARIS'</text:span><text:span text:style-name="T25">,</text:span><text:span text:style-name="T116">'0'</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datasource.jndi.name'</text:span><text:span text:style-name="T25">,</text:span><text:span text:style-name="T101">null</text:span><text:span text:style-name="T25">,</text:span><text:span text:style-name="T116">'Datasource dels usuaris'</text:span><text:span text:style-name="T25">,</text:span><text:span text:style-name="T116">'USUARIS'</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query.codi'</text:span><text:span text:style-name="T25">,</text:span><text:span text:style-name="T101">null</text:span><text:span text:style-name="T25">,</text:span><text:span text:style-name="T116">'Consulta d''usuaris per codi'</text:span><text:span text:style-name="T25">,</text:span><text:span text:style-name="T116">'USUARIS'</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query.nif'</text:span><text:span text:style-name="T25">,</text:span><text:span text:style-name="T101">null</text:span><text:span text:style-name="T25">,</text:span><text:span text:style-name="T116">'Consulta d''usuaris per nif'</text:span><text:span text:style-name="T25">,</text:span><text:span text:style-name="T116">'USUARIS'</text:span><text:span text:style-name="T25">,</text:span><text:span text:style-name="T116">'3'</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query.rols'</text:span><text:span text:style-name="T25">,</text:span><text:span text:style-name="T101">null</text:span><text:span text:style-name="T25">,</text:span><text:span text:style-name="T116">'Consulta d''usuaris per rols'</text:span><text:span text:style-name="T25">,</text:span><text:span text:style-name="T116">'USUARIS'</text:span><text:span text:style-name="T25">,</text:span><text:span text:style-name="T116">'4'</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query.grup'</text:span><text:span text:style-name="T25">,</text:span><text:span text:style-name="T101">null</text:span><text:span text:style-name="T25">,</text:span><text:span text:style-name="T116">'Consulta d''usuaris per grup'</text:span><text:span text:style-name="T25">,</text:span><text:span text:style-name="T116">'USUARIS'</text:span><text:span text:style-name="T25">,</text:span><text:span text:style-name="T116">'5'</text:span><text:span text:style-name="T25">,</text:span><text:span text:style-name="T116">'1'</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5"/>
            <text:p text:style-name="P315"/>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15"/>
            <text:p text:style-name="P319">-- #362 Error esborrant bústia quan hi ha moviments de registres que hi fan referència</text:p>
            <text:p text:style-name="P319">-- Elimina las FK de la taula de moviments</text:p>
            <text:p text:style-name="P305"><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305"><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15"/>
            <text:p text:style-name="P305"><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305"><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15"/>
            <text:p text:style-name="P305"><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305"><text:span text:style-name="T54">WHERE</text:span><text:span text:style-name="T25"> ORIGEN_ID </text:span><text:span text:style-name="T54">IS</text:span><text:span text:style-name="T25"> </text:span><text:span text:style-name="T54">NOT</text:span><text:span text:style-name="T25"> </text:span><text:span text:style-name="T101">NULL</text:span><text:span text:style-name="T25">;</text:span></text:p>
            <text:p text:style-name="P315"/>
            <text:p text:style-name="P305"><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305"><text:span text:style-name="T54">WHERE</text:span><text:span text:style-name="T25"> DESTI_ID </text:span><text:span text:style-name="T54">IS</text:span><text:span text:style-name="T25"> </text:span><text:span text:style-name="T54">NOT</text:span><text:span text:style-name="T25"> </text:span><text:span text:style-name="T101">NULL</text:span><text:span text:style-name="T25">;</text:span></text:p>
            <text:p text:style-name="P315"/>
            <text:p text:style-name="P319">--#374 Posar el logo de l'entitat a FileSystem</text:p>
            <text:p text:style-name="P305"><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15"/>
            <text:p text:style-name="P319">-- #378 Problema per definir regla amb múltiples SIAs </text:p>
            <text:p text:style-name="P305"><text:span text:style-name="T54">ALTER</text:span><text:span text:style-name="T25"> </text:span><text:span text:style-name="T54">TABLE</text:span><text:span text:style-name="T25"> DIS_REGLA MODIFY PROCEDIMENT_CODI VARCHAR2(1024);</text:span></text:p>
            <text:p text:style-name="P315"/>
            <text:p text:style-name="P325"/>
          </table:table-cell>
        </table:table-row>
      </table:table>
      <text:p text:style-name="P279"/>
      <text:p text:style-name="P74"/>
      <text:p text:style-name="P38"><text:span text:style-name="T6">Propietats globals</text:span>: </text:p>
      <text:list xml:id="list3923324135" text:style-name="L72">
        <text:list-header>
          <text:p text:style-name="P468"/>
        </text:list-header>
      </text:list>
      <table:table table:name="Tabela8" table:style-name="Tabela8">
        <table:table-column table:style-name="Tabela8.A"/>
        <table:table-row>
          <table:table-cell table:style-name="Tabela8.A1" office:value-type="string">
            <text:p text:style-name="P338"><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81"><text:span text:style-name="T25">es.caib.distribucio.entitat.logos.base.dir=</text:span><text:span text:style-name="T29">/opt/</text:span><text:span text:style-name="T35">logos</text:span></text:p>
          </table:table-cell>
        </table:table-row>
      </table:table>
      <text:p text:style-name="P243"/>
      <text:list xml:id="list122142489354418" text:continue-list="list122142497976338" text:style-name="Outline">
        <text:list-item>
          <text:list>
            <text:list-header>
              <text:h text:style-name="P372" text:outline-level="2" text:is-list-header="true"><text:bookmark-start text:name="__RefHeading___Toc51178_3323466580"/><text:span text:style-name="T105">Versió 0.9.</text:span><text:span text:style-name="T77">3</text:span><text:span text:style-name="T91">7</text:span><text:span text:style-name="T69">.</text:span><text:span text:style-name="T77">1</text:span><text:span text:style-name="T65"> </text:span><text:span text:style-name="T66">C</text:span><text:span text:style-name="T69">orrecció f</text:span><text:span text:style-name="T91">iltre d'annexos tècnics</text:span><text:bookmark-end text:name="__RefHeading___Toc51178_3323466580"/></text:h>
            </text:list-header>
          </text:list>
        </text:list-item>
      </text:list>
      <text:p text:style-name="P187">Data: <text:span text:style-name="T156">14</text:span>/0<text:span text:style-name="T156">9</text:span>/202<text:span text:style-name="T156">1 16:00h</text:span></text:p>
      <text:p text:style-name="P187"/>
      <text:p text:style-name="P94">Resum: Correcció de l'error pel qual es filtraven malament els fitxers tècnics en el detall per usuaris.</text:p>
      <text:p text:style-name="P187"/>
      <text:p text:style-name="P271">Errors resolts:</text:p>
      <text:list xml:id="list122142334859475" text:continue-list="list122142277029088" text:style-name="L64">
        <text:list-item>
          <text:p text:style-name="P452">N<text:span text:style-name="T182">o es mostren els annexos de tipus document adjunt al formulari i sí es mostren els documents tècnics per a usuaris.</text:span></text:p>
        </text:list-item>
      </text:list>
      <text:p text:style-name="P158"/>
      <text:p text:style-name="P75">Base de dades:<text:span text:style-name="T5"> </text:span></text:p>
      <text:list xml:id="list759240134" text:style-name="L73">
        <text:list-item>
          <text:p text:style-name="P498">S<text:span text:style-name="T127">ense canvis</text:span></text:p>
        </text:list-item>
      </text:list>
      <text:p text:style-name="P75"/>
      <text:p text:style-name="P39"><text:span text:style-name="T6">Propietats globals</text:span>: </text:p>
      <text:list xml:id="list978848764" text:style-name="L74">
        <text:list-item>
          <text:p text:style-name="P470">Sense canvis</text:p>
        </text:list-item>
      </text:list>
      <text:p text:style-name="P244"/>
      <text:list xml:id="list122142583088708" text:continue-list="list122142489354418" text:style-name="Outline">
        <text:list-item>
          <text:list>
            <text:list-header>
              <text:h text:style-name="P373" text:outline-level="2" text:is-list-header="true"><text:bookmark-start text:name="__RefHeading___Toc215555_3323466580"/><text:span text:style-name="T105">Versió 0.9.</text:span><text:span text:style-name="T77">3</text:span><text:span text:style-name="T91">7</text:span><text:span text:style-name="T69">.</text:span><text:span text:style-name="T92">2</text:span><text:span text:style-name="T65"> </text:span><text:span text:style-name="T66">C</text:span><text:span text:style-name="T92">orrecció accions múltiples usuaris</text:span><text:bookmark-end text:name="__RefHeading___Toc215555_3323466580"/></text:h>
            </text:list-header>
          </text:list>
        </text:list-item>
      </text:list>
      <text:p text:style-name="P188">Data: <text:span text:style-name="T183">22</text:span>/0<text:span text:style-name="T156">9</text:span>/202<text:span text:style-name="T156">1 15:00h</text:span></text:p>
      <text:p text:style-name="P188"/>
      <text:p text:style-name="P95"><text:soft-page-break/>Resum: Correcció de l'error pel qual no es poden processar múltiples registres per usuaris no administradors.</text:p>
      <text:p text:style-name="P188"/>
      <text:p text:style-name="P272">Errors resolts:</text:p>
      <text:list xml:id="list122143417521847" text:continue-list="list122142334859475" text:style-name="L64">
        <text:list-item>
          <text:p text:style-name="P453"><text:a xlink:type="simple" xlink:href="https://github.com/GovernIB/distribucio/issues/387" text:style-name="Internet_20_link" text:visited-style-name="Visited_20_Internet_20_Link"><text:span text:style-name="T182">#387</text:span></text:a><text:span text:style-name="T182"> S'intenta recuperar una anotació amb una cridada que requereix DIS_ADMIN al intentar fer un processament múltiple des de perfil Usuari.</text:span></text:p>
        </text:list-item>
      </text:list>
      <text:p text:style-name="P159"/>
      <text:p text:style-name="P76">Base de dades:<text:span text:style-name="T5"> </text:span></text:p>
      <text:list xml:id="list873258014" text:style-name="L75">
        <text:list-item>
          <text:p text:style-name="P499">S<text:span text:style-name="T127">ense canvis</text:span></text:p>
        </text:list-item>
      </text:list>
      <text:p text:style-name="P76"/>
      <text:p text:style-name="P40"><text:span text:style-name="T6">Propietats globals</text:span>: </text:p>
      <text:list xml:id="list1007334555" text:style-name="L76">
        <text:list-item>
          <text:p text:style-name="P471">Sense canvis</text:p>
        </text:list-item>
      </text:list>
      <text:p text:style-name="P245"/>
      <text:list xml:id="list122143765147551" text:continue-list="list122142583088708" text:style-name="Outline">
        <text:list-item>
          <text:list>
            <text:list-header>
              <text:h text:style-name="P374" text:outline-level="2" text:is-list-header="true"><text:bookmark-start text:name="__RefHeading___Toc125562_3002973793"/><text:span text:style-name="T105">Versió 0.9.3</text:span><text:span text:style-name="T77">8</text:span><text:span text:style-name="T65"> </text:span><text:span text:style-name="T93">N</text:span><text:span text:style-name="T94">ou mòdu</text:span><text:span text:style-name="T95">l</text:span><text:span text:style-name="T94"> de dades estadístiques, reconeixement tipus i perfil de firma Portasignatures, altres</text:span><text:bookmark-end text:name="__RefHeading___Toc125562_3002973793"/></text:h>
            </text:list-header>
          </text:list>
        </text:list-item>
      </text:list>
      <text:p text:style-name="P189">Data: <text:span text:style-name="T156">19</text:span>/<text:span text:style-name="T184">11</text:span>/202<text:span text:style-name="T156">1 18:00h</text:span></text:p>
      <text:p text:style-name="P189"/>
      <text:p text:style-name="P96">Resum: Nou mòdul de consulta i recopilació de dades històriques. Reconeixement del tipus i perfil de la firma retornada pel Portasignatures. Altres millores.</text:p>
      <text:p text:style-name="P189"/>
      <text:p text:style-name="P284">Millores incloses:</text:p>
      <text:list xml:id="list2559321820" text:style-name="L77">
        <text:list-item>
          <text:p text:style-name="P547"><text:a xlink:type="simple" xlink:href="https://github.com/GovernIB/distribucio/issues/167" text:style-name="Internet_20_link" text:visited-style-name="Visited_20_Internet_20_Link">#167</text:a><text:span text:style-name="T185"> </text:span>Afegir un mòdul d’estadístiques</text:p>
        </text:list-item>
        <text:list-item>
          <text:p text:style-name="P548"><text:a xlink:type="simple" xlink:href="https://github.com/GovernIB/distribucio/issues/385" text:style-name="Internet_20_link" text:visited-style-name="Visited_20_Internet_20_Link">#385</text:a><text:span text:style-name="T186"> </text:span>Afegir desplegable al filtre per remitent </text:p>
        </text:list-item>
        <text:list-item>
          <text:p text:style-name="P548"><text:a xlink:type="simple" xlink:href="https://github.com/GovernIB/distribucio/issues/381" text:style-name="Internet_20_link" text:visited-style-name="Visited_20_Internet_20_Link">#381</text:a><text:span text:style-name="T186"> </text:span>Buidar la selecció d'anotacions en cas de nova cerca </text:p>
        </text:list-item>
        <text:list-item>
          <text:p text:style-name="P514"><text:a xlink:type="simple" xlink:href="https://github.com/GovernIB/distribucio/issues/376" text:style-name="Internet_20_link" text:visited-style-name="Visited_20_Internet_20_Link">#376</text:a><text:span text:style-name="T186"> </text:span>Recordar perfil de l'usuari </text:p>
        </text:list-item>
        <text:list-item>
          <text:p text:style-name="P514"><text:a xlink:type="simple" xlink:href="https://github.com/GovernIB/distribucio/issues/377" text:style-name="Internet_20_link" text:visited-style-name="Visited_20_Internet_20_Link">#377</text:a><text:span text:style-name="T186"> </text:span>Revisar l'accés a les seccions d'administrador i superusuari </text:p>
        </text:list-item>
        <text:list-item>
          <text:p text:style-name="P515"><text:a xlink:type="simple" xlink:href="https://github.com/GovernIB/distribucio/issues/301" text:style-name="Internet_20_link" text:visited-style-name="Visited_20_Internet_20_Link">#301</text:a><text:span text:style-name="T187"> </text:span>Poder veure que usuaris tenen permisos sobre una bústia al reenviar </text:p>
        </text:list-item>
        <text:list-item>
          <text:p text:style-name="P516"><text:a xlink:type="simple" xlink:href="https://github.com/GovernIB/distribucio/issues/383" text:style-name="Internet_20_link" text:visited-style-name="Visited_20_Internet_20_Link">#383</text:a><text:span text:style-name="T188"> </text:span>La reserva d'anotacions és molt lenta </text:p>
        </text:list-item>
        <text:list-item>
          <text:p text:style-name="P516"><text:a xlink:type="simple" xlink:href="https://github.com/GovernIB/distribucio/issues/379" text:style-name="Internet_20_link" text:visited-style-name="Visited_20_Internet_20_Link">#379</text:a><text:span text:style-name="T188"> </text:span>Canviar el format del tipus d'anotació (tramitació/coneixement) </text:p>
        </text:list-item>
        <text:list-item>
          <text:p text:style-name="P516"><text:a xlink:type="simple" xlink:href="https://github.com/GovernIB/distribucio/issues/380" text:style-name="Internet_20_link" text:visited-style-name="Visited_20_Internet_20_Link">#380</text:a><text:span text:style-name="T188"> </text:span>Poder seleccionar una bústia per defecte per usuari </text:p>
        </text:list-item>
        <text:list-item>
          <text:p text:style-name="P516"><text:a xlink:type="simple" xlink:href="https://github.com/GovernIB/distribucio/issues/382" text:style-name="Internet_20_link" text:visited-style-name="Visited_20_Internet_20_Link">#382</text:a><text:span text:style-name="T188"> </text:span>L'usuari que ha bloquejat un assentament hauria de poder realitzar accions sobre ell </text:p>
        </text:list-item>
      </text:list>
      <text:p text:style-name="P273"/>
      <text:p text:style-name="P273">Errors resolts:</text:p>
      <text:list xml:id="list122142441317090" text:continue-list="list122143417521847" text:style-name="L64">
        <text:list-item>
          <text:p text:style-name="P454">#391 Afegir comprovació de la signatura dels documents signats per portafib </text:p>
        </text:list-item>
      </text:list>
      <text:p text:style-name="P160"/>
      <text:p text:style-name="P77">Base de dades:<text:span text:style-name="T5"> </text:span></text:p>
      <text:list xml:id="list1915761284" text:style-name="L78">
        <text:list-item>
          <text:p text:style-name="P500">distribucio_update_0.9.38.sql (Oracle)</text:p>
        </text:list-item>
      </text:list>
      <table:table table:name="Table11" table:style-name="Table11">
        <table:table-column table:style-name="Table11.A"/>
        <table:table-row>
          <table:table-cell table:style-name="Table11.A1" office:value-type="string">
            <text:p text:style-name="P319">--#376 Recordar perfil de l'usuari</text:p>
            <text:p text:style-name="P305"><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15"/>
            <text:p text:style-name="P319">-- # 167 Afegir un mòdul d’estadístiques</text:p>
            <text:p text:style-name="P319">-- Crear taules per anotacions, estat i busties</text:p>
            <text:p text:style-name="P315"/>
            <text:p text:style-name="P305"><text:span text:style-name="T54">CREATE</text:span><text:span text:style-name="T25"> </text:span><text:span text:style-name="T54">TABLE</text:span><text:span text:style-name="T25"> DIS_HIS_ANOTACIO</text:span></text:p>
            <text:p text:style-name="P325">(</text:p>
            <text:p text:style-name="P305"><text:span text:style-name="T25"><text:tab/>ID<text:tab/><text:tab/><text:tab/><text:tab/><text:tab/><text:tab/> NUMBER(19)<text:tab/> <text:s text:c="3"/></text:span><text:span text:style-name="T54">NOT</text:span><text:span text:style-name="T25"> </text:span><text:span text:style-name="T101">NULL</text:span><text:span text:style-name="T25">,</text:span></text:p>
            <text:p text:style-name="P305"><text:soft-page-break/><text:span text:style-name="T25"><text:s text:c="4"/>ENTITAT_ID <text:s text:c="14"/>NUMBER(19) <text:s text:c="4"/></text:span><text:span text:style-name="T54">NOT</text:span><text:span text:style-name="T25"> </text:span><text:span text:style-name="T101">NULL</text:span><text:span text:style-name="T25">,</text:span></text:p>
            <text:p text:style-name="P325"><text:s text:c="4"/>UNITAT_ID <text:s text:c="15"/>NUMBER(19),</text:p>
            <text:p text:style-name="P305"><text:span text:style-name="T25"><text:s text:c="4"/>TIPUS <text:s text:c="19"/>VARCHAR2(16 </text:span><text:span text:style-name="T54">CHAR</text:span><text:span text:style-name="T25">) </text:span><text:span text:style-name="T54">NOT</text:span><text:span text:style-name="T25"> </text:span><text:span text:style-name="T101">NULL</text:span><text:span text:style-name="T25">,</text:span></text:p>
            <text:p text:style-name="P305"><text:span text:style-name="T25"><text:s text:c="4"/>DATA <text:s text:c="20"/></text:span><text:span text:style-name="T54">TIMESTAMP</text:span><text:span text:style-name="T25">(6) <text:s text:c="2"/></text:span><text:span text:style-name="T54">NOT</text:span><text:span text:style-name="T25"> </text:span><text:span text:style-name="T101">NULL</text:span><text:span text:style-name="T25">,</text:span></text:p>
            <text:p text:style-name="P305"><text:span text:style-name="T25"><text:s text:c="4"/>ANOTACIONS <text:s text:c="14"/>NUMBER(19)<text:tab/> <text:s text:c="3"/></text:span><text:span text:style-name="T54">NOT</text:span><text:span text:style-name="T25"> </text:span><text:span text:style-name="T101">NULL</text:span><text:span text:style-name="T25">,</text:span></text:p>
            <text:p text:style-name="P305"><text:span text:style-name="T25"><text:s text:c="4"/>ANOTACIONS_TOTAL <text:s text:c="8"/>NUMBER(19)<text:tab/> <text:s text:c="3"/></text:span><text:span text:style-name="T54">NOT</text:span><text:span text:style-name="T25"> </text:span><text:span text:style-name="T101">NULL</text:span><text:span text:style-name="T25">,</text:span></text:p>
            <text:p text:style-name="P305"><text:span text:style-name="T25"><text:s text:c="4"/>REENVIAMENTS <text:s text:c="12"/>NUMBER(19)<text:tab/> <text:s text:c="3"/></text:span><text:span text:style-name="T54">NOT</text:span><text:span text:style-name="T25"> </text:span><text:span text:style-name="T101">NULL</text:span><text:span text:style-name="T25">,</text:span></text:p>
            <text:p text:style-name="P305"><text:span text:style-name="T25"><text:s text:c="4"/>EMAILS <text:s text:c="18"/>NUMBER(19)<text:tab/> <text:s text:c="3"/></text:span><text:span text:style-name="T54">NOT</text:span><text:span text:style-name="T25"> </text:span><text:span text:style-name="T101">NULL</text:span><text:span text:style-name="T25">,</text:span></text:p>
            <text:p text:style-name="P305"><text:span text:style-name="T25"><text:s text:c="4"/>JUSTIFICANTS <text:s text:c="12"/>NUMBER(19)<text:tab/> <text:s text:c="3"/></text:span><text:span text:style-name="T54">NOT</text:span><text:span text:style-name="T25"> </text:span><text:span text:style-name="T101">NULL</text:span><text:span text:style-name="T25">,</text:span></text:p>
            <text:p text:style-name="P305"><text:span text:style-name="T25"><text:s text:c="4"/>ANNEXOS <text:s text:c="17"/>NUMBER(19)<text:tab/> <text:s text:c="3"/></text:span><text:span text:style-name="T54">NOT</text:span><text:span text:style-name="T25"> </text:span><text:span text:style-name="T101">NULL</text:span><text:span text:style-name="T25">,</text:span></text:p>
            <text:p text:style-name="P305"><text:span text:style-name="T25"><text:s text:c="4"/>BUSTIES <text:s text:c="17"/>NUMBER(19)<text:tab/> <text:s text:c="3"/></text:span><text:span text:style-name="T54">NOT</text:span><text:span text:style-name="T25"> </text:span><text:span text:style-name="T101">NULL</text:span><text:span text:style-name="T25">,</text:span></text:p>
            <text:p text:style-name="P305"><text:span text:style-name="T25"><text:s text:c="4"/>USUARIS <text:s text:c="17"/>NUMBER(19)<text:tab/> <text:s text:c="3"/></text:span><text:span text:style-name="T54">NOT</text:span><text:span text:style-name="T25"> </text:span><text:span text:style-name="T101">NULL</text:span></text:p>
            <text:p text:style-name="P325">);</text:p>
            <text:p text:style-name="P315"/>
            <text:p text:style-name="P305"><text:span text:style-name="T54">CREATE</text:span><text:span text:style-name="T25"> </text:span><text:span text:style-name="T54">TABLE</text:span><text:span text:style-name="T25"> DIS_HIS_ESTAT</text:span></text:p>
            <text:p text:style-name="P325">(</text:p>
            <text:p text:style-name="P305"><text:span text:style-name="T25"><text:tab/>ID<text:tab/><text:tab/><text:tab/><text:tab/><text:tab/><text:tab/> NUMBER(19)<text:tab/> <text:s text:c="3"/></text:span><text:span text:style-name="T54">NOT</text:span><text:span text:style-name="T25"> </text:span><text:span text:style-name="T101">NULL</text:span><text:span text:style-name="T25">,</text:span></text:p>
            <text:p text:style-name="P305"><text:span text:style-name="T25"><text:s text:c="4"/>ENTITAT_ID <text:s text:c="14"/>NUMBER(19) <text:s text:c="4"/></text:span><text:span text:style-name="T54">NOT</text:span><text:span text:style-name="T25"> </text:span><text:span text:style-name="T101">NULL</text:span><text:span text:style-name="T25">,</text:span></text:p>
            <text:p text:style-name="P325"><text:s text:c="4"/>UNITAT_ID <text:s text:c="15"/>NUMBER(19),</text:p>
            <text:p text:style-name="P305"><text:span text:style-name="T25"><text:s text:c="4"/>TIPUS <text:s text:c="19"/>VARCHAR2(16 </text:span><text:span text:style-name="T54">CHAR</text:span><text:span text:style-name="T25">) </text:span><text:span text:style-name="T54">NOT</text:span><text:span text:style-name="T25"> </text:span><text:span text:style-name="T101">NULL</text:span><text:span text:style-name="T25">,</text:span></text:p>
            <text:p text:style-name="P305"><text:span text:style-name="T25"><text:s text:c="4"/>DATA <text:s text:c="20"/></text:span><text:span text:style-name="T54">TIMESTAMP</text:span><text:span text:style-name="T25">(6) <text:s text:c="2"/></text:span><text:span text:style-name="T54">NOT</text:span><text:span text:style-name="T25"> </text:span><text:span text:style-name="T101">NULL</text:span><text:span text:style-name="T25">,</text:span></text:p>
            <text:p text:style-name="P305"><text:span text:style-name="T25"><text:s text:c="4"/>ESTAT <text:s text:c="19"/>VARCHAR2(64 </text:span><text:span text:style-name="T54">CHAR</text:span><text:span text:style-name="T25">) </text:span><text:span text:style-name="T54">NOT</text:span><text:span text:style-name="T25"> </text:span><text:span text:style-name="T101">NULL</text:span><text:span text:style-name="T25">,</text:span></text:p>
            <text:p text:style-name="P305"><text:span text:style-name="T25"><text:s text:c="4"/>CORRECTE <text:s text:c="16"/>NUMBER(19)<text:tab/> <text:s text:c="3"/></text:span><text:span text:style-name="T54">NOT</text:span><text:span text:style-name="T25"> </text:span><text:span text:style-name="T101">NULL</text:span><text:span text:style-name="T25">,</text:span></text:p>
            <text:p text:style-name="P305"><text:span text:style-name="T25"><text:s text:c="4"/>CORRECTE_TOTAL <text:s text:c="10"/>NUMBER(19)<text:tab/> <text:s text:c="3"/></text:span><text:span text:style-name="T54">NOT</text:span><text:span text:style-name="T25"> </text:span><text:span text:style-name="T101">NULL</text:span><text:span text:style-name="T25">,</text:span></text:p>
            <text:p text:style-name="P305"><text:span text:style-name="T25"><text:s text:c="4"/>ERROR <text:s text:c="19"/>NUMBER(19)<text:tab/> <text:s text:c="3"/></text:span><text:span text:style-name="T54">NOT</text:span><text:span text:style-name="T25"> </text:span><text:span text:style-name="T101">NULL</text:span><text:span text:style-name="T25">,</text:span></text:p>
            <text:p text:style-name="P305"><text:span text:style-name="T25"><text:s text:c="4"/>ERROR_TOTAL <text:s text:c="13"/>NUMBER(19)<text:tab/> <text:s text:c="3"/></text:span><text:span text:style-name="T54">NOT</text:span><text:span text:style-name="T25"> </text:span><text:span text:style-name="T101">NULL</text:span><text:span text:style-name="T25">,</text:span></text:p>
            <text:p text:style-name="P305"><text:span text:style-name="T25"><text:s text:c="4"/>TOTAL <text:s text:c="19"/>NUMBER(19)<text:tab/> <text:s text:c="3"/></text:span><text:span text:style-name="T54">NOT</text:span><text:span text:style-name="T25"> </text:span><text:span text:style-name="T101">NULL</text:span></text:p>
            <text:p text:style-name="P325">);</text:p>
            <text:p text:style-name="P315"/>
            <text:p text:style-name="P305"><text:span text:style-name="T54">CREATE</text:span><text:span text:style-name="T25"> </text:span><text:span text:style-name="T54">TABLE</text:span><text:span text:style-name="T25"> DIS_HIS_BUSTIA</text:span></text:p>
            <text:p text:style-name="P325">(</text:p>
            <text:p text:style-name="P305"><text:span text:style-name="T25"><text:tab/>ID<text:tab/><text:tab/><text:tab/><text:tab/><text:tab/><text:tab/> NUMBER(19)<text:tab/> <text:s text:c="3"/></text:span><text:span text:style-name="T54">NOT</text:span><text:span text:style-name="T25"> </text:span><text:span text:style-name="T101">NULL</text:span><text:span text:style-name="T25">,</text:span></text:p>
            <text:p text:style-name="P305"><text:span text:style-name="T25"><text:s text:c="4"/>ENTITAT_ID <text:s text:c="14"/>NUMBER(19) <text:s text:c="4"/></text:span><text:span text:style-name="T54">NOT</text:span><text:span text:style-name="T25"> </text:span><text:span text:style-name="T101">NULL</text:span><text:span text:style-name="T25">,</text:span></text:p>
            <text:p text:style-name="P325"><text:s text:c="4"/>UNITAT_ID <text:s text:c="15"/>NUMBER(19),</text:p>
            <text:p text:style-name="P305"><text:span text:style-name="T25"><text:s text:c="4"/>TIPUS <text:s text:c="19"/>VARCHAR2(16 </text:span><text:span text:style-name="T54">CHAR</text:span><text:span text:style-name="T25">) </text:span><text:span text:style-name="T54">NOT</text:span><text:span text:style-name="T25"> </text:span><text:span text:style-name="T101">NULL</text:span><text:span text:style-name="T25">,</text:span></text:p>
            <text:p text:style-name="P305"><text:span text:style-name="T25"><text:s text:c="4"/>DATA <text:s text:c="20"/></text:span><text:span text:style-name="T54">TIMESTAMP</text:span><text:span text:style-name="T25">(6) <text:s text:c="2"/></text:span><text:span text:style-name="T54">NOT</text:span><text:span text:style-name="T25"> </text:span><text:span text:style-name="T101">NULL</text:span><text:span text:style-name="T25">,</text:span></text:p>
            <text:p text:style-name="P305"><text:span text:style-name="T25"><text:s text:c="4"/>BUSTIA_ID <text:s text:c="15"/>NUMBER(19) <text:s text:c="4"/></text:span><text:span text:style-name="T54">NOT</text:span><text:span text:style-name="T25"> </text:span><text:span text:style-name="T101">NULL</text:span><text:span text:style-name="T25">,</text:span></text:p>
            <text:p text:style-name="P305"><text:span text:style-name="T25"><text:s text:c="4"/>NOM <text:s text:c="21"/>VARCHAR2(1024 </text:span><text:span text:style-name="T54">CHAR</text:span><text:span text:style-name="T25">) </text:span><text:span text:style-name="T54">NOT</text:span><text:span text:style-name="T25"> </text:span><text:span text:style-name="T101">NULL</text:span><text:span text:style-name="T25">,</text:span></text:p>
            <text:p text:style-name="P305"><text:span text:style-name="T25"><text:s text:c="4"/>USUARIS <text:s text:c="17"/>NUMBER(19)<text:tab/> <text:s text:c="3"/></text:span><text:span text:style-name="T54">NOT</text:span><text:span text:style-name="T25"> </text:span><text:span text:style-name="T101">NULL</text:span><text:span text:style-name="T25">,</text:span></text:p>
            <text:p text:style-name="P305"><text:span text:style-name="T25"><text:s text:c="4"/>USUARIS_PERMIS <text:s text:c="10"/>NUMBER(19)<text:tab/> <text:s text:c="3"/></text:span><text:span text:style-name="T54">NOT</text:span><text:span text:style-name="T25"> </text:span><text:span text:style-name="T101">NULL</text:span><text:span text:style-name="T25">,</text:span></text:p>
            <text:p text:style-name="P305"><text:span text:style-name="T25"><text:s text:c="4"/>USUARIS_ROL <text:s text:c="13"/>NUMBER(19)<text:tab/> <text:s text:c="3"/></text:span><text:span text:style-name="T54">NOT</text:span><text:span text:style-name="T25"> </text:span><text:span text:style-name="T101">NULL</text:span></text:p>
            <text:p text:style-name="P325">);</text:p>
            <text:p text:style-name="P315"/>
            <text:p text:style-name="P319">-- PK</text:p>
            <text:p text:style-name="P305"><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305"><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305"><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15"/>
            <text:p text:style-name="P319">-- FK</text:p>
            <text:p text:style-name="P305"><text:span text:style-name="T54">ALTER</text:span><text:span text:style-name="T25"> </text:span><text:span text:style-name="T54">TABLE</text:span><text:span text:style-name="T25"> DIS_HIS_ANOTACIO </text:span></text:p>
            <text:p text:style-name="P305"><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5"><text:span text:style-name="T54">ALTER</text:span><text:span text:style-name="T25"> </text:span><text:span text:style-name="T54">TABLE</text:span><text:span text:style-name="T25"> DIS_HIS_ANOTACIO </text:span></text:p>
            <text:p text:style-name="P305"><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5"/>
            <text:p text:style-name="P305"><text:span text:style-name="T54">ALTER</text:span><text:span text:style-name="T25"> </text:span><text:span text:style-name="T54">TABLE</text:span><text:span text:style-name="T25"> DIS_HIS_ESTAT</text:span></text:p>
            <text:p text:style-name="P305"><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305"><text:span text:style-name="T54">ALTER</text:span><text:span text:style-name="T25"> </text:span><text:span text:style-name="T54">TABLE</text:span><text:span text:style-name="T25"> DIS_HIS_ESTAT</text:span></text:p>
            <text:p text:style-name="P305"><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5"><text:s text:c="4"/></text:p>
            <text:p text:style-name="P305"><text:span text:style-name="T54">ALTER</text:span><text:span text:style-name="T25"> </text:span><text:span text:style-name="T54">TABLE</text:span><text:span text:style-name="T25"> DIS_HIS_BUSTIA</text:span></text:p>
            <text:p text:style-name="P305"><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5"><text:span text:style-name="T54">ALTER</text:span><text:span text:style-name="T25"> </text:span><text:span text:style-name="T54">TABLE</text:span><text:span text:style-name="T25"> DIS_HIS_BUSTIA</text:span></text:p>
            <text:p text:style-name="P305"><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5"/>
            <text:p text:style-name="P319">-- I</text:p>
            <text:p text:style-name="P305"><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305"><text:span text:style-name="T54">CREATE</text:span><text:span text:style-name="T25"> </text:span><text:span text:style-name="T54">INDEX</text:span><text:span text:style-name="T25"> DIS_I_HIST_ESTAT_DATA </text:span><text:span text:style-name="T54">ON</text:span><text:span text:style-name="T25"> DIS_HIS_ESTAT(DATA);</text:span></text:p>
            <text:p text:style-name="P305"><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15"/>
            <text:p text:style-name="P319">-- GRANT</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15"/>
            <text:p text:style-name="P315"/>
            <text:p text:style-name="P319">-- #301 Poder veure que usuaris tenen permisos sobre una bústia al reenviar </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contingut.reenviar.mostrar.permisos'</text:span><text:span text:style-name="T25">,</text:span><text:span text:style-name="T101">null</text:span><text:span text:style-name="T25">,</text:span><text:span text:style-name="T116">'Mostrar usuaris amb permís sobre bústies al reenviar'</text:span><text:span text:style-name="T25">,</text:span><text:span text:style-name="T116">'GENERAL'</text:span><text:span text:style-name="T25">,</text:span><text:span text:style-name="T116">'11'</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5"/>
            <text:p text:style-name="P319">-- #380 Poder seleccionar una bústia per defecte per usuari </text:p>
            <text:p text:style-name="P305"><text:span text:style-name="T54">CREATE</text:span><text:span text:style-name="T25"> </text:span><text:span text:style-name="T54">TABLE</text:span><text:span text:style-name="T25"> DIS_BUSTIA_DEFAULT</text:span></text:p>
            <text:p text:style-name="P325">(</text:p>
            <text:p text:style-name="P305"><text:span text:style-name="T25"><text:s text:c="4"/>ID <text:s text:c="21"/>NUMBER(19) <text:s text:c="12"/></text:span><text:span text:style-name="T54">NOT</text:span><text:span text:style-name="T25"> </text:span><text:span text:style-name="T101">NULL</text:span><text:span text:style-name="T25">,</text:span></text:p>
            <text:p text:style-name="P305"><text:span text:style-name="T25"><text:s text:c="4"/>ENTITAT <text:s text:c="16"/>NUMBER(19) <text:s text:c="12"/></text:span><text:span text:style-name="T54">NOT</text:span><text:span text:style-name="T25"> </text:span><text:span text:style-name="T101">NULL</text:span><text:span text:style-name="T25">,</text:span></text:p>
            <text:p text:style-name="P305"><text:span text:style-name="T25"><text:s text:c="4"/>BUSTIA <text:s text:c="17"/>NUMBER(19) <text:s text:c="12"/></text:span><text:span text:style-name="T54">NOT</text:span><text:span text:style-name="T25"> </text:span><text:span text:style-name="T101">NULL</text:span><text:span text:style-name="T25">,</text:span></text:p>
            <text:p text:style-name="P305"><text:span text:style-name="T25"><text:s text:c="4"/>USUARI <text:s/><text:tab/> <text:s text:c="11"/>VARCHAR2(64 </text:span><text:span text:style-name="T54">CHAR</text:span><text:span text:style-name="T25">) <text:s text:c="5"/></text:span><text:span text:style-name="T54">NOT</text:span><text:span text:style-name="T25"> </text:span><text:span text:style-name="T101">NULL</text:span><text:span text:style-name="T25">,</text:span></text:p>
            <text:p text:style-name="P305"><text:span text:style-name="T25"><text:s text:c="4"/>CREATEDDATE <text:s text:c="12"/></text:span><text:span text:style-name="T54">TIMESTAMP</text:span><text:span text:style-name="T25">(6),</text:span></text:p>
            <text:p text:style-name="P305"><text:span text:style-name="T25"><text:s text:c="4"/>LASTMODIFIEDDATE <text:s text:c="7"/></text:span><text:span text:style-name="T54">TIMESTAMP</text:span><text:span text:style-name="T25">(6)</text:span></text:p>
            <text:p text:style-name="P325">);</text:p>
            <text:p text:style-name="P315"/>
            <text:p text:style-name="P319">-- PK</text:p>
            <text:p text:style-name="P305"><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15"/>
            <text:p text:style-name="P319">-- FK</text:p>
            <text:p text:style-name="P305"><text:span text:style-name="T54">ALTER</text:span><text:span text:style-name="T25"> </text:span><text:span text:style-name="T54">TABLE</text:span><text:span text:style-name="T25"> DIS_BUSTIA_DEFAULT </text:span></text:p>
            <text:p text:style-name="P305"><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305"><text:span text:style-name="T54">ALTER</text:span><text:span text:style-name="T25"> </text:span><text:span text:style-name="T54">TABLE</text:span><text:span text:style-name="T25"> DIS_BUSTIA_DEFAULT </text:span></text:p>
            <text:p text:style-name="P305"><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305"><text:span text:style-name="T54">ALTER</text:span><text:span text:style-name="T25"> </text:span><text:span text:style-name="T54">TABLE</text:span><text:span text:style-name="T25"> DIS_BUSTIA_DEFAULT </text:span></text:p>
            <text:p text:style-name="P305"><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25"><text:s text:c="4"/></text:p>
            <text:p text:style-name="P28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5"/>
            <text:p text:style-name="P115"><text:soft-page-break/></text:p>
            <text:p text:style-name="P210">-- #391 Afegir comprovació de la signatura dels documents signats per portafib</text:p>
            <text:p text:style-name="P315"/>
            <text:p text:style-name="P319">-- Propietats pel la firma en sevidor</text:p>
            <text:p text:style-name="P315"/>
            <text:p text:style-name="P319">-- Canvia la descripció del perfil.</text:p>
            <text:p text:style-name="P305"><text:span text:style-name="T54">UPDATE</text:span><text:span text:style-name="T25"> DIS_CONFIG</text:span></text:p>
            <text:p text:style-name="P305"><text:span text:style-name="T54">SET</text:span><text:span text:style-name="T25"> DESCRIPTION = </text:span><text:span text:style-name="T116">'Propietat per especificar el perfil de firma de l''usuari al Portasignatures. Es pot deixar buit si només en té un d''assignat.'</text:span></text:p>
            <text:p text:style-name="P305"><text:span text:style-name="T54">WHERE</text:span><text:span text:style-name="T25"> </text:span><text:span text:style-name="T54">KEY</text:span><text:span text:style-name="T25"> </text:span><text:span text:style-name="T54">LIKE</text:span><text:span text:style-name="T25"> </text:span><text:span text:style-name="T116">'es.caib.distribucio.plugin.api.firma.en.servidor.simple.perfil'</text:span><text:span text:style-name="T25">;</text:span></text:p>
            <text:p text:style-name="P315"/>
            <text:p text:style-name="P319">-- Insereix la propietat pel certificat.</text:p>
            <text:p text:style-name="P319">-- es.caib.distribucio.plugin.signatura.portafib.username=afirmades-firma</text:p>
            <text:p text:style-name="P305"><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305"><text:span text:style-name="T54">VALUES</text:span><text:span text:style-name="T25"> (</text:span><text:span text:style-name="T116">'es.caib.distribucio.plugin.signatura.portafib.username'</text:span><text:span text:style-name="T25">,</text:span><text:span text:style-name="T101">null</text:span><text:span text:style-name="T25">,</text:span><text:span text:style-name="T116">'Nom del certificat a utilitzar en la firma. És opcional'</text:span><text:span text:style-name="T25">,</text:span><text:span text:style-name="T116">'SIGNATURA'</text:span><text:span text:style-name="T25">,</text:span><text:span text:style-name="T116">'6'</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5"/>
            <text:p text:style-name="P111"/>
          </table:table-cell>
        </table:table-row>
      </table:table>
      <text:p text:style-name="P282"/>
      <text:p text:style-name="P77"/>
      <text:p text:style-name="P41"><text:span text:style-name="T6">Propietats globals</text:span>: </text:p>
      <text:list xml:id="list177092642" text:style-name="L79">
        <text:list-item>
          <text:p text:style-name="P472">S'ha afegit una nova propietat configurable per mostrar o no els usuaris amb permís sobre una bústia a l'hora de reenviar configurable via interfície web:</text:p>
          <text:list>
            <text:list-item>
              <text:p text:style-name="P550">es.caib.distribucio.contingut.reenviar.mostrar.permisos=false</text:p>
            </text:list-item>
          </text:list>
        </text:list-item>
        <text:list-item>
          <text:p text:style-name="P476">S'ha afegit una propietat per la firma en servidor per escollir el certificat a utilitzar per @firma.</text:p>
          <text:list>
            <text:list-item>
              <text:p text:style-name="P552">es.caib.distribucio.plugin.signatura.portafib.username=</text:p>
            </text:list-item>
          </text:list>
        </text:list-item>
      </text:list>
      <text:p text:style-name="P288"/>
      <text:p text:style-name="P246"/>
      <text:list xml:id="list122142483992843" text:continue-list="list122143765147551" text:style-name="Outline">
        <text:list-item>
          <text:list>
            <text:list-header>
              <text:h text:style-name="P375" text:outline-level="2" text:is-list-header="true"><text:bookmark-start text:name="__RefHeading___Toc140729_35401148061"/><text:span text:style-name="T105">Versió 0.9.3</text:span><text:span text:style-name="T77">9</text:span><text:span text:style-name="T65"> </text:span><text:span text:style-name="T93">M</text:span><text:span text:style-name="T96">illores visuals y correcció en el tractament de documents firmats</text:span><text:bookmark-end text:name="__RefHeading___Toc140729_35401148061"/></text:h>
            </text:list-header>
          </text:list>
        </text:list-item>
      </text:list>
      <text:p text:style-name="P190">Data: <text:span text:style-name="T189">10</text:span>/<text:span text:style-name="T184">12</text:span>/202<text:span text:style-name="T156">1 12:00h</text:span></text:p>
      <text:p text:style-name="P190"/>
      <text:p text:style-name="P97">Resum: Es modifica Distribucio per oferir millores visuals, corregir alguns errors i suportar els diferents perfils de firma segons el tipus d'annex.</text:p>
      <text:p text:style-name="P190"/>
      <text:p text:style-name="P285">Millores incloses:</text:p>
      <text:list xml:id="list122142778619923" text:continue-list="list2559321820" text:style-name="L77">
        <text:list-item>
          <text:p text:style-name="P517"><text:a xlink:type="simple" xlink:href="https://github.com/GovernIB/distribucio/issues/397" text:style-name="Internet_20_link" text:visited-style-name="Visited_20_Internet_20_Link">#397</text:a><text:span text:style-name="T189"> </text:span>Tractar documents firmats TF05 CAdES attached i TF03 XAdES enveloped signature en el Arxiu</text:p>
        </text:list-item>
        <text:list-item>
          <text:p text:style-name="P517"><text:a xlink:type="simple" xlink:href="https://github.com/GovernIB/distribucio/issues/390" text:style-name="Internet_20_link" text:visited-style-name="Visited_20_Internet_20_Link">#390</text:a><text:span text:style-name="T189"> </text:span>Permetre a tots els usuaris i administradors una nova acció per a poder passar anotacions de processada a pendent d'usuari</text:p>
        </text:list-item>
        <text:list-item>
          <text:p text:style-name="P484"><text:a xlink:type="simple" xlink:href="https://github.com/GovernIB/distribucio/issues/393" text:style-name="Internet_20_link" text:visited-style-name="Visited_20_Internet_20_Link">#393</text:a><text:span text:style-name="T189"> </text:span>Permetre donar d'alta anotacions sense especificar l'entitat</text:p>
        </text:list-item>
      </text:list>
      <text:p text:style-name="P190"/>
      <text:list xml:id="list122142811457294" text:continue-numbering="true" text:style-name="L77">
        <text:list-item>
          <text:p text:style-name="P517"><text:a xlink:type="simple" xlink:href="https://github.com/GovernIB/distribucio/issues/389" text:style-name="Internet_20_link" text:visited-style-name="Visited_20_Internet_20_Link">#389</text:a><text:span text:style-name="T189"> </text:span>Afegir funcionalitat per a administradors de poder marcar una anotació o múltiples, com a acció massiva, per que es sobreescriguin al redistribuir l'anotació</text:p>
        </text:list-item>
        <text:list-item>
          <text:p text:style-name="P484"><text:soft-page-break/><text:a xlink:type="simple" xlink:href="https://github.com/GovernIB/distribucio/issues/394" text:style-name="Internet_20_link" text:visited-style-name="Visited_20_Internet_20_Link">#394</text:a><text:span text:style-name="T189"> </text:span>Visualitzar les metadades addicionals de títol, idioma i descripció </text:p>
        </text:list-item>
        <text:list-item>
          <text:p text:style-name="P517"><text:a xlink:type="simple" xlink:href="https://github.com/GovernIB/distribucio/issues/369" text:style-name="Internet_20_link" text:visited-style-name="Visited_20_Internet_20_Link">#369</text:a><text:span text:style-name="T189"> </text:span>Canviar columna CIF per Codi DIR3 en el llistat d'entitats </text:p>
        </text:list-item>
        <text:list-item>
          <text:p text:style-name="P517"><text:a xlink:type="simple" xlink:href="https://github.com/GovernIB/distribucio/issues/296" text:style-name="Internet_20_link" text:visited-style-name="Visited_20_Internet_20_Link">#296</text:a><text:span text:style-name="T189"> </text:span>Posar icona/color en els assentaments que estiguin "duplicats" en una bústia </text:p>
        </text:list-item>
      </text:list>
      <text:p text:style-name="P274"/>
      <text:p text:style-name="P274">Errors resolts:</text:p>
      <text:list xml:id="list890447791" text:style-name="L80">
        <text:list-item>
          <text:p text:style-name="P455"><text:a xlink:type="simple" xlink:href="https://github.com/GovernIB/distribucio/issues/403" text:style-name="Internet_20_link" text:visited-style-name="Visited_20_Internet_20_Link">#403</text:a><text:span text:style-name="T189"> </text:span>Peticions mal informades d'alta de documents PDF firmats </text:p>
        </text:list-item>
        <text:list-item>
          <text:p text:style-name="P455"><text:a xlink:type="simple" xlink:href="https://github.com/GovernIB/distribucio/issues/395" text:style-name="Internet_20_link" text:visited-style-name="Visited_20_Internet_20_Link">#395</text:a><text:span text:style-name="T189"> </text:span>Falla l'opció de passar a la següent anotació en reenviar des de "Detalls" </text:p>
        </text:list-item>
        <text:list-item>
          <text:p text:style-name="P455"><text:a xlink:type="simple" xlink:href="https://github.com/GovernIB/distribucio/issues/404" text:style-name="Internet_20_link" text:visited-style-name="Visited_20_Internet_20_Link">#404</text:a><text:span text:style-name="T190"> </text:span>Com a usuari, no deixa fer enviaments ni marcat com a processats massius d'anotacions <text:span text:style-name="T190">que han esgotat els reintents</text:span></text:p>
        </text:list-item>
      </text:list>
      <text:p text:style-name="P161"/>
      <text:p text:style-name="P78">Base de dades:<text:span text:style-name="T5"> </text:span></text:p>
      <text:list xml:id="list2483444729" text:style-name="L81">
        <text:list-item>
          <text:p text:style-name="P501">distribucio_update_0.9.39.sql (Oracle)</text:p>
        </text:list-item>
      </text:list>
      <table:table table:name="Table13" table:style-name="Table13">
        <table:table-column table:style-name="Table13.A"/>
        <table:table-row>
          <table:table-cell table:style-name="Table13.A1" office:value-type="string">
            <text:p text:style-name="P331"/>
            <text:p text:style-name="P324">-- #389: Afegir funcionalitat per a administradors de poder marcar una anotació o múltiples, com a acció massiva, per que es sobreescriguin al redistribuir l'anotació</text:p>
            <text:p text:style-name="P310"><text:span text:style-name="T54">ALTER</text:span><text:span text:style-name="T25"> </text:span><text:span text:style-name="T54">TABLE</text:span><text:span text:style-name="T25"> DIS_REGISTRE</text:span></text:p>
            <text:p text:style-name="P310"><text:span text:style-name="T54">ADD</text:span><text:span text:style-name="T25"> (</text:span></text:p>
            <text:p text:style-name="P310"><text:span text:style-name="T25"><text:s text:c="4"/>SOBREESCRIURE NUMBER(1) </text:span><text:span text:style-name="T54">DEFAULT</text:span><text:span text:style-name="T25"> 0</text:span></text:p>
            <text:p text:style-name="P331">);</text:p>
            <text:p text:style-name="P318"/>
            <text:p text:style-name="P324">-- #296 Posar icona/color en els assentaments que estiguin "duplicats" en una bústia </text:p>
            <text:p text:style-name="P310"><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10"><text:span text:style-name="T54">ALTER</text:span><text:span text:style-name="T25"> </text:span><text:span text:style-name="T54">TABLE</text:span><text:span text:style-name="T25"> DIS_CONT_MOV </text:span><text:span text:style-name="T54">ADD</text:span><text:span text:style-name="T25"> NUM_DUPLICAT NUMBER(10);</text:span></text:p>
            <text:p text:style-name="P318"/>
            <text:p text:style-name="P324">-- Deixar constància del número de duplicitat d'una anotació (x vegades reenviada a una bústia)</text:p>
            <text:p text:style-name="P310"><text:span text:style-name="T54">UPDATE</text:span><text:span text:style-name="T25"> DIS_CONT_MOV MOV </text:span></text:p>
            <text:p text:style-name="P310"><text:span text:style-name="T25"><text:s text:c="4"/></text:span><text:span text:style-name="T54">SET</text:span><text:span text:style-name="T25"> NUM_DUPLICAT = (</text:span></text:p>
            <text:p text:style-name="P310"><text:span text:style-name="T25"><text:s text:c="8"/></text:span><text:span text:style-name="T54">SELECT</text:span><text:span text:style-name="T25"> </text:span><text:span text:style-name="T151">COUNT</text:span><text:span text:style-name="T25">(R.NUMERO)</text:span></text:p>
            <text:p text:style-name="P310"><text:span text:style-name="T25"><text:s text:c="8"/><text:tab/></text:span><text:span text:style-name="T54">FROM</text:span><text:span text:style-name="T25"> DIS_REGISTRE R</text:span></text:p>
            <text:p text:style-name="P310"><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10"><text:span text:style-name="T25"><text:s text:c="8"/><text:tab/></text:span><text:span text:style-name="T54">WHERE</text:span><text:span text:style-name="T25"> MOV.DESTI_ID = M.DESTI_ID </text:span></text:p>
            <text:p text:style-name="P310"><text:span text:style-name="T25"><text:s text:c="8"/><text:tab/></text:span><text:span text:style-name="T54">AND</text:span><text:span text:style-name="T25"> MOV.CONTINGUT_ID = M.CONTINGUT_ID</text:span></text:p>
            <text:p text:style-name="P310"><text:span text:style-name="T25"><text:s text:c="8"/><text:tab/></text:span><text:span text:style-name="T54">GROUP</text:span><text:span text:style-name="T25"> </text:span><text:span text:style-name="T54">BY</text:span><text:span text:style-name="T25"> R.NUMERO, M.DESTI_ID</text:span></text:p>
            <text:p text:style-name="P331">); </text:p>
            <text:p text:style-name="P318"/>
            <text:p text:style-name="P310"><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sobreescriure.anotacions.duplicades'</text:span><text:span text:style-name="T25">,</text:span><text:span text:style-name="T116">'false'</text:span><text:span text:style-name="T25">,</text:span><text:span text:style-name="T116">'Permetre sobreescriure anotacions duplicades al reenviar'</text:span><text:span text:style-name="T25">,</text:span><text:span text:style-name="T116">'GENERAL'</text:span><text:span text:style-name="T25">,</text:span><text:span text:style-name="T116">'12'</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8"/>
            <text:p text:style-name="P324">-- Propietat per configurar via web els dies abans de tancar a l'Arxiu una anotació processada</text:p>
            <text:p text:style-name="P310"><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ncament.expedient.dies'</text:span><text:span text:style-name="T25">,</text:span><text:span text:style-name="T102">1825</text:span><text:span text:style-name="T25">,</text:span><text:span text:style-name="T116">'Interval de dies que han de passar per efectura el tencament de l''expedient a l''arxiu després de marcar l''anotació com a processada'</text:span><text:span text:style-name="T25">,</text:span><text:span text:style-name="T116">'SCHEDULLED_TANCAR'</text:span><text:span text:style-name="T25">,</text:span><text:span text:style-name="T116">'1'</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116"/>
          </table:table-cell>
        </table:table-row>
      </table:table>
      <text:p text:style-name="P283"/>
      <text:p text:style-name="P78"/>
      <text:p text:style-name="P42"><text:span text:style-name="T6">Propietats globals</text:span>: </text:p>
      <text:list xml:id="list1355407163" text:style-name="L82">
        <text:list-item>
          <text:p text:style-name="P518"><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51">es.caib.distribucio.sobreescriure.anotacions.duplicades=false</text:p>
            </text:list-item>
          </text:list>
        </text:list-item>
        <text:list-item>
          <text:p text:style-name="P477">S'ha afegit a la configuració web la propietat per indicar quants dies esperar abans de tancar un expedient a l'Arxiu.</text:p>
          <text:list>
            <text:list-item>
              <text:p text:style-name="P518"><text:span text:style-name="T113">es.caib.distribucio.tancament.expedient.dies=1</text:span><text:span text:style-name="T114">825</text:span></text:p>
            </text:list-item>
          </text:list>
        </text:list-item>
      </text:list>
      <text:p text:style-name="P289"/>
      <text:list xml:id="list122142474013527" text:continue-list="list122142483992843" text:style-name="Outline">
        <text:list-item>
          <text:list>
            <text:list-header>
              <text:h text:style-name="P376" text:outline-level="2" text:is-list-header="true"><text:bookmark-start text:name="__RefHeading___Toc74811_1561600779"/><text:span text:style-name="T105">Versió 0.9.</text:span><text:span text:style-name="T64">4</text:span><text:span text:style-name="T97">0</text:span><text:span text:style-name="T65"> </text:span><text:span text:style-name="T98">Avaluació manual de regles i barra de progrés en les accions múltiples</text:span><text:bookmark-end text:name="__RefHeading___Toc74811_1561600779"/></text:h>
            </text:list-header>
          </text:list>
        </text:list-item>
      </text:list>
      <text:p text:style-name="P191">Data: <text:span text:style-name="T189">26</text:span>/<text:span text:style-name="T184">01</text:span>/202<text:span text:style-name="T191">2 13:00h</text:span></text:p>
      <text:p text:style-name="P191"/>
      <text:p text:style-name="P98">Resum: En aquesta versió s'han modificat les accions múltiples per mostrar una barra de progrés. També s'ha afegit l'opció de re evaluar una regla i s'han corregit i modificat algunes columnes i detalls de les anotacions.</text:p>
      <text:p text:style-name="P191"/>
      <text:p text:style-name="P286">Millores incloses:</text:p>
      <text:list xml:id="list122142211389224" text:continue-list="list122142811457294" text:style-name="L77">
        <text:list-item>
          <text:p text:style-name="P485"><text:a xlink:type="simple" xlink:href="https://github.com/GovernIB/distribucio/issues/268" text:style-name="Internet_20_link" text:visited-style-name="Visited_20_Internet_20_Link">#268</text:a><text:span text:style-name="T192"> </text:span>Mostrar llistat d'anotacions i progrés en les accions massives</text:p>
        </text:list-item>
        <text:list-item>
          <text:p text:style-name="P485"><text:a xlink:type="simple" xlink:href="https://github.com/GovernIB/distribucio/issues/402" text:style-name="Internet_20_link" text:visited-style-name="Visited_20_Internet_20_Link">#402</text:a><text:span text:style-name="T192"> </text:span>Permetre als administradors executar manualment una regla sobre anotacions antigues </text:p>
        </text:list-item>
        <text:list-item>
          <text:p text:style-name="P485"><text:a xlink:type="simple" xlink:href="https://github.com/GovernIB/distribucio/issues/406" text:style-name="Internet_20_link" text:visited-style-name="Visited_20_Internet_20_Link">#406</text:a><text:span text:style-name="T192"> </text:span>Afegir descripció de l'usuari o rol en els permisos de bústia</text:p>
        </text:list-item>
        <text:list-item>
          <text:p text:style-name="P485"><text:a xlink:type="simple" xlink:href="https://github.com/GovernIB/distribucio/issues/399" text:style-name="Internet_20_link" text:visited-style-name="Visited_20_Internet_20_Link">#399</text:a><text:span text:style-name="T192"> </text:span>Revisar l'amplada de la columna "Arxiu info" d'una anotació</text:p>
        </text:list-item>
        <text:list-item>
          <text:p text:style-name="P485"><text:a xlink:type="simple" xlink:href="https://github.com/GovernIB/distribucio/issues/400" text:style-name="Internet_20_link" text:visited-style-name="Visited_20_Internet_20_Link">#400</text:a><text:span text:style-name="T192"> </text:span>Revisar l'amplada de les taules "Dades de seguiment" i "Justificant" d'una anotació (pipella informació de registre)</text:p>
        </text:list-item>
        <text:list-item>
          <text:p text:style-name="P485"><text:a xlink:type="simple" xlink:href="https://github.com/GovernIB/distribucio/issues/401" text:style-name="Internet_20_link" text:visited-style-name="Visited_20_Internet_20_Link">#401</text:a><text:span text:style-name="T192"> </text:span>Modificar la columna "Error" del llistat de "Contingut de bústies" i "Localitzador d'anotacions de registre"</text:p>
        </text:list-item>
      </text:list>
      <text:p text:style-name="P221"/>
      <text:p text:style-name="P275">Errors resolts:</text:p>
      <text:p text:style-name="P221"/>
      <text:list xml:id="list1617331304" text:style-name="L83">
        <text:list-item>
          <text:p text:style-name="P486"><text:a xlink:type="simple" xlink:href="https://github.com/GovernIB/distribucio/issues/407" text:style-name="Internet_20_link" text:visited-style-name="Visited_20_Internet_20_Link"><text:span text:style-name="T172">#407</text:span></text:a><text:span text:style-name="T172"> No funcionen les claus referides al fitxer de propietats en els backoffices </text:span></text:p>
        </text:list-item>
        <text:list-item>
          <text:p text:style-name="P486"><text:a xlink:type="simple" xlink:href="https://github.com/GovernIB/distribucio/issues/410" text:style-name="Internet_20_link" text:visited-style-name="Visited_20_Internet_20_Link"><text:span text:style-name="T193">#410</text:span></text:a><text:span text:style-name="T193"> Informar el tipus MIME en la petició de signatura de documents cap a Portafib</text:span></text:p>
        </text:list-item>
        <text:list-item>
          <text:p text:style-name="P486"><text:a xlink:type="simple" xlink:href="https://github.com/GovernIB/distribucio/issues/408" text:style-name="Internet_20_link" text:visited-style-name="Visited_20_Internet_20_Link"><text:span text:style-name="T193">#408</text:span></text:a><text:span text:style-name="T193"> No es permet repetir una regla en diferents entitats</text:span></text:p>
        </text:list-item>
      </text:list>
      <text:p text:style-name="P162"/>
      <text:p text:style-name="P79">Base de dades:<text:span text:style-name="T5"> </text:span></text:p>
      <text:list xml:id="list1735896187" text:style-name="L84">
        <text:list-item>
          <text:p text:style-name="P553">Sense canvis</text:p>
        </text:list-item>
      </text:list>
      <text:p text:style-name="P79"/>
      <text:p text:style-name="P43"><text:span text:style-name="T6">Propietats globals</text:span>: </text:p>
      <text:list xml:id="list2804671325" text:style-name="L85">
        <text:list-item>
          <text:p text:style-name="P473">S<text:span text:style-name="T194">ense canvis</text:span></text:p>
        </text:list-item>
      </text:list>
      <text:p text:style-name="P474"/>
      <text:list xml:id="list122142878064470" text:continue-list="list122142474013527" text:style-name="Outline">
        <text:list-item>
          <text:list>
            <text:list-header>
              <text:h text:style-name="P377" text:outline-level="2" text:is-list-header="true"><text:bookmark-start text:name="__RefHeading___Toc153733_2420514845"/><text:span text:style-name="T105">Versió 0.9.</text:span><text:span text:style-name="T64">4</text:span><text:span text:style-name="T97">0</text:span><text:span text:style-name="T99">.1</text:span><text:span text:style-name="T65"> </text:span><text:span text:style-name="T100">Error accions múltiples administradors</text:span><text:bookmark-end text:name="__RefHeading___Toc153733_2420514845"/></text:h>
            </text:list-header>
          </text:list>
        </text:list-item>
      </text:list>
      <text:p text:style-name="P519">Data: <text:span text:style-name="T189">01</text:span>/<text:span text:style-name="T184">02</text:span>/202<text:span text:style-name="T191">2 12:00h</text:span></text:p>
      <text:p text:style-name="P519"/>
      <text:p text:style-name="P388"><text:soft-page-break/>Resum: <text:span text:style-name="T195">Resolució de l'error en les accions múltiples d'administradors pels quals es filtrava per bústia amb permisos i no apareixien anotacions o es produïa una excepció en cas de no tenir bústies amb permisos.</text:span></text:p>
      <text:p text:style-name="P519"/>
      <text:p text:style-name="P555">Millores incloses:</text:p>
      <text:list xml:id="list122142606184661" text:continue-list="list122142211389224" text:style-name="L77">
        <text:list-item>
          <text:p text:style-name="P556">Cap</text:p>
        </text:list-item>
      </text:list>
      <text:p text:style-name="P549">Errors resolts:</text:p>
      <text:p text:style-name="P488"/>
      <text:list xml:id="list122349457" text:style-name="L86">
        <text:list-item>
          <text:p text:style-name="P487"><text:a xlink:type="simple" xlink:href="https://github.com/GovernIB/distribucio/issues/412" text:style-name="Internet_20_link" text:visited-style-name="Visited_20_Internet_20_Link"><text:span text:style-name="T172">#412</text:span></text:a><text:span text:style-name="T172"> Error al marcar múltiples anotacions per a reprocessar</text:span></text:p>
        </text:list-item>
      </text:list>
      <text:p text:style-name="P456"/>
      <text:p text:style-name="P398">Base de dades:<text:span text:style-name="T5"> </text:span></text:p>
      <text:list xml:id="list809305185" text:style-name="L87">
        <text:list-item>
          <text:p text:style-name="P554">Sense canvis</text:p>
        </text:list-item>
      </text:list>
      <text:p text:style-name="P398"/>
      <text:p text:style-name="P397"><text:span text:style-name="T6">Propietats globals</text:span>: </text:p>
      <text:list xml:id="list205163756" text:style-name="L88">
        <text:list-item>
          <text:p text:style-name="P475">S<text:span text:style-name="T194">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2"><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3</text:page-number></text:span><text:span text:style-name="MT4"><text:s/>/ </text:span><text:span text:style-name="MT4"><text:page-count>5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2-01T12:21:41.403000089">01/02/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11H19M54S</meta:editing-duration>
    <meta:editing-cycles>284</meta:editing-cycles>
    <meta:generator>LibreOffice/6.3.3.2$Windows_X86_64 LibreOffice_project/a64200df03143b798afd1ec74a12ab50359878ed</meta:generator>
    <dc:date>2022-02-01T12:21:41.114000000</dc:date>
    <meta:document-statistic meta:table-count="32" meta:image-count="3" meta:object-count="0" meta:page-count="53" meta:paragraph-count="1637" meta:word-count="10976" meta:character-count="100620" meta:non-whitespace-character-count="87716"/>
  </office:meta>
</office:document-meta>
</file>